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" svg:font-family="Times" style:font-family-generic="system" style:font-pitch="variable" svg:panose-1="2 2 6 3 5 4 5 2 3 4"/>
    <style:font-face style:name="Calibri" svg:font-family="Calibri" style:font-family-generic="swiss" style:font-pitch="variable" svg:panose-1="2 15 5 2 2 2 4 3 2 4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/>
      </text:list-level-style-number>
      <text:list-level-style-bullet text:level="2" text:style-name="WW_CharLFO1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erm" style:master-page-name="MP0" style:family="paragraph">
      <style:paragraph-properties fo:break-before="page" fo:background-color="#E6E6FF"/>
    </style:style>
    <style:style style:name="P2" style:parent-style-name="term" style:family="paragraph">
      <style:paragraph-properties fo:background-color="#E6E6FF"/>
    </style:style>
    <style:style style:name="P3" style:parent-style-name="term" style:family="paragraph">
      <style:paragraph-properties fo:background-color="#E6E6FF"/>
    </style:style>
    <style:style style:name="P4" style:parent-style-name="term" style:family="paragraph">
      <style:paragraph-properties fo:background-color="#E6E6FF"/>
    </style:style>
    <style:style style:name="P5" style:parent-style-name="term" style:family="paragraph">
      <style:paragraph-properties fo:background-color="#E6E6FF"/>
    </style:style>
    <style:style style:name="P6" style:parent-style-name="term" style:family="paragraph">
      <style:paragraph-properties fo:background-color="#E6E6FF"/>
    </style:style>
    <style:style style:name="P7" style:parent-style-name="term" style:family="paragraph">
      <style:paragraph-properties fo:background-color="#E6E6FF"/>
      <style:text-properties fo:language="en" fo:country="US"/>
    </style:style>
    <style:style style:name="P8" style:parent-style-name="term" style:family="paragraph">
      <style:paragraph-properties fo:background-color="#E6E6FF"/>
      <style:text-properties fo:language="en" fo:country="US"/>
    </style:style>
    <style:style style:name="P9" style:parent-style-name="term" style:family="paragraph">
      <style:paragraph-properties fo:background-color="#E6E6FF"/>
    </style:style>
    <style:style style:name="T10" style:parent-style-name="Policepardéfaut" style:family="text">
      <style:text-properties style:font-name-asian="MS Mincho" fo:font-style="italic" style:font-style-asian="italic"/>
    </style:style>
    <style:style style:name="T11" style:parent-style-name="Policepardéfaut" style:family="text">
      <style:text-properties style:font-name-asian="MS Mincho" fo:font-style="italic" style:font-style-asian="italic" fo:language="it" fo:country="IT"/>
    </style:style>
    <style:style style:name="T12" style:parent-style-name="Policepardéfaut" style:family="text">
      <style:text-properties style:font-name-asian="MS Mincho" fo:font-style="italic" style:font-style-asian="italic"/>
    </style:style>
    <style:style style:name="T13" style:parent-style-name="Policepardéfaut" style:family="text">
      <style:text-properties style:font-name-asian="MS Mincho" fo:font-style="italic" style:font-style-asian="italic"/>
    </style:style>
    <style:style style:name="T14" style:parent-style-name="Policepardéfaut" style:family="text">
      <style:text-properties style:font-name-asian="MS Mincho" fo:font-style="italic" style:font-style-asian="italic" style:font-style-complex="italic"/>
    </style:style>
    <style:style style:name="T15" style:parent-style-name="Policepardéfaut" style:family="text">
      <style:text-properties style:font-name-asian="MS Mincho" fo:font-style="italic" style:font-style-asian="italic" fo:language="it" fo:country="IT"/>
    </style:style>
    <style:style style:name="T16" style:parent-style-name="Policepardéfaut" style:family="text">
      <style:text-properties style:font-name-asian="MS Mincho" fo:language="it" fo:country="IT"/>
    </style:style>
    <style:style style:name="T17" style:parent-style-name="Lienhypertexte" style:family="text">
      <style:text-properties style:font-name-asian="MS Mincho" fo:language="it" fo:country="IT"/>
    </style:style>
    <style:style style:name="T18" style:parent-style-name="Policepardéfaut" style:family="text">
      <style:text-properties style:font-name-asian="MS Mincho" fo:language="it" fo:country="IT"/>
    </style:style>
    <style:style style:name="P19" style:parent-style-name="term" style:family="paragraph">
      <style:paragraph-properties fo:background-color="#E6E6FF"/>
    </style:style>
    <style:style style:name="P20" style:parent-style-name="term" style:family="paragraph">
      <style:paragraph-properties fo:background-color="#E6E6FF"/>
    </style:style>
    <style:style style:name="T21" style:parent-style-name="Policepardéfaut" style:family="text">
      <style:text-properties fo:font-style="italic" style:font-style-asian="italic"/>
    </style:style>
    <style:style style:name="T22" style:parent-style-name="Policepardéfaut" style:family="text">
      <style:text-properties fo:font-style="italic" style:font-style-asian="italic"/>
    </style:style>
    <style:style style:name="T23" style:parent-style-name="Policepardéfaut" style:family="text">
      <style:text-properties fo:font-style="italic" style:font-style-asian="italic"/>
    </style:style>
    <style:style style:name="T24" style:parent-style-name="Policepardéfaut" style:family="text">
      <style:text-properties fo:font-style="italic" style:font-style-asian="italic"/>
    </style:style>
    <style:style style:name="T25" style:parent-style-name="Policepardéfaut" style:family="text">
      <style:text-properties style:font-style-complex="italic"/>
    </style:style>
    <style:style style:name="T26" style:parent-style-name="Policepardéfaut" style:family="text">
      <style:text-properties style:font-style-complex="italic"/>
    </style:style>
    <style:style style:name="T27" style:parent-style-name="Policepardéfaut" style:family="text">
      <style:text-properties style:font-style-complex="italic"/>
    </style:style>
    <style:style style:name="T28" style:parent-style-name="Policepardéfaut" style:family="text">
      <style:text-properties style:font-style-complex="italic"/>
    </style:style>
    <style:style style:name="T29" style:parent-style-name="Policepardéfaut" style:family="text">
      <style:text-properties fo:font-style="italic" style:font-style-asian="italic"/>
    </style:style>
    <style:style style:name="T30" style:parent-style-name="Policepardéfaut" style:family="text">
      <style:text-properties fo:font-style="italic" style:font-style-asian="italic"/>
    </style:style>
    <style:style style:name="T31" style:parent-style-name="Policepardéfaut" style:family="text">
      <style:text-properties fo:font-style="italic" style:font-style-asian="italic"/>
    </style:style>
    <style:style style:name="T32" style:parent-style-name="Policepardéfaut" style:family="text">
      <style:text-properties fo:font-style="italic" style:font-style-asian="italic"/>
    </style:style>
    <style:style style:name="T33" style:parent-style-name="Policepardéfaut" style:family="text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style:font-style-complex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style:font-style-complex="italic"/>
    </style:style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fo:font-style="italic" style:font-style-asian="italic" style:font-style-complex="italic"/>
    </style:style>
    <style:style style:name="T40" style:parent-style-name="Policepardéfaut" style:family="text">
      <style:text-properties style:font-style-complex="italic"/>
    </style:style>
    <style:style style:name="T41" style:parent-style-name="Policepardéfaut" style:family="text">
      <style:text-properties fo:font-variant="small-caps"/>
    </style:style>
    <style:style style:name="T42" style:parent-style-name="Policepardéfaut" style:family="text">
      <style:text-properties fo:font-style="italic" style:font-style-asian="italic" style:font-style-complex="italic"/>
    </style:style>
    <style:style style:name="T43" style:parent-style-name="Policepardéfaut" style:family="text">
      <style:text-properties fo:font-style="italic" style:font-style-asian="italic" style:font-style-complex="italic"/>
    </style:style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fo:font-style="italic" style:font-style-asian="italic" style:font-style-complex="italic"/>
    </style:style>
    <style:style style:name="TableColumn47" style:family="table-column">
      <style:table-column-properties style:column-width="1.477in"/>
    </style:style>
    <style:style style:name="TableColumn48" style:family="table-column">
      <style:table-column-properties style:column-width="4.5277in"/>
    </style:style>
    <style:style style:name="Table46" style:family="table">
      <style:table-properties style:width="6.0048in" fo:margin-left="-0.0236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1" style:parent-style-name="Subdivisiondenotice" style:family="paragraph">
      <style:paragraph-properties fo:margin-top="0.0833in"/>
    </style:style>
    <style:style style:name="TableCell5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3" style:parent-style-name="Normal" style:family="paragraph">
      <style:paragraph-properties fo:text-align="justify" fo:margin-top="0.0833in"/>
    </style:style>
    <style:style style:name="T54" style:parent-style-name="Policepardéfaut" style:family="text">
      <style:text-properties style:font-name-asian="MS Mincho" fo:font-style="italic" style:font-style-asian="italic"/>
    </style:style>
    <style:style style:name="T55" style:parent-style-name="Policepardéfaut" style:family="text">
      <style:text-properties style:font-name-asian="MS Mincho" fo:font-style="italic" style:font-style-asian="italic" fo:language="it" fo:country="IT"/>
    </style:style>
    <style:style style:name="T56" style:parent-style-name="Policepardéfaut" style:family="text">
      <style:text-properties style:font-name-asian="MS Mincho" fo:font-style="italic" style:font-style-asian="italic"/>
    </style:style>
    <style:style style:name="T57" style:parent-style-name="Policepardéfaut" style:family="text">
      <style:text-properties style:font-name-asian="MS Mincho" fo:font-style="italic" style:font-style-asian="italic"/>
    </style:style>
    <style:style style:name="T58" style:parent-style-name="Policepardéfaut" style:family="text">
      <style:text-properties style:font-name-asian="MS Mincho" fo:font-style="italic" style:font-style-asian="italic" style:font-style-complex="italic"/>
    </style:style>
    <style:style style:name="T59" style:parent-style-name="Policepardéfaut" style:family="text">
      <style:text-properties style:font-name-asian="MS Mincho" fo:font-style="italic" style:font-style-asian="italic" fo:language="it" fo:country="IT"/>
    </style:style>
    <style:style style:name="TableRow60" style:family="table-row">
      <style:table-row-properties/>
    </style:style>
    <style:style style:name="TableCell6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2" style:parent-style-name="Subdivisiondenotice" style:family="paragraph">
      <style:paragraph-properties fo:margin-top="0.0833in"/>
    </style:style>
    <style:style style:name="TableCell6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4" style:parent-style-name="Normal" style:family="paragraph">
      <style:paragraph-properties fo:margin-top="0.0833in"/>
      <style:text-properties style:font-name-asian="MS Mincho" style:font-weight-complex="bold"/>
    </style:style>
    <style:style style:name="TableRow65" style:family="table-row">
      <style:table-row-properties/>
    </style:style>
    <style:style style:name="TableCell6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7" style:parent-style-name="Subdivisiondenotice" style:family="paragraph">
      <style:paragraph-properties fo:margin-top="0.0833in"/>
    </style:style>
    <style:style style:name="TableCell6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9" style:parent-style-name="Normal" style:family="paragraph">
      <style:paragraph-properties fo:margin-top="0.0833in"/>
      <style:text-properties style:font-name-asian="MS Mincho" style:font-weight-complex="bold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2" style:parent-style-name="Subdivisiondenotice" style:family="paragraph">
      <style:paragraph-properties fo:margin-top="0.0833in"/>
    </style:style>
    <style:style style:name="TableCell7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4" style:parent-style-name="Normal" style:family="paragraph">
      <style:paragraph-properties fo:margin-top="0.0833in"/>
      <style:text-properties style:font-name-asian="MS Mincho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7" style:parent-style-name="Subdivisiondenotice" style:family="paragraph">
      <style:paragraph-properties fo:margin-top="0.0833in"/>
    </style:style>
    <style:style style:name="TableCell7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9" style:parent-style-name="Normal" style:family="paragraph">
      <style:paragraph-properties fo:text-align="justify" fo:margin-top="0.0833in"/>
    </style:style>
    <style:style style:name="T80" style:parent-style-name="Policepardéfaut" style:family="text">
      <style:text-properties style:font-name-asian="MS Mincho" style:font-weight-complex="bold"/>
    </style:style>
    <style:style style:name="T81" style:parent-style-name="Policepardéfaut" style:family="text">
      <style:text-properties style:font-name-asian="MS Mincho"/>
    </style:style>
    <style:style style:name="T82" style:parent-style-name="Policepardéfaut" style:family="text">
      <style:text-properties style:font-name-asian="MS Mincho" style:font-style-complex="italic"/>
    </style:style>
    <style:style style:name="T83" style:parent-style-name="Policepardéfaut" style:family="text">
      <style:text-properties style:font-name-asian="MS Mincho"/>
    </style:style>
    <style:style style:name="T84" style:parent-style-name="Policepardéfaut" style:family="text">
      <style:text-properties style:font-name-asian="MS Mincho" style:font-style-complex="italic"/>
    </style:style>
    <style:style style:name="T85" style:parent-style-name="Policepardéfaut" style:family="text">
      <style:text-properties style:font-name-asian="MS Mincho"/>
    </style:style>
    <style:style style:name="T86" style:parent-style-name="Policepardéfaut" style:family="text">
      <style:text-properties style:font-name-asian="MS Mincho" style:font-style-complex="italic"/>
    </style:style>
    <style:style style:name="T87" style:parent-style-name="Policepardéfaut" style:family="text">
      <style:text-properties style:font-name-asian="MS Mincho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0" style:parent-style-name="Subdivisiondenotice" style:family="paragraph">
      <style:paragraph-properties fo:margin-top="0.0833in"/>
    </style:style>
    <style:style style:name="TableCell9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92" style:parent-style-name="Normal" style:family="paragraph">
      <style:paragraph-properties fo:text-align="justify" fo:margin-top="0.0833in"/>
    </style:style>
    <style:style style:name="T93" style:parent-style-name="Policepardéfaut" style:family="text">
      <style:text-properties style:font-name-asian="MS Mincho" fo:font-weight="bold" style:font-weight-asian="bold" style:font-weight-complex="bold"/>
    </style:style>
    <style:style style:name="T94" style:parent-style-name="Policepardéfaut" style:family="text">
      <style:text-properties style:font-name-asian="MS Mincho" style:font-weight-complex="bold"/>
    </style:style>
    <style:style style:name="T95" style:parent-style-name="Policepardéfaut" style:family="text">
      <style:text-properties style:font-name-asian="MS Mincho"/>
    </style:style>
    <style:style style:name="T96" style:parent-style-name="Policepardéfaut" style:family="text">
      <style:text-properties style:font-name-asian="MS Mincho" style:font-weight-complex="bold"/>
    </style:style>
    <style:style style:name="T97" style:parent-style-name="Policepardéfaut" style:family="text">
      <style:text-properties style:font-name-asian="MS Mincho" fo:font-weight="bold" style:font-weight-asian="bold" style:font-weight-complex="bold"/>
    </style:style>
    <style:style style:name="T98" style:parent-style-name="Policepardéfaut" style:family="text">
      <style:text-properties style:font-name-asian="MS Mincho" style:font-weight-complex="bold"/>
    </style:style>
    <style:style style:name="T99" style:parent-style-name="Policepardéfaut" style:family="text">
      <style:text-properties style:font-name-asian="MS Mincho" fo:font-weight="bold" style:font-weight-asian="bold" style:font-weight-complex="bold"/>
    </style:style>
    <style:style style:name="T100" style:parent-style-name="Policepardéfaut" style:family="text">
      <style:text-properties style:font-name-asian="MS Mincho" style:font-weight-complex="bold"/>
    </style:style>
    <style:style style:name="T101" style:parent-style-name="Policepardéfaut" style:family="text">
      <style:text-properties style:font-name-asian="MS Mincho" fo:font-weight="bold" style:font-weight-asian="bold" style:font-weight-complex="bold"/>
    </style:style>
    <style:style style:name="T102" style:parent-style-name="Policepardéfaut" style:family="text">
      <style:text-properties style:font-name-asian="MS Mincho" style:font-weight-complex="bold"/>
    </style:style>
    <style:style style:name="T103" style:parent-style-name="Policepardéfaut" style:family="text">
      <style:text-properties style:font-name-asian="MS Mincho" fo:font-weight="bold" style:font-weight-asian="bold" style:font-weight-complex="bold"/>
    </style:style>
    <style:style style:name="T104" style:parent-style-name="Policepardéfaut" style:family="text">
      <style:text-properties style:font-name-asian="MS Mincho" style:font-weight-complex="bold"/>
    </style:style>
    <style:style style:name="T105" style:parent-style-name="Policepardéfaut" style:family="text">
      <style:text-properties style:font-name-asian="MS Mincho" fo:font-weight="bold" style:font-weight-asian="bold" style:font-weight-complex="bold"/>
    </style:style>
    <style:style style:name="T106" style:parent-style-name="Policepardéfaut" style:family="text">
      <style:text-properties style:font-name-asian="MS Mincho" style:font-weight-complex="bold"/>
    </style:style>
    <style:style style:name="T107" style:parent-style-name="Policepardéfaut" style:family="text">
      <style:text-properties fo:font-style="italic" style:font-style-asian="italic"/>
    </style:style>
    <style:style style:name="T108" style:parent-style-name="Policepardéfaut" style:family="text">
      <style:text-properties fo:font-style="italic" style:font-style-asian="italic" fo:language="it" fo:country="IT"/>
    </style:style>
    <style:style style:name="T109" style:parent-style-name="Policepardéfaut" style:family="text">
      <style:text-properties fo:font-style="italic" style:font-style-asian="italic" fo:language="it" fo:country="IT"/>
    </style:style>
    <style:style style:name="T110" style:parent-style-name="Policepardéfaut" style:family="text">
      <style:text-properties fo:font-style="italic" style:font-style-asian="italic" fo:language="it" fo:country="IT"/>
    </style:style>
    <style:style style:name="T111" style:parent-style-name="Policepardéfaut" style:family="text">
      <style:text-properties fo:font-style="italic" style:font-style-asian="italic"/>
    </style:style>
    <style:style style:name="T112" style:parent-style-name="Policepardéfaut" style:family="text">
      <style:text-properties fo:font-style="italic" style:font-style-asian="italic" style:font-style-complex="italic"/>
    </style:style>
    <style:style style:name="T113" style:parent-style-name="Policepardéfaut" style:family="text">
      <style:text-properties fo:font-style="italic" style:font-style-asian="italic" fo:language="it" fo:country="IT"/>
    </style:style>
    <style:style style:name="T114" style:parent-style-name="Policepardéfaut" style:family="text">
      <style:text-properties fo:language="it" fo:country="IT"/>
    </style:style>
    <style:style style:name="T115" style:parent-style-name="Policepardéfaut" style:family="text">
      <style:text-properties fo:language="it" fo:country="IT"/>
    </style:style>
    <style:style style:name="T116" style:parent-style-name="Policepardéfaut" style:family="text">
      <style:text-properties fo:language="it" fo:country="IT"/>
    </style:style>
    <style:style style:name="T117" style:parent-style-name="Policepardéfaut" style:family="text">
      <style:text-properties fo:language="it" fo:country="IT"/>
    </style:style>
    <style:style style:name="T118" style:parent-style-name="Policepardéfaut" style:family="text">
      <style:text-properties fo:font-style="italic" style:font-style-asian="italic"/>
    </style:style>
    <style:style style:name="T119" style:parent-style-name="Policepardéfaut" style:family="text">
      <style:text-properties fo:font-style="italic" style:font-style-asian="italic" fo:language="it" fo:country="IT"/>
    </style:style>
    <style:style style:name="T120" style:parent-style-name="Policepardéfaut" style:family="text">
      <style:text-properties fo:font-style="italic" style:font-style-asian="italic" fo:language="it" fo:country="IT"/>
    </style:style>
    <style:style style:name="T121" style:parent-style-name="Policepardéfaut" style:family="text">
      <style:text-properties fo:font-style="italic" style:font-style-asian="italic" fo:language="it" fo:country="IT"/>
    </style:style>
    <style:style style:name="T122" style:parent-style-name="Policepardéfaut" style:family="text">
      <style:text-properties fo:font-style="italic" style:font-style-asian="italic"/>
    </style:style>
    <style:style style:name="T123" style:parent-style-name="Policepardéfaut" style:family="text">
      <style:text-properties fo:font-style="italic" style:font-style-asian="italic" style:font-style-complex="italic"/>
    </style:style>
    <style:style style:name="T124" style:parent-style-name="Policepardéfaut" style:family="text">
      <style:text-properties fo:font-style="italic" style:font-style-asian="italic" fo:language="it" fo:country="IT"/>
    </style:style>
    <style:style style:name="T125" style:parent-style-name="Policepardéfaut" style:family="text">
      <style:text-properties fo:language="it" fo:country="IT"/>
    </style:style>
    <style:style style:name="T126" style:parent-style-name="Policepardéfaut" style:family="text">
      <style:text-properties fo:font-style="italic" style:font-style-asian="italic"/>
    </style:style>
    <style:style style:name="T127" style:parent-style-name="Policepardéfaut" style:family="text">
      <style:text-properties fo:font-style="italic" style:font-style-asian="italic" fo:language="it" fo:country="IT"/>
    </style:style>
    <style:style style:name="T128" style:parent-style-name="Policepardéfaut" style:family="text">
      <style:text-properties fo:font-style="italic" style:font-style-asian="italic" fo:language="it" fo:country="IT"/>
    </style:style>
    <style:style style:name="T129" style:parent-style-name="Policepardéfaut" style:family="text">
      <style:text-properties fo:font-style="italic" style:font-style-asian="italic" fo:language="it" fo:country="IT"/>
    </style:style>
    <style:style style:name="T130" style:parent-style-name="Policepardéfaut" style:family="text">
      <style:text-properties fo:font-style="italic" style:font-style-asian="italic"/>
    </style:style>
    <style:style style:name="T131" style:parent-style-name="Policepardéfaut" style:family="text">
      <style:text-properties fo:font-style="italic" style:font-style-asian="italic" style:font-style-complex="italic"/>
    </style:style>
    <style:style style:name="T132" style:parent-style-name="Policepardéfaut" style:family="text">
      <style:text-properties fo:font-style="italic" style:font-style-asian="italic" fo:language="it" fo:country="IT"/>
    </style:style>
    <style:style style:name="T133" style:parent-style-name="Policepardéfaut" style:family="text">
      <style:text-properties fo:language="it" fo:country="IT"/>
    </style:style>
    <style:style style:name="T134" style:parent-style-name="Policepardéfaut" style:family="text">
      <style:text-properties fo:font-style="italic" style:font-style-asian="italic"/>
    </style:style>
    <style:style style:name="T135" style:parent-style-name="Policepardéfaut" style:family="text">
      <style:text-properties fo:font-style="italic" style:font-style-asian="italic" fo:language="it" fo:country="IT"/>
    </style:style>
    <style:style style:name="T136" style:parent-style-name="Policepardéfaut" style:family="text">
      <style:text-properties fo:font-style="italic" style:font-style-asian="italic" fo:language="it" fo:country="IT"/>
    </style:style>
    <style:style style:name="T137" style:parent-style-name="Policepardéfaut" style:family="text">
      <style:text-properties fo:font-style="italic" style:font-style-asian="italic" fo:language="it" fo:country="IT"/>
    </style:style>
    <style:style style:name="T138" style:parent-style-name="Policepardéfaut" style:family="text">
      <style:text-properties fo:font-style="italic" style:font-style-asian="italic"/>
    </style:style>
    <style:style style:name="T139" style:parent-style-name="Policepardéfaut" style:family="text">
      <style:text-properties fo:font-style="italic" style:font-style-asian="italic" style:font-style-complex="italic"/>
    </style:style>
    <style:style style:name="T140" style:parent-style-name="Policepardéfaut" style:family="text">
      <style:text-properties fo:font-style="italic" style:font-style-asian="italic" fo:language="it" fo:country="IT"/>
    </style:style>
    <style:style style:name="T141" style:parent-style-name="Policepardéfaut" style:family="text">
      <style:text-properties fo:font-style="italic" style:font-style-asian="italic"/>
    </style:style>
    <style:style style:name="T142" style:parent-style-name="Policepardéfaut" style:family="text">
      <style:text-properties fo:font-style="italic" style:font-style-asian="italic"/>
    </style:style>
    <style:style style:name="T143" style:parent-style-name="Policepardéfaut" style:family="text">
      <style:text-properties fo:font-style="italic" style:font-style-asian="italic" fo:language="it" fo:country="IT"/>
    </style:style>
    <style:style style:name="T144" style:parent-style-name="Policepardéfaut" style:family="text">
      <style:text-properties fo:font-style="italic" style:font-style-asian="italic" fo:language="it" fo:country="IT"/>
    </style:style>
    <style:style style:name="T145" style:parent-style-name="Policepardéfaut" style:family="text">
      <style:text-properties fo:font-style="italic" style:font-style-asian="italic" fo:language="it" fo:country="IT"/>
    </style:style>
    <style:style style:name="T146" style:parent-style-name="Policepardéfaut" style:family="text">
      <style:text-properties fo:font-style="italic" style:font-style-asian="italic"/>
    </style:style>
    <style:style style:name="T147" style:parent-style-name="Policepardéfaut" style:family="text">
      <style:text-properties fo:font-style="italic" style:font-style-asian="italic" style:font-style-complex="italic"/>
    </style:style>
    <style:style style:name="T148" style:parent-style-name="Policepardéfaut" style:family="text">
      <style:text-properties fo:font-style="italic" style:font-style-asian="italic" fo:language="it" fo:country="IT"/>
    </style:style>
    <style:style style:name="T149" style:parent-style-name="Policepardéfaut" style:family="text">
      <style:text-properties fo:language="it" fo:country="IT"/>
    </style:style>
    <style:style style:name="T150" style:parent-style-name="Policepardéfaut" style:family="text">
      <style:text-properties fo:font-style="italic" style:font-style-asian="italic"/>
    </style:style>
    <style:style style:name="T151" style:parent-style-name="Policepardéfaut" style:family="text">
      <style:text-properties fo:font-style="italic" style:font-style-asian="italic"/>
    </style:style>
    <style:style style:name="T152" style:parent-style-name="Policepardéfaut" style:family="text">
      <style:text-properties fo:font-style="italic" style:font-style-asian="italic"/>
    </style:style>
    <style:style style:name="T153" style:parent-style-name="Policepardéfaut" style:family="text">
      <style:text-properties fo:font-style="italic" style:font-style-asian="italic" style:font-style-complex="italic"/>
    </style:style>
    <style:style style:name="T154" style:parent-style-name="Policepardéfaut" style:family="text">
      <style:text-properties fo:font-style="italic" style:font-style-asian="italic"/>
    </style:style>
    <style:style style:name="T155" style:parent-style-name="Policepardéfaut" style:family="text">
      <style:text-properties fo:font-style="italic" style:font-style-asian="italic"/>
    </style:style>
    <style:style style:name="T156" style:parent-style-name="Policepardéfaut" style:family="text">
      <style:text-properties fo:font-style="italic" style:font-style-asian="italic" fo:language="it" fo:country="IT"/>
    </style:style>
    <style:style style:name="T157" style:parent-style-name="Policepardéfaut" style:family="text">
      <style:text-properties fo:font-style="italic" style:font-style-asian="italic" fo:language="it" fo:country="IT"/>
    </style:style>
    <style:style style:name="T158" style:parent-style-name="Policepardéfaut" style:family="text">
      <style:text-properties fo:font-style="italic" style:font-style-asian="italic" fo:language="it" fo:country="IT"/>
    </style:style>
    <style:style style:name="T159" style:parent-style-name="Policepardéfaut" style:family="text">
      <style:text-properties fo:font-style="italic" style:font-style-asian="italic"/>
    </style:style>
    <style:style style:name="T160" style:parent-style-name="Policepardéfaut" style:family="text">
      <style:text-properties fo:font-style="italic" style:font-style-asian="italic"/>
    </style:style>
    <style:style style:name="T161" style:parent-style-name="Policepardéfaut" style:family="text">
      <style:text-properties fo:font-style="italic" style:font-style-asian="italic" style:font-style-complex="italic"/>
    </style:style>
    <style:style style:name="T162" style:parent-style-name="Policepardéfaut" style:family="text">
      <style:text-properties fo:font-style="italic" style:font-style-asian="italic" fo:language="it" fo:country="IT"/>
    </style:style>
    <style:style style:name="T163" style:parent-style-name="Policepardéfaut" style:family="text">
      <style:text-properties fo:language="it" fo:country="IT"/>
    </style:style>
    <style:style style:name="T164" style:parent-style-name="Policepardéfaut" style:family="text">
      <style:text-properties fo:font-weight="bold" style:font-weight-asian="bold"/>
    </style:style>
    <style:style style:name="T165" style:parent-style-name="Policepardéfaut" style:family="text">
      <style:text-properties fo:font-style="italic" style:font-style-asian="italic"/>
    </style:style>
    <style:style style:name="T166" style:parent-style-name="Policepardéfaut" style:family="text">
      <style:text-properties fo:font-variant="small-caps"/>
    </style:style>
    <style:style style:name="T167" style:parent-style-name="Policepardéfaut" style:family="text">
      <style:text-properties style:text-position="super 66.6%"/>
    </style:style>
    <style:style style:name="TableColumn169" style:family="table-column">
      <style:table-column-properties style:column-width="2.6583in"/>
    </style:style>
    <style:style style:name="TableColumn170" style:family="table-column">
      <style:table-column-properties style:column-width="1.3777in"/>
    </style:style>
    <style:style style:name="TableColumn171" style:family="table-column">
      <style:table-column-properties style:column-width="2.4611in"/>
    </style:style>
    <style:style style:name="Table168" style:family="table">
      <style:table-properties style:width="6.4972in" fo:margin-left="-0.4173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center"/>
      <style:text-properties style:font-name="Cambria" style:font-name-asian="MS Mincho" fo:font-weight="bold" style:font-weight-asian="bold"/>
    </style:style>
    <style:style style:name="TableCell17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76" style:parent-style-name="Normal" style:family="paragraph">
      <style:paragraph-properties fo:text-align="center"/>
      <style:text-properties style:font-name="Cambria" style:font-name-asian="MS Mincho" fo:font-weight="bold" style:font-weight-asian="bold"/>
    </style:style>
    <style:style style:name="TableCell17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78" style:parent-style-name="Normal" style:family="paragraph">
      <style:paragraph-properties fo:text-align="center"/>
      <style:text-properties style:font-name="Cambria" style:font-name-asian="MS Mincho" fo:font-weight="bold" style:font-weight-asian="bold"/>
    </style:style>
    <style:style style:name="TableRow179" style:family="table-row">
      <style:table-row-properties/>
    </style:style>
    <style:style style:name="TableCell18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81" style:parent-style-name="Normal" style:family="paragraph">
      <style:text-properties style:font-name="Cambria" style:font-name-asian="MS Mincho" style:font-weight-complex="bold"/>
    </style:style>
    <style:style style:name="TableCell18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83" style:parent-style-name="Normal" style:family="paragraph">
      <style:text-properties style:font-name="Cambria" style:font-name-asian="MS Mincho" style:font-weight-complex="bold"/>
    </style:style>
    <style:style style:name="TableCell18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85" style:parent-style-name="Normal" style:family="paragraph">
      <style:text-properties style:font-name="Cambria" style:font-name-asian="MS Mincho" style:font-weight-complex="bold"/>
    </style:style>
    <style:style style:name="TableRow186" style:family="table-row">
      <style:table-row-properties/>
    </style:style>
    <style:style style:name="TableCell18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88" style:parent-style-name="Normal" style:family="paragraph">
      <style:text-properties style:font-name="Cambria" style:font-name-asian="MS Mincho" style:font-weight-complex="bold"/>
    </style:style>
    <style:style style:name="TableCell18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90" style:parent-style-name="Normal" style:family="paragraph">
      <style:text-properties style:font-name="Cambria" style:font-name-asian="MS Mincho" style:font-weight-complex="bold"/>
    </style:style>
    <style:style style:name="TableCell19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92" style:parent-style-name="Normal" style:family="paragraph">
      <style:text-properties style:font-name="Cambria" style:font-name-asian="MS Mincho" style:font-weight-complex="bold"/>
    </style:style>
    <style:style style:name="TableRow193" style:family="table-row">
      <style:table-row-properties/>
    </style:style>
    <style:style style:name="TableCell19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95" style:parent-style-name="Normal" style:family="paragraph">
      <style:text-properties style:font-name="Cambria" style:font-name-asian="MS Mincho" style:font-weight-complex="bold"/>
    </style:style>
    <style:style style:name="TableCell19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197" style:parent-style-name="Normal" style:family="paragraph">
      <style:text-properties style:font-name="Cambria" style:font-name-asian="MS Mincho" style:font-weight-complex="bold"/>
    </style:style>
    <style:style style:name="TableCell19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99" style:parent-style-name="Normal" style:family="paragraph">
      <style:text-properties style:font-name="Cambria" style:font-name-asian="MS Mincho" style:font-weight-complex="bold"/>
    </style:style>
    <style:style style:name="TableRow200" style:family="table-row">
      <style:table-row-properties/>
    </style:style>
    <style:style style:name="TableCell20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02" style:parent-style-name="Normal" style:family="paragraph">
      <style:text-properties style:font-name="Cambria" style:font-name-asian="MS Mincho" style:font-weight-complex="bold"/>
    </style:style>
    <style:style style:name="TableCell20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04" style:parent-style-name="Normal" style:family="paragraph">
      <style:text-properties style:font-name="Cambria" style:font-name-asian="MS Mincho" style:font-weight-complex="bold"/>
    </style:style>
    <style:style style:name="TableCell20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06" style:parent-style-name="Normal" style:family="paragraph">
      <style:text-properties style:font-name="Cambria" style:font-name-asian="MS Mincho" style:font-weight-complex="bold"/>
    </style:style>
    <style:style style:name="TableRow207" style:family="table-row">
      <style:table-row-properties/>
    </style:style>
    <style:style style:name="TableCell20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09" style:parent-style-name="Normal" style:family="paragraph">
      <style:text-properties style:font-name="Cambria" style:font-name-asian="MS Mincho" style:font-weight-complex="bold"/>
    </style:style>
    <style:style style:name="TableCell21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211" style:parent-style-name="Policepardéfaut" style:family="text">
      <style:text-properties style:font-name="Times" style:font-name-asian="MS Mincho"/>
    </style:style>
    <style:style style:name="T212" style:parent-style-name="Policepardéfaut" style:family="text">
      <style:text-properties style:font-name="Times" style:font-name-asian="MS Mincho"/>
    </style:style>
    <style:style style:name="T213" style:parent-style-name="Policepardéfaut" style:family="text">
      <style:text-properties style:font-name="Times" style:font-name-asian="MS Mincho" fo:font-style="italic" style:font-style-asian="italic"/>
    </style:style>
    <style:style style:name="T214" style:parent-style-name="Policepardéfaut" style:family="text">
      <style:text-properties style:font-name="Times" style:font-name-asian="MS Mincho"/>
    </style:style>
    <style:style style:name="TableCell21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16" style:parent-style-name="Normal" style:family="paragraph">
      <style:text-properties style:font-name="Cambria" style:font-name-asian="MS Mincho" style:font-weight-complex="bold"/>
    </style:style>
    <style:style style:name="TableRow217" style:family="table-row">
      <style:table-row-properties/>
    </style:style>
    <style:style style:name="TableCell21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19" style:parent-style-name="Normal" style:family="paragraph">
      <style:text-properties style:font-name="Cambria" style:font-name-asian="MS Mincho" style:font-weight-complex="bold"/>
    </style:style>
    <style:style style:name="TableCell22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21" style:parent-style-name="Normal" style:family="paragraph">
      <style:text-properties style:font-name="Cambria" style:font-name-asian="MS Mincho" style:font-weight-complex="bold"/>
    </style:style>
    <style:style style:name="TableCell22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23" style:parent-style-name="Normal" style:family="paragraph">
      <style:text-properties style:font-name="Cambria" style:font-name-asian="MS Mincho" style:font-weight-complex="bold"/>
    </style:style>
    <style:style style:name="TableRow224" style:family="table-row">
      <style:table-row-properties/>
    </style:style>
    <style:style style:name="TableCell22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26" style:parent-style-name="Normal" style:family="paragraph">
      <style:text-properties style:font-name="Cambria" style:font-name-asian="MS Mincho" style:font-weight-complex="bold"/>
    </style:style>
    <style:style style:name="TableCell22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28" style:parent-style-name="Normal" style:family="paragraph">
      <style:text-properties style:font-name="Cambria" style:font-name-asian="MS Mincho" style:font-weight-complex="bold"/>
    </style:style>
    <style:style style:name="TableCell22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30" style:parent-style-name="Normal" style:family="paragraph">
      <style:text-properties style:font-name="Cambria" style:font-name-asian="MS Mincho" style:font-weight-complex="bold"/>
    </style:style>
    <style:style style:name="TableRow231" style:family="table-row">
      <style:table-row-properties/>
    </style:style>
    <style:style style:name="TableCell23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33" style:parent-style-name="Normal" style:family="paragraph">
      <style:text-properties style:font-name="Cambria" style:font-name-asian="MS Mincho" style:font-weight-complex="bold"/>
    </style:style>
    <style:style style:name="TableCell23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35" style:parent-style-name="Normal" style:family="paragraph">
      <style:text-properties style:font-name="Cambria" style:font-name-asian="MS Mincho" style:font-weight-complex="bold"/>
    </style:style>
    <style:style style:name="TableCell23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37" style:parent-style-name="Normal" style:family="paragraph">
      <style:text-properties style:font-name="Cambria" style:font-name-asian="MS Mincho" style:font-weight-complex="bold"/>
    </style:style>
    <style:style style:name="TableRow238" style:family="table-row">
      <style:table-row-properties/>
    </style:style>
    <style:style style:name="TableCell23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40" style:parent-style-name="Normal" style:family="paragraph">
      <style:text-properties style:font-name="Cambria" style:font-name-asian="MS Mincho" style:font-weight-complex="bold"/>
    </style:style>
    <style:style style:name="TableCell24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42" style:parent-style-name="Normal" style:family="paragraph">
      <style:text-properties style:font-name="Cambria" style:font-name-asian="MS Mincho" style:font-weight-complex="bold"/>
    </style:style>
    <style:style style:name="TableCell24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44" style:parent-style-name="Normal" style:family="paragraph">
      <style:text-properties style:font-name="Cambria" style:font-name-asian="MS Mincho" style:font-weight-complex="bold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47" style:parent-style-name="Normal" style:family="paragraph">
      <style:text-properties style:font-name="Cambria" style:font-name-asian="MS Mincho" style:font-weight-complex="bold"/>
    </style:style>
    <style:style style:name="TableCell2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49" style:parent-style-name="Normal" style:family="paragraph">
      <style:text-properties style:font-name="Cambria" style:font-name-asian="MS Mincho" style:font-weight-complex="bold"/>
    </style:style>
    <style:style style:name="TableCell25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51" style:parent-style-name="Normal" style:family="paragraph">
      <style:text-properties style:font-name="Cambria" style:font-name-asian="MS Mincho" style:font-weight-complex="bold"/>
    </style:style>
    <style:style style:name="TableRow252" style:family="table-row">
      <style:table-row-properties/>
    </style:style>
    <style:style style:name="TableCell25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54" style:parent-style-name="Normal" style:family="paragraph">
      <style:text-properties style:font-name="Cambria" style:font-name-asian="MS Mincho" style:font-weight-complex="bold"/>
    </style:style>
    <style:style style:name="TableCell25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56" style:parent-style-name="Normal" style:family="paragraph">
      <style:text-properties style:font-name="Cambria" style:font-name-asian="MS Mincho" style:font-weight-complex="bold"/>
    </style:style>
    <style:style style:name="TableCell25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58" style:parent-style-name="Normal" style:family="paragraph">
      <style:text-properties style:font-name="Cambria" style:font-name-asian="MS Mincho" style:font-weight-complex="bold"/>
    </style:style>
    <style:style style:name="TableRow259" style:family="table-row">
      <style:table-row-properties/>
    </style:style>
    <style:style style:name="TableCell26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61" style:parent-style-name="Normal" style:family="paragraph">
      <style:text-properties style:font-name="Cambria" style:font-name-asian="MS Mincho" style:font-weight-complex="bold"/>
    </style:style>
    <style:style style:name="TableCell26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63" style:parent-style-name="Normal" style:family="paragraph">
      <style:text-properties style:font-name="Cambria" style:font-name-asian="MS Mincho" style:font-weight-complex="bold"/>
    </style:style>
    <style:style style:name="TableCell26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65" style:parent-style-name="Normal" style:family="paragraph">
      <style:text-properties style:font-name="Cambria" style:font-name-asian="MS Mincho" style:font-weight-complex="bold"/>
    </style:style>
    <style:style style:name="TableRow266" style:family="table-row">
      <style:table-row-properties/>
    </style:style>
    <style:style style:name="TableCell26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68" style:parent-style-name="Normal" style:family="paragraph">
      <style:text-properties style:font-name="Cambria" style:font-name-asian="MS Mincho" style:font-weight-complex="bold"/>
    </style:style>
    <style:style style:name="TableCell26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270" style:parent-style-name="Policepardéfaut" style:family="text">
      <style:text-properties style:font-name="Cambria" style:font-name-asian="MS Mincho" style:font-weight-complex="bold"/>
    </style:style>
    <style:style style:name="T271" style:parent-style-name="Policepardéfaut" style:family="text">
      <style:text-properties style:font-name="Cambria" style:font-name-asian="MS Mincho" style:font-weight-complex="bold"/>
    </style:style>
    <style:style style:name="T272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273" style:parent-style-name="Policepardéfaut" style:family="text">
      <style:text-properties style:font-name="Cambria" style:font-name-asian="MS Mincho" style:font-weight-complex="bold"/>
    </style:style>
    <style:style style:name="TableCell27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75" style:parent-style-name="Normal" style:family="paragraph">
      <style:text-properties style:font-name="Cambria" style:font-name-asian="MS Mincho" style:font-weight-complex="bold"/>
    </style:style>
    <style:style style:name="TableRow276" style:family="table-row">
      <style:table-row-properties/>
    </style:style>
    <style:style style:name="TableCell27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78" style:parent-style-name="Normal" style:family="paragraph">
      <style:text-properties style:font-name="Cambria" style:font-name-asian="MS Mincho" style:font-weight-complex="bold"/>
    </style:style>
    <style:style style:name="TableCell27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280" style:parent-style-name="Policepardéfaut" style:family="text">
      <style:text-properties style:font-name="Cambria" style:font-name-asian="MS Mincho"/>
    </style:style>
    <style:style style:name="TableCell28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82" style:parent-style-name="Normal" style:family="paragraph">
      <style:text-properties style:font-name="Cambria" style:font-name-asian="MS Mincho" style:font-weight-complex="bold"/>
    </style:style>
    <style:style style:name="TableRow283" style:family="table-row">
      <style:table-row-properties/>
    </style:style>
    <style:style style:name="TableCell28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85" style:parent-style-name="Normal" style:family="paragraph">
      <style:text-properties style:font-name="Cambria" style:font-name-asian="MS Mincho" style:font-weight-complex="bold"/>
    </style:style>
    <style:style style:name="TableCell28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87" style:parent-style-name="Normal" style:family="paragraph">
      <style:text-properties style:font-name="Cambria" style:font-name-asian="MS Mincho" style:font-weight-complex="bold"/>
    </style:style>
    <style:style style:name="TableCell28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89" style:parent-style-name="Normal" style:family="paragraph">
      <style:text-properties style:font-name="Cambria" style:font-name-asian="MS Mincho" style:font-weight-complex="bold"/>
    </style:style>
    <style:style style:name="TableRow290" style:family="table-row">
      <style:table-row-properties/>
    </style:style>
    <style:style style:name="TableCell29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92" style:parent-style-name="Normal" style:family="paragraph">
      <style:text-properties style:font-name="Cambria" style:font-name-asian="MS Mincho" style:font-weight-complex="bold"/>
    </style:style>
    <style:style style:name="TableCell29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294" style:parent-style-name="Normal" style:family="paragraph">
      <style:text-properties style:font-name="Cambria" style:font-name-asian="MS Mincho" style:font-weight-complex="bold"/>
    </style:style>
    <style:style style:name="TableCell29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296" style:parent-style-name="Normal" style:family="paragraph">
      <style:text-properties style:font-name="Cambria" style:font-name-asian="MS Mincho" style:font-weight-complex="bold"/>
    </style:style>
    <style:style style:name="TableRow297" style:family="table-row">
      <style:table-row-properties/>
    </style:style>
    <style:style style:name="TableCell29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299" style:parent-style-name="Normal" style:family="paragraph">
      <style:text-properties style:font-name="Cambria" style:font-name-asian="MS Mincho" style:font-weight-complex="bold"/>
    </style:style>
    <style:style style:name="TableCell30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01" style:parent-style-name="Normal" style:family="paragraph">
      <style:text-properties style:font-name="Cambria" style:font-name-asian="MS Mincho" style:font-weight-complex="bold"/>
    </style:style>
    <style:style style:name="TableCell30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03" style:parent-style-name="Normal" style:family="paragraph">
      <style:text-properties style:font-name="Cambria" style:font-name-asian="MS Mincho" style:font-weight-complex="bold"/>
    </style:style>
    <style:style style:name="TableRow304" style:family="table-row">
      <style:table-row-properties/>
    </style:style>
    <style:style style:name="TableCell30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06" style:parent-style-name="Normal" style:family="paragraph">
      <style:text-properties style:font-name="Cambria" style:font-name-asian="MS Mincho" style:font-weight-complex="bold"/>
    </style:style>
    <style:style style:name="TableCell30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08" style:parent-style-name="Normal" style:family="paragraph">
      <style:text-properties style:font-name="Cambria" style:font-name-asian="MS Mincho" style:font-weight-complex="bold"/>
    </style:style>
    <style:style style:name="TableCell30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10" style:parent-style-name="Normal" style:family="paragraph">
      <style:text-properties style:font-name="Cambria" style:font-name-asian="MS Mincho" style:font-weight-complex="bold"/>
    </style:style>
    <style:style style:name="TableRow311" style:family="table-row">
      <style:table-row-properties/>
    </style:style>
    <style:style style:name="TableCell31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13" style:parent-style-name="Normal" style:family="paragraph">
      <style:text-properties style:font-name="Cambria" style:font-name-asian="MS Mincho" style:font-weight-complex="bold"/>
    </style:style>
    <style:style style:name="TableCell31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15" style:parent-style-name="Normal" style:family="paragraph">
      <style:text-properties style:font-name="Cambria" style:font-name-asian="MS Mincho" style:font-weight-complex="bold"/>
    </style:style>
    <style:style style:name="TableCell31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17" style:parent-style-name="Normal" style:family="paragraph">
      <style:text-properties style:font-name="Cambria" style:font-name-asian="MS Mincho" style:font-weight-complex="bold"/>
    </style:style>
    <style:style style:name="TableRow318" style:family="table-row">
      <style:table-row-properties/>
    </style:style>
    <style:style style:name="TableCell31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20" style:parent-style-name="Normal" style:family="paragraph">
      <style:text-properties style:font-name="Cambria" style:font-name-asian="MS Mincho" style:font-weight-complex="bold"/>
    </style:style>
    <style:style style:name="TableCell32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22" style:parent-style-name="Normal" style:family="paragraph">
      <style:text-properties style:font-name="Cambria" style:font-name-asian="MS Mincho" style:font-weight-complex="bold"/>
    </style:style>
    <style:style style:name="TableCell32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24" style:parent-style-name="Normal" style:family="paragraph">
      <style:text-properties style:font-name="Cambria" style:font-name-asian="MS Mincho" style:font-weight-complex="bold"/>
    </style:style>
    <style:style style:name="TableRow325" style:family="table-row">
      <style:table-row-properties/>
    </style:style>
    <style:style style:name="TableCell32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27" style:parent-style-name="Normal" style:family="paragraph">
      <style:text-properties style:font-name="Cambria" style:font-name-asian="MS Mincho" style:font-weight-complex="bold"/>
    </style:style>
    <style:style style:name="TableCell32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29" style:parent-style-name="Normal" style:family="paragraph">
      <style:text-properties style:font-name="Cambria" style:font-name-asian="MS Mincho" style:font-weight-complex="bold"/>
    </style:style>
    <style:style style:name="TableCell33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31" style:parent-style-name="Normal" style:family="paragraph">
      <style:text-properties style:font-name="Cambria" style:font-name-asian="MS Mincho" style:font-weight-complex="bold"/>
    </style:style>
    <style:style style:name="TableRow332" style:family="table-row">
      <style:table-row-properties/>
    </style:style>
    <style:style style:name="TableCell33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34" style:parent-style-name="Normal" style:family="paragraph">
      <style:text-properties style:font-name="Cambria" style:font-name-asian="MS Mincho" style:font-weight-complex="bold"/>
    </style:style>
    <style:style style:name="TableCell33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36" style:parent-style-name="Normal" style:family="paragraph">
      <style:text-properties style:font-name="Cambria" style:font-name-asian="MS Mincho" style:font-weight-complex="bold"/>
    </style:style>
    <style:style style:name="TableCell33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38" style:parent-style-name="Normal" style:family="paragraph">
      <style:text-properties style:font-name="Cambria" style:font-name-asian="MS Mincho" style:font-weight-complex="bold"/>
    </style:style>
    <style:style style:name="TableRow339" style:family="table-row">
      <style:table-row-properties/>
    </style:style>
    <style:style style:name="TableCell34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41" style:parent-style-name="Normal" style:family="paragraph">
      <style:text-properties style:font-name="Cambria" style:font-name-asian="MS Mincho" style:font-weight-complex="bold"/>
    </style:style>
    <style:style style:name="TableCell34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43" style:parent-style-name="Normal" style:family="paragraph">
      <style:text-properties style:font-name="Cambria" style:font-name-asian="MS Mincho" style:font-weight-complex="bold"/>
    </style:style>
    <style:style style:name="TableCell34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45" style:parent-style-name="Normal" style:family="paragraph">
      <style:text-properties style:font-name="Cambria" style:font-name-asian="MS Mincho" style:font-weight-complex="bold"/>
    </style:style>
    <style:style style:name="TableRow346" style:family="table-row">
      <style:table-row-properties/>
    </style:style>
    <style:style style:name="TableCell34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48" style:parent-style-name="Normal" style:family="paragraph">
      <style:text-properties style:font-name="Cambria" style:font-name-asian="MS Mincho" style:font-weight-complex="bold"/>
    </style:style>
    <style:style style:name="TableCell34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50" style:parent-style-name="Normal" style:family="paragraph">
      <style:text-properties style:font-name="Cambria" style:font-name-asian="MS Mincho" style:font-weight-complex="bold"/>
    </style:style>
    <style:style style:name="TableCell35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52" style:parent-style-name="Normal" style:family="paragraph">
      <style:text-properties style:font-name="Cambria" style:font-name-asian="MS Mincho" style:font-weight-complex="bold"/>
    </style:style>
    <style:style style:name="TableRow353" style:family="table-row">
      <style:table-row-properties/>
    </style:style>
    <style:style style:name="TableCell35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55" style:parent-style-name="Normal" style:family="paragraph">
      <style:text-properties style:font-name="Cambria" style:font-name-asian="MS Mincho" style:font-weight-complex="bold"/>
    </style:style>
    <style:style style:name="TableCell35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57" style:parent-style-name="Normal" style:family="paragraph">
      <style:text-properties style:font-name="Cambria" style:font-name-asian="MS Mincho" style:font-weight-complex="bold"/>
    </style:style>
    <style:style style:name="TableCell35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59" style:parent-style-name="Normal" style:family="paragraph">
      <style:text-properties style:font-name="Cambria" style:font-name-asian="MS Mincho" style:font-weight-complex="bold"/>
    </style:style>
    <style:style style:name="TableRow360" style:family="table-row">
      <style:table-row-properties/>
    </style:style>
    <style:style style:name="TableCell36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62" style:parent-style-name="Normal" style:family="paragraph">
      <style:text-properties style:font-name="Cambria" style:font-name-asian="MS Mincho" style:font-weight-complex="bold"/>
    </style:style>
    <style:style style:name="TableCell36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64" style:parent-style-name="Normal" style:family="paragraph">
      <style:text-properties style:font-name="Cambria" style:font-name-asian="MS Mincho" style:font-weight-complex="bold"/>
    </style:style>
    <style:style style:name="TableCell36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66" style:parent-style-name="Normal" style:family="paragraph">
      <style:text-properties style:font-name="Cambria" style:font-name-asian="MS Mincho" style:font-weight-complex="bold"/>
    </style:style>
    <style:style style:name="TableRow367" style:family="table-row">
      <style:table-row-properties/>
    </style:style>
    <style:style style:name="TableCell36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69" style:parent-style-name="Normal" style:family="paragraph">
      <style:text-properties style:font-name="Cambria" style:font-name-asian="MS Mincho" style:font-weight-complex="bold"/>
    </style:style>
    <style:style style:name="TableCell37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71" style:parent-style-name="Normal" style:family="paragraph">
      <style:text-properties style:font-name="Cambria" style:font-name-asian="MS Mincho" style:font-weight-complex="bold"/>
    </style:style>
    <style:style style:name="TableCell37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73" style:parent-style-name="Normal" style:family="paragraph">
      <style:text-properties style:font-name="Cambria" style:font-name-asian="MS Mincho" style:font-weight-complex="bold"/>
    </style:style>
    <style:style style:name="TableRow374" style:family="table-row">
      <style:table-row-properties/>
    </style:style>
    <style:style style:name="TableCell37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76" style:parent-style-name="Normal" style:family="paragraph">
      <style:text-properties style:font-name="Cambria" style:font-name-asian="MS Mincho" style:font-weight-complex="bold"/>
    </style:style>
    <style:style style:name="TableCell37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78" style:parent-style-name="Normal" style:family="paragraph">
      <style:text-properties style:font-name="Cambria" style:font-name-asian="MS Mincho" style:font-weight-complex="bold"/>
    </style:style>
    <style:style style:name="TableCell37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80" style:parent-style-name="Normal" style:family="paragraph">
      <style:text-properties style:font-name="Cambria" style:font-name-asian="MS Mincho" style:font-weight-complex="bold"/>
    </style:style>
    <style:style style:name="TableRow381" style:family="table-row">
      <style:table-row-properties/>
    </style:style>
    <style:style style:name="TableCell38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383" style:parent-style-name="Normal" style:family="paragraph">
      <style:text-properties style:font-name="Cambria" style:font-name-asian="MS Mincho" style:font-weight-complex="bold"/>
    </style:style>
    <style:style style:name="TableCell38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385" style:parent-style-name="Normal" style:family="paragraph">
      <style:text-properties style:font-name="Cambria" style:font-name-asian="MS Mincho" style:font-weight-complex="bold"/>
    </style:style>
    <style:style style:name="TableCell38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387" style:parent-style-name="Normal" style:family="paragraph">
      <style:paragraph-properties fo:text-align="justify"/>
    </style:style>
    <style:style style:name="T388" style:parent-style-name="Policepardéfaut" style:family="text">
      <style:text-properties style:font-name="Cambria" style:font-name-asian="MS Mincho" style:font-weight-complex="bold"/>
    </style:style>
    <style:style style:name="T389" style:parent-style-name="Policepardéfaut" style:family="text">
      <style:text-properties style:font-name="Cambria" style:font-name-asian="MS Mincho" style:font-weight-complex="bold"/>
    </style:style>
    <style:style style:name="T390" style:parent-style-name="Policepardéfaut" style:family="text">
      <style:text-properties style:font-name="Cambria" style:font-name-asian="MS Mincho" style:font-weight-complex="bold"/>
    </style:style>
    <style:style style:name="T391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392" style:parent-style-name="Policepardéfaut" style:family="text">
      <style:text-properties style:font-name="Cambria" style:font-name-asian="MS Mincho" style:font-weight-complex="bold"/>
    </style:style>
    <style:style style:name="T393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394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395" style:parent-style-name="Policepardéfaut" style:family="text">
      <style:text-properties style:font-name="Cambria" style:font-name-asian="MS Mincho" style:font-weight-complex="bold"/>
    </style:style>
    <style:style style:name="T396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397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398" style:parent-style-name="Policepardéfaut" style:family="text">
      <style:text-properties style:font-name="Cambria" style:font-name-asian="MS Mincho" style:font-weight-complex="bold"/>
    </style:style>
    <style:style style:name="T399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400" style:parent-style-name="Policepardéfaut" style:family="text">
      <style:text-properties style:font-name="Cambria" style:font-name-asian="MS Mincho" style:font-weight-complex="bold"/>
    </style:style>
    <style:style style:name="TableRow401" style:family="table-row">
      <style:table-row-properties/>
    </style:style>
    <style:style style:name="TableCell40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03" style:parent-style-name="Normal" style:family="paragraph">
      <style:text-properties style:font-name="Cambria" style:font-name-asian="MS Mincho" style:font-weight-complex="bold"/>
    </style:style>
    <style:style style:name="TableCell40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05" style:parent-style-name="Normal" style:family="paragraph">
      <style:text-properties style:font-name="Cambria" style:font-name-asian="MS Mincho" style:font-weight-complex="bold"/>
    </style:style>
    <style:style style:name="TableCell40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07" style:parent-style-name="Normal" style:family="paragraph">
      <style:text-properties style:font-name="Cambria" style:font-name-asian="MS Mincho" style:font-weight-complex="bold"/>
    </style:style>
    <style:style style:name="TableRow408" style:family="table-row">
      <style:table-row-properties/>
    </style:style>
    <style:style style:name="TableCell40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10" style:parent-style-name="Normal" style:family="paragraph">
      <style:text-properties style:font-name="Cambria" style:font-name-asian="MS Mincho" style:font-weight-complex="bold"/>
    </style:style>
    <style:style style:name="TableCell41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412" style:parent-style-name="Policepardéfaut" style:family="text">
      <style:text-properties style:font-name="Cambria" style:font-name-asian="MS Mincho"/>
    </style:style>
    <style:style style:name="TableCell4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414" style:parent-style-name="Policepardéfaut" style:family="text">
      <style:text-properties style:font-name="Cambria" style:font-name-asian="MS Mincho" style:font-weight-complex="bold"/>
    </style:style>
    <style:style style:name="T41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416" style:parent-style-name="Policepardéfaut" style:family="text">
      <style:text-properties style:font-name="Cambria" style:font-name-asian="MS Mincho" style:font-weight-complex="bold"/>
    </style:style>
    <style:style style:name="TableRow417" style:family="table-row">
      <style:table-row-properties/>
    </style:style>
    <style:style style:name="TableCell41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19" style:parent-style-name="Normal" style:family="paragraph">
      <style:text-properties style:font-name="Cambria" style:font-name-asian="MS Mincho" style:font-weight-complex="bold"/>
    </style:style>
    <style:style style:name="TableCell42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21" style:parent-style-name="Normal" style:family="paragraph">
      <style:text-properties style:font-name="Cambria" style:font-name-asian="MS Mincho" style:font-weight-complex="bold"/>
    </style:style>
    <style:style style:name="TableCell42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23" style:parent-style-name="Normal" style:family="paragraph">
      <style:text-properties style:font-name="Cambria" style:font-name-asian="MS Mincho" style:font-weight-complex="bold"/>
    </style:style>
    <style:style style:name="TableRow424" style:family="table-row">
      <style:table-row-properties/>
    </style:style>
    <style:style style:name="TableCell42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26" style:parent-style-name="Normal" style:family="paragraph">
      <style:text-properties style:font-name="Cambria" style:font-name-asian="MS Mincho" style:font-weight-complex="bold"/>
    </style:style>
    <style:style style:name="TableCell42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28" style:parent-style-name="Normal" style:family="paragraph">
      <style:text-properties style:font-name="Cambria" style:font-name-asian="MS Mincho" style:font-weight-complex="bold"/>
    </style:style>
    <style:style style:name="TableCell42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30" style:parent-style-name="Normal" style:family="paragraph">
      <style:text-properties style:font-name="Cambria" style:font-name-asian="MS Mincho" style:font-weight-complex="bold"/>
    </style:style>
    <style:style style:name="TableRow431" style:family="table-row">
      <style:table-row-properties/>
    </style:style>
    <style:style style:name="TableCell43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33" style:parent-style-name="Normal" style:family="paragraph">
      <style:text-properties style:font-name="Cambria" style:font-name-asian="MS Mincho" style:font-weight-complex="bold"/>
    </style:style>
    <style:style style:name="TableCell43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35" style:parent-style-name="Normal" style:family="paragraph">
      <style:text-properties style:font-name="Cambria" style:font-name-asian="MS Mincho" style:font-weight-complex="bold"/>
    </style:style>
    <style:style style:name="TableCell43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37" style:parent-style-name="Normal" style:family="paragraph">
      <style:text-properties style:font-name="Cambria" style:font-name-asian="MS Mincho" style:font-weight-complex="bold"/>
    </style:style>
    <style:style style:name="TableRow438" style:family="table-row">
      <style:table-row-properties/>
    </style:style>
    <style:style style:name="TableCell43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40" style:parent-style-name="Normal" style:family="paragraph">
      <style:text-properties style:font-name="Cambria" style:font-name-asian="MS Mincho" style:font-weight-complex="bold"/>
    </style:style>
    <style:style style:name="TableCell44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42" style:parent-style-name="Normal" style:family="paragraph">
      <style:text-properties style:font-name="Cambria" style:font-name-asian="MS Mincho" style:font-weight-complex="bold"/>
    </style:style>
    <style:style style:name="TableCell44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44" style:parent-style-name="Normal" style:family="paragraph">
      <style:text-properties style:font-name="Cambria" style:font-name-asian="MS Mincho" style:font-weight-complex="bold"/>
    </style:style>
    <style:style style:name="TableRow445" style:family="table-row">
      <style:table-row-properties/>
    </style:style>
    <style:style style:name="TableCell4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47" style:parent-style-name="Normal" style:family="paragraph">
      <style:text-properties style:font-name="Cambria" style:font-name-asian="MS Mincho" style:font-weight-complex="bold"/>
    </style:style>
    <style:style style:name="TableCell4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49" style:parent-style-name="Normal" style:family="paragraph">
      <style:text-properties style:font-name="Cambria" style:font-name-asian="MS Mincho" style:font-weight-complex="bold"/>
    </style:style>
    <style:style style:name="TableCell45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51" style:parent-style-name="Normal" style:family="paragraph">
      <style:text-properties style:font-name="Cambria" style:font-name-asian="MS Mincho" style:font-weight-complex="bold"/>
    </style:style>
    <style:style style:name="TableRow452" style:family="table-row">
      <style:table-row-properties/>
    </style:style>
    <style:style style:name="TableCell45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54" style:parent-style-name="Normal" style:family="paragraph">
      <style:text-properties style:font-name="Cambria" style:font-name-asian="MS Mincho" style:font-weight-complex="bold"/>
    </style:style>
    <style:style style:name="TableCell45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56" style:parent-style-name="Normal" style:family="paragraph">
      <style:text-properties style:font-name="Cambria" style:font-name-asian="MS Mincho" style:font-weight-complex="bold"/>
    </style:style>
    <style:style style:name="TableCell45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58" style:parent-style-name="Normal" style:family="paragraph">
      <style:text-properties style:font-name="Cambria" style:font-name-asian="MS Mincho" style:font-weight-complex="bold"/>
    </style:style>
    <style:style style:name="TableRow459" style:family="table-row">
      <style:table-row-properties/>
    </style:style>
    <style:style style:name="TableCell46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61" style:parent-style-name="Normal" style:family="paragraph">
      <style:text-properties style:font-name="Cambria" style:font-name-asian="MS Mincho" style:font-weight-complex="bold"/>
    </style:style>
    <style:style style:name="TableCell46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63" style:parent-style-name="Normal" style:family="paragraph">
      <style:text-properties style:font-name="Cambria" style:font-name-asian="MS Mincho" style:font-weight-complex="bold"/>
    </style:style>
    <style:style style:name="TableCell46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65" style:parent-style-name="Normal" style:family="paragraph">
      <style:text-properties style:font-name="Cambria" style:font-name-asian="MS Mincho" style:font-weight-complex="bold"/>
    </style:style>
    <style:style style:name="TableRow466" style:family="table-row">
      <style:table-row-properties/>
    </style:style>
    <style:style style:name="TableCell46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68" style:parent-style-name="Normal" style:family="paragraph">
      <style:text-properties style:font-name="Cambria" style:font-name-asian="MS Mincho" style:font-weight-complex="bold"/>
    </style:style>
    <style:style style:name="TableCell46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70" style:parent-style-name="Normal" style:family="paragraph">
      <style:text-properties style:font-name="Cambria" style:font-name-asian="MS Mincho" style:font-weight-complex="bold"/>
    </style:style>
    <style:style style:name="TableCell47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72" style:parent-style-name="Normal" style:family="paragraph">
      <style:text-properties style:font-name="Cambria" style:font-name-asian="MS Mincho" style:font-weight-complex="bold"/>
    </style:style>
    <style:style style:name="TableRow473" style:family="table-row">
      <style:table-row-properties/>
    </style:style>
    <style:style style:name="TableCell47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75" style:parent-style-name="Normal" style:family="paragraph">
      <style:text-properties style:font-name="Cambria" style:font-name-asian="MS Mincho" style:font-weight-complex="bold"/>
    </style:style>
    <style:style style:name="TableCell47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77" style:parent-style-name="Normal" style:family="paragraph">
      <style:text-properties style:font-name="Cambria" style:font-name-asian="MS Mincho" style:font-weight-complex="bold"/>
    </style:style>
    <style:style style:name="TableCell47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79" style:parent-style-name="Normal" style:family="paragraph">
      <style:text-properties style:font-name="Cambria" style:font-name-asian="MS Mincho" style:font-weight-complex="bold"/>
    </style:style>
    <style:style style:name="TableRow480" style:family="table-row">
      <style:table-row-properties/>
    </style:style>
    <style:style style:name="TableCell48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82" style:parent-style-name="Normal" style:family="paragraph">
      <style:text-properties style:font-name="Cambria" style:font-name-asian="MS Mincho" style:font-weight-complex="bold"/>
    </style:style>
    <style:style style:name="TableCell48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484" style:parent-style-name="Policepardéfaut" style:family="text">
      <style:text-properties style:font-name="Cambria" style:font-name-asian="MS Mincho"/>
    </style:style>
    <style:style style:name="TableCell48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86" style:parent-style-name="Normal" style:family="paragraph">
      <style:text-properties style:font-name="Cambria" style:font-name-asian="MS Mincho" style:font-weight-complex="bold"/>
    </style:style>
    <style:style style:name="TableRow487" style:family="table-row">
      <style:table-row-properties/>
    </style:style>
    <style:style style:name="TableCell48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89" style:parent-style-name="Normal" style:family="paragraph">
      <style:text-properties style:font-name="Cambria" style:font-name-asian="MS Mincho" style:font-weight-complex="bold"/>
    </style:style>
    <style:style style:name="TableCell49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491" style:parent-style-name="Normal" style:family="paragraph">
      <style:text-properties style:font-name="Cambria" style:font-name-asian="MS Mincho" style:font-weight-complex="bold"/>
    </style:style>
    <style:style style:name="TableCell49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493" style:parent-style-name="Normal" style:family="paragraph">
      <style:text-properties style:font-name="Cambria" style:font-name-asian="MS Mincho" style:font-weight-complex="bold"/>
    </style:style>
    <style:style style:name="TableRow494" style:family="table-row">
      <style:table-row-properties/>
    </style:style>
    <style:style style:name="TableCell49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496" style:parent-style-name="Normal" style:family="paragraph">
      <style:text-properties style:font-name="Cambria" style:font-name-asian="MS Mincho" style:font-weight-complex="bold"/>
    </style:style>
    <style:style style:name="TableCell49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498" style:parent-style-name="Policepardéfaut" style:family="text">
      <style:text-properties style:font-name="Cambria" style:font-name-asian="MS Mincho"/>
    </style:style>
    <style:style style:name="TableCell49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00" style:parent-style-name="Normal" style:family="paragraph">
      <style:text-properties style:font-name="Cambria" style:font-name-asian="MS Mincho" style:font-weight-complex="bold"/>
    </style:style>
    <style:style style:name="TableRow501" style:family="table-row">
      <style:table-row-properties/>
    </style:style>
    <style:style style:name="TableCell50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03" style:parent-style-name="Normal" style:family="paragraph">
      <style:text-properties style:font-name="Cambria" style:font-name-asian="MS Mincho" style:font-weight-complex="bold"/>
    </style:style>
    <style:style style:name="TableCell50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05" style:parent-style-name="Normal" style:family="paragraph">
      <style:text-properties style:font-name="Cambria" style:font-name-asian="MS Mincho" style:font-weight-complex="bold"/>
    </style:style>
    <style:style style:name="TableCell50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07" style:parent-style-name="Normal" style:family="paragraph">
      <style:text-properties style:font-name="Cambria" style:font-name-asian="MS Mincho" style:font-weight-complex="bold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10" style:parent-style-name="Normal" style:family="paragraph">
      <style:text-properties style:font-name="Cambria" style:font-name-asian="MS Mincho" style:font-weight-complex="bold"/>
    </style:style>
    <style:style style:name="TableCell51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12" style:parent-style-name="Normal" style:family="paragraph">
      <style:text-properties style:font-name="Cambria" style:font-name-asian="MS Mincho" style:font-weight-complex="bold"/>
    </style:style>
    <style:style style:name="TableCell5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14" style:parent-style-name="Normal" style:family="paragraph">
      <style:text-properties style:font-name="Cambria" style:font-name-asian="MS Mincho" style:font-weight-complex="bold"/>
    </style:style>
    <style:style style:name="TableRow515" style:family="table-row">
      <style:table-row-properties/>
    </style:style>
    <style:style style:name="TableCell51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17" style:parent-style-name="Normal" style:family="paragraph">
      <style:text-properties style:font-name="Cambria" style:font-name-asian="MS Mincho" style:font-weight-complex="bold"/>
    </style:style>
    <style:style style:name="TableCell51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19" style:parent-style-name="Normal" style:family="paragraph">
      <style:text-properties style:font-name="Cambria" style:font-name-asian="MS Mincho" style:font-weight-complex="bold"/>
    </style:style>
    <style:style style:name="TableCell52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21" style:parent-style-name="Normal" style:family="paragraph">
      <style:text-properties style:font-name="Cambria" style:font-name-asian="MS Mincho" style:font-weight-complex="bold"/>
    </style:style>
    <style:style style:name="TableRow522" style:family="table-row">
      <style:table-row-properties/>
    </style:style>
    <style:style style:name="TableCell52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24" style:parent-style-name="Normal" style:family="paragraph">
      <style:text-properties style:font-name="Cambria" style:font-name-asian="MS Mincho" style:font-weight-complex="bold"/>
    </style:style>
    <style:style style:name="TableCell52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26" style:parent-style-name="Normal" style:family="paragraph">
      <style:text-properties style:font-name="Cambria" style:font-name-asian="MS Mincho" style:font-weight-complex="bold"/>
    </style:style>
    <style:style style:name="TableCell52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28" style:parent-style-name="Normal" style:family="paragraph">
      <style:text-properties style:font-name="Cambria" style:font-name-asian="MS Mincho" style:font-weight-complex="bold"/>
    </style:style>
    <style:style style:name="TableRow529" style:family="table-row">
      <style:table-row-properties/>
    </style:style>
    <style:style style:name="TableCell53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31" style:parent-style-name="Normal" style:family="paragraph">
      <style:text-properties style:font-name="Cambria" style:font-name-asian="MS Mincho" style:font-weight-complex="bold"/>
    </style:style>
    <style:style style:name="TableCell53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533" style:parent-style-name="Policepardéfaut" style:family="text">
      <style:text-properties style:font-name="Cambria" style:font-name-asian="MS Mincho" style:font-weight-complex="bold"/>
    </style:style>
    <style:style style:name="T534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535" style:parent-style-name="Policepardéfaut" style:family="text">
      <style:text-properties style:font-name="Cambria" style:font-name-asian="MS Mincho" style:font-weight-complex="bold"/>
    </style:style>
    <style:style style:name="TableCell53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37" style:parent-style-name="Normal" style:family="paragraph">
      <style:text-properties style:font-name="Cambria" style:font-name-asian="MS Mincho" style:font-weight-complex="bold"/>
    </style:style>
    <style:style style:name="TableRow538" style:family="table-row">
      <style:table-row-properties/>
    </style:style>
    <style:style style:name="TableCell53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40" style:parent-style-name="Normal" style:family="paragraph">
      <style:text-properties style:font-name="Cambria" style:font-name-asian="MS Mincho" style:font-weight-complex="bold"/>
    </style:style>
    <style:style style:name="TableCell54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42" style:parent-style-name="Normal" style:family="paragraph">
      <style:text-properties style:font-name="Cambria" style:font-name-asian="MS Mincho" style:font-weight-complex="bold"/>
    </style:style>
    <style:style style:name="TableCell54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44" style:parent-style-name="Normal" style:family="paragraph">
      <style:text-properties style:font-name="Cambria" style:font-name-asian="MS Mincho" style:font-weight-complex="bold"/>
    </style:style>
    <style:style style:name="TableRow545" style:family="table-row">
      <style:table-row-properties/>
    </style:style>
    <style:style style:name="TableCell5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47" style:parent-style-name="Normal" style:family="paragraph">
      <style:text-properties style:font-name="Cambria" style:font-name-asian="MS Mincho" style:font-weight-complex="bold"/>
    </style:style>
    <style:style style:name="TableCell5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549" style:parent-style-name="Policepardéfaut" style:family="text">
      <style:text-properties style:font-name="Cambria" style:font-name-asian="MS Mincho"/>
    </style:style>
    <style:style style:name="TableCell55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551" style:parent-style-name="Policepardéfaut" style:family="text">
      <style:text-properties style:font-name="Cambria" style:font-name-asian="MS Mincho" style:font-weight-complex="bold"/>
    </style:style>
    <style:style style:name="T552" style:parent-style-name="Policepardéfaut" style:family="text">
      <style:text-properties style:font-name="Cambria" style:font-name-asian="MS Mincho" style:font-weight-complex="bold"/>
    </style:style>
    <style:style style:name="T553" style:parent-style-name="Policepardéfaut" style:family="text">
      <style:text-properties style:font-name="Cambria" style:font-name-asian="MS Mincho" style:font-weight-complex="bold"/>
    </style:style>
    <style:style style:name="T554" style:parent-style-name="Policepardéfaut" style:family="text">
      <style:text-properties style:font-name="Cambria" style:font-name-asian="MS Mincho" style:font-weight-complex="bold"/>
    </style:style>
    <style:style style:name="T55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556" style:parent-style-name="Policepardéfaut" style:family="text">
      <style:text-properties style:font-name="Cambria" style:font-name-asian="MS Mincho" style:font-weight-complex="bold"/>
    </style:style>
    <style:style style:name="T557" style:parent-style-name="Policepardéfaut" style:family="text">
      <style:text-properties style:font-name="Cambria" style:font-name-asian="MS Mincho" style:font-weight-complex="bold"/>
    </style:style>
    <style:style style:name="TableRow558" style:family="table-row">
      <style:table-row-properties/>
    </style:style>
    <style:style style:name="TableCell55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60" style:parent-style-name="Normal" style:family="paragraph">
      <style:text-properties style:font-name="Cambria" style:font-name-asian="MS Mincho" style:font-weight-complex="bold"/>
    </style:style>
    <style:style style:name="TableCell56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62" style:parent-style-name="Normal" style:family="paragraph">
      <style:text-properties style:font-name="Cambria" style:font-name-asian="MS Mincho" style:font-weight-complex="bold"/>
    </style:style>
    <style:style style:name="TableCell56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64" style:parent-style-name="Normal" style:family="paragraph">
      <style:text-properties style:font-name="Cambria" style:font-name-asian="MS Mincho" style:font-weight-complex="bold"/>
    </style:style>
    <style:style style:name="TableRow565" style:family="table-row">
      <style:table-row-properties/>
    </style:style>
    <style:style style:name="TableCell56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67" style:parent-style-name="Normal" style:family="paragraph">
      <style:text-properties style:font-name="Cambria" style:font-name-asian="MS Mincho" style:font-weight-complex="bold"/>
    </style:style>
    <style:style style:name="TableCell56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69" style:parent-style-name="Normal" style:family="paragraph">
      <style:text-properties style:font-name="Cambria" style:font-name-asian="MS Mincho" style:font-weight-complex="bold"/>
    </style:style>
    <style:style style:name="TableCell57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71" style:parent-style-name="Normal" style:family="paragraph">
      <style:text-properties style:font-name="Cambria" style:font-name-asian="MS Mincho" style:font-weight-complex="bold"/>
    </style:style>
    <style:style style:name="TableRow572" style:family="table-row">
      <style:table-row-properties/>
    </style:style>
    <style:style style:name="TableCell57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74" style:parent-style-name="Normal" style:family="paragraph">
      <style:text-properties style:font-name="Cambria" style:font-name-asian="MS Mincho" style:font-weight-complex="bold"/>
    </style:style>
    <style:style style:name="TableCell57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76" style:parent-style-name="Normal" style:family="paragraph">
      <style:text-properties style:font-name="Cambria" style:font-name-asian="MS Mincho" style:font-weight-complex="bold"/>
    </style:style>
    <style:style style:name="TableCell57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78" style:parent-style-name="Normal" style:family="paragraph">
      <style:text-properties style:font-name="Cambria" style:font-name-asian="MS Mincho" style:font-weight-complex="bold"/>
    </style:style>
    <style:style style:name="TableRow579" style:family="table-row">
      <style:table-row-properties/>
    </style:style>
    <style:style style:name="TableCell58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81" style:parent-style-name="Normal" style:family="paragraph">
      <style:text-properties style:font-name="Cambria" style:font-name-asian="MS Mincho" style:font-weight-complex="bold"/>
    </style:style>
    <style:style style:name="TableCell58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83" style:parent-style-name="Normal" style:family="paragraph">
      <style:text-properties style:font-name="Cambria" style:font-name-asian="MS Mincho" style:font-weight-complex="bold"/>
    </style:style>
    <style:style style:name="TableCell58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85" style:parent-style-name="Normal" style:family="paragraph">
      <style:text-properties style:font-name="Cambria" style:font-name-asian="MS Mincho" style:font-weight-complex="bold"/>
    </style:style>
    <style:style style:name="TableRow586" style:family="table-row">
      <style:table-row-properties/>
    </style:style>
    <style:style style:name="TableCell58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88" style:parent-style-name="Normal" style:family="paragraph">
      <style:text-properties style:font-name="Cambria" style:font-name-asian="MS Mincho" style:font-weight-complex="bold"/>
    </style:style>
    <style:style style:name="TableCell58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90" style:parent-style-name="Normal" style:family="paragraph">
      <style:text-properties style:font-name="Cambria" style:font-name-asian="MS Mincho" style:font-weight-complex="bold"/>
    </style:style>
    <style:style style:name="TableCell59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92" style:parent-style-name="Normal" style:family="paragraph">
      <style:text-properties style:font-name="Cambria" style:font-name-asian="MS Mincho" style:font-weight-complex="bold"/>
    </style:style>
    <style:style style:name="TableRow593" style:family="table-row">
      <style:table-row-properties/>
    </style:style>
    <style:style style:name="TableCell59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595" style:parent-style-name="Normal" style:family="paragraph">
      <style:text-properties style:font-name="Cambria" style:font-name-asian="MS Mincho" style:font-weight-complex="bold"/>
    </style:style>
    <style:style style:name="TableCell59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597" style:parent-style-name="Normal" style:family="paragraph">
      <style:text-properties style:font-name="Cambria" style:font-name-asian="MS Mincho" style:font-weight-complex="bold"/>
    </style:style>
    <style:style style:name="TableCell59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599" style:parent-style-name="Normal" style:family="paragraph">
      <style:text-properties style:font-name="Cambria" style:font-name-asian="MS Mincho" style:font-weight-complex="bold"/>
    </style:style>
    <style:style style:name="TableRow600" style:family="table-row">
      <style:table-row-properties/>
    </style:style>
    <style:style style:name="TableCell60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02" style:parent-style-name="Normal" style:family="paragraph">
      <style:text-properties style:font-name="Cambria" style:font-name-asian="MS Mincho" style:font-weight-complex="bold"/>
    </style:style>
    <style:style style:name="TableCell60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04" style:parent-style-name="Normal" style:family="paragraph">
      <style:text-properties style:font-name="Cambria" style:font-name-asian="MS Mincho" style:font-weight-complex="bold"/>
    </style:style>
    <style:style style:name="TableCell60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06" style:parent-style-name="Normal" style:family="paragraph">
      <style:text-properties style:font-name="Cambria" style:font-name-asian="MS Mincho" style:font-weight-complex="bold"/>
    </style:style>
    <style:style style:name="TableRow607" style:family="table-row">
      <style:table-row-properties/>
    </style:style>
    <style:style style:name="TableCell60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09" style:parent-style-name="Normal" style:family="paragraph">
      <style:text-properties style:font-name="Cambria" style:font-name-asian="MS Mincho" style:font-weight-complex="bold"/>
    </style:style>
    <style:style style:name="TableCell61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11" style:parent-style-name="Normal" style:family="paragraph">
      <style:text-properties style:font-name="Cambria" style:font-name-asian="MS Mincho" style:font-weight-complex="bold"/>
    </style:style>
    <style:style style:name="TableCell61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13" style:parent-style-name="Normal" style:family="paragraph">
      <style:text-properties style:font-name="Cambria" style:font-name-asian="MS Mincho" style:font-weight-complex="bold"/>
    </style:style>
    <style:style style:name="TableRow614" style:family="table-row">
      <style:table-row-properties/>
    </style:style>
    <style:style style:name="TableCell61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16" style:parent-style-name="Normal" style:family="paragraph">
      <style:text-properties style:font-name="Cambria" style:font-name-asian="MS Mincho" style:font-weight-complex="bold"/>
    </style:style>
    <style:style style:name="TableCell61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18" style:parent-style-name="Normal" style:family="paragraph">
      <style:text-properties style:font-name="Cambria" style:font-name-asian="MS Mincho" style:font-weight-complex="bold"/>
    </style:style>
    <style:style style:name="TableCell61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20" style:parent-style-name="Normal" style:family="paragraph">
      <style:text-properties style:font-name="Cambria" style:font-name-asian="MS Mincho" style:font-weight-complex="bold"/>
    </style:style>
    <style:style style:name="TableRow621" style:family="table-row">
      <style:table-row-properties/>
    </style:style>
    <style:style style:name="TableCell62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23" style:parent-style-name="Normal" style:family="paragraph">
      <style:text-properties style:font-name="Cambria" style:font-name-asian="MS Mincho" style:font-weight-complex="bold"/>
    </style:style>
    <style:style style:name="TableCell62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25" style:parent-style-name="Normal" style:family="paragraph">
      <style:text-properties style:font-name="Cambria" style:font-name-asian="MS Mincho" style:font-weight-complex="bold"/>
    </style:style>
    <style:style style:name="TableCell62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27" style:parent-style-name="Normal" style:family="paragraph">
      <style:text-properties style:font-name="Cambria" style:font-name-asian="MS Mincho" style:font-weight-complex="bold"/>
    </style:style>
    <style:style style:name="TableRow628" style:family="table-row">
      <style:table-row-properties/>
    </style:style>
    <style:style style:name="TableCell62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30" style:parent-style-name="Normal" style:family="paragraph">
      <style:text-properties style:font-name="Cambria" style:font-name-asian="MS Mincho" style:font-weight-complex="bold"/>
    </style:style>
    <style:style style:name="TableCell63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32" style:parent-style-name="Normal" style:family="paragraph">
      <style:text-properties style:font-name="Cambria" style:font-name-asian="MS Mincho" style:font-weight-complex="bold"/>
    </style:style>
    <style:style style:name="TableCell63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34" style:parent-style-name="Normal" style:family="paragraph">
      <style:text-properties style:font-name="Cambria" style:font-name-asian="MS Mincho" style:font-weight-complex="bold"/>
    </style:style>
    <style:style style:name="TableRow635" style:family="table-row">
      <style:table-row-properties/>
    </style:style>
    <style:style style:name="TableCell63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37" style:parent-style-name="Normal" style:family="paragraph">
      <style:text-properties style:font-name="Cambria" style:font-name-asian="MS Mincho" style:font-weight-complex="bold"/>
    </style:style>
    <style:style style:name="TableCell63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39" style:parent-style-name="Normal" style:family="paragraph">
      <style:text-properties style:font-name="Cambria" style:font-name-asian="MS Mincho" style:font-weight-complex="bold"/>
    </style:style>
    <style:style style:name="TableCell64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41" style:parent-style-name="Normal" style:family="paragraph">
      <style:text-properties style:font-name="Cambria" style:font-name-asian="MS Mincho" style:font-weight-complex="bold"/>
    </style:style>
    <style:style style:name="TableRow642" style:family="table-row">
      <style:table-row-properties/>
    </style:style>
    <style:style style:name="TableCell64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44" style:parent-style-name="Normal" style:family="paragraph">
      <style:text-properties style:font-name="Cambria" style:font-name-asian="MS Mincho" style:font-weight-complex="bold"/>
    </style:style>
    <style:style style:name="TableCell64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46" style:parent-style-name="Normal" style:family="paragraph">
      <style:text-properties style:font-name="Cambria" style:font-name-asian="MS Mincho" style:font-weight-complex="bold"/>
    </style:style>
    <style:style style:name="TableCell64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48" style:parent-style-name="Normal" style:family="paragraph">
      <style:text-properties style:font-name="Cambria" style:font-name-asian="MS Mincho" style:font-weight-complex="bold"/>
    </style:style>
    <style:style style:name="TableRow649" style:family="table-row">
      <style:table-row-properties/>
    </style:style>
    <style:style style:name="TableCell65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51" style:parent-style-name="Normal" style:family="paragraph">
      <style:text-properties style:font-name="Cambria" style:font-name-asian="MS Mincho" style:font-weight-complex="bold"/>
    </style:style>
    <style:style style:name="TableCell65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53" style:parent-style-name="Normal" style:family="paragraph">
      <style:text-properties style:font-name="Cambria" style:font-name-asian="MS Mincho" style:font-weight-complex="bold"/>
    </style:style>
    <style:style style:name="TableCell65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55" style:parent-style-name="Normal" style:family="paragraph">
      <style:text-properties style:font-name="Cambria" style:font-name-asian="MS Mincho" style:font-weight-complex="bold"/>
    </style:style>
    <style:style style:name="TableRow656" style:family="table-row">
      <style:table-row-properties/>
    </style:style>
    <style:style style:name="TableCell65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58" style:parent-style-name="Normal" style:family="paragraph">
      <style:text-properties style:font-name="Cambria" style:font-name-asian="MS Mincho" style:font-weight-complex="bold"/>
    </style:style>
    <style:style style:name="TableCell65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60" style:parent-style-name="Normal" style:family="paragraph">
      <style:text-properties style:font-name="Cambria" style:font-name-asian="MS Mincho" style:font-weight-complex="bold"/>
    </style:style>
    <style:style style:name="TableCell66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62" style:parent-style-name="Normal" style:family="paragraph">
      <style:text-properties style:font-name="Cambria" style:font-name-asian="MS Mincho" style:font-weight-complex="bold"/>
    </style:style>
    <style:style style:name="TableRow663" style:family="table-row">
      <style:table-row-properties/>
    </style:style>
    <style:style style:name="TableCell66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65" style:parent-style-name="Normal" style:family="paragraph">
      <style:text-properties style:font-name="Cambria" style:font-name-asian="MS Mincho" style:font-weight-complex="bold"/>
    </style:style>
    <style:style style:name="TableCell66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67" style:parent-style-name="Normal" style:family="paragraph">
      <style:text-properties style:font-name="Cambria" style:font-name-asian="MS Mincho" style:font-weight-complex="bold"/>
    </style:style>
    <style:style style:name="TableCell66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69" style:parent-style-name="Normal" style:family="paragraph">
      <style:text-properties style:font-name="Cambria" style:font-name-asian="MS Mincho" style:font-weight-complex="bold"/>
    </style:style>
    <style:style style:name="TableRow670" style:family="table-row">
      <style:table-row-properties/>
    </style:style>
    <style:style style:name="TableCell67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72" style:parent-style-name="Normal" style:family="paragraph">
      <style:text-properties style:font-name="Cambria" style:font-name-asian="MS Mincho" style:font-weight-complex="bold"/>
    </style:style>
    <style:style style:name="TableCell67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74" style:parent-style-name="Normal" style:family="paragraph">
      <style:text-properties style:font-name="Cambria" style:font-name-asian="MS Mincho" style:font-weight-complex="bold"/>
    </style:style>
    <style:style style:name="TableCell67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76" style:parent-style-name="Normal" style:family="paragraph">
      <style:text-properties style:font-name="Cambria" style:font-name-asian="MS Mincho" style:font-weight-complex="bold"/>
    </style:style>
    <style:style style:name="TableRow677" style:family="table-row">
      <style:table-row-properties/>
    </style:style>
    <style:style style:name="TableCell67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79" style:parent-style-name="Normal" style:family="paragraph">
      <style:text-properties style:font-name="Cambria" style:font-name-asian="MS Mincho" style:font-weight-complex="bold"/>
    </style:style>
    <style:style style:name="TableCell68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81" style:parent-style-name="Normal" style:family="paragraph">
      <style:text-properties style:font-name="Cambria" style:font-name-asian="MS Mincho" style:font-weight-complex="bold"/>
    </style:style>
    <style:style style:name="TableCell68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83" style:parent-style-name="Normal" style:family="paragraph">
      <style:text-properties style:font-name="Cambria" style:font-name-asian="MS Mincho" style:font-weight-complex="bold"/>
    </style:style>
    <style:style style:name="TableRow684" style:family="table-row">
      <style:table-row-properties/>
    </style:style>
    <style:style style:name="TableCell68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86" style:parent-style-name="Normal" style:family="paragraph">
      <style:text-properties style:font-name="Cambria" style:font-name-asian="MS Mincho" style:font-weight-complex="bold"/>
    </style:style>
    <style:style style:name="TableCell68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88" style:parent-style-name="Normal" style:family="paragraph">
      <style:text-properties style:font-name="Cambria" style:font-name-asian="MS Mincho" style:font-weight-complex="bold"/>
    </style:style>
    <style:style style:name="TableCell68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690" style:parent-style-name="Normal" style:family="paragraph">
      <style:text-properties style:font-name="Cambria" style:font-name-asian="MS Mincho" style:font-weight-complex="bold"/>
    </style:style>
    <style:style style:name="TableRow691" style:family="table-row">
      <style:table-row-properties/>
    </style:style>
    <style:style style:name="TableCell69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693" style:parent-style-name="Normal" style:family="paragraph">
      <style:text-properties style:font-name="Cambria" style:font-name-asian="MS Mincho" style:font-weight-complex="bold"/>
    </style:style>
    <style:style style:name="TableCell69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695" style:parent-style-name="Normal" style:family="paragraph">
      <style:text-properties style:font-name="Cambria" style:font-name-asian="MS Mincho" style:font-weight-complex="bold"/>
    </style:style>
    <style:style style:name="TableCell69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697" style:parent-style-name="Policepardéfaut" style:family="text">
      <style:text-properties style:font-name="Cambria" style:font-name-asian="MS Mincho" style:font-weight-complex="bold"/>
    </style:style>
    <style:style style:name="T698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699" style:parent-style-name="Policepardéfaut" style:family="text">
      <style:text-properties style:font-name="Cambria" style:font-name-asian="MS Mincho" style:font-weight-complex="bold"/>
    </style:style>
    <style:style style:name="T700" style:parent-style-name="Policepardéfaut" style:family="text">
      <style:text-properties style:font-name="Cambria" style:font-name-asian="MS Mincho" style:font-weight-complex="bold"/>
    </style:style>
    <style:style style:name="TableRow701" style:family="table-row">
      <style:table-row-properties/>
    </style:style>
    <style:style style:name="TableCell70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03" style:parent-style-name="Normal" style:family="paragraph">
      <style:text-properties style:font-name="Cambria" style:font-name-asian="MS Mincho" style:font-weight-complex="bold"/>
    </style:style>
    <style:style style:name="TableCell70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05" style:parent-style-name="Normal" style:family="paragraph">
      <style:text-properties style:font-name="Cambria" style:font-name-asian="MS Mincho" style:font-weight-complex="bold"/>
    </style:style>
    <style:style style:name="TableCell70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07" style:parent-style-name="Normal" style:family="paragraph">
      <style:text-properties style:font-name="Cambria" style:font-name-asian="MS Mincho" style:font-weight-complex="bold"/>
    </style:style>
    <style:style style:name="TableRow708" style:family="table-row">
      <style:table-row-properties/>
    </style:style>
    <style:style style:name="TableCell70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10" style:parent-style-name="Normal" style:family="paragraph">
      <style:text-properties style:font-name="Cambria" style:font-name-asian="MS Mincho" style:font-weight-complex="bold"/>
    </style:style>
    <style:style style:name="TableCell71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12" style:parent-style-name="Normal" style:family="paragraph">
      <style:text-properties style:font-name="Cambria" style:font-name-asian="MS Mincho" style:font-weight-complex="bold"/>
    </style:style>
    <style:style style:name="TableCell7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14" style:parent-style-name="Normal" style:family="paragraph">
      <style:text-properties style:font-name="Cambria" style:font-name-asian="MS Mincho" style:font-weight-complex="bold"/>
    </style:style>
    <style:style style:name="TableRow715" style:family="table-row">
      <style:table-row-properties/>
    </style:style>
    <style:style style:name="TableCell71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17" style:parent-style-name="Normal" style:family="paragraph">
      <style:text-properties style:font-name="Cambria" style:font-name-asian="MS Mincho" style:font-weight-complex="bold"/>
    </style:style>
    <style:style style:name="TableCell71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719" style:parent-style-name="Policepardéfaut" style:family="text">
      <style:text-properties style:font-name="Cambria" style:font-name-asian="MS Mincho" style:font-weight-complex="bold"/>
    </style:style>
    <style:style style:name="T720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721" style:parent-style-name="Policepardéfaut" style:family="text">
      <style:text-properties style:font-name="Cambria" style:font-name-asian="MS Mincho" style:font-weight-complex="bold"/>
    </style:style>
    <style:style style:name="TableCell72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23" style:parent-style-name="Normal" style:family="paragraph">
      <style:text-properties style:font-name="Cambria" style:font-name-asian="MS Mincho" style:font-weight-complex="bold"/>
    </style:style>
    <style:style style:name="TableRow724" style:family="table-row">
      <style:table-row-properties/>
    </style:style>
    <style:style style:name="TableCell72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26" style:parent-style-name="Normal" style:family="paragraph">
      <style:text-properties style:font-name="Cambria" style:font-name-asian="MS Mincho" style:font-weight-complex="bold"/>
    </style:style>
    <style:style style:name="TableCell72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28" style:parent-style-name="Normal" style:family="paragraph">
      <style:text-properties style:font-name="Cambria" style:font-name-asian="MS Mincho" style:font-weight-complex="bold"/>
    </style:style>
    <style:style style:name="TableCell72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30" style:parent-style-name="Normal" style:family="paragraph">
      <style:text-properties style:font-name="Cambria" style:font-name-asian="MS Mincho" style:font-weight-complex="bold"/>
    </style:style>
    <style:style style:name="TableRow731" style:family="table-row">
      <style:table-row-properties/>
    </style:style>
    <style:style style:name="TableCell73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33" style:parent-style-name="Normal" style:family="paragraph">
      <style:text-properties style:font-name="Cambria" style:font-name-asian="MS Mincho" style:font-weight-complex="bold"/>
    </style:style>
    <style:style style:name="TableCell73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35" style:parent-style-name="Normal" style:family="paragraph">
      <style:text-properties style:font-name="Cambria" style:font-name-asian="MS Mincho" style:font-weight-complex="bold"/>
    </style:style>
    <style:style style:name="TableCell73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37" style:parent-style-name="Normal" style:family="paragraph">
      <style:text-properties style:font-name="Cambria" style:font-name-asian="MS Mincho" style:font-weight-complex="bold"/>
    </style:style>
    <style:style style:name="TableRow738" style:family="table-row">
      <style:table-row-properties/>
    </style:style>
    <style:style style:name="TableCell73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40" style:parent-style-name="Normal" style:family="paragraph">
      <style:text-properties style:font-name="Cambria" style:font-name-asian="MS Mincho" style:font-weight-complex="bold"/>
    </style:style>
    <style:style style:name="TableCell74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42" style:parent-style-name="Normal" style:family="paragraph">
      <style:text-properties style:font-name="Cambria" style:font-name-asian="MS Mincho" style:font-weight-complex="bold"/>
    </style:style>
    <style:style style:name="TableCell74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44" style:parent-style-name="Normal" style:family="paragraph">
      <style:text-properties style:font-name="Cambria" style:font-name-asian="MS Mincho" style:font-weight-complex="bold"/>
    </style:style>
    <style:style style:name="TableRow745" style:family="table-row">
      <style:table-row-properties/>
    </style:style>
    <style:style style:name="TableCell7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47" style:parent-style-name="Normal" style:family="paragraph">
      <style:text-properties style:font-name="Cambria" style:font-name-asian="MS Mincho" style:font-weight-complex="bold"/>
    </style:style>
    <style:style style:name="TableCell7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749" style:parent-style-name="Policepardéfaut" style:family="text">
      <style:text-properties style:font-name="Cambria" style:font-name-asian="MS Mincho"/>
    </style:style>
    <style:style style:name="TableCell75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51" style:parent-style-name="Normal" style:family="paragraph">
      <style:text-properties style:font-name="Cambria" style:font-name-asian="MS Mincho" style:font-weight-complex="bold"/>
    </style:style>
    <style:style style:name="TableRow752" style:family="table-row">
      <style:table-row-properties/>
    </style:style>
    <style:style style:name="TableCell75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54" style:parent-style-name="Normal" style:family="paragraph">
      <style:text-properties style:font-name="Cambria" style:font-name-asian="MS Mincho" style:font-weight-complex="bold"/>
    </style:style>
    <style:style style:name="TableCell75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56" style:parent-style-name="Normal" style:family="paragraph">
      <style:text-properties style:font-name="Cambria" style:font-name-asian="MS Mincho" style:font-weight-complex="bold"/>
    </style:style>
    <style:style style:name="TableCell75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58" style:parent-style-name="Normal" style:family="paragraph">
      <style:text-properties style:font-name="Cambria" style:font-name-asian="MS Mincho" style:font-weight-complex="bold"/>
    </style:style>
    <style:style style:name="TableRow759" style:family="table-row">
      <style:table-row-properties/>
    </style:style>
    <style:style style:name="TableCell76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61" style:parent-style-name="Normal" style:family="paragraph">
      <style:text-properties style:font-name="Cambria" style:font-name-asian="MS Mincho" style:font-weight-complex="bold"/>
    </style:style>
    <style:style style:name="TableCell76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63" style:parent-style-name="Normal" style:family="paragraph">
      <style:text-properties style:font-name="Cambria" style:font-name-asian="MS Mincho" style:font-weight-complex="bold"/>
    </style:style>
    <style:style style:name="TableCell76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765" style:parent-style-name="Policepardéfaut" style:family="text">
      <style:text-properties style:font-name="Cambria" style:font-name-asian="MS Mincho"/>
    </style:style>
    <style:style style:name="T766" style:parent-style-name="Policepardéfaut" style:family="text">
      <style:text-properties style:font-name="Cambria" style:font-name-asian="MS Mincho" fo:font-style="italic" style:font-style-asian="italic"/>
    </style:style>
    <style:style style:name="T767" style:parent-style-name="Policepardéfaut" style:family="text">
      <style:text-properties style:font-name="Cambria" style:font-name-asian="MS Mincho"/>
    </style:style>
    <style:style style:name="T768" style:parent-style-name="Policepardéfaut" style:family="text">
      <style:text-properties style:font-name="Cambria" style:font-name-asian="MS Mincho" fo:font-style="italic" style:font-style-asian="italic"/>
    </style:style>
    <style:style style:name="T769" style:parent-style-name="Policepardéfaut" style:family="text">
      <style:text-properties style:font-name="Cambria" style:font-name-asian="MS Mincho"/>
    </style:style>
    <style:style style:name="T770" style:parent-style-name="Policepardéfaut" style:family="text">
      <style:text-properties style:font-name="Cambria" style:font-name-asian="MS Mincho" fo:font-style="italic" style:font-style-asian="italic"/>
    </style:style>
    <style:style style:name="T771" style:parent-style-name="Policepardéfaut" style:family="text">
      <style:text-properties style:font-name="Cambria" style:font-name-asian="MS Mincho"/>
    </style:style>
    <style:style style:name="T772" style:parent-style-name="Policepardéfaut" style:family="text">
      <style:text-properties style:font-name="Cambria" style:font-name-asian="MS Mincho" fo:font-style="italic" style:font-style-asian="italic"/>
    </style:style>
    <style:style style:name="T773" style:parent-style-name="Policepardéfaut" style:family="text">
      <style:text-properties style:font-name="Cambria" style:font-name-asian="MS Mincho"/>
    </style:style>
    <style:style style:name="T774" style:parent-style-name="Policepardéfaut" style:family="text">
      <style:text-properties style:font-name="Cambria" style:font-name-asian="MS Mincho"/>
    </style:style>
    <style:style style:name="T775" style:parent-style-name="Policepardéfaut" style:family="text">
      <style:text-properties style:font-name="Cambria" style:font-name-asian="MS Mincho" fo:font-style="italic" style:font-style-asian="italic"/>
    </style:style>
    <style:style style:name="T776" style:parent-style-name="Policepardéfaut" style:family="text">
      <style:text-properties style:font-name="Cambria" style:font-name-asian="MS Mincho"/>
    </style:style>
    <style:style style:name="T777" style:parent-style-name="Policepardéfaut" style:family="text">
      <style:text-properties style:font-name="Cambria" style:font-name-asian="MS Mincho" fo:font-style="italic" style:font-style-asian="italic"/>
    </style:style>
    <style:style style:name="T778" style:parent-style-name="Policepardéfaut" style:family="text">
      <style:text-properties style:font-name="Cambria" style:font-name-asian="MS Mincho"/>
    </style:style>
    <style:style style:name="TableRow779" style:family="table-row">
      <style:table-row-properties/>
    </style:style>
    <style:style style:name="TableCell78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81" style:parent-style-name="Normal" style:family="paragraph">
      <style:text-properties style:font-name="Cambria" style:font-name-asian="MS Mincho" style:font-weight-complex="bold"/>
    </style:style>
    <style:style style:name="TableCell78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83" style:parent-style-name="Normal" style:family="paragraph">
      <style:text-properties style:font-name="Cambria" style:font-name-asian="MS Mincho" style:font-weight-complex="bold"/>
    </style:style>
    <style:style style:name="TableCell78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785" style:parent-style-name="Policepardéfaut" style:family="text">
      <style:text-properties style:font-name="Cambria" style:font-name-asian="MS Mincho" style:font-weight-complex="bold"/>
    </style:style>
    <style:style style:name="T786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787" style:parent-style-name="Policepardéfaut" style:family="text">
      <style:text-properties style:font-name="Cambria" style:font-name-asian="MS Mincho" style:font-weight-complex="bold"/>
    </style:style>
    <style:style style:name="T788" style:parent-style-name="Policepardéfaut" style:family="text">
      <style:text-properties style:font-name="Cambria" style:font-name-asian="MS Mincho" style:font-weight-complex="bold"/>
    </style:style>
    <style:style style:name="TableRow789" style:family="table-row">
      <style:table-row-properties/>
    </style:style>
    <style:style style:name="TableCell79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91" style:parent-style-name="Normal" style:family="paragraph">
      <style:text-properties style:font-name="Cambria" style:font-name-asian="MS Mincho" style:font-weight-complex="bold"/>
    </style:style>
    <style:style style:name="TableCell792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793" style:parent-style-name="Normal" style:family="paragraph">
      <style:text-properties style:font-name="Cambria" style:font-name-asian="MS Mincho" style:font-weight-complex="bold"/>
    </style:style>
    <style:style style:name="TableCell794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795" style:parent-style-name="Normal" style:family="paragraph">
      <style:text-properties style:font-name="Cambria" style:font-name-asian="MS Mincho" style:font-weight-complex="bold"/>
    </style:style>
    <style:style style:name="TableRow796" style:family="table-row">
      <style:table-row-properties/>
    </style:style>
    <style:style style:name="TableCell797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798" style:parent-style-name="Normal" style:family="paragraph">
      <style:text-properties style:font-name="Cambria" style:font-name-asian="MS Mincho" style:font-weight-complex="bold"/>
    </style:style>
    <style:style style:name="TableCell799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00" style:parent-style-name="Normal" style:family="paragraph">
      <style:text-properties style:font-name="Cambria" style:font-name-asian="MS Mincho" style:font-weight-complex="bold"/>
    </style:style>
    <style:style style:name="TableCell801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02" style:parent-style-name="Normal" style:family="paragraph">
      <style:text-properties style:font-name="Cambria" style:font-name-asian="MS Mincho" style:font-weight-complex="bold"/>
    </style:style>
    <style:style style:name="TableRow803" style:family="table-row">
      <style:table-row-properties/>
    </style:style>
    <style:style style:name="TableCell80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05" style:parent-style-name="Normal" style:family="paragraph">
      <style:text-properties style:font-name="Cambria" style:font-name-asian="MS Mincho" style:font-weight-complex="bold"/>
    </style:style>
    <style:style style:name="TableCell806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07" style:parent-style-name="Normal" style:family="paragraph">
      <style:text-properties style:font-name="Cambria" style:font-name-asian="MS Mincho" style:font-weight-complex="bold"/>
    </style:style>
    <style:style style:name="TableCell808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09" style:parent-style-name="Normal" style:family="paragraph">
      <style:text-properties style:font-name="Cambria" style:font-name-asian="MS Mincho" style:font-weight-complex="bold"/>
    </style:style>
    <style:style style:name="TableRow810" style:family="table-row">
      <style:table-row-properties/>
    </style:style>
    <style:style style:name="TableCell81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12" style:parent-style-name="Normal" style:family="paragraph">
      <style:text-properties style:font-name="Cambria" style:font-name-asian="MS Mincho" style:font-weight-complex="bold"/>
    </style:style>
    <style:style style:name="TableCell813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14" style:parent-style-name="Normal" style:family="paragraph">
      <style:text-properties style:font-name="Cambria" style:font-name-asian="MS Mincho" style:font-weight-complex="bold"/>
    </style:style>
    <style:style style:name="TableCell815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16" style:parent-style-name="Normal" style:family="paragraph">
      <style:text-properties style:font-name="Cambria" style:font-name-asian="MS Mincho" style:font-weight-complex="bold"/>
    </style:style>
    <style:style style:name="TableRow817" style:family="table-row">
      <style:table-row-properties/>
    </style:style>
    <style:style style:name="TableCell81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19" style:parent-style-name="Normal" style:family="paragraph">
      <style:text-properties style:font-name="Cambria" style:font-name-asian="MS Mincho" style:font-weight-complex="bold"/>
    </style:style>
    <style:style style:name="TableCell82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21" style:parent-style-name="Normal" style:family="paragraph">
      <style:text-properties style:font-name="Cambria" style:font-name-asian="MS Mincho" style:font-weight-complex="bold"/>
    </style:style>
    <style:style style:name="TableCell82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23" style:parent-style-name="Policepardéfaut" style:family="text">
      <style:text-properties style:font-name="Cambria" style:font-name-asian="MS Mincho" style:font-weight-complex="bold"/>
    </style:style>
    <style:style style:name="T824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25" style:parent-style-name="Policepardéfaut" style:family="text">
      <style:text-properties style:font-name="Cambria" style:font-name-asian="MS Mincho" style:font-weight-complex="bold"/>
    </style:style>
    <style:style style:name="T826" style:parent-style-name="Policepardéfaut" style:family="text">
      <style:text-properties style:font-name="Cambria" style:font-name-asian="MS Mincho" style:font-weight-complex="bold"/>
    </style:style>
    <style:style style:name="TableRow827" style:family="table-row">
      <style:table-row-properties/>
    </style:style>
    <style:style style:name="TableCell82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29" style:parent-style-name="Normal" style:family="paragraph">
      <style:text-properties style:font-name="Cambria" style:font-name-asian="MS Mincho" style:font-weight-complex="bold"/>
    </style:style>
    <style:style style:name="TableCell83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31" style:parent-style-name="Normal" style:family="paragraph">
      <style:text-properties style:font-name="Cambria" style:font-name-asian="MS Mincho" style:font-weight-complex="bold"/>
    </style:style>
    <style:style style:name="TableCell83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33" style:parent-style-name="Policepardéfaut" style:family="text">
      <style:text-properties style:font-name="Cambria" style:font-name-asian="MS Mincho" style:font-weight-complex="bold"/>
    </style:style>
    <style:style style:name="T834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35" style:parent-style-name="Policepardéfaut" style:family="text">
      <style:text-properties style:font-name="Cambria" style:font-name-asian="MS Mincho" style:font-weight-complex="bold"/>
    </style:style>
    <style:style style:name="T836" style:parent-style-name="Policepardéfaut" style:family="text">
      <style:text-properties style:font-name="Cambria" style:font-name-asian="MS Mincho" style:font-weight-complex="bold"/>
    </style:style>
    <style:style style:name="TableRow837" style:family="table-row">
      <style:table-row-properties/>
    </style:style>
    <style:style style:name="TableCell838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39" style:parent-style-name="Normal" style:family="paragraph">
      <style:text-properties style:font-name="Cambria" style:font-name-asian="MS Mincho" style:font-weight-complex="bold"/>
    </style:style>
    <style:style style:name="TableCell840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841" style:parent-style-name="Policepardéfaut" style:family="text">
      <style:text-properties style:font-name="Cambria" style:font-name-asian="MS Mincho" style:font-weight-complex="bold" fo:background-color="#FFFF00"/>
    </style:style>
    <style:style style:name="TableCell842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43" style:parent-style-name="Normal" style:family="paragraph">
      <style:text-properties style:font-name="Cambria" style:font-name-asian="MS Mincho" style:font-weight-complex="bold"/>
    </style:style>
    <style:style style:name="TableRow844" style:family="table-row">
      <style:table-row-properties/>
    </style:style>
    <style:style style:name="TableCell845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46" style:parent-style-name="Normal" style:family="paragraph">
      <style:text-properties style:font-name="Cambria" style:font-name-asian="MS Mincho" style:font-weight-complex="bold"/>
    </style:style>
    <style:style style:name="TableCell847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848" style:parent-style-name="Policepardéfaut" style:family="text">
      <style:text-properties style:font-name="Cambria" style:font-name-asian="MS Mincho" style:font-weight-complex="bold" fo:background-color="#FFFF00"/>
    </style:style>
    <style:style style:name="TableCell849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50" style:parent-style-name="Normal" style:family="paragraph">
      <style:text-properties style:font-name="Cambria" style:font-name-asian="MS Mincho" style:font-weight-complex="bold"/>
    </style:style>
    <style:style style:name="TableRow851" style:family="table-row">
      <style:table-row-properties/>
    </style:style>
    <style:style style:name="TableCell85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53" style:parent-style-name="Normal" style:family="paragraph">
      <style:text-properties style:font-name="Cambria" style:font-name-asian="MS Mincho" style:font-weight-complex="bold"/>
    </style:style>
    <style:style style:name="TableCell85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55" style:parent-style-name="Normal" style:family="paragraph">
      <style:text-properties style:font-name="Cambria" style:font-name-asian="MS Mincho" style:font-weight-complex="bold"/>
    </style:style>
    <style:style style:name="TableCell85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57" style:parent-style-name="Policepardéfaut" style:family="text">
      <style:text-properties style:font-name="Cambria" style:font-name-asian="MS Mincho" style:font-weight-complex="bold"/>
    </style:style>
    <style:style style:name="T858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59" style:parent-style-name="Policepardéfaut" style:family="text">
      <style:text-properties style:font-name="Cambria" style:font-name-asian="MS Mincho" style:font-weight-complex="bold"/>
    </style:style>
    <style:style style:name="T860" style:parent-style-name="Policepardéfaut" style:family="text">
      <style:text-properties style:font-name="Cambria" style:font-name-asian="MS Mincho" style:font-weight-complex="bold"/>
    </style:style>
    <style:style style:name="TableRow861" style:family="table-row">
      <style:table-row-properties/>
    </style:style>
    <style:style style:name="TableCell862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63" style:parent-style-name="Normal" style:family="paragraph">
      <style:text-properties style:font-name="Cambria" style:font-name-asian="MS Mincho" style:font-weight-complex="bold"/>
    </style:style>
    <style:style style:name="TableCell864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65" style:parent-style-name="Normal" style:family="paragraph">
      <style:text-properties style:font-name="Cambria" style:font-name-asian="MS Mincho" style:font-weight-complex="bold"/>
    </style:style>
    <style:style style:name="TableCell86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867" style:parent-style-name="Normal" style:family="paragraph">
      <style:text-properties style:font-name="Cambria" style:font-name-asian="MS Mincho" style:font-weight-complex="bold"/>
    </style:style>
    <style:style style:name="TableRow868" style:family="table-row">
      <style:table-row-properties/>
    </style:style>
    <style:style style:name="TableCell86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70" style:parent-style-name="Normal" style:family="paragraph">
      <style:text-properties style:font-name="Cambria" style:font-name-asian="MS Mincho" style:font-weight-complex="bold"/>
    </style:style>
    <style:style style:name="TableCell87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72" style:parent-style-name="Normal" style:family="paragraph">
      <style:text-properties style:font-name="Cambria" style:font-name-asian="MS Mincho" style:font-weight-complex="bold"/>
    </style:style>
    <style:style style:name="TableCell87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74" style:parent-style-name="Policepardéfaut" style:family="text">
      <style:text-properties style:font-name="Cambria" style:font-name-asian="MS Mincho" style:font-weight-complex="bold"/>
    </style:style>
    <style:style style:name="T87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76" style:parent-style-name="Policepardéfaut" style:family="text">
      <style:text-properties style:font-name="Cambria" style:font-name-asian="MS Mincho" style:font-weight-complex="bold"/>
    </style:style>
    <style:style style:name="T877" style:parent-style-name="Policepardéfaut" style:family="text">
      <style:text-properties style:font-name="Cambria" style:font-name-asian="MS Mincho" style:font-weight-complex="bold"/>
    </style:style>
    <style:style style:name="TableRow878" style:family="table-row">
      <style:table-row-properties/>
    </style:style>
    <style:style style:name="TableCell87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80" style:parent-style-name="Normal" style:family="paragraph">
      <style:text-properties style:font-name="Cambria" style:font-name-asian="MS Mincho" style:font-weight-complex="bold"/>
    </style:style>
    <style:style style:name="TableCell88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82" style:parent-style-name="Normal" style:family="paragraph">
      <style:text-properties style:font-name="Cambria" style:font-name-asian="MS Mincho" style:font-weight-complex="bold"/>
    </style:style>
    <style:style style:name="TableCell88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84" style:parent-style-name="Policepardéfaut" style:family="text">
      <style:text-properties style:font-name="Cambria" style:font-name-asian="MS Mincho" style:font-weight-complex="bold"/>
    </style:style>
    <style:style style:name="T88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86" style:parent-style-name="Policepardéfaut" style:family="text">
      <style:text-properties style:font-name="Cambria" style:font-name-asian="MS Mincho" style:font-weight-complex="bold"/>
    </style:style>
    <style:style style:name="T887" style:parent-style-name="Policepardéfaut" style:family="text">
      <style:text-properties style:font-name="Cambria" style:font-name-asian="MS Mincho" style:font-weight-complex="bold"/>
    </style:style>
    <style:style style:name="TableRow888" style:family="table-row">
      <style:table-row-properties/>
    </style:style>
    <style:style style:name="TableCell88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90" style:parent-style-name="Normal" style:family="paragraph">
      <style:text-properties style:font-name="Cambria" style:font-name-asian="MS Mincho" style:font-weight-complex="bold"/>
    </style:style>
    <style:style style:name="TableCell89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892" style:parent-style-name="Normal" style:family="paragraph">
      <style:text-properties style:font-name="Cambria" style:font-name-asian="MS Mincho" style:font-weight-complex="bold"/>
    </style:style>
    <style:style style:name="TableCell89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894" style:parent-style-name="Policepardéfaut" style:family="text">
      <style:text-properties style:font-name="Cambria" style:font-name-asian="MS Mincho" style:font-weight-complex="bold"/>
    </style:style>
    <style:style style:name="T89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896" style:parent-style-name="Policepardéfaut" style:family="text">
      <style:text-properties style:font-name="Cambria" style:font-name-asian="MS Mincho" style:font-weight-complex="bold"/>
    </style:style>
    <style:style style:name="T897" style:parent-style-name="Policepardéfaut" style:family="text">
      <style:text-properties style:font-name="Cambria" style:font-name-asian="MS Mincho" style:font-weight-complex="bold"/>
    </style:style>
    <style:style style:name="TableRow898" style:family="table-row">
      <style:table-row-properties/>
    </style:style>
    <style:style style:name="TableCell89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00" style:parent-style-name="Normal" style:family="paragraph">
      <style:text-properties style:font-name="Cambria" style:font-name-asian="MS Mincho" style:font-weight-complex="bold"/>
    </style:style>
    <style:style style:name="TableCell90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02" style:parent-style-name="Normal" style:family="paragraph">
      <style:text-properties style:font-name="Cambria" style:font-name-asian="MS Mincho" style:font-weight-complex="bold"/>
    </style:style>
    <style:style style:name="TableCell90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04" style:parent-style-name="Policepardéfaut" style:family="text">
      <style:text-properties style:font-name="Cambria" style:font-name-asian="MS Mincho" style:font-weight-complex="bold"/>
    </style:style>
    <style:style style:name="T90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06" style:parent-style-name="Policepardéfaut" style:family="text">
      <style:text-properties style:font-name="Cambria" style:font-name-asian="MS Mincho" style:font-weight-complex="bold"/>
    </style:style>
    <style:style style:name="T907" style:parent-style-name="Policepardéfaut" style:family="text">
      <style:text-properties style:font-name="Cambria" style:font-name-asian="MS Mincho" style:font-weight-complex="bold"/>
    </style:style>
    <style:style style:name="TableRow908" style:family="table-row">
      <style:table-row-properties/>
    </style:style>
    <style:style style:name="TableCell90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10" style:parent-style-name="Normal" style:family="paragraph">
      <style:text-properties style:font-name="Cambria" style:font-name-asian="MS Mincho" style:font-weight-complex="bold"/>
    </style:style>
    <style:style style:name="TableCell91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12" style:parent-style-name="Normal" style:family="paragraph">
      <style:text-properties style:font-name="Cambria" style:font-name-asian="MS Mincho" style:font-weight-complex="bold" fo:background-color="#FFFF00"/>
    </style:style>
    <style:style style:name="TableCell91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14" style:parent-style-name="Policepardéfaut" style:family="text">
      <style:text-properties style:font-name="Cambria" style:font-name-asian="MS Mincho" style:font-weight-complex="bold"/>
    </style:style>
    <style:style style:name="T915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16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17" style:parent-style-name="Policepardéfaut" style:family="text">
      <style:text-properties style:font-name="Cambria" style:font-name-asian="MS Mincho" style:font-weight-complex="bold"/>
    </style:style>
    <style:style style:name="TableRow918" style:family="table-row">
      <style:table-row-properties/>
    </style:style>
    <style:style style:name="TableCell919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20" style:parent-style-name="Normal" style:family="paragraph">
      <style:text-properties style:font-name="Cambria" style:font-name-asian="MS Mincho" style:font-weight-complex="bold"/>
    </style:style>
    <style:style style:name="TableCell921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22" style:parent-style-name="Normal" style:family="paragraph">
      <style:text-properties style:font-name="Cambria" style:font-name-asian="MS Mincho" style:font-weight-complex="bold" fo:background-color="#FFFF00"/>
    </style:style>
    <style:style style:name="TableCell92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924" style:parent-style-name="Normal" style:family="paragraph">
      <style:text-properties style:font-name="Cambria" style:font-name-asian="MS Mincho" style:font-weight-complex="bold"/>
    </style:style>
    <style:style style:name="TableRow925" style:family="table-row">
      <style:table-row-properties/>
    </style:style>
    <style:style style:name="TableCell92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27" style:parent-style-name="Normal" style:family="paragraph">
      <style:text-properties style:font-name="Cambria" style:font-name-asian="MS Mincho" style:font-weight-complex="bold"/>
    </style:style>
    <style:style style:name="TableCell92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29" style:parent-style-name="Normal" style:family="paragraph">
      <style:text-properties style:font-name="Cambria" style:font-name-asian="MS Mincho" style:font-weight-complex="bold"/>
    </style:style>
    <style:style style:name="TableCell93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31" style:parent-style-name="Policepardéfaut" style:family="text">
      <style:text-properties style:font-name="Cambria" style:font-name-asian="MS Mincho" style:font-weight-complex="bold"/>
    </style:style>
    <style:style style:name="T932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33" style:parent-style-name="Policepardéfaut" style:family="text">
      <style:text-properties style:font-name="Cambria" style:font-name-asian="MS Mincho" style:font-weight-complex="bold"/>
    </style:style>
    <style:style style:name="T934" style:parent-style-name="Policepardéfaut" style:family="text">
      <style:text-properties style:font-name="Cambria" style:font-name-asian="MS Mincho" style:font-weight-complex="bold"/>
    </style:style>
    <style:style style:name="TableRow935" style:family="table-row">
      <style:table-row-properties/>
    </style:style>
    <style:style style:name="TableCell93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37" style:parent-style-name="Normal" style:family="paragraph">
      <style:text-properties style:font-name="Cambria" style:font-name-asian="MS Mincho" style:font-weight-complex="bold"/>
    </style:style>
    <style:style style:name="TableCell93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39" style:parent-style-name="Normal" style:family="paragraph">
      <style:text-properties style:font-name="Cambria" style:font-name-asian="MS Mincho" style:font-weight-complex="bold"/>
    </style:style>
    <style:style style:name="TableCell94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41" style:parent-style-name="Policepardéfaut" style:family="text">
      <style:text-properties style:font-name="Cambria" style:font-name-asian="MS Mincho" style:font-weight-complex="bold"/>
    </style:style>
    <style:style style:name="T942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43" style:parent-style-name="Policepardéfaut" style:family="text">
      <style:text-properties style:font-name="Cambria" style:font-name-asian="MS Mincho" style:font-weight-complex="bold"/>
    </style:style>
    <style:style style:name="T944" style:parent-style-name="Policepardéfaut" style:family="text">
      <style:text-properties style:font-name="Cambria" style:font-name-asian="MS Mincho" style:font-weight-complex="bold"/>
    </style:style>
    <style:style style:name="TableRow945" style:family="table-row">
      <style:table-row-properties/>
    </style:style>
    <style:style style:name="TableCell946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47" style:parent-style-name="Normal" style:family="paragraph">
      <style:text-properties style:font-name="Cambria" style:font-name-asian="MS Mincho" style:font-weight-complex="bold"/>
    </style:style>
    <style:style style:name="TableCell948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T949" style:parent-style-name="Policepardéfaut" style:family="text">
      <style:text-properties style:font-name="Cambria" style:font-name-asian="MS Mincho" style:font-weight-complex="bold" fo:background-color="#FFFF00"/>
    </style:style>
    <style:style style:name="TableCell95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951" style:parent-style-name="Normal" style:family="paragraph">
      <style:text-properties style:font-name="Cambria" style:font-name-asian="MS Mincho" style:font-weight-complex="bold"/>
    </style:style>
    <style:style style:name="TableRow952" style:family="table-row">
      <style:table-row-properties/>
    </style:style>
    <style:style style:name="TableCell95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54" style:parent-style-name="Normal" style:family="paragraph">
      <style:text-properties style:font-name="Cambria" style:font-name-asian="MS Mincho" style:font-weight-complex="bold"/>
    </style:style>
    <style:style style:name="TableCell95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56" style:parent-style-name="Normal" style:family="paragraph">
      <style:text-properties style:font-name="Cambria" style:font-name-asian="MS Mincho" style:font-weight-complex="bold"/>
    </style:style>
    <style:style style:name="TableCell95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58" style:parent-style-name="Policepardéfaut" style:family="text">
      <style:text-properties style:font-name="Cambria" style:font-name-asian="MS Mincho" style:font-weight-complex="bold"/>
    </style:style>
    <style:style style:name="T959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60" style:parent-style-name="Policepardéfaut" style:family="text">
      <style:text-properties style:font-name="Cambria" style:font-name-asian="MS Mincho" style:font-weight-complex="bold"/>
    </style:style>
    <style:style style:name="T961" style:parent-style-name="Policepardéfaut" style:family="text">
      <style:text-properties style:font-name="Cambria" style:font-name-asian="MS Mincho" style:font-weight-complex="bold"/>
    </style:style>
    <style:style style:name="TableRow962" style:family="table-row">
      <style:table-row-properties/>
    </style:style>
    <style:style style:name="TableCell963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64" style:parent-style-name="Normal" style:family="paragraph">
      <style:text-properties style:font-name="Cambria" style:font-name-asian="MS Mincho" style:font-weight-complex="bold"/>
    </style:style>
    <style:style style:name="TableCell965" style:family="table-cell">
      <style:table-cell-properties fo:border-top="none" fo:border-left="0.0069in solid #000000" fo:border-bottom="none" fo:border-right="0.0069in solid #000000" fo:padding-top="0in" fo:padding-left="0.075in" fo:padding-bottom="0in" fo:padding-right="0.075in"/>
    </style:style>
    <style:style style:name="P966" style:parent-style-name="Normal" style:family="paragraph">
      <style:text-properties style:font-name="Cambria" style:font-name-asian="MS Mincho" style:font-weight-complex="bold"/>
    </style:style>
    <style:style style:name="TableCell967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T968" style:parent-style-name="Policepardéfaut" style:family="text">
      <style:text-properties style:font-name="Cambria" style:font-name-asian="MS Mincho" style:font-weight-complex="bold"/>
    </style:style>
    <style:style style:name="T969" style:parent-style-name="Policepardéfaut" style:family="text">
      <style:text-properties style:font-name="Cambria" style:font-name-asian="MS Mincho" style:font-weight-complex="bold" fo:font-style="italic" style:font-style-asian="italic"/>
    </style:style>
    <style:style style:name="T970" style:parent-style-name="Policepardéfaut" style:family="text">
      <style:text-properties style:font-name="Cambria" style:font-name-asian="MS Mincho" style:font-weight-complex="bold"/>
    </style:style>
    <style:style style:name="T971" style:parent-style-name="Policepardéfaut" style:family="text">
      <style:text-properties style:font-name="Cambria" style:font-name-asian="MS Mincho" style:font-weight-complex="bold"/>
    </style:style>
    <style:style style:name="T972" style:parent-style-name="Policepardéfaut" style:family="text">
      <style:text-properties fo:font-variant="small-caps"/>
    </style:style>
    <style:style style:name="T973" style:parent-style-name="Policepardéfaut" style:family="text">
      <style:text-properties fo:font-style="italic" style:font-style-asian="italic" style:font-style-complex="italic"/>
    </style:style>
    <style:style style:name="T974" style:parent-style-name="Policepardéfaut" style:family="text">
      <style:text-properties fo:font-variant="small-caps"/>
    </style:style>
    <style:style style:name="T975" style:parent-style-name="Policepardéfaut" style:family="text">
      <style:text-properties fo:font-variant="small-caps"/>
    </style:style>
    <style:style style:name="T976" style:parent-style-name="Policepardéfaut" style:family="text">
      <style:text-properties fo:font-style="italic" style:font-style-asian="italic" style:font-style-complex="italic"/>
    </style:style>
    <style:style style:name="T977" style:parent-style-name="Policepardéfaut" style:family="text">
      <style:text-properties style:text-position="super 66.6%"/>
    </style:style>
    <style:style style:name="T978" style:parent-style-name="Policepardéfaut" style:family="text">
      <style:text-properties style:text-position="super 66.6%"/>
    </style:style>
    <style:style style:name="T979" style:parent-style-name="Policepardéfaut" style:family="text">
      <style:text-properties style:text-position="super 66.6%"/>
    </style:style>
    <style:style style:name="T980" style:parent-style-name="Policepardéfaut" style:family="text">
      <style:text-properties style:text-position="super 66.6%"/>
    </style:style>
    <style:style style:name="T981" style:parent-style-name="Policepardéfaut" style:family="text">
      <style:text-properties style:text-position="super 66.6%"/>
    </style:style>
    <style:style style:name="T982" style:parent-style-name="Policepardéfaut" style:family="text">
      <style:text-properties fo:font-variant="small-caps"/>
    </style:style>
    <style:style style:name="T983" style:parent-style-name="Policepardéfaut" style:family="text">
      <style:text-properties style:font-style-complex="italic" style:font-size-complex="11pt"/>
    </style:style>
    <style:style style:name="T984" style:parent-style-name="Policepardéfaut" style:family="text">
      <style:text-properties style:font-style-complex="italic" fo:font-variant="small-caps" style:font-size-complex="11pt"/>
    </style:style>
    <style:style style:name="T985" style:parent-style-name="Policepardéfaut" style:family="text">
      <style:text-properties style:text-position="super 66.6%" style:font-size-complex="11pt"/>
    </style:style>
    <style:style style:name="T986" style:parent-style-name="Policepardéfaut" style:family="text">
      <style:text-properties style:font-size-complex="11pt"/>
    </style:style>
    <style:style style:name="T987" style:parent-style-name="Policepardéfaut" style:family="text">
      <style:text-properties fo:font-style="italic" style:font-style-asian="italic" style:font-size-complex="11pt" fo:language="en" fo:country="GB"/>
    </style:style>
    <style:style style:name="T988" style:parent-style-name="Policepardéfaut" style:family="text">
      <style:text-properties style:font-size-complex="11pt" fo:language="en" fo:country="GB"/>
    </style:style>
    <style:style style:name="T989" style:parent-style-name="Policepardéfaut" style:family="text">
      <style:text-properties style:text-position="super 66.6%"/>
    </style:style>
    <style:style style:name="T990" style:parent-style-name="Policepardéfaut" style:family="text">
      <style:text-properties style:font-size-complex="11pt" fo:language="en" fo:country="GB"/>
    </style:style>
    <style:style style:name="T991" style:parent-style-name="Policepardéfaut" style:family="text">
      <style:text-properties fo:font-variant="small-caps"/>
    </style:style>
    <style:style style:name="T992" style:parent-style-name="Policepardéfaut" style:family="text">
      <style:text-properties fo:font-variant="small-caps"/>
    </style:style>
    <style:style style:name="T993" style:parent-style-name="Policepardéfaut" style:family="text">
      <style:text-properties style:text-position="super 66.6%"/>
    </style:style>
    <style:style style:name="T994" style:parent-style-name="Policepardéfaut" style:family="text">
      <style:text-properties fo:font-style="italic" style:font-style-asian="italic" fo:language="en" fo:country="GB"/>
    </style:style>
    <style:style style:name="T995" style:parent-style-name="Policepardéfaut" style:family="text">
      <style:text-properties fo:language="en" fo:country="GB"/>
    </style:style>
    <style:style style:name="T996" style:parent-style-name="Policepardéfaut" style:family="text">
      <style:text-properties style:text-position="super 66.6%"/>
    </style:style>
    <style:style style:name="T997" style:parent-style-name="Policepardéfaut" style:family="text">
      <style:text-properties fo:language="en" fo:country="GB"/>
    </style:style>
    <style:style style:name="T998" style:parent-style-name="Policepardéfaut" style:family="text">
      <style:text-properties fo:language="en" fo:country="GB"/>
    </style:style>
    <style:style style:name="T999" style:parent-style-name="Policepardéfaut" style:family="text">
      <style:text-properties fo:font-variant="small-caps"/>
    </style:style>
    <style:style style:name="T1000" style:parent-style-name="Policepardéfaut" style:family="text">
      <style:text-properties style:font-style-complex="italic" style:font-size-complex="11pt"/>
    </style:style>
    <style:style style:name="T1001" style:parent-style-name="Policepardéfaut" style:family="text">
      <style:text-properties fo:font-style="italic" style:font-style-asian="italic"/>
    </style:style>
    <style:style style:name="T1002" style:parent-style-name="Policepardéfaut" style:family="text">
      <style:text-properties style:font-size-complex="11pt" fo:language="en" fo:country="GB"/>
    </style:style>
    <style:style style:name="T1003" style:parent-style-name="Policepardéfaut" style:family="text">
      <style:text-properties style:text-position="super 66.6%"/>
    </style:style>
    <style:style style:name="T1004" style:parent-style-name="Policepardéfaut" style:family="text">
      <style:text-properties style:font-size-complex="11pt" fo:language="en" fo:country="GB"/>
    </style:style>
    <style:style style:name="T1005" style:parent-style-name="Policepardéfaut" style:family="text">
      <style:text-properties style:font-size-complex="11pt" fo:language="en" fo:country="GB"/>
    </style:style>
    <style:style style:name="T1006" style:parent-style-name="Policepardéfaut" style:family="text">
      <style:text-properties style:font-size-complex="11pt" fo:language="en" fo:country="GB"/>
    </style:style>
    <style:style style:name="T1007" style:parent-style-name="Policepardéfaut" style:family="text">
      <style:text-properties style:font-size-complex="11pt" fo:language="en" fo:country="GB"/>
    </style:style>
    <style:style style:name="T1008" style:parent-style-name="Lienhypertexte" style:family="text">
      <style:text-properties style:font-size-complex="11pt" fo:language="en" fo:country="GB"/>
    </style:style>
    <style:style style:name="T1009" style:parent-style-name="Policepardéfaut" style:family="text">
      <style:text-properties fo:font-variant="small-caps"/>
    </style:style>
    <style:style style:name="T1010" style:parent-style-name="Policepardéfaut" style:family="text">
      <style:text-properties fo:font-variant="small-caps"/>
    </style:style>
    <style:style style:name="T1011" style:parent-style-name="Policepardéfaut" style:family="text">
      <style:text-properties fo:font-style="italic" style:font-style-asian="italic" style:font-style-complex="italic"/>
    </style:style>
    <style:style style:name="T1012" style:parent-style-name="Policepardéfaut" style:family="text">
      <style:text-properties fo:font-style="italic" style:font-style-asian="italic"/>
    </style:style>
    <style:style style:name="T1013" style:parent-style-name="Policepardéfaut" style:family="text">
      <style:text-properties fo:font-variant="small-caps"/>
    </style:style>
    <style:style style:name="T1014" style:parent-style-name="Policepardéfaut" style:family="text">
      <style:text-properties fo:font-style="italic" style:font-style-asian="italic"/>
    </style:style>
    <style:style style:name="T1015" style:parent-style-name="Policepardéfaut" style:family="text">
      <style:text-properties style:font-size-complex="11pt"/>
    </style:style>
    <style:style style:name="T1016" style:parent-style-name="Policepardéfaut" style:family="text">
      <style:text-properties style:font-size-complex="11pt"/>
    </style:style>
    <style:style style:name="T1017" style:parent-style-name="Policepardéfaut" style:family="text">
      <style:text-properties fo:font-style="italic" style:font-style-asian="italic" style:font-style-complex="italic" style:font-size-complex="11pt"/>
    </style:style>
    <style:style style:name="T1018" style:parent-style-name="Policepardéfaut" style:family="text">
      <style:text-properties style:font-size-complex="11pt"/>
    </style:style>
    <style:style style:name="T1019" style:parent-style-name="Policepardéfaut" style:family="text">
      <style:text-properties style:font-size-complex="11pt"/>
    </style:style>
    <style:style style:name="T1020" style:parent-style-name="Policepardéfaut" style:family="text">
      <style:text-properties style:font-size-complex="11pt"/>
    </style:style>
    <style:style style:name="T1021" style:parent-style-name="Policepardéfaut" style:family="text">
      <style:text-properties style:font-size-complex="11pt"/>
    </style:style>
    <style:style style:name="T1022" style:parent-style-name="Policepardéfaut" style:family="text">
      <style:text-properties style:font-size-complex="11pt"/>
    </style:style>
    <style:style style:name="T1023" style:parent-style-name="Policepardéfaut" style:family="text">
      <style:text-properties fo:font-variant="small-caps" style:font-size-complex="11pt"/>
    </style:style>
    <style:style style:name="T1024" style:parent-style-name="Policepardéfaut" style:family="text">
      <style:text-properties style:font-size-complex="11pt"/>
    </style:style>
    <style:style style:name="T1025" style:parent-style-name="Policepardéfaut" style:family="text">
      <style:text-properties fo:font-variant="small-caps"/>
    </style:style>
    <style:style style:name="T1026" style:parent-style-name="Policepardéfaut" style:family="text">
      <style:text-properties fo:font-style="italic" style:font-style-asian="italic" style:font-style-complex="italic"/>
    </style:style>
    <style:style style:name="T1027" style:parent-style-name="Policepardéfaut" style:family="text">
      <style:text-properties style:font-size-complex="11pt"/>
    </style:style>
    <style:style style:name="T1028" style:parent-style-name="Policepardéfaut" style:family="text">
      <style:text-properties style:font-size-complex="11pt"/>
    </style:style>
    <style:style style:name="T1029" style:parent-style-name="Policepardéfaut" style:family="text">
      <style:text-properties style:font-size-complex="11pt"/>
    </style:style>
    <style:style style:name="T1030" style:parent-style-name="Policepardéfaut" style:family="text">
      <style:text-properties fo:font-variant="small-caps" style:font-size-complex="11pt"/>
    </style:style>
    <style:style style:name="T1031" style:parent-style-name="Policepardéfaut" style:family="text">
      <style:text-properties style:font-size-complex="11pt"/>
    </style:style>
    <style:style style:name="T1032" style:parent-style-name="Policepardéfaut" style:family="text">
      <style:text-properties fo:font-variant="small-caps" style:font-size-complex="11pt"/>
    </style:style>
    <style:style style:name="T1033" style:parent-style-name="Policepardéfaut" style:family="text">
      <style:text-properties style:font-size-complex="11pt"/>
    </style:style>
    <style:style style:name="T1034" style:parent-style-name="Policepardéfaut" style:family="text">
      <style:text-properties fo:font-style="italic" style:font-style-asian="italic" style:font-style-complex="italic" style:font-size-complex="11pt"/>
    </style:style>
    <style:style style:name="T1035" style:parent-style-name="Policepardéfaut" style:family="text">
      <style:text-properties style:font-size-complex="11pt"/>
    </style:style>
    <style:style style:name="T1036" style:parent-style-name="Policepardéfaut" style:family="text">
      <style:text-properties fo:font-style="italic" style:font-style-asian="italic" style:font-style-complex="italic" style:font-size-complex="11pt"/>
    </style:style>
    <style:style style:name="T1037" style:parent-style-name="Policepardéfaut" style:family="text">
      <style:text-properties style:font-size-complex="11pt"/>
    </style:style>
    <style:style style:name="T1038" style:parent-style-name="Policepardéfaut" style:family="text">
      <style:text-properties style:font-size-complex="11pt"/>
    </style:style>
    <style:style style:name="T1039" style:parent-style-name="Policepardéfaut" style:family="text">
      <style:text-properties style:font-size-complex="11pt"/>
    </style:style>
    <style:style style:name="T1040" style:parent-style-name="Policepardéfaut" style:family="text">
      <style:text-properties fo:font-variant="small-caps"/>
    </style:style>
    <style:style style:name="T1041" style:parent-style-name="Policepardéfaut" style:family="text">
      <style:text-properties style:font-size-complex="9pt"/>
    </style:style>
    <style:style style:name="T1042" style:parent-style-name="Policepardéfaut" style:family="text">
      <style:text-properties fo:font-style="italic" style:font-style-asian="italic" style:font-style-complex="italic"/>
    </style:style>
    <style:style style:name="T1043" style:parent-style-name="Policepardéfaut" style:family="text">
      <style:text-properties fo:font-variant="small-caps"/>
    </style:style>
    <style:style style:name="T1044" style:parent-style-name="Policepardéfaut" style:family="text">
      <style:text-properties style:text-position="super 66.6%"/>
    </style:style>
    <style:style style:name="T1045" style:parent-style-name="Policepardéfaut" style:family="text">
      <style:text-properties fo:font-variant="small-caps"/>
    </style:style>
    <style:style style:name="T1046" style:parent-style-name="Policepardéfaut" style:family="text">
      <style:text-properties fo:font-style="italic" style:font-style-asian="italic"/>
    </style:style>
    <style:style style:name="T1047" style:parent-style-name="Policepardéfaut" style:family="text">
      <style:text-properties style:text-position="super 66.6%"/>
    </style:style>
    <style:style style:name="T1048" style:parent-style-name="Policepardéfaut" style:family="text">
      <style:text-properties fo:font-variant="small-caps"/>
    </style:style>
    <style:style style:name="T1049" style:parent-style-name="Policepardéfaut" style:family="text">
      <style:text-properties fo:font-style="italic" style:font-style-asian="italic" style:font-style-complex="italic"/>
    </style:style>
    <style:style style:name="T1050" style:parent-style-name="Policepardéfaut" style:family="text">
      <style:text-properties fo:font-style="italic" style:font-style-asian="italic" style:font-style-complex="italic"/>
    </style:style>
    <style:style style:name="T1051" style:parent-style-name="Policepardéfaut" style:family="text">
      <style:text-properties fo:font-style="italic" style:font-style-asian="italic" style:font-style-complex="italic"/>
    </style:style>
    <style:style style:name="T1052" style:parent-style-name="Policepardéfaut" style:family="text">
      <style:text-properties fo:font-style="italic" style:font-style-asian="italic" style:font-style-complex="italic"/>
    </style:style>
    <style:style style:name="T1053" style:parent-style-name="Policepardéfaut" style:family="text">
      <style:text-properties fo:font-style="italic" style:font-style-asian="italic" style:font-style-complex="italic"/>
    </style:style>
    <style:style style:name="T1054" style:parent-style-name="Policepardéfaut" style:family="text">
      <style:text-properties fo:font-variant="small-caps"/>
    </style:style>
    <style:style style:name="T1055" style:parent-style-name="Policepardéfaut" style:family="text">
      <style:text-properties fo:font-style="italic" style:font-style-asian="italic"/>
    </style:style>
    <style:style style:name="T1056" style:parent-style-name="Policepardéfaut" style:family="text">
      <style:text-properties fo:font-style="italic" style:font-style-asian="italic" style:font-style-complex="italic"/>
    </style:style>
    <style:style style:name="T1057" style:parent-style-name="Policepardéfaut" style:family="text">
      <style:text-properties fo:font-style="italic" style:font-style-asian="italic" style:font-style-complex="italic"/>
    </style:style>
    <style:style style:name="T1058" style:parent-style-name="Policepardéfaut" style:family="text">
      <style:text-properties fo:font-style="italic" style:font-style-asian="italic" style:font-style-complex="italic"/>
    </style:style>
    <style:style style:name="T1059" style:parent-style-name="Policepardéfaut" style:family="text">
      <style:text-properties fo:font-style="italic" style:font-style-asian="italic" style:font-style-complex="italic"/>
    </style:style>
    <style:style style:name="T1060" style:parent-style-name="Policepardéfaut" style:family="text">
      <style:text-properties fo:font-style="italic" style:font-style-asian="italic" style:font-style-complex="italic"/>
    </style:style>
    <style:style style:name="T1061" style:parent-style-name="Policepardéfaut" style:family="text">
      <style:text-properties fo:font-variant="small-caps"/>
    </style:style>
    <style:style style:name="T1062" style:parent-style-name="Policepardéfaut" style:family="text">
      <style:text-properties fo:font-style="italic" style:font-style-asian="italic"/>
    </style:style>
    <style:style style:name="T1063" style:parent-style-name="Policepardéfaut" style:family="text">
      <style:text-properties fo:font-style="italic" style:font-style-asian="italic" style:font-style-complex="italic"/>
    </style:style>
    <style:style style:name="T1064" style:parent-style-name="Policepardéfaut" style:family="text">
      <style:text-properties fo:font-style="italic" style:font-style-asian="italic" style:font-style-complex="italic"/>
    </style:style>
    <style:style style:name="T1065" style:parent-style-name="Policepardéfaut" style:family="text">
      <style:text-properties fo:font-style="italic" style:font-style-asian="italic" style:font-style-complex="italic"/>
    </style:style>
    <style:style style:name="T1066" style:parent-style-name="Policepardéfaut" style:family="text">
      <style:text-properties fo:font-style="italic" style:font-style-asian="italic" style:font-style-complex="italic"/>
    </style:style>
    <style:style style:name="T1067" style:parent-style-name="Policepardéfaut" style:family="text">
      <style:text-properties fo:font-style="italic" style:font-style-asian="italic" style:font-style-complex="italic"/>
    </style:style>
    <style:style style:name="T1068" style:parent-style-name="Policepardéfaut" style:family="text">
      <style:text-properties fo:font-variant="small-caps"/>
    </style:style>
    <style:style style:name="T1069" style:parent-style-name="Policepardéfaut" style:family="text">
      <style:text-properties fo:font-style="italic" style:font-style-asian="italic"/>
    </style:style>
    <style:style style:name="T1070" style:parent-style-name="Policepardéfaut" style:family="text">
      <style:text-properties style:text-position="super 66.6%"/>
    </style:style>
    <style:style style:name="T1071" style:parent-style-name="Policepardéfaut" style:family="text">
      <style:text-properties fo:font-variant="small-caps"/>
    </style:style>
    <style:style style:name="T1072" style:parent-style-name="Policepardéfaut" style:family="text">
      <style:text-properties fo:font-variant="small-caps"/>
    </style:style>
    <style:style style:name="T1073" style:parent-style-name="Policepardéfaut" style:family="text">
      <style:text-properties fo:font-variant="small-caps"/>
    </style:style>
    <style:style style:name="T1074" style:parent-style-name="Policepardéfaut" style:family="text">
      <style:text-properties fo:font-variant="small-caps"/>
    </style:style>
    <style:style style:name="T1075" style:parent-style-name="Policepardéfaut" style:family="text">
      <style:text-properties fo:font-variant="small-caps"/>
    </style:style>
    <style:style style:name="P1076" style:parent-style-name="l" style:family="paragraph">
      <style:text-properties fo:font-style="italic" style:font-style-asian="italic"/>
    </style:style>
    <style:style style:name="P1077" style:parent-style-name="l" style:family="paragraph">
      <style:text-properties fo:font-style="italic" style:font-style-asian="italic"/>
    </style:style>
    <style:style style:name="P1078" style:parent-style-name="l" style:family="paragraph">
      <style:text-properties fo:font-style="italic" style:font-style-asian="italic"/>
    </style:style>
    <style:style style:name="P1079" style:parent-style-name="l" style:family="paragraph">
      <style:text-properties fo:font-style="italic" style:font-style-asian="italic"/>
    </style:style>
    <style:style style:name="P1080" style:parent-style-name="l" style:family="paragraph">
      <style:text-properties fo:font-style="italic" style:font-style-asian="italic"/>
    </style:style>
    <style:style style:name="P1081" style:parent-style-name="l" style:family="paragraph">
      <style:text-properties fo:font-style="italic" style:font-style-asian="italic"/>
    </style:style>
    <style:style style:name="P1082" style:parent-style-name="l" style:family="paragraph">
      <style:text-properties fo:font-style="italic" style:font-style-asian="italic"/>
    </style:style>
    <style:style style:name="P1083" style:parent-style-name="l" style:family="paragraph">
      <style:text-properties fo:font-style="italic" style:font-style-asian="italic"/>
    </style:style>
    <style:style style:name="P1084" style:parent-style-name="l" style:family="paragraph">
      <style:text-properties fo:font-style="italic" style:font-style-asian="italic"/>
    </style:style>
    <style:style style:name="P1085" style:parent-style-name="l" style:family="paragraph">
      <style:text-properties fo:font-style="italic" style:font-style-asian="italic"/>
    </style:style>
    <style:style style:name="P1086" style:parent-style-name="l" style:family="paragraph">
      <style:text-properties fo:font-style="italic" style:font-style-asian="italic"/>
    </style:style>
    <style:style style:name="P1087" style:parent-style-name="l" style:family="paragraph">
      <style:text-properties fo:font-style="italic" style:font-style-asian="italic"/>
    </style:style>
    <style:style style:name="P1088" style:parent-style-name="l" style:family="paragraph">
      <style:text-properties fo:font-style="italic" style:font-style-asian="italic"/>
    </style:style>
    <style:style style:name="P1089" style:parent-style-name="l" style:family="paragraph">
      <style:text-properties fo:font-style="italic" style:font-style-asian="italic"/>
    </style:style>
    <style:style style:name="P1090" style:parent-style-name="l" style:family="paragraph">
      <style:text-properties fo:font-style="italic" style:font-style-asian="italic"/>
    </style:style>
    <style:style style:name="P1091" style:parent-style-name="l" style:family="paragraph">
      <style:text-properties fo:font-style="italic" style:font-style-asian="italic"/>
    </style:style>
    <style:style style:name="P1092" style:parent-style-name="l" style:family="paragraph">
      <style:text-properties fo:font-style="italic" style:font-style-asian="italic"/>
    </style:style>
    <style:style style:name="P1093" style:parent-style-name="l" style:family="paragraph">
      <style:text-properties fo:font-style="italic" style:font-style-asian="italic"/>
    </style:style>
    <style:style style:name="P1094" style:parent-style-name="l" style:family="paragraph">
      <style:text-properties fo:font-style="italic" style:font-style-asian="italic"/>
    </style:style>
    <style:style style:name="P1095" style:parent-style-name="l" style:family="paragraph">
      <style:text-properties fo:font-style="italic" style:font-style-asian="italic"/>
    </style:style>
    <style:style style:name="P1096" style:parent-style-name="l" style:family="paragraph">
      <style:text-properties fo:font-style="italic" style:font-style-asian="italic"/>
    </style:style>
    <style:style style:name="P1097" style:parent-style-name="l" style:family="paragraph">
      <style:text-properties fo:font-style="italic" style:font-style-asian="italic"/>
    </style:style>
    <style:style style:name="P1098" style:parent-style-name="l" style:family="paragraph">
      <style:text-properties fo:font-style="italic" style:font-style-asian="italic"/>
    </style:style>
    <style:style style:name="P1099" style:parent-style-name="l" style:family="paragraph">
      <style:text-properties fo:font-style="italic" style:font-style-asian="italic"/>
    </style:style>
    <style:style style:name="P1100" style:parent-style-name="l" style:family="paragraph">
      <style:text-properties fo:font-style="italic" style:font-style-asian="italic"/>
    </style:style>
    <style:style style:name="P1101" style:parent-style-name="l" style:family="paragraph">
      <style:text-properties fo:font-style="italic" style:font-style-asian="italic"/>
    </style:style>
    <style:style style:name="P1102" style:parent-style-name="l" style:family="paragraph">
      <style:text-properties fo:font-style="italic" style:font-style-asian="italic"/>
    </style:style>
    <style:style style:name="P1103" style:parent-style-name="l" style:family="paragraph">
      <style:text-properties fo:font-style="italic" style:font-style-asian="italic"/>
    </style:style>
    <style:style style:name="P1104" style:parent-style-name="l" style:family="paragraph">
      <style:text-properties fo:font-style="italic" style:font-style-asian="italic"/>
    </style:style>
    <style:style style:name="P1105" style:parent-style-name="l" style:family="paragraph">
      <style:text-properties fo:font-style="italic" style:font-style-asian="italic"/>
    </style:style>
    <style:style style:name="P1106" style:parent-style-name="l" style:family="paragraph">
      <style:text-properties fo:font-style="italic" style:font-style-asian="italic"/>
    </style:style>
    <style:style style:name="P1107" style:parent-style-name="l" style:family="paragraph">
      <style:text-properties fo:font-style="italic" style:font-style-asian="italic"/>
    </style:style>
    <style:style style:name="P1108" style:parent-style-name="l" style:family="paragraph">
      <style:text-properties fo:font-style="italic" style:font-style-asian="italic"/>
    </style:style>
    <style:style style:name="P1109" style:parent-style-name="l" style:family="paragraph">
      <style:text-properties fo:font-style="italic" style:font-style-asian="italic" style:font-style-complex="italic"/>
    </style:style>
    <style:style style:name="P1110" style:parent-style-name="l" style:family="paragraph">
      <style:text-properties fo:font-style="italic" style:font-style-asian="italic" style:font-style-complex="italic"/>
    </style:style>
    <style:style style:name="P1111" style:parent-style-name="l" style:family="paragraph">
      <style:text-properties fo:font-style="italic" style:font-style-asian="italic" style:font-style-complex="italic"/>
    </style:style>
    <style:style style:name="P1112" style:parent-style-name="l" style:family="paragraph">
      <style:text-properties fo:font-style="italic" style:font-style-asian="italic" style:font-style-complex="italic"/>
    </style:style>
    <style:style style:name="P1113" style:parent-style-name="l" style:family="paragraph">
      <style:text-properties fo:font-style="italic" style:font-style-asian="italic" style:font-style-complex="italic"/>
    </style:style>
    <style:style style:name="P1114" style:parent-style-name="l" style:family="paragraph">
      <style:text-properties fo:font-style="italic" style:font-style-asian="italic" style:font-style-complex="italic"/>
    </style:style>
    <style:style style:name="P1115" style:parent-style-name="l" style:family="paragraph">
      <style:text-properties fo:font-style="italic" style:font-style-asian="italic" style:font-style-complex="italic"/>
    </style:style>
    <style:style style:name="P1116" style:parent-style-name="l" style:family="paragraph">
      <style:text-properties fo:font-style="italic" style:font-style-asian="italic" style:font-style-complex="italic"/>
    </style:style>
    <style:style style:name="P1117" style:parent-style-name="l" style:family="paragraph">
      <style:text-properties fo:font-style="italic" style:font-style-asian="italic" style:font-style-complex="italic"/>
    </style:style>
    <style:style style:name="T1118" style:parent-style-name="Policepardéfaut" style:family="text">
      <style:text-properties fo:font-style="italic" style:font-style-asian="italic"/>
    </style:style>
    <style:style style:name="T1119" style:parent-style-name="Policepardéfaut" style:family="text">
      <style:text-properties fo:font-style="italic" style:font-style-asian="italic"/>
    </style:style>
    <style:style style:name="T1120" style:parent-style-name="Policepardéfaut" style:family="text">
      <style:text-properties fo:font-style="italic" style:font-style-asian="italic"/>
    </style:style>
    <style:style style:name="T1121" style:parent-style-name="Policepardéfaut" style:family="text">
      <style:text-properties fo:font-style="italic" style:font-style-asian="italic"/>
    </style:style>
    <style:style style:name="T1122" style:parent-style-name="Policepardéfaut" style:family="text">
      <style:text-properties fo:font-style="italic" style:font-style-asian="italic"/>
    </style:style>
    <style:style style:name="T1123" style:parent-style-name="Policepardéfaut" style:family="text">
      <style:text-properties fo:font-style="italic" style:font-style-asian="italic" style:font-style-complex="italic"/>
    </style:style>
    <style:style style:name="T1124" style:parent-style-name="Policepardéfaut" style:family="text">
      <style:text-properties fo:font-style="italic" style:font-style-asian="italic" style:font-style-complex="italic"/>
    </style:style>
    <style:style style:name="T1125" style:parent-style-name="Policepardéfaut" style:family="text">
      <style:text-properties fo:font-style="italic" style:font-style-asian="italic" style:font-style-complex="italic"/>
    </style:style>
    <style:style style:name="T1126" style:parent-style-name="Policepardéfaut" style:family="text">
      <style:text-properties fo:font-style="italic" style:font-style-asian="italic" style:font-style-complex="italic"/>
    </style:style>
    <style:style style:name="T1127" style:parent-style-name="Policepardéfaut" style:family="text">
      <style:text-properties fo:font-style="italic" style:font-style-asian="italic" style:font-style-complex="italic"/>
    </style:style>
    <style:style style:name="T1128" style:parent-style-name="Policepardéfaut" style:family="text">
      <style:text-properties fo:font-style="italic" style:font-style-asian="italic" style:font-style-complex="italic"/>
    </style:style>
    <style:style style:name="T1129" style:parent-style-name="Policepardéfaut" style:family="text">
      <style:text-properties fo:font-style="italic" style:font-style-asian="italic" style:font-style-complex="italic"/>
    </style:style>
    <style:style style:name="T1130" style:parent-style-name="Policepardéfaut" style:family="text">
      <style:text-properties fo:font-style="italic" style:font-style-asian="italic" style:font-style-complex="italic"/>
    </style:style>
    <style:style style:name="P1131" style:parent-style-name="l" style:family="paragraph">
      <style:text-properties fo:font-style="italic" style:font-style-asian="italic" style:font-style-complex="italic"/>
    </style:style>
    <style:style style:name="P1132" style:parent-style-name="l" style:family="paragraph">
      <style:text-properties fo:font-style="italic" style:font-style-asian="italic" style:font-style-complex="italic"/>
    </style:style>
    <style:style style:name="P1133" style:parent-style-name="l" style:family="paragraph">
      <style:text-properties fo:font-style="italic" style:font-style-asian="italic" style:font-style-complex="italic"/>
    </style:style>
    <style:style style:name="P1134" style:parent-style-name="l" style:family="paragraph">
      <style:text-properties fo:font-style="italic" style:font-style-asian="italic" style:font-style-complex="italic"/>
    </style:style>
    <style:style style:name="P1135" style:parent-style-name="l" style:family="paragraph">
      <style:text-properties fo:font-style="italic" style:font-style-asian="italic" style:font-style-complex="italic"/>
    </style:style>
    <style:style style:name="P1136" style:parent-style-name="l" style:family="paragraph">
      <style:text-properties fo:font-style="italic" style:font-style-asian="italic"/>
    </style:style>
    <style:style style:name="T1137" style:parent-style-name="Policepardéfaut" style:family="text">
      <style:text-properties fo:font-style="italic" style:font-style-asian="italic"/>
    </style:style>
    <style:style style:name="T1138" style:parent-style-name="Policepardéfaut" style:family="text">
      <style:text-properties fo:font-style="italic" style:font-style-asian="italic"/>
    </style:style>
    <style:style style:name="T1139" style:parent-style-name="Policepardéfaut" style:family="text">
      <style:text-properties fo:font-style="italic" style:font-style-asian="italic"/>
    </style:style>
    <style:style style:name="T1140" style:parent-style-name="Policepardéfaut" style:family="text">
      <style:text-properties fo:font-style="italic" style:font-style-asian="italic"/>
    </style:style>
    <style:style style:name="T1141" style:parent-style-name="Policepardéfaut" style:family="text">
      <style:text-properties fo:font-style="italic" style:font-style-asian="italic"/>
    </style:style>
    <style:style style:name="T1142" style:parent-style-name="Policepardéfaut" style:family="text">
      <style:text-properties fo:font-style="italic" style:font-style-asian="italic"/>
    </style:style>
    <style:style style:name="T1143" style:parent-style-name="Policepardéfaut" style:family="text">
      <style:text-properties fo:font-style="italic" style:font-style-asian="italic"/>
    </style:style>
    <style:style style:name="T1144" style:parent-style-name="Policepardéfaut" style:family="text">
      <style:text-properties fo:font-style="italic" style:font-style-asian="italic"/>
    </style:style>
    <style:style style:name="T1145" style:parent-style-name="Policepardéfaut" style:family="text">
      <style:text-properties fo:font-style="italic" style:font-style-asian="italic"/>
    </style:style>
    <style:style style:name="T1146" style:parent-style-name="Policepardéfaut" style:family="text">
      <style:text-properties fo:font-style="italic" style:font-style-asian="italic"/>
    </style:style>
    <style:style style:name="T1147" style:parent-style-name="Policepardéfaut" style:family="text">
      <style:text-properties fo:font-style="italic" style:font-style-asian="italic"/>
    </style:style>
    <style:style style:name="T1148" style:parent-style-name="Policepardéfaut" style:family="text">
      <style:text-properties fo:font-style="italic" style:font-style-asian="italic"/>
    </style:style>
    <style:style style:name="T1149" style:parent-style-name="Policepardéfaut" style:family="text">
      <style:text-properties fo:font-style="italic" style:font-style-asian="italic"/>
    </style:style>
    <style:style style:name="T1150" style:parent-style-name="Policepardéfaut" style:family="text">
      <style:text-properties fo:font-style="italic" style:font-style-asian="italic"/>
    </style:style>
    <style:style style:name="T1151" style:parent-style-name="Policepardéfaut" style:family="text">
      <style:text-properties fo:font-style="italic" style:font-style-asian="italic"/>
    </style:style>
    <style:style style:name="T1152" style:parent-style-name="Policepardéfaut" style:family="text">
      <style:text-properties fo:font-style="italic" style:font-style-asian="italic"/>
    </style:style>
    <style:style style:name="T1153" style:parent-style-name="Policepardéfaut" style:family="text">
      <style:text-properties fo:font-style="italic" style:font-style-asian="italic"/>
    </style:style>
    <style:style style:name="T1154" style:parent-style-name="Policepardéfaut" style:family="text">
      <style:text-properties fo:language="fr" fo:country="FR"/>
    </style:style>
    <style:style style:name="T1155" style:parent-style-name="Policepardéfaut" style:family="text">
      <style:text-properties fo:font-style="italic" style:font-style-asian="italic"/>
    </style:style>
    <style:style style:name="T1156" style:parent-style-name="Policepardéfaut" style:family="text">
      <style:text-properties fo:font-style="italic" style:font-style-asian="italic"/>
    </style:style>
    <style:style style:name="T1157" style:parent-style-name="Policepardéfaut" style:family="text">
      <style:text-properties fo:font-style="italic" style:font-style-asian="italic"/>
    </style:style>
    <style:style style:name="T1158" style:parent-style-name="Policepardéfaut" style:family="text">
      <style:text-properties fo:font-style="italic" style:font-style-asian="italic"/>
    </style:style>
    <style:style style:name="T1159" style:parent-style-name="Policepardéfaut" style:family="text">
      <style:text-properties fo:font-style="italic" style:font-style-asian="italic"/>
    </style:style>
    <style:style style:name="T1160" style:parent-style-name="Policepardéfaut" style:family="text">
      <style:text-properties fo:font-style="italic" style:font-style-asian="italic"/>
    </style:style>
    <style:style style:name="T1161" style:parent-style-name="Policepardéfaut" style:family="text">
      <style:text-properties fo:font-style="italic" style:font-style-asian="italic"/>
    </style:style>
    <style:style style:name="T1162" style:parent-style-name="Policepardéfaut" style:family="text">
      <style:text-properties fo:font-style="italic" style:font-style-asian="italic"/>
    </style:style>
    <style:style style:name="T1163" style:parent-style-name="Policepardéfaut" style:family="text">
      <style:text-properties fo:font-style="italic" style:font-style-asian="italic"/>
    </style:style>
    <style:style style:name="T1164" style:parent-style-name="Policepardéfaut" style:family="text">
      <style:text-properties fo:font-style="italic" style:font-style-asian="italic"/>
    </style:style>
    <style:style style:name="P1165" style:parent-style-name="l" style:family="paragraph">
      <style:text-properties fo:font-style="italic" style:font-style-asian="italic"/>
    </style:style>
    <style:style style:name="P1166" style:parent-style-name="l" style:family="paragraph">
      <style:text-properties fo:font-style="italic" style:font-style-asian="italic"/>
    </style:style>
    <style:style style:name="P1167" style:parent-style-name="l" style:family="paragraph">
      <style:text-properties fo:font-style="italic" style:font-style-asian="italic" style:font-style-complex="italic"/>
    </style:style>
    <style:style style:name="P1168" style:parent-style-name="l" style:family="paragraph">
      <style:text-properties fo:font-style="italic" style:font-style-asian="italic" style:font-style-complex="italic"/>
    </style:style>
    <style:style style:name="P1169" style:parent-style-name="l" style:family="paragraph">
      <style:text-properties fo:font-style="italic" style:font-style-asian="italic" style:font-style-complex="italic"/>
    </style:style>
    <style:style style:name="P1170" style:parent-style-name="l" style:family="paragraph">
      <style:text-properties fo:font-style="italic" style:font-style-asian="italic" style:font-style-complex="italic"/>
    </style:style>
    <style:style style:name="P1171" style:parent-style-name="l" style:family="paragraph">
      <style:text-properties fo:font-style="italic" style:font-style-asian="italic" style:font-style-complex="italic"/>
    </style:style>
    <style:style style:name="P1172" style:parent-style-name="l" style:family="paragraph">
      <style:text-properties fo:font-style="italic" style:font-style-asian="italic" style:font-style-complex="italic"/>
    </style:style>
    <style:style style:name="P1173" style:parent-style-name="l" style:family="paragraph">
      <style:text-properties fo:font-style="italic" style:font-style-asian="italic" style:font-style-complex="italic"/>
    </style:style>
    <style:style style:name="P1174" style:parent-style-name="l" style:family="paragraph">
      <style:text-properties fo:font-style="italic" style:font-style-asian="italic" style:font-style-complex="italic"/>
    </style:style>
    <style:style style:name="P1175" style:parent-style-name="l" style:family="paragraph">
      <style:text-properties fo:font-style="italic" style:font-style-asian="italic" style:font-style-complex="italic"/>
    </style:style>
    <style:style style:name="P1176" style:parent-style-name="l" style:family="paragraph">
      <style:text-properties fo:font-style="italic" style:font-style-asian="italic" style:font-style-complex="italic"/>
    </style:style>
    <style:style style:name="P1177" style:parent-style-name="l" style:family="paragraph">
      <style:text-properties fo:font-style="italic" style:font-style-asian="italic" style:font-style-complex="italic"/>
    </style:style>
    <style:style style:name="P1178" style:parent-style-name="l" style:family="paragraph">
      <style:text-properties fo:font-style="italic" style:font-style-asian="italic" style:font-style-complex="italic"/>
    </style:style>
    <style:style style:name="P1179" style:parent-style-name="l" style:family="paragraph">
      <style:text-properties fo:font-style="italic" style:font-style-asian="italic" style:font-style-complex="italic"/>
    </style:style>
    <style:style style:name="P1180" style:parent-style-name="l" style:family="paragraph">
      <style:text-properties fo:font-style="italic" style:font-style-asian="italic" style:font-style-complex="italic"/>
    </style:style>
    <style:style style:name="P1181" style:parent-style-name="l" style:family="paragraph">
      <style:text-properties fo:font-style="italic" style:font-style-asian="italic" style:font-style-complex="italic"/>
    </style:style>
    <style:style style:name="P1182" style:parent-style-name="l" style:family="paragraph">
      <style:text-properties fo:font-style="italic" style:font-style-asian="italic" style:font-style-complex="italic"/>
    </style:style>
    <style:style style:name="P1183" style:parent-style-name="l" style:family="paragraph">
      <style:text-properties fo:font-style="italic" style:font-style-asian="italic" style:font-style-complex="italic"/>
    </style:style>
    <style:style style:name="P1184" style:parent-style-name="l" style:family="paragraph">
      <style:text-properties fo:font-style="italic" style:font-style-asian="italic" style:font-style-complex="italic"/>
    </style:style>
    <style:style style:name="P1185" style:parent-style-name="l" style:family="paragraph">
      <style:text-properties fo:font-style="italic" style:font-style-asian="italic" style:font-style-complex="italic"/>
    </style:style>
    <style:style style:name="P1186" style:parent-style-name="l" style:family="paragraph">
      <style:text-properties fo:font-style="italic" style:font-style-asian="italic" style:font-style-complex="italic"/>
    </style:style>
    <style:style style:name="P1187" style:parent-style-name="l" style:family="paragraph">
      <style:text-properties fo:font-style="italic" style:font-style-asian="italic" style:font-style-complex="italic"/>
    </style:style>
    <style:style style:name="P1188" style:parent-style-name="l" style:family="paragraph">
      <style:text-properties fo:font-style="italic" style:font-style-asian="italic" style:font-style-complex="italic"/>
    </style:style>
    <style:style style:name="P1189" style:parent-style-name="l" style:family="paragraph">
      <style:text-properties fo:font-style="italic" style:font-style-asian="italic" style:font-style-complex="italic"/>
    </style:style>
    <style:style style:name="T1190" style:parent-style-name="Policepardéfaut" style:family="text">
      <style:text-properties fo:font-style="italic" style:font-style-asian="italic" style:font-style-complex="italic"/>
    </style:style>
    <style:style style:name="T1191" style:parent-style-name="Policepardéfaut" style:family="text">
      <style:text-properties fo:font-style="italic" style:font-style-asian="italic" style:font-style-complex="italic"/>
    </style:style>
    <style:style style:name="P1192" style:parent-style-name="l" style:family="paragraph">
      <style:text-properties fo:font-style="italic" style:font-style-asian="italic"/>
    </style:style>
    <style:style style:name="P1193" style:parent-style-name="l" style:family="paragraph">
      <style:text-properties fo:font-style="italic" style:font-style-asian="italic"/>
    </style:style>
    <style:style style:name="P1194" style:parent-style-name="l" style:family="paragraph">
      <style:text-properties fo:font-style="italic" style:font-style-asian="italic"/>
    </style:style>
    <style:style style:name="P1195" style:parent-style-name="l" style:family="paragraph">
      <style:text-properties fo:font-style="italic" style:font-style-asian="italic"/>
    </style:style>
    <style:style style:name="P1196" style:parent-style-name="l" style:family="paragraph">
      <style:text-properties fo:font-style="italic" style:font-style-asian="italic"/>
    </style:style>
    <style:style style:name="P1197" style:parent-style-name="l" style:family="paragraph">
      <style:text-properties fo:font-style="italic" style:font-style-asian="italic"/>
    </style:style>
    <style:style style:name="P1198" style:parent-style-name="l" style:family="paragraph">
      <style:text-properties fo:font-style="italic" style:font-style-asian="italic"/>
    </style:style>
    <style:style style:name="P1199" style:parent-style-name="l" style:family="paragraph">
      <style:text-properties fo:font-style="italic" style:font-style-asian="italic"/>
    </style:style>
    <style:style style:name="P1200" style:parent-style-name="l" style:family="paragraph">
      <style:text-properties fo:font-style="italic" style:font-style-asian="italic"/>
    </style:style>
    <style:style style:name="P1201" style:parent-style-name="l" style:family="paragraph">
      <style:text-properties fo:font-style="italic" style:font-style-asian="italic"/>
    </style:style>
    <style:style style:name="P1202" style:parent-style-name="l" style:family="paragraph">
      <style:text-properties fo:font-style="italic" style:font-style-asian="italic"/>
    </style:style>
    <style:style style:name="P1203" style:parent-style-name="l" style:family="paragraph">
      <style:text-properties fo:font-style="italic" style:font-style-asian="italic"/>
    </style:style>
    <style:style style:name="P1204" style:parent-style-name="l" style:family="paragraph">
      <style:text-properties fo:font-style="italic" style:font-style-asian="italic"/>
    </style:style>
    <style:style style:name="P1205" style:parent-style-name="l" style:family="paragraph">
      <style:text-properties fo:font-style="italic" style:font-style-asian="italic"/>
    </style:style>
    <style:style style:name="P1206" style:parent-style-name="l" style:family="paragraph">
      <style:text-properties fo:font-style="italic" style:font-style-asian="italic"/>
    </style:style>
    <style:style style:name="P1207" style:parent-style-name="l" style:family="paragraph">
      <style:text-properties fo:font-style="italic" style:font-style-asian="italic"/>
    </style:style>
    <style:style style:name="P1208" style:parent-style-name="l" style:family="paragraph">
      <style:text-properties fo:font-style="italic" style:font-style-asian="italic"/>
    </style:style>
    <style:style style:name="P1209" style:parent-style-name="l" style:family="paragraph">
      <style:text-properties fo:font-style="italic" style:font-style-asian="italic"/>
    </style:style>
    <style:style style:name="P1210" style:parent-style-name="l" style:family="paragraph">
      <style:text-properties fo:font-style="italic" style:font-style-asian="italic"/>
    </style:style>
    <style:style style:name="P1211" style:parent-style-name="l" style:family="paragraph">
      <style:text-properties fo:font-style="italic" style:font-style-asian="italic"/>
    </style:style>
    <style:style style:name="P1212" style:parent-style-name="l" style:family="paragraph">
      <style:text-properties fo:font-style="italic" style:font-style-asian="italic"/>
    </style:style>
    <style:style style:name="P1213" style:parent-style-name="l" style:family="paragraph">
      <style:text-properties fo:font-style="italic" style:font-style-asian="italic"/>
    </style:style>
    <style:style style:name="P1214" style:parent-style-name="l" style:family="paragraph">
      <style:text-properties fo:font-style="italic" style:font-style-asian="italic"/>
    </style:style>
    <style:style style:name="P1215" style:parent-style-name="l" style:family="paragraph">
      <style:text-properties fo:font-style="italic" style:font-style-asian="italic"/>
    </style:style>
    <style:style style:name="P1216" style:parent-style-name="l" style:family="paragraph">
      <style:text-properties fo:font-style="italic" style:font-style-asian="italic"/>
    </style:style>
    <style:style style:name="P1217" style:parent-style-name="l" style:family="paragraph">
      <style:text-properties fo:font-style="italic" style:font-style-asian="italic"/>
    </style:style>
    <style:style style:name="P1218" style:parent-style-name="l" style:family="paragraph">
      <style:text-properties fo:font-style="italic" style:font-style-asian="italic"/>
    </style:style>
    <style:style style:name="P1219" style:parent-style-name="l" style:family="paragraph">
      <style:text-properties fo:font-style="italic" style:font-style-asian="italic"/>
    </style:style>
    <style:style style:name="P1220" style:parent-style-name="l" style:family="paragraph">
      <style:text-properties fo:font-style="italic" style:font-style-asian="italic"/>
    </style:style>
    <style:style style:name="P1221" style:parent-style-name="l" style:family="paragraph">
      <style:text-properties fo:font-style="italic" style:font-style-asian="italic"/>
    </style:style>
    <style:style style:name="P1222" style:parent-style-name="l" style:family="paragraph">
      <style:text-properties fo:font-style="italic" style:font-style-asian="italic"/>
    </style:style>
    <style:style style:name="P1223" style:parent-style-name="l" style:family="paragraph">
      <style:text-properties fo:font-style="italic" style:font-style-asian="italic"/>
    </style:style>
    <style:style style:name="P1224" style:parent-style-name="l" style:family="paragraph">
      <style:text-properties fo:font-style="italic" style:font-style-asian="italic"/>
    </style:style>
    <style:style style:name="P1225" style:parent-style-name="l" style:family="paragraph">
      <style:text-properties fo:font-style="italic" style:font-style-asian="italic"/>
    </style:style>
    <style:style style:name="P1226" style:parent-style-name="l" style:family="paragraph">
      <style:text-properties fo:font-style="italic" style:font-style-asian="italic"/>
    </style:style>
    <style:style style:name="P1227" style:parent-style-name="l" style:family="paragraph">
      <style:text-properties fo:font-style="italic" style:font-style-asian="italic"/>
    </style:style>
    <style:style style:name="P1228" style:parent-style-name="l" style:family="paragraph">
      <style:text-properties fo:font-style="italic" style:font-style-asian="italic"/>
    </style:style>
    <style:style style:name="P1229" style:parent-style-name="l" style:family="paragraph">
      <style:text-properties fo:font-style="italic" style:font-style-asian="italic"/>
    </style:style>
    <style:style style:name="P1230" style:parent-style-name="l" style:family="paragraph">
      <style:text-properties fo:font-style="italic" style:font-style-asian="italic"/>
    </style:style>
    <style:style style:name="P1231" style:parent-style-name="l" style:family="paragraph">
      <style:text-properties fo:font-style="italic" style:font-style-asian="italic"/>
    </style:style>
    <style:style style:name="P1232" style:parent-style-name="l" style:family="paragraph">
      <style:text-properties fo:font-style="italic" style:font-style-asian="italic"/>
    </style:style>
    <style:style style:name="P1233" style:parent-style-name="l" style:family="paragraph">
      <style:text-properties fo:font-style="italic" style:font-style-asian="italic"/>
    </style:style>
    <style:style style:name="P1234" style:parent-style-name="l" style:family="paragraph">
      <style:text-properties fo:font-style="italic" style:font-style-asian="italic"/>
    </style:style>
    <style:style style:name="P1235" style:parent-style-name="l" style:family="paragraph">
      <style:text-properties fo:font-style="italic" style:font-style-asian="italic"/>
    </style:style>
    <style:style style:name="P1236" style:parent-style-name="l" style:family="paragraph">
      <style:text-properties fo:font-style="italic" style:font-style-asian="italic"/>
    </style:style>
    <style:style style:name="P1237" style:parent-style-name="l" style:family="paragraph">
      <style:text-properties fo:font-style="italic" style:font-style-asian="italic"/>
    </style:style>
    <style:style style:name="P1238" style:parent-style-name="l" style:family="paragraph">
      <style:text-properties fo:font-style="italic" style:font-style-asian="italic"/>
    </style:style>
    <style:style style:name="P1239" style:parent-style-name="l" style:family="paragraph">
      <style:text-properties fo:font-style="italic" style:font-style-asian="italic"/>
    </style:style>
    <style:style style:name="P1240" style:parent-style-name="l" style:family="paragraph">
      <style:text-properties fo:font-style="italic" style:font-style-asian="italic"/>
    </style:style>
    <style:style style:name="P1241" style:parent-style-name="l" style:family="paragraph">
      <style:text-properties fo:font-style="italic" style:font-style-asian="italic"/>
    </style:style>
    <style:style style:name="P1242" style:parent-style-name="l" style:family="paragraph">
      <style:text-properties fo:font-style="italic" style:font-style-asian="italic"/>
    </style:style>
    <style:style style:name="P1243" style:parent-style-name="l" style:family="paragraph">
      <style:text-properties fo:font-style="italic" style:font-style-asian="italic"/>
    </style:style>
    <style:style style:name="P1244" style:parent-style-name="l" style:family="paragraph">
      <style:text-properties fo:font-style="italic" style:font-style-asian="italic"/>
    </style:style>
    <style:style style:name="P1245" style:parent-style-name="l" style:family="paragraph">
      <style:text-properties fo:font-style="italic" style:font-style-asian="italic"/>
    </style:style>
    <style:style style:name="P1246" style:parent-style-name="l" style:family="paragraph">
      <style:text-properties fo:font-style="italic" style:font-style-asian="italic"/>
    </style:style>
    <style:style style:name="P1247" style:parent-style-name="l" style:family="paragraph">
      <style:text-properties fo:font-style="italic" style:font-style-asian="italic"/>
    </style:style>
    <style:style style:name="P1248" style:parent-style-name="l" style:family="paragraph">
      <style:text-properties fo:font-style="italic" style:font-style-asian="italic"/>
    </style:style>
    <style:style style:name="T1249" style:parent-style-name="Policepardéfaut" style:family="text">
      <style:text-properties fo:font-style="italic" style:font-style-asian="italic"/>
    </style:style>
    <style:style style:name="T1250" style:parent-style-name="Policepardéfaut" style:family="text">
      <style:text-properties fo:font-style="italic" style:font-style-asian="italic"/>
    </style:style>
    <style:style style:name="T1251" style:parent-style-name="Policepardéfaut" style:family="text">
      <style:text-properties fo:font-style="italic" style:font-style-asian="italic"/>
    </style:style>
    <style:style style:name="T1252" style:parent-style-name="Policepardéfaut" style:family="text">
      <style:text-properties fo:font-style="italic" style:font-style-asian="italic"/>
    </style:style>
    <style:style style:name="T1253" style:parent-style-name="Policepardéfaut" style:family="text">
      <style:text-properties fo:font-style="italic" style:font-style-asian="italic"/>
    </style:style>
    <style:style style:name="T1254" style:parent-style-name="Policepardéfaut" style:family="text">
      <style:text-properties fo:font-style="italic" style:font-style-asian="italic"/>
    </style:style>
    <style:style style:name="T1255" style:parent-style-name="Policepardéfaut" style:family="text">
      <style:text-properties fo:font-style="italic" style:font-style-asian="italic"/>
    </style:style>
    <style:style style:name="T1256" style:parent-style-name="Policepardéfaut" style:family="text">
      <style:text-properties fo:language="fr" fo:country="FR"/>
    </style:style>
    <style:style style:name="T1257" style:parent-style-name="Policepardéfaut" style:family="text">
      <style:text-properties fo:font-style="italic" style:font-style-asian="italic"/>
    </style:style>
    <style:style style:name="T1258" style:parent-style-name="Policepardéfaut" style:family="text">
      <style:text-properties fo:font-style="italic" style:font-style-asian="italic"/>
    </style:style>
    <style:style style:name="T1259" style:parent-style-name="Policepardéfaut" style:family="text">
      <style:text-properties fo:font-style="italic" style:font-style-asian="italic"/>
    </style:style>
    <style:style style:name="T1260" style:parent-style-name="Policepardéfaut" style:family="text">
      <style:text-properties fo:font-style="italic" style:font-style-asian="italic"/>
    </style:style>
    <style:style style:name="T1261" style:parent-style-name="Policepardéfaut" style:family="text">
      <style:text-properties fo:font-style="italic" style:font-style-asian="italic"/>
    </style:style>
    <style:style style:name="T1262" style:parent-style-name="Policepardéfaut" style:family="text">
      <style:text-properties fo:font-style="italic" style:font-style-asian="italic"/>
    </style:style>
    <style:style style:name="T1263" style:parent-style-name="Policepardéfaut" style:family="text">
      <style:text-properties fo:font-style="italic" style:font-style-asian="italic"/>
    </style:style>
    <style:style style:name="T1264" style:parent-style-name="Policepardéfaut" style:family="text">
      <style:text-properties fo:font-style="italic" style:font-style-asian="italic"/>
    </style:style>
    <style:style style:name="T1265" style:parent-style-name="Policepardéfaut" style:family="text">
      <style:text-properties fo:font-style="italic" style:font-style-asian="italic"/>
    </style:style>
    <style:style style:name="T1266" style:parent-style-name="Policepardéfaut" style:family="text">
      <style:text-properties fo:font-style="italic" style:font-style-asian="italic"/>
    </style:style>
    <style:style style:name="T1267" style:parent-style-name="Policepardéfaut" style:family="text">
      <style:text-properties fo:font-style="italic" style:font-style-asian="italic"/>
    </style:style>
    <style:style style:name="T1268" style:parent-style-name="Policepardéfaut" style:family="text">
      <style:text-properties fo:font-style="italic" style:font-style-asian="italic"/>
    </style:style>
    <style:style style:name="T1269" style:parent-style-name="Policepardéfaut" style:family="text">
      <style:text-properties fo:font-style="italic" style:font-style-asian="italic"/>
    </style:style>
    <style:style style:name="T1270" style:parent-style-name="Policepardéfaut" style:family="text">
      <style:text-properties fo:font-style="italic" style:font-style-asian="italic"/>
    </style:style>
    <style:style style:name="T1271" style:parent-style-name="Policepardéfaut" style:family="text">
      <style:text-properties fo:font-style="italic" style:font-style-asian="italic"/>
    </style:style>
    <style:style style:name="T1272" style:parent-style-name="Policepardéfaut" style:family="text">
      <style:text-properties fo:font-style="italic" style:font-style-asian="italic"/>
    </style:style>
    <style:style style:name="T1273" style:parent-style-name="Policepardéfaut" style:family="text">
      <style:text-properties fo:font-style="italic" style:font-style-asian="italic"/>
    </style:style>
    <style:style style:name="T1274" style:parent-style-name="Policepardéfaut" style:family="text">
      <style:text-properties fo:font-style="italic" style:font-style-asian="italic"/>
    </style:style>
    <style:style style:name="T1275" style:parent-style-name="Policepardéfaut" style:family="text">
      <style:text-properties fo:font-style="italic" style:font-style-asian="italic"/>
    </style:style>
    <style:style style:name="T1276" style:parent-style-name="Policepardéfaut" style:family="text">
      <style:text-properties fo:font-style="italic" style:font-style-asian="italic"/>
    </style:style>
    <style:style style:name="P1277" style:parent-style-name="l" style:family="paragraph">
      <style:text-properties fo:font-style="italic" style:font-style-asian="italic"/>
    </style:style>
    <style:style style:name="P1278" style:parent-style-name="l" style:family="paragraph">
      <style:text-properties fo:font-style="italic" style:font-style-asian="italic"/>
    </style:style>
    <style:style style:name="P1279" style:parent-style-name="l" style:family="paragraph">
      <style:text-properties fo:font-style="italic" style:font-style-asian="italic"/>
    </style:style>
    <style:style style:name="P1280" style:parent-style-name="l" style:family="paragraph">
      <style:text-properties fo:font-style="italic" style:font-style-asian="italic"/>
    </style:style>
    <style:style style:name="P1281" style:parent-style-name="l" style:family="paragraph">
      <style:text-properties fo:font-style="italic" style:font-style-asian="italic"/>
    </style:style>
    <style:style style:name="P1282" style:parent-style-name="l" style:family="paragraph">
      <style:text-properties fo:font-style="italic" style:font-style-asian="italic"/>
    </style:style>
    <style:style style:name="P1283" style:parent-style-name="l" style:family="paragraph">
      <style:text-properties fo:font-style="italic" style:font-style-asian="italic"/>
    </style:style>
    <style:style style:name="P1284" style:parent-style-name="l" style:family="paragraph">
      <style:text-properties fo:font-style="italic" style:font-style-asian="italic"/>
    </style:style>
    <style:style style:name="P1285" style:parent-style-name="l" style:family="paragraph">
      <style:text-properties fo:font-style="italic" style:font-style-asian="italic"/>
    </style:style>
    <style:style style:name="P1286" style:parent-style-name="l" style:family="paragraph">
      <style:text-properties fo:font-style="italic" style:font-style-asian="italic"/>
    </style:style>
    <style:style style:name="P1287" style:parent-style-name="l" style:family="paragraph">
      <style:text-properties fo:font-style="italic" style:font-style-asian="italic"/>
    </style:style>
    <style:style style:name="P1288" style:parent-style-name="l" style:family="paragraph">
      <style:text-properties fo:font-style="italic" style:font-style-asian="italic"/>
    </style:style>
    <style:style style:name="P1289" style:parent-style-name="l" style:family="paragraph">
      <style:text-properties fo:font-style="italic" style:font-style-asian="italic"/>
    </style:style>
    <style:style style:name="P1290" style:parent-style-name="l" style:family="paragraph">
      <style:text-properties fo:font-style="italic" style:font-style-asian="italic"/>
    </style:style>
    <style:style style:name="P1291" style:parent-style-name="l" style:family="paragraph">
      <style:text-properties fo:font-style="italic" style:font-style-asian="italic"/>
    </style:style>
    <style:style style:name="T1292" style:parent-style-name="Policepardéfaut" style:family="text">
      <style:text-properties fo:font-style="italic" style:font-style-asian="italic"/>
    </style:style>
    <style:style style:name="T1293" style:parent-style-name="Policepardéfaut" style:family="text">
      <style:text-properties fo:font-style="italic" style:font-style-asian="italic"/>
    </style:style>
    <style:style style:name="T1294" style:parent-style-name="Policepardéfaut" style:family="text">
      <style:text-properties fo:font-style="italic" style:font-style-asian="italic"/>
    </style:style>
    <style:style style:name="T1295" style:parent-style-name="Policepardéfaut" style:family="text">
      <style:text-properties fo:font-style="italic" style:font-style-asian="italic"/>
    </style:style>
    <style:style style:name="T1296" style:parent-style-name="Policepardéfaut" style:family="text">
      <style:text-properties fo:font-style="italic" style:font-style-asian="italic"/>
    </style:style>
    <style:style style:name="T1297" style:parent-style-name="Policepardéfaut" style:family="text">
      <style:text-properties fo:font-style="italic" style:font-style-asian="italic"/>
    </style:style>
    <style:style style:name="T1298" style:parent-style-name="Policepardéfaut" style:family="text">
      <style:text-properties fo:language="fr" fo:country="FR"/>
    </style:style>
    <style:style style:name="T1299" style:parent-style-name="Policepardéfaut" style:family="text">
      <style:text-properties fo:font-style="italic" style:font-style-asian="italic"/>
    </style:style>
    <style:style style:name="T1300" style:parent-style-name="Policepardéfaut" style:family="text">
      <style:text-properties fo:font-style="italic" style:font-style-asian="italic"/>
    </style:style>
    <style:style style:name="T1301" style:parent-style-name="Policepardéfaut" style:family="text">
      <style:text-properties fo:font-style="italic" style:font-style-asian="italic"/>
    </style:style>
    <style:style style:name="T1302" style:parent-style-name="Policepardéfaut" style:family="text">
      <style:text-properties fo:font-style="italic" style:font-style-asian="italic"/>
    </style:style>
    <style:style style:name="T1303" style:parent-style-name="Policepardéfaut" style:family="text">
      <style:text-properties fo:font-style="italic" style:font-style-asian="italic"/>
    </style:style>
    <style:style style:name="T1304" style:parent-style-name="Policepardéfaut" style:family="text">
      <style:text-properties fo:font-style="italic" style:font-style-asian="italic"/>
    </style:style>
    <style:style style:name="P1305" style:parent-style-name="l" style:family="paragraph">
      <style:text-properties fo:font-style="italic" style:font-style-asian="italic"/>
    </style:style>
    <style:style style:name="P1306" style:parent-style-name="l" style:family="paragraph">
      <style:text-properties fo:font-style="italic" style:font-style-asian="italic"/>
    </style:style>
    <style:style style:name="P1307" style:parent-style-name="l" style:family="paragraph">
      <style:text-properties fo:font-style="italic" style:font-style-asian="italic"/>
    </style:style>
    <style:style style:name="P1308" style:parent-style-name="l" style:family="paragraph">
      <style:text-properties fo:font-style="italic" style:font-style-asian="italic"/>
    </style:style>
    <style:style style:name="P1309" style:parent-style-name="l" style:family="paragraph">
      <style:text-properties fo:font-style="italic" style:font-style-asian="italic"/>
    </style:style>
    <style:style style:name="P1310" style:parent-style-name="l" style:family="paragraph">
      <style:text-properties fo:font-style="italic" style:font-style-asian="italic"/>
    </style:style>
    <style:style style:name="P1311" style:parent-style-name="l" style:family="paragraph">
      <style:text-properties fo:font-style="italic" style:font-style-asian="italic"/>
    </style:style>
    <style:style style:name="T1312" style:parent-style-name="Policepardéfaut" style:family="text">
      <style:text-properties fo:font-style="italic" style:font-style-asian="italic"/>
    </style:style>
    <style:style style:name="T1313" style:parent-style-name="Policepardéfaut" style:family="text">
      <style:text-properties fo:font-style="italic" style:font-style-asian="italic"/>
    </style:style>
    <style:style style:name="T1314" style:parent-style-name="Policepardéfaut" style:family="text">
      <style:text-properties fo:font-style="italic" style:font-style-asian="italic"/>
    </style:style>
    <style:style style:name="T1315" style:parent-style-name="Policepardéfaut" style:family="text">
      <style:text-properties fo:font-style="italic" style:font-style-asian="italic"/>
    </style:style>
    <style:style style:name="T1316" style:parent-style-name="Policepardéfaut" style:family="text">
      <style:text-properties fo:font-style="italic" style:font-style-asian="italic"/>
    </style:style>
    <style:style style:name="T1317" style:parent-style-name="Policepardéfaut" style:family="text">
      <style:text-properties fo:font-style="italic" style:font-style-asian="italic"/>
    </style:style>
    <style:style style:name="T1318" style:parent-style-name="Policepardéfaut" style:family="text">
      <style:text-properties fo:font-style="italic" style:font-style-asian="italic"/>
    </style:style>
    <style:style style:name="T1319" style:parent-style-name="Policepardéfaut" style:family="text">
      <style:text-properties fo:font-style="italic" style:font-style-asian="italic"/>
    </style:style>
    <style:style style:name="T1320" style:parent-style-name="Policepardéfaut" style:family="text">
      <style:text-properties fo:font-style="italic" style:font-style-asian="italic"/>
    </style:style>
    <style:style style:name="T1321" style:parent-style-name="Policepardéfaut" style:family="text">
      <style:text-properties fo:font-style="italic" style:font-style-asian="italic"/>
    </style:style>
    <style:style style:name="T1322" style:parent-style-name="Policepardéfaut" style:family="text">
      <style:text-properties fo:font-style="italic" style:font-style-asian="italic"/>
    </style:style>
    <style:style style:name="T1323" style:parent-style-name="Policepardéfaut" style:family="text">
      <style:text-properties fo:font-style="italic" style:font-style-asian="italic"/>
    </style:style>
    <style:style style:name="T1324" style:parent-style-name="Policepardéfaut" style:family="text">
      <style:text-properties fo:font-style="italic" style:font-style-asian="italic"/>
    </style:style>
    <style:style style:name="T1325" style:parent-style-name="Policepardéfaut" style:family="text">
      <style:text-properties fo:font-style="italic" style:font-style-asian="italic"/>
    </style:style>
    <style:style style:name="T1326" style:parent-style-name="Policepardéfaut" style:family="text">
      <style:text-properties fo:font-style="italic" style:font-style-asian="italic"/>
    </style:style>
    <style:style style:name="T1327" style:parent-style-name="Policepardéfaut" style:family="text">
      <style:text-properties fo:font-style="italic" style:font-style-asian="italic"/>
    </style:style>
    <style:style style:name="T1328" style:parent-style-name="Policepardéfaut" style:family="text">
      <style:text-properties fo:font-style="italic" style:font-style-asian="italic"/>
    </style:style>
    <style:style style:name="T1329" style:parent-style-name="Policepardéfaut" style:family="text">
      <style:text-properties fo:font-style="italic" style:font-style-asian="italic"/>
    </style:style>
    <style:style style:name="P1330" style:parent-style-name="l" style:family="paragraph">
      <style:text-properties fo:font-style="italic" style:font-style-asian="italic"/>
    </style:style>
    <style:style style:name="P1331" style:parent-style-name="l" style:family="paragraph">
      <style:text-properties fo:font-style="italic" style:font-style-asian="italic"/>
    </style:style>
    <style:style style:name="P1332" style:parent-style-name="l" style:family="paragraph">
      <style:text-properties fo:font-style="italic" style:font-style-asian="italic"/>
    </style:style>
    <style:style style:name="P1333" style:parent-style-name="l" style:family="paragraph">
      <style:text-properties fo:font-style="italic" style:font-style-asian="italic"/>
    </style:style>
    <style:style style:name="P1334" style:parent-style-name="l" style:family="paragraph">
      <style:text-properties fo:font-style="italic" style:font-style-asian="italic"/>
    </style:style>
    <style:style style:name="P1335" style:parent-style-name="l" style:family="paragraph">
      <style:text-properties fo:font-style="italic" style:font-style-asian="italic"/>
    </style:style>
    <style:style style:name="P1336" style:parent-style-name="l" style:family="paragraph">
      <style:text-properties fo:font-style="italic" style:font-style-asian="italic"/>
    </style:style>
    <style:style style:name="P1337" style:parent-style-name="l" style:family="paragraph">
      <style:text-properties fo:font-style="italic" style:font-style-asian="italic"/>
    </style:style>
    <style:style style:name="P1338" style:parent-style-name="l" style:family="paragraph">
      <style:text-properties fo:font-style="italic" style:font-style-asian="italic"/>
    </style:style>
    <style:style style:name="P1339" style:parent-style-name="l" style:family="paragraph">
      <style:text-properties fo:font-style="italic" style:font-style-asian="italic"/>
    </style:style>
    <style:style style:name="P1340" style:parent-style-name="l" style:family="paragraph">
      <style:text-properties fo:font-style="italic" style:font-style-asian="italic"/>
    </style:style>
    <style:style style:name="P1341" style:parent-style-name="l" style:family="paragraph">
      <style:text-properties fo:font-style="italic" style:font-style-asian="italic"/>
    </style:style>
    <style:style style:name="P1342" style:parent-style-name="l" style:family="paragraph">
      <style:text-properties fo:font-style="italic" style:font-style-asian="italic"/>
    </style:style>
    <style:style style:name="P1343" style:parent-style-name="l" style:family="paragraph">
      <style:text-properties fo:font-style="italic" style:font-style-asian="italic"/>
    </style:style>
    <style:style style:name="P1344" style:parent-style-name="l" style:family="paragraph">
      <style:text-properties fo:font-style="italic" style:font-style-asian="italic"/>
    </style:style>
    <style:style style:name="P1345" style:parent-style-name="l" style:family="paragraph">
      <style:text-properties fo:font-style="italic" style:font-style-asian="italic"/>
    </style:style>
    <style:style style:name="P1346" style:parent-style-name="l" style:family="paragraph">
      <style:text-properties fo:font-style="italic" style:font-style-asian="italic"/>
    </style:style>
    <style:style style:name="P1347" style:parent-style-name="l" style:family="paragraph">
      <style:text-properties fo:font-style="italic" style:font-style-asian="italic"/>
    </style:style>
    <style:style style:name="P1348" style:parent-style-name="l" style:family="paragraph">
      <style:text-properties fo:font-style="italic" style:font-style-asian="italic"/>
    </style:style>
    <style:style style:name="P1349" style:parent-style-name="l" style:family="paragraph">
      <style:text-properties fo:font-style="italic" style:font-style-asian="italic"/>
    </style:style>
    <style:style style:name="P1350" style:parent-style-name="l" style:family="paragraph">
      <style:text-properties fo:font-style="italic" style:font-style-asian="italic"/>
    </style:style>
    <style:style style:name="P1351" style:parent-style-name="l" style:family="paragraph">
      <style:text-properties fo:font-style="italic" style:font-style-asian="italic"/>
    </style:style>
    <style:style style:name="P1352" style:parent-style-name="l" style:family="paragraph">
      <style:text-properties fo:font-style="italic" style:font-style-asian="italic"/>
    </style:style>
    <style:style style:name="P1353" style:parent-style-name="l" style:family="paragraph">
      <style:text-properties fo:font-style="italic" style:font-style-asian="italic"/>
    </style:style>
    <style:style style:name="P1354" style:parent-style-name="l" style:family="paragraph">
      <style:text-properties fo:font-style="italic" style:font-style-asian="italic"/>
    </style:style>
    <style:style style:name="P1355" style:parent-style-name="l" style:family="paragraph">
      <style:text-properties fo:font-style="italic" style:font-style-asian="italic"/>
    </style:style>
    <style:style style:name="P1356" style:parent-style-name="l" style:family="paragraph">
      <style:text-properties fo:font-style="italic" style:font-style-asian="italic"/>
    </style:style>
    <style:style style:name="P1357" style:parent-style-name="l" style:family="paragraph">
      <style:text-properties fo:font-style="italic" style:font-style-asian="italic"/>
    </style:style>
    <style:style style:name="P1358" style:parent-style-name="l" style:family="paragraph">
      <style:text-properties fo:font-style="italic" style:font-style-asian="italic"/>
    </style:style>
    <style:style style:name="P1359" style:parent-style-name="l" style:family="paragraph">
      <style:text-properties fo:font-style="italic" style:font-style-asian="italic"/>
    </style:style>
    <style:style style:name="P1360" style:parent-style-name="l" style:family="paragraph">
      <style:text-properties fo:font-style="italic" style:font-style-asian="italic"/>
    </style:style>
    <style:style style:name="P1361" style:parent-style-name="l" style:family="paragraph">
      <style:text-properties fo:font-style="italic" style:font-style-asian="italic"/>
    </style:style>
    <style:style style:name="P1362" style:parent-style-name="l" style:family="paragraph">
      <style:text-properties fo:font-style="italic" style:font-style-asian="italic"/>
    </style:style>
    <style:style style:name="P1363" style:parent-style-name="l" style:family="paragraph">
      <style:text-properties fo:font-style="italic" style:font-style-asian="italic"/>
    </style:style>
    <style:style style:name="P1364" style:parent-style-name="l" style:family="paragraph">
      <style:text-properties fo:font-style="italic" style:font-style-asian="italic"/>
    </style:style>
    <style:style style:name="P1365" style:parent-style-name="l" style:family="paragraph">
      <style:text-properties fo:font-style="italic" style:font-style-asian="italic"/>
    </style:style>
    <style:style style:name="P1366" style:parent-style-name="l" style:family="paragraph">
      <style:text-properties fo:font-style="italic" style:font-style-asian="italic"/>
    </style:style>
    <style:style style:name="P1367" style:parent-style-name="l" style:family="paragraph">
      <style:text-properties fo:font-style="italic" style:font-style-asian="italic"/>
    </style:style>
    <style:style style:name="P1368" style:parent-style-name="l" style:family="paragraph">
      <style:text-properties fo:font-style="italic" style:font-style-asian="italic"/>
    </style:style>
    <style:style style:name="P1369" style:parent-style-name="l" style:family="paragraph">
      <style:text-properties fo:font-style="italic" style:font-style-asian="italic"/>
    </style:style>
    <style:style style:name="P1370" style:parent-style-name="l" style:family="paragraph">
      <style:text-properties fo:font-style="italic" style:font-style-asian="italic"/>
    </style:style>
    <style:style style:name="P1371" style:parent-style-name="l" style:family="paragraph">
      <style:text-properties fo:font-style="italic" style:font-style-asian="italic"/>
    </style:style>
    <style:style style:name="P1372" style:parent-style-name="l" style:family="paragraph">
      <style:text-properties fo:font-style="italic" style:font-style-asian="italic"/>
    </style:style>
    <style:style style:name="P1373" style:parent-style-name="l" style:family="paragraph">
      <style:text-properties fo:font-style="italic" style:font-style-asian="italic"/>
    </style:style>
    <style:style style:name="P1374" style:parent-style-name="l" style:family="paragraph">
      <style:text-properties fo:font-style="italic" style:font-style-asian="italic"/>
    </style:style>
    <style:style style:name="P1375" style:parent-style-name="l" style:family="paragraph">
      <style:text-properties fo:font-style="italic" style:font-style-asian="italic"/>
    </style:style>
    <style:style style:name="P1376" style:parent-style-name="l" style:family="paragraph">
      <style:text-properties fo:font-style="italic" style:font-style-asian="italic"/>
    </style:style>
    <style:style style:name="T1377" style:parent-style-name="Policepardéfaut" style:family="text">
      <style:text-properties fo:language="fr" fo:country="FR"/>
    </style:style>
    <style:style style:name="P1378" style:parent-style-name="l" style:family="paragraph">
      <style:text-properties fo:font-style="italic" style:font-style-asian="italic"/>
    </style:style>
    <style:style style:name="P1379" style:parent-style-name="l" style:family="paragraph">
      <style:text-properties fo:font-style="italic" style:font-style-asian="italic"/>
    </style:style>
    <style:style style:name="P1380" style:parent-style-name="l" style:family="paragraph">
      <style:text-properties fo:font-style="italic" style:font-style-asian="italic"/>
    </style:style>
    <style:style style:name="P1381" style:parent-style-name="l" style:family="paragraph">
      <style:text-properties fo:font-style="italic" style:font-style-asian="italic"/>
    </style:style>
    <style:style style:name="P1382" style:parent-style-name="l" style:family="paragraph">
      <style:text-properties fo:font-style="italic" style:font-style-asian="italic"/>
    </style:style>
    <style:style style:name="P1383" style:parent-style-name="l" style:family="paragraph">
      <style:text-properties fo:font-style="italic" style:font-style-asian="italic"/>
    </style:style>
    <style:style style:name="P1384" style:parent-style-name="l" style:family="paragraph">
      <style:text-properties fo:font-style="italic" style:font-style-asian="italic"/>
    </style:style>
    <style:style style:name="P1385" style:parent-style-name="l" style:family="paragraph">
      <style:text-properties fo:font-style="italic" style:font-style-asian="italic"/>
    </style:style>
    <style:style style:name="P1386" style:parent-style-name="l" style:family="paragraph">
      <style:text-properties fo:font-style="italic" style:font-style-asian="italic"/>
    </style:style>
    <style:style style:name="P1387" style:parent-style-name="l" style:family="paragraph">
      <style:text-properties fo:font-style="italic" style:font-style-asian="italic"/>
    </style:style>
    <style:style style:name="P1388" style:parent-style-name="l" style:family="paragraph">
      <style:text-properties fo:font-style="italic" style:font-style-asian="italic"/>
    </style:style>
    <style:style style:name="P1389" style:parent-style-name="l" style:family="paragraph">
      <style:text-properties fo:font-style="italic" style:font-style-asian="italic"/>
    </style:style>
    <style:style style:name="P1390" style:parent-style-name="l" style:family="paragraph">
      <style:text-properties fo:font-style="italic" style:font-style-asian="italic"/>
    </style:style>
    <style:style style:name="P1391" style:parent-style-name="l" style:family="paragraph">
      <style:text-properties fo:font-style="italic" style:font-style-asian="italic"/>
    </style:style>
    <style:style style:name="P1392" style:parent-style-name="l" style:family="paragraph">
      <style:text-properties fo:font-style="italic" style:font-style-asian="italic"/>
    </style:style>
    <style:style style:name="P1393" style:parent-style-name="l" style:family="paragraph">
      <style:text-properties fo:font-style="italic" style:font-style-asian="italic"/>
    </style:style>
    <style:style style:name="P1394" style:parent-style-name="l" style:family="paragraph">
      <style:text-properties fo:font-style="italic" style:font-style-asian="italic"/>
    </style:style>
    <style:style style:name="P1395" style:parent-style-name="l" style:family="paragraph">
      <style:text-properties fo:font-style="italic" style:font-style-asian="italic"/>
    </style:style>
    <style:style style:name="P1396" style:parent-style-name="l" style:family="paragraph">
      <style:text-properties fo:font-style="italic" style:font-style-asian="italic"/>
    </style:style>
    <style:style style:name="P1397" style:parent-style-name="l" style:family="paragraph">
      <style:text-properties fo:font-style="italic" style:font-style-asian="italic"/>
    </style:style>
    <style:style style:name="T1398" style:parent-style-name="Policepardéfaut" style:family="text">
      <style:text-properties fo:font-style="italic" style:font-style-asian="italic"/>
    </style:style>
    <style:style style:name="P1399" style:parent-style-name="l" style:family="paragraph">
      <style:text-properties fo:font-style="italic" style:font-style-asian="italic"/>
    </style:style>
    <style:style style:name="P1400" style:parent-style-name="l" style:family="paragraph">
      <style:text-properties fo:font-style="italic" style:font-style-asian="italic"/>
    </style:style>
    <style:style style:name="P1401" style:parent-style-name="l" style:family="paragraph">
      <style:text-properties fo:font-style="italic" style:font-style-asian="italic"/>
    </style:style>
    <style:style style:name="P1402" style:parent-style-name="l" style:family="paragraph">
      <style:text-properties fo:font-style="italic" style:font-style-asian="italic"/>
    </style:style>
    <style:style style:name="T1403" style:parent-style-name="Policepardéfaut" style:family="text">
      <style:text-properties fo:language="fr" fo:country="FR"/>
    </style:style>
    <style:style style:name="P1404" style:parent-style-name="l" style:family="paragraph">
      <style:text-properties fo:font-style="italic" style:font-style-asian="italic"/>
    </style:style>
    <style:style style:name="P1405" style:parent-style-name="l" style:family="paragraph">
      <style:text-properties fo:font-style="italic" style:font-style-asian="italic"/>
    </style:style>
    <style:style style:name="P1406" style:parent-style-name="l" style:family="paragraph">
      <style:text-properties fo:font-style="italic" style:font-style-asian="italic"/>
    </style:style>
    <style:style style:name="P1407" style:parent-style-name="l" style:family="paragraph">
      <style:text-properties fo:font-style="italic" style:font-style-asian="italic"/>
    </style:style>
    <style:style style:name="P1408" style:parent-style-name="l" style:family="paragraph">
      <style:text-properties fo:font-style="italic" style:font-style-asian="italic"/>
    </style:style>
    <style:style style:name="P1409" style:parent-style-name="l" style:family="paragraph">
      <style:text-properties fo:font-style="italic" style:font-style-asian="italic"/>
    </style:style>
    <style:style style:name="P1410" style:parent-style-name="l" style:family="paragraph">
      <style:text-properties fo:font-style="italic" style:font-style-asian="italic"/>
    </style:style>
    <style:style style:name="P1411" style:parent-style-name="l" style:family="paragraph">
      <style:text-properties fo:font-style="italic" style:font-style-asian="italic"/>
    </style:style>
    <style:style style:name="P1412" style:parent-style-name="l" style:family="paragraph">
      <style:text-properties fo:font-style="italic" style:font-style-asian="italic"/>
    </style:style>
    <style:style style:name="P1413" style:parent-style-name="l" style:family="paragraph">
      <style:text-properties fo:font-style="italic" style:font-style-asian="italic"/>
    </style:style>
    <style:style style:name="T1414" style:parent-style-name="Policepardéfaut" style:family="text">
      <style:text-properties fo:font-style="italic" style:font-style-asian="italic"/>
    </style:style>
    <style:style style:name="T1415" style:parent-style-name="Policepardéfaut" style:family="text">
      <style:text-properties fo:font-style="italic" style:font-style-asian="italic"/>
    </style:style>
    <style:style style:name="T1416" style:parent-style-name="Policepardéfaut" style:family="text">
      <style:text-properties fo:font-style="italic" style:font-style-asian="italic"/>
    </style:style>
    <style:style style:name="T1417" style:parent-style-name="Policepardéfaut" style:family="text">
      <style:text-properties fo:font-style="italic" style:font-style-asian="italic"/>
    </style:style>
    <style:style style:name="T1418" style:parent-style-name="Policepardéfaut" style:family="text">
      <style:text-properties fo:font-style="italic" style:font-style-asian="italic"/>
    </style:style>
    <style:style style:name="T1419" style:parent-style-name="Policepardéfaut" style:family="text">
      <style:text-properties fo:font-style="italic" style:font-style-asian="italic"/>
    </style:style>
    <style:style style:name="T1420" style:parent-style-name="Policepardéfaut" style:family="text">
      <style:text-properties fo:font-style="italic" style:font-style-asian="italic"/>
    </style:style>
    <style:style style:name="T1421" style:parent-style-name="Policepardéfaut" style:family="text">
      <style:text-properties fo:font-style="italic" style:font-style-asian="italic"/>
    </style:style>
    <style:style style:name="T1422" style:parent-style-name="Policepardéfaut" style:family="text">
      <style:text-properties fo:font-style="italic" style:font-style-asian="italic"/>
    </style:style>
    <style:style style:name="T1423" style:parent-style-name="Policepardéfaut" style:family="text">
      <style:text-properties fo:font-style="italic" style:font-style-asian="italic"/>
    </style:style>
    <style:style style:name="T1424" style:parent-style-name="Policepardéfaut" style:family="text">
      <style:text-properties fo:language="fr" fo:country="FR"/>
    </style:style>
    <style:style style:name="T1425" style:parent-style-name="Policepardéfaut" style:family="text">
      <style:text-properties fo:language="fr" fo:country="FR"/>
    </style:style>
    <style:style style:name="T1426" style:parent-style-name="Policepardéfaut" style:family="text">
      <style:text-properties fo:language="fr" fo:country="FR"/>
    </style:style>
    <style:style style:name="T1427" style:parent-style-name="Policepardéfaut" style:family="text">
      <style:text-properties fo:language="fr" fo:country="FR"/>
    </style:style>
    <style:style style:name="T1428" style:parent-style-name="Policepardéfaut" style:family="text">
      <style:text-properties fo:language="fr" fo:country="FR"/>
    </style:style>
    <style:style style:name="T1429" style:parent-style-name="Policepardéfaut" style:family="text">
      <style:text-properties fo:font-style="italic" style:font-style-asian="italic"/>
    </style:style>
    <style:style style:name="T1430" style:parent-style-name="Policepardéfaut" style:family="text">
      <style:text-properties fo:font-style="italic" style:font-style-asian="italic"/>
    </style:style>
    <style:style style:name="T1431" style:parent-style-name="Policepardéfaut" style:family="text">
      <style:text-properties fo:font-style="italic" style:font-style-asian="italic"/>
    </style:style>
    <style:style style:name="T1432" style:parent-style-name="Policepardéfaut" style:family="text">
      <style:text-properties fo:font-style="italic" style:font-style-asian="italic"/>
    </style:style>
    <style:style style:name="T1433" style:parent-style-name="Policepardéfaut" style:family="text">
      <style:text-properties fo:font-style="italic" style:font-style-asian="italic"/>
    </style:style>
    <style:style style:name="T1434" style:parent-style-name="Policepardéfaut" style:family="text">
      <style:text-properties fo:font-style="italic" style:font-style-asian="italic"/>
    </style:style>
    <style:style style:name="T1435" style:parent-style-name="Policepardéfaut" style:family="text">
      <style:text-properties fo:font-style="italic" style:font-style-asian="italic"/>
    </style:style>
    <style:style style:name="T1436" style:parent-style-name="Policepardéfaut" style:family="text">
      <style:text-properties fo:font-style="italic" style:font-style-asian="italic"/>
    </style:style>
    <style:style style:name="T1437" style:parent-style-name="Policepardéfaut" style:family="text">
      <style:text-properties fo:font-style="italic" style:font-style-asian="italic"/>
    </style:style>
    <style:style style:name="T1438" style:parent-style-name="Policepardéfaut" style:family="text">
      <style:text-properties fo:font-style="italic" style:font-style-asian="italic"/>
    </style:style>
    <style:style style:name="T1439" style:parent-style-name="Policepardéfaut" style:family="text">
      <style:text-properties fo:font-style="italic" style:font-style-asian="italic"/>
    </style:style>
    <style:style style:name="T1440" style:parent-style-name="Policepardéfaut" style:family="text">
      <style:text-properties fo:font-style="italic" style:font-style-asian="italic"/>
    </style:style>
    <style:style style:name="T1441" style:parent-style-name="Policepardéfaut" style:family="text">
      <style:text-properties fo:font-style="italic" style:font-style-asian="italic"/>
    </style:style>
    <style:style style:name="T1442" style:parent-style-name="Policepardéfaut" style:family="text">
      <style:text-properties fo:font-style="italic" style:font-style-asian="italic"/>
    </style:style>
    <style:style style:name="T1443" style:parent-style-name="Policepardéfaut" style:family="text">
      <style:text-properties style:font-name-asian="MS Mincho"/>
    </style:style>
    <style:style style:name="P1444" style:parent-style-name="l" style:family="paragraph">
      <style:text-properties fo:font-style="italic" style:font-style-asian="italic" style:font-style-complex="italic"/>
    </style:style>
    <style:style style:name="P1445" style:parent-style-name="l" style:family="paragraph">
      <style:text-properties fo:font-style="italic" style:font-style-asian="italic" style:font-style-complex="italic"/>
    </style:style>
    <style:style style:name="P1446" style:parent-style-name="l" style:family="paragraph">
      <style:text-properties fo:font-style="italic" style:font-style-asian="italic" style:font-style-complex="italic"/>
    </style:style>
    <style:style style:name="P1447" style:parent-style-name="l" style:family="paragraph">
      <style:text-properties fo:font-style="italic" style:font-style-asian="italic" style:font-style-complex="italic"/>
    </style:style>
    <style:style style:name="P1448" style:parent-style-name="l" style:family="paragraph">
      <style:text-properties fo:font-style="italic" style:font-style-asian="italic" style:font-style-complex="italic"/>
    </style:style>
    <style:style style:name="P1449" style:parent-style-name="l" style:family="paragraph">
      <style:text-properties fo:font-style="italic" style:font-style-asian="italic" style:font-style-complex="italic"/>
    </style:style>
    <style:style style:name="P1450" style:parent-style-name="l" style:family="paragraph">
      <style:text-properties fo:font-style="italic" style:font-style-asian="italic" style:font-style-complex="italic"/>
    </style:style>
    <style:style style:name="P1451" style:parent-style-name="l" style:family="paragraph">
      <style:text-properties fo:font-style="italic" style:font-style-asian="italic" style:font-style-complex="italic"/>
    </style:style>
    <style:style style:name="P1452" style:parent-style-name="l" style:family="paragraph">
      <style:text-properties fo:font-style="italic" style:font-style-asian="italic" style:font-style-complex="italic"/>
    </style:style>
    <style:style style:name="P1453" style:parent-style-name="l" style:family="paragraph">
      <style:text-properties fo:font-style="italic" style:font-style-asian="italic" style:font-style-complex="italic"/>
    </style:style>
    <style:style style:name="P1454" style:parent-style-name="l" style:family="paragraph">
      <style:text-properties fo:font-style="italic" style:font-style-asian="italic" style:font-style-complex="italic"/>
    </style:style>
    <style:style style:name="P1455" style:parent-style-name="l" style:family="paragraph">
      <style:text-properties fo:font-style="italic" style:font-style-asian="italic" style:font-style-complex="italic"/>
    </style:style>
    <style:style style:name="P1456" style:parent-style-name="l" style:family="paragraph">
      <style:text-properties fo:font-style="italic" style:font-style-asian="italic" style:font-style-complex="italic"/>
    </style:style>
    <style:style style:name="P1457" style:parent-style-name="l" style:family="paragraph">
      <style:text-properties fo:font-style="italic" style:font-style-asian="italic" style:font-style-complex="italic"/>
    </style:style>
    <style:style style:name="P1458" style:parent-style-name="l" style:family="paragraph">
      <style:text-properties fo:font-style="italic" style:font-style-asian="italic" style:font-style-complex="italic"/>
    </style:style>
    <style:style style:name="P1459" style:parent-style-name="l" style:family="paragraph">
      <style:text-properties fo:font-style="italic" style:font-style-asian="italic" style:font-style-complex="italic"/>
    </style:style>
    <style:style style:name="P1460" style:parent-style-name="l" style:family="paragraph">
      <style:text-properties fo:font-style="italic" style:font-style-asian="italic" style:font-style-complex="italic"/>
    </style:style>
    <style:style style:name="P1461" style:parent-style-name="l" style:family="paragraph">
      <style:text-properties fo:font-style="italic" style:font-style-asian="italic" style:font-style-complex="italic"/>
    </style:style>
    <style:style style:name="P1462" style:parent-style-name="l" style:family="paragraph">
      <style:text-properties fo:font-style="italic" style:font-style-asian="italic" style:font-style-complex="italic"/>
    </style:style>
    <style:style style:name="P1463" style:parent-style-name="l" style:family="paragraph">
      <style:text-properties fo:font-style="italic" style:font-style-asian="italic" style:font-style-complex="italic"/>
    </style:style>
    <style:style style:name="P1464" style:parent-style-name="l" style:family="paragraph">
      <style:text-properties fo:font-style="italic" style:font-style-asian="italic" style:font-style-complex="italic"/>
    </style:style>
    <style:style style:name="P1465" style:parent-style-name="l" style:family="paragraph">
      <style:text-properties fo:font-style="italic" style:font-style-asian="italic" style:font-style-complex="italic"/>
    </style:style>
    <style:style style:name="P1466" style:parent-style-name="l" style:family="paragraph">
      <style:text-properties fo:font-style="italic" style:font-style-asian="italic" style:font-style-complex="italic"/>
    </style:style>
    <style:style style:name="P1467" style:parent-style-name="l" style:family="paragraph">
      <style:text-properties fo:font-style="italic" style:font-style-asian="italic" style:font-style-complex="italic"/>
    </style:style>
    <style:style style:name="T1468" style:parent-style-name="Policepardéfaut" style:family="text">
      <style:text-properties style:font-name-asian="MS Mincho"/>
    </style:style>
    <style:style style:name="P1469" style:parent-style-name="l" style:family="paragraph">
      <style:text-properties fo:font-style="italic" style:font-style-asian="italic" style:font-style-complex="italic"/>
    </style:style>
    <style:style style:name="P1470" style:parent-style-name="l" style:family="paragraph">
      <style:text-properties fo:font-style="italic" style:font-style-asian="italic" style:font-style-complex="italic"/>
    </style:style>
    <style:style style:name="P1471" style:parent-style-name="l" style:family="paragraph">
      <style:text-properties fo:font-style="italic" style:font-style-asian="italic" style:font-style-complex="italic"/>
    </style:style>
    <style:style style:name="P1472" style:parent-style-name="l" style:family="paragraph">
      <style:text-properties fo:font-style="italic" style:font-style-asian="italic" style:font-style-complex="italic"/>
    </style:style>
    <style:style style:name="P1473" style:parent-style-name="l" style:family="paragraph">
      <style:text-properties fo:font-style="italic" style:font-style-asian="italic" style:font-style-complex="italic"/>
    </style:style>
    <style:style style:name="P1474" style:parent-style-name="l" style:family="paragraph">
      <style:text-properties fo:font-style="italic" style:font-style-asian="italic" style:font-style-complex="italic"/>
    </style:style>
    <style:style style:name="P1475" style:parent-style-name="l" style:family="paragraph">
      <style:text-properties fo:font-style="italic" style:font-style-asian="italic" style:font-style-complex="italic"/>
    </style:style>
    <style:style style:name="P1476" style:parent-style-name="l" style:family="paragraph">
      <style:text-properties fo:font-style="italic" style:font-style-asian="italic" style:font-style-complex="italic"/>
    </style:style>
    <style:style style:name="P1477" style:parent-style-name="l" style:family="paragraph">
      <style:text-properties fo:font-style="italic" style:font-style-asian="italic" style:font-style-complex="italic"/>
    </style:style>
    <style:style style:name="P1478" style:parent-style-name="l" style:family="paragraph">
      <style:text-properties fo:font-style="italic" style:font-style-asian="italic" style:font-style-complex="italic"/>
    </style:style>
    <style:style style:name="P1479" style:parent-style-name="l" style:family="paragraph">
      <style:text-properties fo:font-style="italic" style:font-style-asian="italic" style:font-style-complex="italic"/>
    </style:style>
    <style:style style:name="P1480" style:parent-style-name="l" style:family="paragraph">
      <style:text-properties fo:font-style="italic" style:font-style-asian="italic" style:font-style-complex="italic"/>
    </style:style>
    <style:style style:name="P1481" style:parent-style-name="l" style:family="paragraph">
      <style:text-properties fo:font-style="italic" style:font-style-asian="italic" style:font-style-complex="italic"/>
    </style:style>
    <style:style style:name="P1482" style:parent-style-name="l" style:family="paragraph">
      <style:text-properties fo:font-style="italic" style:font-style-asian="italic" style:font-style-complex="italic"/>
    </style:style>
    <style:style style:name="P1483" style:parent-style-name="l" style:family="paragraph">
      <style:text-properties fo:font-style="italic" style:font-style-asian="italic" style:font-style-complex="italic"/>
    </style:style>
    <style:style style:name="P1484" style:parent-style-name="l" style:family="paragraph">
      <style:text-properties fo:font-style="italic" style:font-style-asian="italic" style:font-style-complex="italic"/>
    </style:style>
    <style:style style:name="P1485" style:parent-style-name="l" style:family="paragraph">
      <style:text-properties fo:font-style="italic" style:font-style-asian="italic" style:font-style-complex="italic"/>
    </style:style>
    <style:style style:name="P1486" style:parent-style-name="l" style:family="paragraph">
      <style:text-properties fo:font-style="italic" style:font-style-asian="italic" style:font-style-complex="italic"/>
    </style:style>
    <style:style style:name="P1487" style:parent-style-name="l" style:family="paragraph">
      <style:text-properties fo:font-style="italic" style:font-style-asian="italic" style:font-style-complex="italic"/>
    </style:style>
    <style:style style:name="P1488" style:parent-style-name="l" style:family="paragraph">
      <style:text-properties fo:font-style="italic" style:font-style-asian="italic" style:font-style-complex="italic"/>
    </style:style>
    <style:style style:name="P1489" style:parent-style-name="l" style:family="paragraph">
      <style:text-properties fo:font-style="italic" style:font-style-asian="italic" style:font-style-complex="italic"/>
    </style:style>
    <style:style style:name="P1490" style:parent-style-name="l" style:family="paragraph">
      <style:text-properties fo:font-style="italic" style:font-style-asian="italic" style:font-style-complex="italic"/>
    </style:style>
    <style:style style:name="P1491" style:parent-style-name="l" style:family="paragraph">
      <style:text-properties fo:font-style="italic" style:font-style-asian="italic" style:font-style-complex="italic"/>
    </style:style>
    <style:style style:name="P1492" style:parent-style-name="l" style:family="paragraph">
      <style:text-properties fo:font-style="italic" style:font-style-asian="italic" style:font-style-complex="italic"/>
    </style:style>
    <style:style style:name="P1493" style:parent-style-name="l" style:family="paragraph">
      <style:text-properties fo:font-style="italic" style:font-style-asian="italic" style:font-style-complex="italic"/>
    </style:style>
    <style:style style:name="P1494" style:parent-style-name="l" style:family="paragraph">
      <style:text-properties fo:font-style="italic" style:font-style-asian="italic" style:font-style-complex="italic"/>
    </style:style>
    <style:style style:name="P1495" style:parent-style-name="l" style:family="paragraph">
      <style:text-properties fo:font-style="italic" style:font-style-asian="italic" style:font-style-complex="italic"/>
    </style:style>
    <style:style style:name="P1496" style:parent-style-name="l" style:family="paragraph">
      <style:text-properties fo:font-style="italic" style:font-style-asian="italic" style:font-style-complex="italic"/>
    </style:style>
    <style:style style:name="P1497" style:parent-style-name="l" style:family="paragraph">
      <style:text-properties fo:font-style="italic" style:font-style-asian="italic" style:font-style-complex="italic"/>
    </style:style>
    <style:style style:name="P1498" style:parent-style-name="l" style:family="paragraph">
      <style:text-properties fo:font-style="italic" style:font-style-asian="italic" style:font-style-complex="italic"/>
    </style:style>
    <style:style style:name="P1499" style:parent-style-name="l" style:family="paragraph">
      <style:text-properties fo:font-style="italic" style:font-style-asian="italic" style:font-style-complex="italic"/>
    </style:style>
    <style:style style:name="P1500" style:parent-style-name="l" style:family="paragraph">
      <style:text-properties fo:font-style="italic" style:font-style-asian="italic" style:font-style-complex="italic"/>
    </style:style>
    <style:style style:name="T1501" style:parent-style-name="Policepardéfaut" style:family="text">
      <style:text-properties style:font-name-asian="MS Mincho"/>
    </style:style>
    <style:style style:name="P1502" style:parent-style-name="l" style:family="paragraph">
      <style:text-properties fo:font-style="italic" style:font-style-asian="italic" style:font-style-complex="italic"/>
    </style:style>
    <style:style style:name="P1503" style:parent-style-name="l" style:family="paragraph">
      <style:text-properties fo:font-style="italic" style:font-style-asian="italic" style:font-style-complex="italic"/>
    </style:style>
    <style:style style:name="P1504" style:parent-style-name="l" style:family="paragraph">
      <style:text-properties fo:font-style="italic" style:font-style-asian="italic" style:font-style-complex="italic"/>
    </style:style>
    <style:style style:name="P1505" style:parent-style-name="l" style:family="paragraph">
      <style:text-properties fo:font-style="italic" style:font-style-asian="italic" style:font-style-complex="italic"/>
    </style:style>
    <style:style style:name="P1506" style:parent-style-name="l" style:family="paragraph">
      <style:text-properties fo:font-style="italic" style:font-style-asian="italic" style:font-style-complex="italic"/>
    </style:style>
    <style:style style:name="P1507" style:parent-style-name="l" style:family="paragraph">
      <style:text-properties fo:font-style="italic" style:font-style-asian="italic" style:font-style-complex="italic"/>
    </style:style>
    <style:style style:name="P1508" style:parent-style-name="l" style:family="paragraph">
      <style:text-properties fo:font-style="italic" style:font-style-asian="italic" style:font-style-complex="italic"/>
    </style:style>
    <style:style style:name="P1509" style:parent-style-name="l" style:family="paragraph">
      <style:text-properties fo:font-style="italic" style:font-style-asian="italic" style:font-style-complex="italic"/>
    </style:style>
    <style:style style:name="P1510" style:parent-style-name="l" style:family="paragraph">
      <style:text-properties fo:font-style="italic" style:font-style-asian="italic" style:font-style-complex="italic"/>
    </style:style>
    <style:style style:name="P1511" style:parent-style-name="l" style:family="paragraph">
      <style:text-properties fo:font-style="italic" style:font-style-asian="italic" style:font-style-complex="italic"/>
    </style:style>
    <style:style style:name="P1512" style:parent-style-name="l" style:family="paragraph">
      <style:text-properties fo:font-style="italic" style:font-style-asian="italic" style:font-style-complex="italic"/>
    </style:style>
    <style:style style:name="T1513" style:parent-style-name="Policepardéfaut" style:family="text">
      <style:text-properties style:font-name-asian="MS Mincho"/>
    </style:style>
    <style:style style:name="T1514" style:parent-style-name="Policepardéfaut" style:family="text">
      <style:text-properties style:font-name-asian="MS Mincho" fo:font-style="italic" style:font-style-asian="italic" style:font-style-complex="italic"/>
    </style:style>
    <style:style style:name="T1515" style:parent-style-name="Policepardéfaut" style:family="text">
      <style:text-properties style:font-name-asian="MS Mincho"/>
    </style:style>
    <style:style style:name="P1516" style:parent-style-name="l" style:family="paragraph">
      <style:text-properties fo:font-style="italic" style:font-style-asian="italic" style:font-style-complex="italic"/>
    </style:style>
    <style:style style:name="P1517" style:parent-style-name="l" style:family="paragraph">
      <style:text-properties fo:font-style="italic" style:font-style-asian="italic" style:font-style-complex="italic"/>
    </style:style>
    <style:style style:name="P1518" style:parent-style-name="l" style:family="paragraph">
      <style:text-properties fo:font-style="italic" style:font-style-asian="italic" style:font-style-complex="italic"/>
    </style:style>
    <style:style style:name="P1519" style:parent-style-name="l" style:family="paragraph">
      <style:text-properties fo:font-style="italic" style:font-style-asian="italic" style:font-style-complex="italic"/>
    </style:style>
    <style:style style:name="P1520" style:parent-style-name="l" style:family="paragraph">
      <style:text-properties fo:font-style="italic" style:font-style-asian="italic" style:font-style-complex="italic"/>
    </style:style>
    <style:style style:name="P1521" style:parent-style-name="l" style:family="paragraph">
      <style:text-properties fo:font-style="italic" style:font-style-asian="italic" style:font-style-complex="italic"/>
    </style:style>
    <style:style style:name="P1522" style:parent-style-name="l" style:family="paragraph">
      <style:text-properties fo:font-style="italic" style:font-style-asian="italic" style:font-style-complex="italic"/>
    </style:style>
    <style:style style:name="P1523" style:parent-style-name="l" style:family="paragraph">
      <style:text-properties fo:font-style="italic" style:font-style-asian="italic" style:font-style-complex="italic"/>
    </style:style>
    <style:style style:name="P1524" style:parent-style-name="l" style:family="paragraph">
      <style:text-properties fo:font-style="italic" style:font-style-asian="italic" style:font-style-complex="italic"/>
    </style:style>
    <style:style style:name="P1525" style:parent-style-name="l" style:family="paragraph">
      <style:text-properties fo:font-style="italic" style:font-style-asian="italic" style:font-style-complex="italic"/>
    </style:style>
    <style:style style:name="P1526" style:parent-style-name="l" style:family="paragraph">
      <style:text-properties fo:font-style="italic" style:font-style-asian="italic" style:font-style-complex="italic"/>
    </style:style>
    <style:style style:name="P1527" style:parent-style-name="l" style:family="paragraph">
      <style:text-properties fo:font-style="italic" style:font-style-asian="italic" style:font-style-complex="italic"/>
    </style:style>
    <style:style style:name="P1528" style:parent-style-name="l" style:family="paragraph">
      <style:text-properties fo:font-style="italic" style:font-style-asian="italic" style:font-style-complex="italic"/>
    </style:style>
    <style:style style:name="P1529" style:parent-style-name="l" style:family="paragraph">
      <style:text-properties fo:font-style="italic" style:font-style-asian="italic" style:font-style-complex="italic"/>
    </style:style>
    <style:style style:name="P1530" style:parent-style-name="l" style:family="paragraph">
      <style:text-properties fo:font-style="italic" style:font-style-asian="italic" style:font-style-complex="italic"/>
    </style:style>
    <style:style style:name="P1531" style:parent-style-name="l" style:family="paragraph">
      <style:text-properties fo:font-style="italic" style:font-style-asian="italic" style:font-style-complex="italic"/>
    </style:style>
    <style:style style:name="P1532" style:parent-style-name="l" style:family="paragraph">
      <style:text-properties fo:font-style="italic" style:font-style-asian="italic" style:font-style-complex="italic"/>
    </style:style>
    <style:style style:name="P1533" style:parent-style-name="l" style:family="paragraph">
      <style:text-properties fo:font-style="italic" style:font-style-asian="italic" style:font-style-complex="italic"/>
    </style:style>
    <style:style style:name="P1534" style:parent-style-name="l" style:family="paragraph">
      <style:text-properties fo:font-style="italic" style:font-style-asian="italic" style:font-style-complex="italic"/>
    </style:style>
    <style:style style:name="T1535" style:parent-style-name="Policepardéfaut" style:family="text">
      <style:text-properties style:font-name-asian="MS Mincho"/>
    </style:style>
    <style:style style:name="P1536" style:parent-style-name="l" style:family="paragraph">
      <style:text-properties fo:font-style="italic" style:font-style-asian="italic" style:font-style-complex="italic"/>
    </style:style>
    <style:style style:name="P1537" style:parent-style-name="l" style:family="paragraph">
      <style:text-properties fo:font-style="italic" style:font-style-asian="italic" style:font-style-complex="italic"/>
    </style:style>
    <style:style style:name="P1538" style:parent-style-name="l" style:family="paragraph">
      <style:text-properties fo:font-style="italic" style:font-style-asian="italic" style:font-style-complex="italic"/>
    </style:style>
    <style:style style:name="P1539" style:parent-style-name="l" style:family="paragraph">
      <style:text-properties fo:font-style="italic" style:font-style-asian="italic" style:font-style-complex="italic"/>
    </style:style>
    <style:style style:name="P1540" style:parent-style-name="l" style:family="paragraph">
      <style:text-properties fo:font-style="italic" style:font-style-asian="italic" style:font-style-complex="italic"/>
    </style:style>
    <style:style style:name="P1541" style:parent-style-name="l" style:family="paragraph">
      <style:text-properties fo:font-style="italic" style:font-style-asian="italic" style:font-style-complex="italic"/>
    </style:style>
    <style:style style:name="P1542" style:parent-style-name="l" style:family="paragraph">
      <style:text-properties fo:font-style="italic" style:font-style-asian="italic" style:font-style-complex="italic"/>
    </style:style>
    <style:style style:name="P1543" style:parent-style-name="l" style:family="paragraph">
      <style:text-properties fo:font-style="italic" style:font-style-asian="italic" style:font-style-complex="italic"/>
    </style:style>
    <style:style style:name="P1544" style:parent-style-name="l" style:family="paragraph">
      <style:text-properties fo:font-style="italic" style:font-style-asian="italic" style:font-style-complex="italic"/>
    </style:style>
    <style:style style:name="P1545" style:parent-style-name="l" style:family="paragraph">
      <style:text-properties fo:font-style="italic" style:font-style-asian="italic" style:font-style-complex="italic"/>
    </style:style>
    <style:style style:name="P1546" style:parent-style-name="l" style:family="paragraph">
      <style:text-properties fo:font-style="italic" style:font-style-asian="italic" style:font-style-complex="italic"/>
    </style:style>
    <style:style style:name="P1547" style:parent-style-name="l" style:family="paragraph">
      <style:text-properties fo:font-style="italic" style:font-style-asian="italic" style:font-style-complex="italic"/>
    </style:style>
    <style:style style:name="P1548" style:parent-style-name="l" style:family="paragraph">
      <style:text-properties fo:font-style="italic" style:font-style-asian="italic" style:font-style-complex="italic"/>
    </style:style>
    <style:style style:name="P1549" style:parent-style-name="l" style:family="paragraph">
      <style:text-properties fo:font-style="italic" style:font-style-asian="italic" style:font-style-complex="italic"/>
    </style:style>
    <style:style style:name="P1550" style:parent-style-name="l" style:family="paragraph">
      <style:text-properties fo:font-style="italic" style:font-style-asian="italic" style:font-style-complex="italic"/>
    </style:style>
    <style:style style:name="P1551" style:parent-style-name="l" style:family="paragraph">
      <style:text-properties fo:font-style="italic" style:font-style-asian="italic" style:font-style-complex="italic"/>
    </style:style>
    <style:style style:name="P1552" style:parent-style-name="l" style:family="paragraph">
      <style:text-properties fo:font-style="italic" style:font-style-asian="italic" style:font-style-complex="italic"/>
    </style:style>
    <style:style style:name="P1553" style:parent-style-name="l" style:family="paragraph">
      <style:text-properties fo:font-style="italic" style:font-style-asian="italic" style:font-style-complex="italic"/>
    </style:style>
    <style:style style:name="P1554" style:parent-style-name="l" style:family="paragraph">
      <style:text-properties fo:font-style="italic" style:font-style-asian="italic" style:font-style-complex="italic"/>
    </style:style>
    <style:style style:name="P1555" style:parent-style-name="l" style:family="paragraph">
      <style:text-properties fo:font-style="italic" style:font-style-asian="italic" style:font-style-complex="italic"/>
    </style:style>
    <style:style style:name="P1556" style:parent-style-name="l" style:family="paragraph">
      <style:text-properties fo:font-style="italic" style:font-style-asian="italic" style:font-style-complex="italic"/>
    </style:style>
    <style:style style:name="P1557" style:parent-style-name="l" style:family="paragraph">
      <style:text-properties fo:font-style="italic" style:font-style-asian="italic" style:font-style-complex="italic"/>
    </style:style>
    <style:style style:name="P1558" style:parent-style-name="l" style:family="paragraph">
      <style:text-properties fo:font-style="italic" style:font-style-asian="italic" style:font-style-complex="italic"/>
    </style:style>
    <style:style style:name="P1559" style:parent-style-name="l" style:family="paragraph">
      <style:text-properties fo:font-style="italic" style:font-style-asian="italic" style:font-style-complex="italic"/>
    </style:style>
    <style:style style:name="P1560" style:parent-style-name="l" style:family="paragraph">
      <style:text-properties fo:font-style="italic" style:font-style-asian="italic" style:font-style-complex="italic"/>
    </style:style>
    <style:style style:name="P1561" style:parent-style-name="l" style:family="paragraph">
      <style:text-properties fo:font-style="italic" style:font-style-asian="italic" style:font-style-complex="italic"/>
    </style:style>
    <style:style style:name="P1562" style:parent-style-name="l" style:family="paragraph">
      <style:text-properties fo:font-style="italic" style:font-style-asian="italic" style:font-style-complex="italic"/>
    </style:style>
    <style:style style:name="P1563" style:parent-style-name="l" style:family="paragraph">
      <style:text-properties fo:font-style="italic" style:font-style-asian="italic" style:font-style-complex="italic"/>
    </style:style>
    <style:style style:name="P1564" style:parent-style-name="l" style:family="paragraph">
      <style:text-properties fo:font-style="italic" style:font-style-asian="italic" style:font-style-complex="italic"/>
    </style:style>
    <style:style style:name="P1565" style:parent-style-name="l" style:family="paragraph">
      <style:text-properties fo:font-style="italic" style:font-style-asian="italic" style:font-style-complex="italic"/>
    </style:style>
    <style:style style:name="P1566" style:parent-style-name="l" style:family="paragraph">
      <style:text-properties fo:font-style="italic" style:font-style-asian="italic" style:font-style-complex="italic"/>
    </style:style>
    <style:style style:name="P1567" style:parent-style-name="l" style:family="paragraph">
      <style:text-properties fo:font-style="italic" style:font-style-asian="italic" style:font-style-complex="italic"/>
    </style:style>
    <style:style style:name="P1568" style:parent-style-name="l" style:family="paragraph">
      <style:text-properties fo:font-style="italic" style:font-style-asian="italic" style:font-style-complex="italic"/>
    </style:style>
    <style:style style:name="P1569" style:parent-style-name="l" style:family="paragraph">
      <style:text-properties fo:font-style="italic" style:font-style-asian="italic" style:font-style-complex="italic"/>
    </style:style>
    <style:style style:name="P1570" style:parent-style-name="l" style:family="paragraph">
      <style:text-properties fo:font-style="italic" style:font-style-asian="italic" style:font-style-complex="italic"/>
    </style:style>
    <style:style style:name="P1571" style:parent-style-name="l" style:family="paragraph">
      <style:text-properties fo:font-style="italic" style:font-style-asian="italic" style:font-style-complex="italic"/>
    </style:style>
    <style:style style:name="P1572" style:parent-style-name="l" style:family="paragraph">
      <style:text-properties fo:font-style="italic" style:font-style-asian="italic" style:font-style-complex="italic"/>
    </style:style>
    <style:style style:name="P1573" style:parent-style-name="l" style:family="paragraph">
      <style:text-properties fo:font-style="italic" style:font-style-asian="italic" style:font-style-complex="italic"/>
    </style:style>
    <style:style style:name="P1574" style:parent-style-name="l" style:family="paragraph">
      <style:text-properties fo:font-style="italic" style:font-style-asian="italic" style:font-style-complex="italic"/>
    </style:style>
    <style:style style:name="P1575" style:parent-style-name="l" style:family="paragraph">
      <style:text-properties fo:font-style="italic" style:font-style-asian="italic" style:font-style-complex="italic"/>
    </style:style>
    <style:style style:name="P1576" style:parent-style-name="l" style:family="paragraph">
      <style:text-properties fo:font-style="italic" style:font-style-asian="italic" style:font-style-complex="italic"/>
    </style:style>
    <style:style style:name="P1577" style:parent-style-name="l" style:family="paragraph">
      <style:text-properties fo:font-style="italic" style:font-style-asian="italic" style:font-style-complex="italic"/>
    </style:style>
    <style:style style:name="P1578" style:parent-style-name="l" style:family="paragraph">
      <style:text-properties fo:font-style="italic" style:font-style-asian="italic" style:font-style-complex="italic"/>
    </style:style>
    <style:style style:name="P1579" style:parent-style-name="l" style:family="paragraph">
      <style:text-properties fo:font-style="italic" style:font-style-asian="italic" style:font-style-complex="italic"/>
    </style:style>
    <style:style style:name="P1580" style:parent-style-name="l" style:family="paragraph">
      <style:text-properties fo:font-style="italic" style:font-style-asian="italic" style:font-style-complex="italic"/>
    </style:style>
    <style:style style:name="T1581" style:parent-style-name="Policepardéfaut" style:family="text">
      <style:text-properties fo:background-color="#FFFF00"/>
    </style:style>
    <style:style style:name="P1582" style:parent-style-name="l" style:family="paragraph">
      <style:text-properties fo:font-style="italic" style:font-style-asian="italic" style:font-style-complex="italic"/>
    </style:style>
    <style:style style:name="P1583" style:parent-style-name="l" style:family="paragraph">
      <style:text-properties fo:font-style="italic" style:font-style-asian="italic" style:font-style-complex="italic"/>
    </style:style>
    <style:style style:name="P1584" style:parent-style-name="l" style:family="paragraph">
      <style:text-properties fo:font-style="italic" style:font-style-asian="italic" style:font-style-complex="italic"/>
    </style:style>
    <style:style style:name="T1585" style:parent-style-name="Policepardéfaut" style:family="text">
      <style:text-properties fo:background-color="#FFFF00"/>
    </style:style>
    <style:style style:name="P1586" style:parent-style-name="l" style:family="paragraph">
      <style:text-properties fo:font-style="italic" style:font-style-asian="italic" style:font-style-complex="italic"/>
    </style:style>
    <style:style style:name="P1587" style:parent-style-name="l" style:family="paragraph">
      <style:text-properties fo:font-style="italic" style:font-style-asian="italic" style:font-style-complex="italic"/>
    </style:style>
    <style:style style:name="P1588" style:parent-style-name="l" style:family="paragraph">
      <style:text-properties fo:font-style="italic" style:font-style-asian="italic" style:font-style-complex="italic"/>
    </style:style>
    <style:style style:name="P1589" style:parent-style-name="l" style:family="paragraph">
      <style:text-properties fo:font-style="italic" style:font-style-asian="italic" style:font-style-complex="italic"/>
    </style:style>
    <style:style style:name="P1590" style:parent-style-name="l" style:family="paragraph">
      <style:text-properties fo:font-style="italic" style:font-style-asian="italic" style:font-style-complex="italic"/>
    </style:style>
    <style:style style:name="P1591" style:parent-style-name="l" style:family="paragraph">
      <style:text-properties fo:font-style="italic" style:font-style-asian="italic" style:font-style-complex="italic"/>
    </style:style>
    <style:style style:name="P1592" style:parent-style-name="l" style:family="paragraph">
      <style:text-properties style:font-style-complex="italic"/>
    </style:style>
    <style:style style:name="P1593" style:parent-style-name="l" style:family="paragraph">
      <style:text-properties fo:font-style="italic" style:font-style-asian="italic" style:font-style-complex="italic"/>
    </style:style>
    <style:style style:name="P1594" style:parent-style-name="l" style:family="paragraph">
      <style:text-properties fo:font-style="italic" style:font-style-asian="italic" style:font-style-complex="italic"/>
    </style:style>
    <style:style style:name="P1595" style:parent-style-name="l" style:family="paragraph">
      <style:text-properties fo:font-style="italic" style:font-style-asian="italic" style:font-style-complex="italic"/>
    </style:style>
    <style:style style:name="P1596" style:parent-style-name="l" style:family="paragraph">
      <style:text-properties fo:font-style="italic" style:font-style-asian="italic" style:font-style-complex="italic"/>
    </style:style>
    <style:style style:name="P1597" style:parent-style-name="l" style:family="paragraph">
      <style:text-properties fo:font-style="italic" style:font-style-asian="italic" style:font-style-complex="italic"/>
    </style:style>
    <style:style style:name="P1598" style:parent-style-name="l" style:family="paragraph">
      <style:text-properties fo:font-style="italic" style:font-style-asian="italic" style:font-style-complex="italic"/>
    </style:style>
    <style:style style:name="P1599" style:parent-style-name="l" style:family="paragraph">
      <style:text-properties fo:font-style="italic" style:font-style-asian="italic" style:font-style-complex="italic"/>
    </style:style>
    <style:style style:name="P1600" style:parent-style-name="l" style:family="paragraph">
      <style:text-properties fo:font-style="italic" style:font-style-asian="italic" style:font-style-complex="italic"/>
    </style:style>
    <style:style style:name="P1601" style:parent-style-name="l" style:family="paragraph">
      <style:text-properties fo:font-style="italic" style:font-style-asian="italic" style:font-style-complex="italic"/>
    </style:style>
    <style:style style:name="P1602" style:parent-style-name="l" style:family="paragraph">
      <style:text-properties fo:font-style="italic" style:font-style-asian="italic" style:font-style-complex="italic"/>
    </style:style>
    <style:style style:name="P1603" style:parent-style-name="l" style:family="paragraph">
      <style:text-properties fo:font-style="italic" style:font-style-asian="italic" style:font-style-complex="italic"/>
    </style:style>
    <style:style style:name="P1604" style:parent-style-name="l" style:family="paragraph">
      <style:text-properties fo:font-style="italic" style:font-style-asian="italic" style:font-style-complex="italic"/>
    </style:style>
    <style:style style:name="P1605" style:parent-style-name="l" style:family="paragraph">
      <style:text-properties fo:font-style="italic" style:font-style-asian="italic" style:font-style-complex="italic"/>
    </style:style>
    <style:style style:name="P1606" style:parent-style-name="l" style:family="paragraph">
      <style:text-properties fo:font-style="italic" style:font-style-asian="italic" style:font-style-complex="italic"/>
    </style:style>
    <style:style style:name="P1607" style:parent-style-name="l" style:family="paragraph">
      <style:text-properties fo:font-style="italic" style:font-style-asian="italic" style:font-style-complex="italic"/>
    </style:style>
    <style:style style:name="P1608" style:parent-style-name="l" style:family="paragraph">
      <style:text-properties fo:font-style="italic" style:font-style-asian="italic" style:font-style-complex="italic"/>
    </style:style>
    <style:style style:name="P1609" style:parent-style-name="l" style:family="paragraph">
      <style:text-properties fo:font-style="italic" style:font-style-asian="italic" style:font-style-complex="italic"/>
    </style:style>
    <style:style style:name="P1610" style:parent-style-name="l" style:family="paragraph">
      <style:text-properties fo:font-style="italic" style:font-style-asian="italic" style:font-style-complex="italic"/>
    </style:style>
    <style:style style:name="P1611" style:parent-style-name="l" style:family="paragraph">
      <style:text-properties fo:font-style="italic" style:font-style-asian="italic" style:font-style-complex="italic"/>
    </style:style>
    <style:style style:name="T1612" style:parent-style-name="Policepardéfaut" style:family="text">
      <style:text-properties fo:background-color="#FFFF00"/>
    </style:style>
    <style:style style:name="P1613" style:parent-style-name="l" style:family="paragraph">
      <style:text-properties fo:font-style="italic" style:font-style-asian="italic" style:font-style-complex="italic"/>
    </style:style>
    <style:style style:name="P1614" style:parent-style-name="l" style:family="paragraph">
      <style:text-properties fo:font-style="italic" style:font-style-asian="italic" style:font-style-complex="italic"/>
    </style:style>
    <style:style style:name="T1615" style:parent-style-name="Policepardéfaut" style:family="text">
      <style:text-properties fo:background-color="#FFFF00"/>
    </style:style>
    <style:style style:name="P1616" style:parent-style-name="l" style:family="paragraph">
      <style:text-properties fo:font-style="italic" style:font-style-asian="italic" style:font-style-complex="italic"/>
    </style:style>
    <style:style style:name="P1617" style:parent-style-name="l" style:family="paragraph">
      <style:text-properties fo:font-style="italic" style:font-style-asian="italic" style:font-style-complex="italic"/>
    </style:style>
    <style:style style:name="T1618" style:parent-style-name="Policepardéfaut" style:family="text">
      <style:text-properties fo:language="fr" fo:country="FR"/>
    </style:style>
    <style:style style:name="P1619" style:parent-style-name="l" style:family="paragraph">
      <style:text-properties fo:font-style="italic" style:font-style-asian="italic" style:font-style-complex="italic"/>
    </style:style>
    <style:style style:name="P1620" style:parent-style-name="l" style:family="paragraph">
      <style:text-properties fo:font-style="italic" style:font-style-asian="italic" style:font-style-complex="italic"/>
    </style:style>
    <style:style style:name="P1621" style:parent-style-name="l" style:family="paragraph">
      <style:text-properties fo:font-style="italic" style:font-style-asian="italic" style:font-style-complex="italic"/>
    </style:style>
    <style:style style:name="P1622" style:parent-style-name="l" style:family="paragraph">
      <style:text-properties fo:font-style="italic" style:font-style-asian="italic" style:font-style-complex="italic"/>
    </style:style>
    <style:style style:name="P1623" style:parent-style-name="l" style:family="paragraph">
      <style:text-properties fo:font-style="italic" style:font-style-asian="italic" style:font-style-complex="italic"/>
    </style:style>
    <style:style style:name="P1624" style:parent-style-name="l" style:family="paragraph">
      <style:text-properties fo:font-style="italic" style:font-style-asian="italic" style:font-style-complex="italic"/>
    </style:style>
    <style:style style:name="P1625" style:parent-style-name="l" style:family="paragraph">
      <style:text-properties fo:font-style="italic" style:font-style-asian="italic" style:font-style-complex="italic"/>
    </style:style>
    <style:style style:name="P1626" style:parent-style-name="l" style:family="paragraph">
      <style:text-properties fo:font-style="italic" style:font-style-asian="italic" style:font-style-complex="italic"/>
    </style:style>
    <style:style style:name="T1627" style:parent-style-name="Policepardéfaut" style:family="text">
      <style:text-properties fo:background-color="#FFFF00"/>
    </style:style>
    <style:style style:name="P1628" style:parent-style-name="l" style:family="paragraph">
      <style:text-properties fo:font-style="italic" style:font-style-asian="italic" style:font-style-complex="italic"/>
    </style:style>
    <style:style style:name="P1629" style:parent-style-name="l" style:family="paragraph">
      <style:text-properties fo:font-style="italic" style:font-style-asian="italic" style:font-style-complex="italic"/>
    </style:style>
    <style:style style:name="P1630" style:parent-style-name="l" style:family="paragraph">
      <style:text-properties fo:font-style="italic" style:font-style-asian="italic" style:font-style-complex="italic"/>
    </style:style>
    <style:style style:name="P1631" style:parent-style-name="l" style:family="paragraph">
      <style:text-properties fo:font-style="italic" style:font-style-asian="italic" style:font-style-complex="italic"/>
    </style:style>
    <style:style style:name="P1632" style:parent-style-name="l" style:family="paragraph">
      <style:text-properties fo:font-style="italic" style:font-style-asian="italic" style:font-style-complex="italic"/>
    </style:style>
    <style:style style:name="P1633" style:parent-style-name="l" style:family="paragraph">
      <style:text-properties fo:font-style="italic" style:font-style-asian="italic" style:font-style-complex="italic"/>
    </style:style>
    <style:style style:name="P1634" style:parent-style-name="l" style:family="paragraph">
      <style:text-properties fo:font-style="italic" style:font-style-asian="italic" style:font-style-complex="italic"/>
    </style:style>
    <style:style style:name="P1635" style:parent-style-name="l" style:family="paragraph">
      <style:text-properties fo:font-style="italic" style:font-style-asian="italic" style:font-style-complex="italic"/>
    </style:style>
    <style:style style:name="P1636" style:parent-style-name="l" style:family="paragraph">
      <style:text-properties fo:font-style="italic" style:font-style-asian="italic" style:font-style-complex="italic"/>
    </style:style>
    <style:style style:name="T1637" style:parent-style-name="Policepardéfaut" style:family="text">
      <style:text-properties style:font-name-asian="MS Mincho"/>
    </style:style>
    <style:style style:name="P1638" style:parent-style-name="l" style:family="paragraph">
      <style:text-properties fo:font-style="italic" style:font-style-asian="italic" style:font-style-complex="italic"/>
    </style:style>
    <style:style style:name="P1639" style:parent-style-name="l" style:family="paragraph">
      <style:text-properties fo:font-style="italic" style:font-style-asian="italic" style:font-style-complex="italic"/>
    </style:style>
    <style:style style:name="T1640" style:parent-style-name="Policepardéfaut" style:family="text">
      <style:text-properties fo:font-style="italic" style:font-style-asian="italic" style:font-style-complex="italic"/>
    </style:style>
    <style:style style:name="T1641" style:parent-style-name="Policepardéfaut" style:family="text">
      <style:text-properties fo:font-style="italic" style:font-style-asian="italic" style:font-style-complex="italic"/>
    </style:style>
    <style:style style:name="T1642" style:parent-style-name="Policepardéfaut" style:family="text">
      <style:text-properties fo:font-style="italic" style:font-style-asian="italic" style:font-style-complex="italic"/>
    </style:style>
    <style:style style:name="T1643" style:parent-style-name="Policepardéfaut" style:family="text">
      <style:text-properties fo:font-style="italic" style:font-style-asian="italic" style:font-style-complex="italic"/>
    </style:style>
    <style:style style:name="T1644" style:parent-style-name="Policepardéfaut" style:family="text">
      <style:text-properties fo:font-style="italic" style:font-style-asian="italic" style:font-style-complex="italic"/>
    </style:style>
    <style:style style:name="T1645" style:parent-style-name="Policepardéfaut" style:family="text">
      <style:text-properties fo:font-style="italic" style:font-style-asian="italic" style:font-style-complex="italic"/>
    </style:style>
    <style:style style:name="T1646" style:parent-style-name="Policepardéfaut" style:family="text">
      <style:text-properties fo:font-style="italic" style:font-style-asian="italic" style:font-style-complex="italic"/>
    </style:style>
    <style:style style:name="T1647" style:parent-style-name="Policepardéfaut" style:family="text">
      <style:text-properties fo:font-style="italic" style:font-style-asian="italic" style:font-style-complex="italic"/>
    </style:style>
    <style:style style:name="T1648" style:parent-style-name="Policepardéfaut" style:family="text">
      <style:text-properties fo:font-style="italic" style:font-style-asian="italic" style:font-style-complex="italic"/>
    </style:style>
    <style:style style:name="T1649" style:parent-style-name="Policepardéfaut" style:family="text">
      <style:text-properties fo:font-style="italic" style:font-style-asian="italic" style:font-style-complex="italic"/>
    </style:style>
    <style:style style:name="T1650" style:parent-style-name="Policepardéfaut" style:family="text">
      <style:text-properties fo:font-style="italic" style:font-style-asian="italic" style:font-style-complex="italic"/>
    </style:style>
    <style:style style:name="T1651" style:parent-style-name="Policepardéfaut" style:family="text">
      <style:text-properties fo:font-style="italic" style:font-style-asian="italic" style:font-style-complex="italic"/>
    </style:style>
    <style:style style:name="T1652" style:parent-style-name="Policepardéfaut" style:family="text">
      <style:text-properties fo:font-style="italic" style:font-style-asian="italic" style:font-style-complex="italic"/>
    </style:style>
    <style:style style:name="T1653" style:parent-style-name="Policepardéfaut" style:family="text">
      <style:text-properties fo:font-style="italic" style:font-style-asian="italic" style:font-style-complex="italic"/>
    </style:style>
    <style:style style:name="T1654" style:parent-style-name="Policepardéfaut" style:family="text">
      <style:text-properties fo:font-style="italic" style:font-style-asian="italic" style:font-style-complex="italic"/>
    </style:style>
    <style:style style:name="T1655" style:parent-style-name="Policepardéfaut" style:family="text">
      <style:text-properties fo:font-style="italic" style:font-style-asian="italic" style:font-style-complex="italic"/>
    </style:style>
    <style:style style:name="T1656" style:parent-style-name="Policepardéfaut" style:family="text">
      <style:text-properties fo:font-style="italic" style:font-style-asian="italic" style:font-style-complex="italic"/>
    </style:style>
    <style:style style:name="T1657" style:parent-style-name="Policepardéfaut" style:family="text">
      <style:text-properties fo:font-style="italic" style:font-style-asian="italic" style:font-style-complex="italic"/>
    </style:style>
    <style:style style:name="T1658" style:parent-style-name="Policepardéfaut" style:family="text">
      <style:text-properties fo:font-style="italic" style:font-style-asian="italic" style:font-style-complex="italic"/>
    </style:style>
    <style:style style:name="T1659" style:parent-style-name="Policepardéfaut" style:family="text">
      <style:text-properties fo:font-style="italic" style:font-style-asian="italic" style:font-style-complex="italic"/>
    </style:style>
    <style:style style:name="T1660" style:parent-style-name="Policepardéfaut" style:family="text">
      <style:text-properties fo:font-style="italic" style:font-style-asian="italic" style:font-style-complex="italic"/>
    </style:style>
    <style:style style:name="T1661" style:parent-style-name="Appelnotedebasdep." style:family="text">
      <style:text-properties fo:font-style="italic" style:font-style-asian="italic" style:font-style-complex="italic" style:text-position="0% 100%"/>
    </style:style>
    <style:style style:name="T1662" style:parent-style-name="Policepardéfaut" style:family="text">
      <style:text-properties fo:language="fr" fo:country="FR"/>
    </style:style>
    <style:style style:name="T1663" style:parent-style-name="Policepardéfaut" style:family="text">
      <style:text-properties fo:language="fr" fo:country="FR"/>
    </style:style>
    <style:style style:name="T1664" style:parent-style-name="Policepardéfaut" style:family="text">
      <style:text-properties fo:language="fr" fo:country="FR"/>
    </style:style>
    <style:style style:name="T1665" style:parent-style-name="Policepardéfaut" style:family="text">
      <style:text-properties fo:language="fr" fo:country="FR"/>
    </style:style>
    <style:style style:name="T1666" style:parent-style-name="Policepardéfaut" style:family="text">
      <style:text-properties fo:language="fr" fo:country="FR"/>
    </style:style>
    <style:style style:name="T1667" style:parent-style-name="Policepardéfaut" style:family="text">
      <style:text-properties fo:language="fr" fo:country="FR"/>
    </style:style>
    <style:style style:name="T1668" style:parent-style-name="Policepardéfaut" style:family="text">
      <style:text-properties fo:font-style="italic" style:font-style-asian="italic" style:font-style-complex="italic"/>
    </style:style>
    <style:style style:name="T1669" style:parent-style-name="Policepardéfaut" style:family="text">
      <style:text-properties fo:font-style="italic" style:font-style-asian="italic" style:font-style-complex="italic"/>
    </style:style>
    <style:style style:name="T1670" style:parent-style-name="Policepardéfaut" style:family="text">
      <style:text-properties fo:font-style="italic" style:font-style-asian="italic" style:font-style-complex="italic"/>
    </style:style>
    <style:style style:name="T1671" style:parent-style-name="Policepardéfaut" style:family="text">
      <style:text-properties fo:font-style="italic" style:font-style-asian="italic" style:font-style-complex="italic"/>
    </style:style>
    <style:style style:name="T1672" style:parent-style-name="Policepardéfaut" style:family="text">
      <style:text-properties fo:font-style="italic" style:font-style-asian="italic" style:font-style-complex="italic"/>
    </style:style>
    <style:style style:name="T1673" style:parent-style-name="Policepardéfaut" style:family="text">
      <style:text-properties fo:font-style="italic" style:font-style-asian="italic" style:font-style-complex="italic"/>
    </style:style>
    <style:style style:name="T1674" style:parent-style-name="Policepardéfaut" style:family="text">
      <style:text-properties fo:font-style="italic" style:font-style-asian="italic" style:font-style-complex="italic"/>
    </style:style>
    <style:style style:name="T1675" style:parent-style-name="Policepardéfaut" style:family="text">
      <style:text-properties fo:font-style="italic" style:font-style-asian="italic" style:font-style-complex="italic"/>
    </style:style>
    <style:style style:name="T1676" style:parent-style-name="Policepardéfaut" style:family="text">
      <style:text-properties fo:font-style="italic" style:font-style-asian="italic" style:font-style-complex="italic"/>
    </style:style>
    <style:style style:name="T1677" style:parent-style-name="Policepardéfaut" style:family="text">
      <style:text-properties fo:font-style="italic" style:font-style-asian="italic" style:font-style-complex="italic"/>
    </style:style>
    <style:style style:name="T1678" style:parent-style-name="Policepardéfaut" style:family="text">
      <style:text-properties fo:font-style="italic" style:font-style-asian="italic" style:font-style-complex="italic"/>
    </style:style>
    <style:style style:name="T1679" style:parent-style-name="Policepardéfaut" style:family="text">
      <style:text-properties fo:font-style="italic" style:font-style-asian="italic" style:font-style-complex="italic"/>
    </style:style>
    <style:style style:name="T1680" style:parent-style-name="Policepardéfaut" style:family="text">
      <style:text-properties fo:font-style="italic" style:font-style-asian="italic" style:font-style-complex="italic"/>
    </style:style>
    <style:style style:name="T1681" style:parent-style-name="Policepardéfaut" style:family="text">
      <style:text-properties fo:font-style="italic" style:font-style-asian="italic" style:font-style-complex="italic"/>
    </style:style>
    <style:style style:name="T1682" style:parent-style-name="Policepardéfaut" style:family="text">
      <style:text-properties fo:font-style="italic" style:font-style-asian="italic" style:font-style-complex="italic"/>
    </style:style>
    <style:style style:name="T1683" style:parent-style-name="Policepardéfaut" style:family="text">
      <style:text-properties fo:font-style="italic" style:font-style-asian="italic" style:font-style-complex="italic"/>
    </style:style>
    <style:style style:name="T1684" style:parent-style-name="Policepardéfaut" style:family="text">
      <style:text-properties fo:font-style="italic" style:font-style-asian="italic" style:font-style-complex="italic"/>
    </style:style>
    <style:style style:name="T1685" style:parent-style-name="Policepardéfaut" style:family="text">
      <style:text-properties fo:font-style="italic" style:font-style-asian="italic" style:font-style-complex="italic"/>
    </style:style>
    <style:style style:name="T1686" style:parent-style-name="Policepardéfaut" style:family="text">
      <style:text-properties fo:font-style="italic" style:font-style-asian="italic" style:font-style-complex="italic"/>
    </style:style>
    <style:style style:name="T1687" style:parent-style-name="Policepardéfaut" style:family="text">
      <style:text-properties fo:font-style="italic" style:font-style-asian="italic" style:font-style-complex="italic"/>
    </style:style>
    <style:style style:name="T1688" style:parent-style-name="Policepardéfaut" style:family="text">
      <style:text-properties fo:font-style="italic" style:font-style-asian="italic" style:font-style-complex="italic"/>
    </style:style>
    <style:style style:name="T1689" style:parent-style-name="Policepardéfaut" style:family="text">
      <style:text-properties fo:font-style="italic" style:font-style-asian="italic" style:font-style-complex="italic"/>
    </style:style>
    <style:style style:name="T1690" style:parent-style-name="Policepardéfaut" style:family="text">
      <style:text-properties fo:font-style="italic" style:font-style-asian="italic" style:font-style-complex="italic"/>
    </style:style>
    <style:style style:name="T1691" style:parent-style-name="Policepardéfaut" style:family="text">
      <style:text-properties fo:font-style="italic" style:font-style-asian="italic" style:font-style-complex="italic"/>
    </style:style>
    <style:style style:name="T1692" style:parent-style-name="Policepardéfaut" style:family="text">
      <style:text-properties fo:font-style="italic" style:font-style-asian="italic" style:font-style-complex="italic"/>
    </style:style>
    <style:style style:name="T1693" style:parent-style-name="Policepardéfaut" style:family="text">
      <style:text-properties fo:font-style="italic" style:font-style-asian="italic" style:font-style-complex="italic"/>
    </style:style>
    <style:style style:name="T1694" style:parent-style-name="Policepardéfaut" style:family="text">
      <style:text-properties fo:font-style="italic" style:font-style-asian="italic" style:font-style-complex="italic"/>
    </style:style>
    <style:style style:name="T1695" style:parent-style-name="Policepardéfaut" style:family="text">
      <style:text-properties fo:font-style="italic" style:font-style-asian="italic" style:font-style-complex="italic"/>
    </style:style>
    <style:style style:name="T1696" style:parent-style-name="Policepardéfaut" style:family="text">
      <style:text-properties fo:font-style="italic" style:font-style-asian="italic" style:font-style-complex="italic"/>
    </style:style>
    <style:style style:name="T1697" style:parent-style-name="Policepardéfaut" style:family="text">
      <style:text-properties fo:font-style="italic" style:font-style-asian="italic" style:font-style-complex="italic"/>
    </style:style>
    <style:style style:name="T1698" style:parent-style-name="Policepardéfaut" style:family="text">
      <style:text-properties fo:font-style="italic" style:font-style-asian="italic" style:font-style-complex="italic"/>
    </style:style>
    <style:style style:name="T1699" style:parent-style-name="Policepardéfaut" style:family="text">
      <style:text-properties fo:font-style="italic" style:font-style-asian="italic" style:font-style-complex="italic"/>
    </style:style>
    <style:style style:name="T1700" style:parent-style-name="Policepardéfaut" style:family="text">
      <style:text-properties fo:font-style="italic" style:font-style-asian="italic" style:font-style-complex="italic"/>
    </style:style>
    <style:style style:name="T1701" style:parent-style-name="Policepardéfaut" style:family="text">
      <style:text-properties fo:font-style="italic" style:font-style-asian="italic" style:font-style-complex="italic"/>
    </style:style>
    <style:style style:name="T1702" style:parent-style-name="Policepardéfaut" style:family="text">
      <style:text-properties fo:font-style="italic" style:font-style-asian="italic" style:font-style-complex="italic"/>
    </style:style>
    <style:style style:name="P1703" style:parent-style-name="l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title : Cento favole morali</text:p>
      <text:p text:style-name="P2">creator : Giovan Mario<text:s/>Verdizzotti</text:p>
      <text:p text:style-name="P3">copyeditor : Federico Corradi (transcription, relecture, stylage, indexation des motifs)</text:p>
      <text:p text:style-name="P4">copyeditor :<text:s/>Antoine Biscéré (relecture, indexation des motifs)</text:p>
      <text:p text:style-name="P5">copyeditor : Éric Thiébaud (édition TEI)</text:p>
      <text:p text:style-name="P6">publisher : Sorbonne Université, LABEX OBVIL</text:p>
      <text:p text:style-name="P7">issued : 2018</text:p>
      <text:p text:style-name="P8">idno : http://obvil.paris-sorbonne.fr/corpus/fabula-numerica/verdizzotti_cento-favole-morali_1570/</text:p>
      <text:p text:style-name="P9">source :<text:s/>Verdizzotti, Giovan Mario (1537/40-1604/07),<text:s/><text:span text:style-name="T10">Cento Favole Morali<text:s/></text:span><text:span text:style-name="T11">De i piu illustri antichi, &amp; moderni autori Greci, &amp; Latini, scielte, &amp; trattate in varie maniere di versi volgari da M. Gio.<text:s/></text:span><text:span text:style-name="T12">Mario Verdizotti</text:span><text:span text:style-name="T13"> </text:span><text:span text:style-name="T14">: nelle quali oltra l’ornamento di varie e belle figure, si contengono molti precetti pertinenti alla prudenza della vita virtuosa<text:s/></text:span><text:span text:style-name="T15">&amp; civile</text:span><text:span text:style-name="T16">, In Venetia, appresso, Giordano Zileti, &amp; compagni, M D LXX. PDF :<text:s/></text:span><text:a xlink:href="http://gallica.bnf.fr/ark:/12148/bpt6k3136418" office:target-frame-name="_top" xlink:show="replace"><text:span text:style-name="T17">Gallica</text:span></text:a><text:span text:style-name="T18">.</text:span></text:p>
      <text:p text:style-name="P19">created : 1570</text:p>
      <text:p text:style-name="P20">language :<text:s/>it</text:p>
      <text:h text:style-name="Titre1" text:outline-level="1">Giovan Mario<text:s/>Verdizzotti</text:h>
      <text:p text:style-name="byline">Federico Corradi, 11 octobre 2016</text:p>
      <text:h text:style-name="Titre2" text:outline-level="2">Biographie</text:h>
      <text:p text:style-name="Corpsdetexte">Giovan Mario Verdizzotti,<text:s/>né à Venise entre 1537 et 1540 et mort entre 1604 et 1607,<text:s/>fut prêtre, artiste et poète.<text:s/>Ami du<text:s/>Titien,<text:s/>il fut son fidèle disciple et secrétaire jusqu’à la mort du maître en 1576. Il s’exerça lui-même à la peinture et à l’illustration : il est notamment l’auteur des gravures qui ornent ses<text:s/><text:span text:style-name="T21">Cento<text:s/></text:span><text:span text:style-name="T22">F</text:span><text:span text:style-name="T23">avole</text:span><text:s/>et<text:s/>son<text:s/>édition des<text:s/><text:span text:style-name="T24">Vite dei Santi Padri</text:span><text:s/>de Domenico Cavalca. Il a également bien connu le jeune Torquato Tasso<text:span text:style-name="T25">, qu’il a</text:span><text:span text:style-name="T26"><text:s/>probablement</text:span><text:span text:style-name="T27"><text:s/>encouragé à se mettre</text:span><text:span text:style-name="T28"><text:s/>sur la voie du poème héroïque</text:span>. En plus de ses<text:s/><text:span text:style-name="T29">Cento Favole Morali</text:span>, il est l’auteur de plusieurs ouvrages en prose et en vers, en latin et en italien : nous nous bornons à citer des poèmes héroïques, le<text:s/><text:span text:style-name="T30">San Giorgio</text:span>,<text:s/><text:span text:style-name="T31">L’Aspromonte</text:span>, le<text:s/><text:span text:style-name="T32">Boemondo</text:span>, que nous ne connaissons que partiellement, un<text:s/><text:span text:style-name="T33">Encomium picturae</text:span><text:span text:style-name="T34"><text:s/></text:span>en hexamètres<text:span text:style-name="T35">, un<text:s/></text:span><text:span text:style-name="T36">Genius sive De Furore Poetico</text:span><text:span text:style-name="T37">,<text:s/></text:span><text:span text:style-name="T38">plusieurs autres<text:s/></text:span><text:span text:style-name="T39">carmina</text:span><text:span text:style-name="T40"><text:s/>à caractère encomiastique, des traductions de Virgile et d’Ovide.</text:span></text:p>
      <text:soft-page-break/>
      <text:h text:style-name="Titre3" text:outline-level="3">Compléments</text:h>
      <text:list text:style-name="LFO2" text:continue-numbering="true">
        <text:list-item>
          <text:p text:style-name="Paragraphedeliste"><text:span text:style-name="T41">Venturini</text:span>,<text:s/>Giuseppe,<text:s/>« Ragguaglio critico sulla vita e sulle opere di Giovan Mario Verdizzotti »,<text:s/>in<text:span text:style-name="T42"><text:s/>Saggi critici. Cinquecento minore</text:span><text:span text:style-name="T43"> </text:span><text:span text:style-name="T44">: O. Ariosti, G. M. </text:span><text:span text:style-name="T45">Verdizzotti e il loro influsso nella vita e nell’opera del Tasso</text:span>, Ravenna, A. Longo, 1970, p. 161-200.</text:p>
        </text:list-item>
      </text:list>
      <text:h text:style-name="Titre2" text:outline-level="2">Bibliographie</text:h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Titre</text:p>
          </table:table-cell>
          <table:table-cell table:style-name="TableCell52">
            <text:p text:style-name="P53"><text:span text:style-name="T54">Cento Favole Morali<text:s/></text:span><text:span text:style-name="T55">De i piu illustri antichi, &amp; moderni autori Greci, &amp; Latini, scielte, &amp; trattate in varie maniere di versi volgari da M. Gio.<text:s/></text:span><text:span text:style-name="T56">Mario Verdizotti</text:span><text:span text:style-name="T57"> </text:span><text:span text:style-name="T58">: nelle quali oltra l’ornamento di varie e belle figure, si contengono molti precetti pertinenti alla prudenza della vita virtuosa<text:s/></text:span><text:span text:style-name="T59">&amp; civile.</text:span></text:p>
          </table:table-cell>
        </table:table-row>
        <table:table-row table:style-name="TableRow60">
          <table:table-cell table:style-name="TableCell61">
            <text:p text:style-name="P62">Date</text:p>
          </table:table-cell>
          <table:table-cell table:style-name="TableCell63">
            <text:p text:style-name="P64">1570</text:p>
          </table:table-cell>
        </table:table-row>
        <table:table-row table:style-name="TableRow65">
          <table:table-cell table:style-name="TableCell66">
            <text:p text:style-name="P67">Dédicataire </text:p>
          </table:table-cell>
          <table:table-cell table:style-name="TableCell68">
            <text:p text:style-name="P69">Giulio Capra, comte vicentin</text:p>
          </table:table-cell>
        </table:table-row>
        <table:table-row table:style-name="TableRow70">
          <table:table-cell table:style-name="TableCell71">
            <text:p text:style-name="P72">Langue</text:p>
          </table:table-cell>
          <table:table-cell table:style-name="TableCell73">
            <text:p text:style-name="P74">Italien</text:p>
          </table:table-cell>
        </table:table-row>
        <table:table-row table:style-name="TableRow75">
          <table:table-cell table:style-name="TableCell76">
            <text:p text:style-name="P77">Forme</text:p>
          </table:table-cell>
          <table:table-cell table:style-name="TableCell78">
            <text:p text:style-name="P79"><text:span text:style-name="T80">Vers. Toutes les fables sont en « </text:span><text:span text:style-name="T81">endecasillabi », mais l’organisation strophique et le système des rimes varient : tantôt les vers ne sont pas rimés</text:span><text:span text:style-name="T82">,<text:s/></text:span><text:span text:style-name="T83">tantôt ils sont en « terza rima » (rime enchaînée)</text:span><text:span text:style-name="T84">,<text:s/></text:span><text:span text:style-name="T85">tantôt ils adoptent le schéma de l’« ottava »</text:span><text:span text:style-name="T86">. Parfois le système de rimes diffère entre le récit et le développement moral</text:span><text:span text:style-name="T87">.</text:span></text:p>
          </table:table-cell>
        </table:table-row>
        <table:table-row table:style-name="TableRow88">
          <table:table-cell table:style-name="TableCell89">
            <text:p text:style-name="P90">Contenu</text:p>
          </table:table-cell>
          <table:table-cell table:style-name="TableCell91">
            <text:p text:style-name="P92"><text:span text:style-name="T93">1.</text:span><text:span text:style-name="T94"> Épître dédicatoire à<text:s/></text:span><text:span text:style-name="T95">« Il Sig. Giulio Capra del Sig. Gio. Battista, dottore, et cavaliere »</text:span><text:span text:style-name="T96"> ;</text:span><text:span text:style-name="T97"><text:s/>2.</text:span><text:span text:style-name="T98"> Épître aux lecteurs de l’éditeur, Giordano Zileti ;<text:s/></text:span><text:span text:style-name="T99">3.</text:span><text:span text:style-name="T100"> Fable liminaire « Ai lettori » ;<text:s/></text:span><text:span text:style-name="T101">4.</text:span><text:span text:style-name="T102"> Cent fables en vers ;<text:s/></text:span><text:span text:style-name="T103">5.</text:span><text:span text:style-name="T104"> Table des fables avec leurs moralités ;<text:s/></text:span><text:span text:style-name="T105">6.</text:span><text:span text:style-name="T106"> Errata.</text:span></text:p>
          </table:table-cell>
        </table:table-row>
      </table:table>
      <text:h text:style-name="Titre3" text:outline-level="3">Autres éditions<text:s/>(sélection)</text:h>
      <text:list text:style-name="LFO2" text:continue-numbering="true">
        <text:list-item>
          <text:p text:style-name="Paragraphedeliste">[1575]<text:s/><text:span text:style-name="T107">Cento Favole Morali.<text:s/></text:span><text:span text:style-name="T108">De i piu illustri antichi, &amp; moderni autori Greci, &amp; Latini. Scielte, &amp; trattate in varie</text:span><text:span text:style-name="T109"><text:s/>maniere di versi volgari da M. </text:span><text:span text:style-name="T110">Gio.<text:s/></text:span><text:span text:style-name="T111">Mario Verdizotti : et di nuovo ristampate, nelle quali oltra l’ornamento di varie e belle figure,</text:span><text:span text:style-name="T112"><text:s/>si contengono molti precetti pertinenti alla prudenza della vita virtuosa<text:s/></text:span><text:span text:style-name="T113">&amp; civile</text:span><text:span text:style-name="T114">,<text:s/></text:span><text:span text:style-name="T115">Venise, Bolognino Zaltiero, i</text:span><text:span text:style-name="T116">n-4</text:span><text:span text:style-name="T117">.</text:span></text:p>
        </text:list-item>
        <text:list-item>
          <text:p text:style-name="Paragraphedeliste">[1577]<text:s/><text:span text:style-name="T118">Cento Favole Morali.<text:s/></text:span><text:span text:style-name="T119">De i piu illustri antichi, &amp; moderni autori Greci, &amp; Latini. Scielte, &amp; trattate in varie maniere di versi<text:s/></text:span><text:span text:style-name="T120">volgari da M. </text:span><text:span text:style-name="T121">Gio.<text:s/></text:span><text:span text:style-name="T122">Mario Verdizotti.</text:span><text:span text:style-name="T123"><text:s/>Nelle quali, oltra l’ornamento di varie e belle figure, si contengono molti precetti pertinenti alla prudenza della vita virtuosa<text:s/></text:span><text:span text:style-name="T124">&amp; civile</text:span><text:span text:style-name="T125">,</text:span><text:s/>Venise, Giordano Ziletti, in-4.</text:p>
        </text:list-item>
        <text:list-item>
          <text:p text:style-name="Paragraphedeliste">[1586]<text:s/><text:span text:style-name="T126">Cento Favole Morali<text:s/></text:span><text:span text:style-name="T127">De i piu illustri antichi, &amp; moderni autori Greci, &amp; Latini. Scielte, &amp; trattate in varie</text:span><text:span text:style-name="T128"><text:s/>maniere di versi volgari da M. </text:span><text:span text:style-name="T129">Gio.<text:s/></text:span><text:span text:style-name="T130">Mario Verdizotti.</text:span><text:span text:style-name="T131"><text:s/>Nelle quali, oltra l’ornamento di varie e belle figure, si contengono molti precetti pertinenti alla prudenza della vita virtuosa<text:s/></text:span><text:span text:style-name="T132">&amp; civile</text:span><text:span text:style-name="T133">,</text:span><text:s/>Venise, Francesco Ziletti, in-4.</text:p>
        </text:list-item>
        <text:list-item>
          <text:p text:style-name="Paragraphedeliste">[1599]<text:s/><text:span text:style-name="T134">Cento Favole Morali.<text:s/></text:span><text:span text:style-name="T135">De i piu illustri antichi, &amp; moderni autori Greci, &amp; Latini. Scielte, &amp; trattate in varie</text:span><text:span text:style-name="T136"><text:s/>maniere di versi volgari da M. </text:span><text:span text:style-name="T137">Gio.<text:s/></text:span><text:span text:style-name="T138">Mario Verdizotti :<text:s/></text:span><text:span text:style-name="T139">Nelle quali, oltra l’ornamento di varie e belle figure, si contengono molti precetti pertinenti alla prudenza della vita virtuosa<text:s/></text:span><text:span text:style-name="T140">&amp; civile.</text:span><text:span text:style-name="T141"><text:s/>Novamente ampliate dall’istesso autore</text:span>, Venise, Alessandro De Vecchi, in-4.</text:p>
        </text:list-item>
        <text:list-item>
          <text:p text:style-name="Paragraphedeliste">[1599]<text:s/><text:span text:style-name="T142">Cento Favole Morali.<text:s/></text:span><text:span text:style-name="T143">De i piu illustri antichi, &amp; moderni autori Greci, &amp; Latini. Scielte, &amp; trattate in varie</text:span><text:span text:style-name="T144"><text:s/>maniere di versi volgari da M. </text:span><text:span text:style-name="T145">Gio.<text:s/></text:span><text:span text:style-name="T146">Mario Verdizotti :<text:s/></text:span><text:span text:style-name="T147">Nelle quali, oltra l’ornamento di varie e belle figure, si contengono molti precetti pertinenti alla prudenza della vita virtuosa<text:s/></text:span><text:span text:style-name="T148">&amp; civile</text:span><text:span text:style-name="T149">,</text:span><text:s/>Venise, Sebastiano Combi, in-4.</text:p>
        </text:list-item>
        <text:list-item>
          <text:p text:style-name="Paragraphedeliste">[1607]<text:s/><text:span text:style-name="T150">Cento Favole Bellissime De i piu illustri antichi, &amp; moderni autori Greci, &amp; Latini. Scielte, &amp; nobilmente trattate in varie</text:span><text:span text:style-name="T151"><text:s/>maniere di versi volgari da M. </text:span><text:span text:style-name="T152">Gio. Mario Verdizotti.<text:s/></text:span><text:span text:style-name="T153">Nelle quali, oltra l’ornamento di varie, e belle figure, si contengono molti precetti pertinenti alla prudenza della vita virtuosa<text:s/></text:span><text:span text:style-name="T154">&amp; civile</text:span>, Venise, Alessandro De Vecchi, in-4.</text:p>
        </text:list-item>
        <text:list-item>
          <text:p text:style-name="Paragraphedeliste">[1661]<text:s/><text:span text:style-name="T155">Cento Favole Bellissime<text:s/></text:span><text:span text:style-name="T156">De i piu Illustri Antichi, e Moderni Autori Greci, e Latini.<text:s/></text:span><text:span text:style-name="T157">Scielte da M. </text:span><text:span text:style-name="T158">Gio:<text:s/></text:span><text:span text:style-name="T159">Mario Verdizotti</text:span><text:span text:style-name="T160">:<text:s/></text:span><text:span text:style-name="T161">Nelle quali oltre l’ornamento di varie, e belle figure, si contengono molti precetti pertinenti alla prudenza della vita virtuosa, e</text:span><text:span text:style-name="T162"><text:s/>civile</text:span><text:span text:style-name="T163">,</text:span><text:s/>Venise, Pietro Brigonci, in-4.</text:p>
        </text:list-item>
      </text:list>
      <text:h text:style-name="Titre3" text:outline-level="3">Illustration (par ordre chronologique)</text:h>
      <text:list text:style-name="LFO2" text:continue-numbering="true">
        <text:list-item>
          <text:p text:style-name="Paragraphedeliste">[1570]<text:s/><text:span text:style-name="T164">Gravures originales réalisées par Verdizzotti lui-même pour chacune des cent et une fables et reprises dans la plupart des éditions successives.</text:span><text:s/><text:span text:style-name="T165">Cf.</text:span><text:s/><text:span text:style-name="T166">Bodemann</text:span>, 1998, n<text:span text:style-name="T167">o</text:span> 42.</text:p>
        </text:list-item>
      </text:list>
      <text:h text:style-name="Titre3" text:outline-level="3">Nomenclature des fables</text:h>
      <table:table table:style-name="Table168">
        <table:table-columns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>
            <text:p text:style-name="P174">Fables de Verdizzotti</text:p>
          </table:table-cell>
          <table:table-cell table:style-name="TableCell175">
            <text:p text:style-name="P176">Index Perry</text:p>
          </table:table-cell>
          <table:table-cell table:style-name="TableCell177">
            <text:p text:style-name="P178">Sources présumées</text:p>
          </table:table-cell>
        </table:table-row>
        <table:table-row table:style-name="TableRow179">
          <table:table-cell table:style-name="TableCell180">
            <text:p text:style-name="P181">« A i lettori. Del padre, e del figliuolo, che menavan l’asino »</text:p>
          </table:table-cell>
          <table:table-cell table:style-name="TableCell182">
            <text:p text:style-name="P183">P721</text:p>
          </table:table-cell>
          <table:table-cell table:style-name="TableCell184">
            <text:p text:style-name="P185">Faerno, 100</text:p>
          </table:table-cell>
        </table:table-row>
        <table:table-row table:style-name="TableRow186">
          <table:table-cell table:style-name="TableCell187">
            <text:p text:style-name="P188">1. « Dell’aquila, et della volpe »<text:s/></text:p>
          </table:table-cell>
          <table:table-cell table:style-name="TableCell189">
            <text:p text:style-name="P190">P1</text:p>
          </table:table-cell>
          <table:table-cell table:style-name="TableCell191">
            <text:p text:style-name="P192">Faerno, 60</text:p>
          </table:table-cell>
        </table:table-row>
        <table:table-row table:style-name="TableRow193">
          <table:table-cell table:style-name="TableCell194">
            <text:p text:style-name="P195">2. « Del corvo, et sua madre »</text:p>
          </table:table-cell>
          <table:table-cell table:style-name="TableCell196">
            <text:p text:style-name="P197">P324</text:p>
          </table:table-cell>
          <table:table-cell table:style-name="TableCell198">
            <text:p text:style-name="P199">Faerno, 13</text:p>
          </table:table-cell>
        </table:table-row>
        <table:table-row table:style-name="TableRow200">
          <table:table-cell table:style-name="TableCell201">
            <text:p text:style-name="P202">3. « Dell’aquila, et la saetta »</text:p>
          </table:table-cell>
          <table:table-cell table:style-name="TableCell203">
            <text:p text:style-name="P204">P276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4. « Dell’aquila, e ’l guffo »</text:p>
          </table:table-cell>
          <table:table-cell table:style-name="TableCell210">
            <text:p text:style-name="Normal"><text:span text:style-name="T211">PØ<text:s/></text:span><text:span text:style-name="T212">— </text:span><text:span text:style-name="T213">cf</text:span><text:span text:style-name="T214">. LF V, 18</text:span>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5. « Del mulo »</text:p>
          </table:table-cell>
          <table:table-cell table:style-name="TableCell220">
            <text:p text:style-name="P221">P315</text:p>
          </table:table-cell>
          <table:table-cell table:style-name="TableCell222">
            <text:p text:style-name="P223">Faerno, 30</text:p>
          </table:table-cell>
        </table:table-row>
        <table:table-row table:style-name="TableRow224">
          <table:table-cell table:style-name="TableCell225">
            <text:p text:style-name="P226">6. « Della cornacchia, e la rondine »<text:s/></text:p>
          </table:table-cell>
          <table:table-cell table:style-name="TableCell227">
            <text:p text:style-name="P228">P229</text:p>
          </table:table-cell>
          <table:table-cell table:style-name="TableCell229">
            <text:p text:style-name="P230">Faerno, 33</text:p>
          </table:table-cell>
        </table:table-row>
        <table:table-row table:style-name="TableRow231">
          <table:table-cell table:style-name="TableCell232">
            <text:p text:style-name="P233">7. « Dell’asino, il corvo, e ’l lupo »</text:p>
          </table:table-cell>
          <table:table-cell table:style-name="TableCell234">
            <text:p text:style-name="P235">P190</text:p>
          </table:table-cell>
          <table:table-cell table:style-name="TableCell236">
            <text:p text:style-name="P237">Faerno, 89</text:p>
          </table:table-cell>
        </table:table-row>
        <table:table-row table:style-name="TableRow238">
          <table:table-cell table:style-name="TableCell239">
            <text:p text:style-name="P240">8. « Del corvo e ’l serpente »</text:p>
          </table:table-cell>
          <table:table-cell table:style-name="TableCell241">
            <text:p text:style-name="P242">P128</text:p>
          </table:table-cell>
          <table:table-cell table:style-name="TableCell243">
            <text:p text:style-name="P244">Faerno, 24</text:p>
          </table:table-cell>
        </table:table-row>
        <table:table-row table:style-name="TableRow245">
          <table:table-cell table:style-name="TableCell246">
            <text:p text:style-name="P247">9. « Del cane »</text:p>
          </table:table-cell>
          <table:table-cell table:style-name="TableCell248">
            <text:p text:style-name="P249">P133</text:p>
          </table:table-cell>
          <table:table-cell table:style-name="TableCell250">
            <text:p text:style-name="P251">Faerno, 53</text:p>
          </table:table-cell>
        </table:table-row>
        <table:table-row table:style-name="TableRow252">
          <table:table-cell table:style-name="TableCell253">
            <text:p text:style-name="P254">10. « Dell’anguilla, e ’l serpente »</text:p>
          </table:table-cell>
          <table:table-cell table:style-name="TableCell255">
            <text:p text:style-name="P256">PØ</text:p>
          </table:table-cell>
          <table:table-cell table:style-name="TableCell257">
            <text:p text:style-name="P258">Faerno, 27</text:p>
          </table:table-cell>
        </table:table-row>
        <table:table-row table:style-name="TableRow259">
          <table:table-cell table:style-name="TableCell260">
            <text:p text:style-name="P261">11. « Del cigno, et dell’occa »</text:p>
          </table:table-cell>
          <table:table-cell table:style-name="TableCell262">
            <text:p text:style-name="P263">P399</text:p>
          </table:table-cell>
          <table:table-cell table:style-name="TableCell264">
            <text:p text:style-name="P265">Faerno, 25</text:p>
          </table:table-cell>
        </table:table-row>
        <table:table-row table:style-name="TableRow266">
          <table:table-cell table:style-name="TableCell267">
            <text:p text:style-name="P268">12. « Della volpe, e ’l lupo »</text:p>
          </table:table-cell>
          <table:table-cell table:style-name="TableCell269">
            <text:p text:style-name="Normal"><text:span text:style-name="T270">PØ </text:span><text:span text:style-name="T271">— </text:span><text:span text:style-name="T272">cf</text:span><text:span text:style-name="T273">. P211 &amp; P593</text:span></text:p>
          </table:table-cell>
          <table:table-cell table:style-name="TableCell274">
            <text:p text:style-name="P275">Faerno, 49</text:p>
          </table:table-cell>
        </table:table-row>
        <table:table-row table:style-name="TableRow276">
          <table:table-cell table:style-name="TableCell277">
            <text:p text:style-name="P278">13. « Del cervo »</text:p>
          </table:table-cell>
          <table:table-cell table:style-name="TableCell279">
            <text:p text:style-name="Normal"><text:span text:style-name="T280">P74</text:span></text:p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14. « D’un huomo, et un satiro »</text:p>
          </table:table-cell>
          <table:table-cell table:style-name="TableCell286">
            <text:p text:style-name="P287">P35</text:p>
          </table:table-cell>
          <table:table-cell table:style-name="TableCell288">
            <text:p text:style-name="P289">Faerno, 58</text:p>
          </table:table-cell>
        </table:table-row>
        <table:table-row table:style-name="TableRow290">
          <table:table-cell table:style-name="TableCell291">
            <text:p text:style-name="P292">15. « Delli due vasi »</text:p>
          </table:table-cell>
          <table:table-cell table:style-name="TableCell293">
            <text:p text:style-name="P294">P378</text:p>
          </table:table-cell>
          <table:table-cell table:style-name="TableCell295">
            <text:p text:style-name="P296">Faerno, 1</text:p>
          </table:table-cell>
        </table:table-row>
        <table:table-row table:style-name="TableRow297">
          <table:table-cell table:style-name="TableCell298">
            <text:p text:style-name="P299">16. « Dell’agnello e del lupo »</text:p>
          </table:table-cell>
          <table:table-cell table:style-name="TableCell300">
            <text:p text:style-name="P301">P98</text:p>
          </table:table-cell>
          <table:table-cell table:style-name="TableCell302">
            <text:p text:style-name="P303">Faerno, 87</text:p>
          </table:table-cell>
        </table:table-row>
        <table:table-row table:style-name="TableRow304">
          <table:table-cell table:style-name="TableCell305">
            <text:p text:style-name="P306">17. « Del cavallo e l’asino carchi »</text:p>
          </table:table-cell>
          <table:table-cell table:style-name="TableCell307">
            <text:p text:style-name="P308">P181</text:p>
          </table:table-cell>
          <table:table-cell table:style-name="TableCell309">
            <text:p text:style-name="P310">Faerno, 16</text:p>
          </table:table-cell>
        </table:table-row>
        <table:table-row table:style-name="TableRow311">
          <table:table-cell table:style-name="TableCell312">
            <text:p text:style-name="P313">18. « Del sole, e Borea »</text:p>
          </table:table-cell>
          <table:table-cell table:style-name="TableCell314">
            <text:p text:style-name="P315">P46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19. « Della volpe, et del riccio »</text:p>
          </table:table-cell>
          <table:table-cell table:style-name="TableCell321">
            <text:p text:style-name="P322">P427</text:p>
          </table:table-cell>
          <table:table-cell table:style-name="TableCell323">
            <text:p text:style-name="P324">Faerno, 17</text:p>
          </table:table-cell>
        </table:table-row>
        <table:table-row table:style-name="TableRow325">
          <table:table-cell table:style-name="TableCell326">
            <text:p text:style-name="P327">20. « Della gazza, et gli altri uccelli »</text:p>
          </table:table-cell>
          <table:table-cell table:style-name="TableCell328">
            <text:p text:style-name="P329">PØ</text:p>
          </table:table-cell>
          <table:table-cell table:style-name="TableCell330">
            <text:p text:style-name="P331">Faerno, 46</text:p>
          </table:table-cell>
        </table:table-row>
        <table:table-row table:style-name="TableRow332">
          <table:table-cell table:style-name="TableCell333">
            <text:p text:style-name="P334">21. « Del topo giovine, et la gatta, e ’l galletto »</text:p>
          </table:table-cell>
          <table:table-cell table:style-name="TableCell335">
            <text:p text:style-name="P336">P716</text:p>
          </table:table-cell>
          <table:table-cell table:style-name="TableCell337">
            <text:p text:style-name="P338">Abstemius, I, 67</text:p>
          </table:table-cell>
        </table:table-row>
        <table:table-row table:style-name="TableRow339">
          <table:table-cell table:style-name="TableCell340">
            <text:p text:style-name="P341">22. « Del toro e del montone »</text:p>
          </table:table-cell>
          <table:table-cell table:style-name="TableCell342">
            <text:p text:style-name="P343">P217</text:p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23. « Dell’asino, e ’l cavallo »<text:s/></text:p>
          </table:table-cell>
          <table:table-cell table:style-name="TableCell349">
            <text:p text:style-name="P350">P357</text:p>
          </table:table-cell>
          <table:table-cell table:style-name="TableCell351">
            <text:p text:style-name="P352">Faerno, 84<text:s/></text:p>
          </table:table-cell>
        </table:table-row>
        <table:table-row table:style-name="TableRow353">
          <table:table-cell table:style-name="TableCell354">
            <text:p text:style-name="P355">24. « Del gambero, e suo figliuolo »</text:p>
          </table:table-cell>
          <table:table-cell table:style-name="TableCell356">
            <text:p text:style-name="P357">P322</text:p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25. « Del cane, e ’l gallo, e la volpe »</text:p>
          </table:table-cell>
          <table:table-cell table:style-name="TableCell363">
            <text:p text:style-name="P364">P252</text:p>
          </table:table-cell>
          <table:table-cell table:style-name="TableCell365">
            <text:p text:style-name="P366">Faerno, 29</text:p>
          </table:table-cell>
        </table:table-row>
        <table:table-row table:style-name="TableRow367">
          <table:table-cell table:style-name="TableCell368">
            <text:p text:style-name="P369">26. « Della canna, et l’oliva »</text:p>
          </table:table-cell>
          <table:table-cell table:style-name="TableCell370">
            <text:p text:style-name="P371">P70</text:p>
          </table:table-cell>
          <table:table-cell table:style-name="TableCell372">
            <text:p text:style-name="P373">Faerno, 50</text:p>
          </table:table-cell>
        </table:table-row>
        <table:table-row table:style-name="TableRow374">
          <table:table-cell table:style-name="TableCell375">
            <text:p text:style-name="P376">27. « Delle volpi »</text:p>
          </table:table-cell>
          <table:table-cell table:style-name="TableCell377">
            <text:p text:style-name="P378">P17</text:p>
          </table:table-cell>
          <table:table-cell table:style-name="TableCell379">
            <text:p text:style-name="P380">Faerno, 61</text:p>
          </table:table-cell>
        </table:table-row>
        <table:table-row table:style-name="TableRow381">
          <table:table-cell table:style-name="TableCell382">
            <text:p text:style-name="P383">28. « Dei lupi e ’l corvo »</text:p>
          </table:table-cell>
          <table:table-cell table:style-name="TableCell384">
            <text:p text:style-name="P385">PØ</text:p>
          </table:table-cell>
          <table:table-cell table:style-name="TableCell386">
            <text:p text:style-name="P387"><text:span text:style-name="T388">Giovanni Antonio Campano</text:span><text:span text:style-name="T389">,</text:span><text:span text:style-name="T390"><text:s/>in<text:s/></text:span><text:span text:style-name="T391">Æsopus Dorpii</text:span><text:span text:style-name="T392"><text:s/>(Anvers, 1512<text:s/></text:span><text:span text:style-name="T393">sqq</text:span><text:span text:style-name="T394">.</text:span><text:span text:style-name="T395">) : « </text:span><text:span text:style-name="T396">Fabella de corvo et lupis,<text:s/></text:span><text:soft-page-break/><text:span text:style-name="T397">ex Johanne Antonio Campano desumpta</text:span><text:span text:style-name="T398"> » (ou dans une trad. vernaculaire de l’</text:span><text:span text:style-name="T399">Æsopus Dorpii</text:span><text:span text:style-name="T400">).</text:span></text:p>
          </table:table-cell>
        </table:table-row>
        <text:soft-page-break/>
        <table:table-row table:style-name="TableRow401">
          <table:table-cell table:style-name="TableCell402">
            <text:p text:style-name="P403">29. « Della cornacchia, et del cane »</text:p>
          </table:table-cell>
          <table:table-cell table:style-name="TableCell404">
            <text:p text:style-name="P405">P127</text:p>
          </table:table-cell>
          <table:table-cell table:style-name="TableCell406">
            <text:p text:style-name="P407">Faerno, 12</text:p>
          </table:table-cell>
        </table:table-row>
        <table:table-row table:style-name="TableRow408">
          <table:table-cell table:style-name="TableCell409">
            <text:p text:style-name="P410">30. « Della volpe, e del gallo »</text:p>
          </table:table-cell>
          <table:table-cell table:style-name="TableCell411">
            <text:p text:style-name="Normal"><text:span text:style-name="T412">P671</text:span></text:p>
          </table:table-cell>
          <table:table-cell table:style-name="TableCell413">
            <text:p text:style-name="Normal"><text:span text:style-name="T414">Poggio Bracciolini,<text:s/></text:span><text:span text:style-name="T415">Facetiae</text:span><text:span text:style-name="T416">, 79<text:s/></text:span></text:p>
          </table:table-cell>
        </table:table-row>
        <table:table-row table:style-name="TableRow417">
          <table:table-cell table:style-name="TableCell418">
            <text:p text:style-name="P419">31. « Dell’uccellator, et la lodola »</text:p>
          </table:table-cell>
          <table:table-cell table:style-name="TableCell420">
            <text:p text:style-name="P421">P193</text:p>
          </table:table-cell>
          <table:table-cell table:style-name="TableCell422">
            <text:p text:style-name="P423">Faerno, 39</text:p>
          </table:table-cell>
        </table:table-row>
        <table:table-row table:style-name="TableRow424">
          <table:table-cell table:style-name="TableCell425">
            <text:p text:style-name="P426">32. « De i topi »</text:p>
          </table:table-cell>
          <table:table-cell table:style-name="TableCell427">
            <text:p text:style-name="P428">P613</text:p>
          </table:table-cell>
          <table:table-cell table:style-name="TableCell429">
            <text:p text:style-name="P430">Faerno, 47</text:p>
          </table:table-cell>
        </table:table-row>
        <table:table-row table:style-name="TableRow431">
          <table:table-cell table:style-name="TableCell432">
            <text:p text:style-name="P433">33. « Di due rane vicine di albergo »</text:p>
          </table:table-cell>
          <table:table-cell table:style-name="TableCell434">
            <text:p text:style-name="P435">P69</text:p>
          </table:table-cell>
          <table:table-cell table:style-name="TableCell436">
            <text:p text:style-name="P437">Faerno, 38</text:p>
          </table:table-cell>
        </table:table-row>
        <table:table-row table:style-name="TableRow438">
          <table:table-cell table:style-name="TableCell439">
            <text:p text:style-name="P440">34. « Del cervo, et suo figliuolo »</text:p>
          </table:table-cell>
          <table:table-cell table:style-name="TableCell441">
            <text:p text:style-name="P442">P351 </text:p>
          </table:table-cell>
          <table:table-cell table:style-name="TableCell443">
            <text:p text:style-name="P444">Faerno, 23</text:p>
          </table:table-cell>
        </table:table-row>
        <table:table-row table:style-name="TableRow445">
          <table:table-cell table:style-name="TableCell446">
            <text:p text:style-name="P447">35. « Di due asini »</text:p>
          </table:table-cell>
          <table:table-cell table:style-name="TableCell448">
            <text:p text:style-name="P449">P180</text:p>
          </table:table-cell>
          <table:table-cell table:style-name="TableCell450">
            <text:p text:style-name="P451">Faerno, 6</text:p>
          </table:table-cell>
        </table:table-row>
        <table:table-row table:style-name="TableRow452">
          <table:table-cell table:style-name="TableCell453">
            <text:p text:style-name="P454">36. « La testuggine, et l’aquila »<text:s/></text:p>
          </table:table-cell>
          <table:table-cell table:style-name="TableCell455">
            <text:p text:style-name="P456">P230 </text:p>
          </table:table-cell>
          <table:table-cell table:style-name="TableCell457">
            <text:p text:style-name="P458"/>
          </table:table-cell>
        </table:table-row>
        <table:table-row table:style-name="TableRow459">
          <table:table-cell table:style-name="TableCell460">
            <text:p text:style-name="P461">37. « D’un vecchio, et la morte »</text:p>
          </table:table-cell>
          <table:table-cell table:style-name="TableCell462">
            <text:p text:style-name="P463">P60</text:p>
          </table:table-cell>
          <table:table-cell table:style-name="TableCell464">
            <text:p text:style-name="P465">Faerno, 10</text:p>
          </table:table-cell>
        </table:table-row>
        <table:table-row table:style-name="TableRow466">
          <table:table-cell table:style-name="TableCell467">
            <text:p text:style-name="P468">38. « Della rana, et suo figliuolo »</text:p>
          </table:table-cell>
          <table:table-cell table:style-name="TableCell469">
            <text:p text:style-name="P470">P376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39. « Del drago, et la lima »</text:p>
          </table:table-cell>
          <table:table-cell table:style-name="TableCell476">
            <text:p text:style-name="P477">P93</text:p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P482">40. « Del cervo, e ’l cavallo, e l’huomo »</text:p>
          </table:table-cell>
          <table:table-cell table:style-name="TableCell483">
            <text:p text:style-name="Normal"><text:span text:style-name="T484">P269</text:span>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41. « Del porco, et del cane »</text:p>
          </table:table-cell>
          <table:table-cell table:style-name="TableCell490">
            <text:p text:style-name="P491">PØ</text:p>
          </table:table-cell>
          <table:table-cell table:style-name="TableCell492">
            <text:p text:style-name="P493">Abstemius, I, 41</text:p>
          </table:table-cell>
        </table:table-row>
        <table:table-row table:style-name="TableRow494">
          <table:table-cell table:style-name="TableCell495">
            <text:p text:style-name="P496">42. « Del lupo, et le pecore »</text:p>
          </table:table-cell>
          <table:table-cell table:style-name="TableCell497">
            <text:p text:style-name="Normal"><text:span text:style-name="T498">P451</text:span></text:p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43. « Della gallina, et la rondine »</text:p>
          </table:table-cell>
          <table:table-cell table:style-name="TableCell504">
            <text:p text:style-name="P505">P192</text:p>
          </table:table-cell>
          <table:table-cell table:style-name="TableCell506">
            <text:p text:style-name="P507">Faerno, 79</text:p>
          </table:table-cell>
        </table:table-row>
        <table:table-row table:style-name="TableRow508">
          <table:table-cell table:style-name="TableCell509">
            <text:p text:style-name="P510">44. « Del serpente, et Giove »</text:p>
          </table:table-cell>
          <table:table-cell table:style-name="TableCell511">
            <text:p text:style-name="P512">P198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45. « Delle formiche, et la cicala »</text:p>
          </table:table-cell>
          <table:table-cell table:style-name="TableCell518">
            <text:p text:style-name="P519">P112-373</text:p>
          </table:table-cell>
          <table:table-cell table:style-name="TableCell520">
            <text:p text:style-name="P521">Faerno, 7</text:p>
          </table:table-cell>
        </table:table-row>
        <table:table-row table:style-name="TableRow522">
          <table:table-cell table:style-name="TableCell523">
            <text:p text:style-name="P524">46. « Della volpe, et del pardo »</text:p>
          </table:table-cell>
          <table:table-cell table:style-name="TableCell525">
            <text:p text:style-name="P526">P12</text:p>
          </table:table-cell>
          <table:table-cell table:style-name="TableCell527">
            <text:p text:style-name="P528"/>
          </table:table-cell>
        </table:table-row>
        <table:table-row table:style-name="TableRow529">
          <table:table-cell table:style-name="TableCell530">
            <text:p text:style-name="P531">47. « Della mosca »</text:p>
          </table:table-cell>
          <table:table-cell table:style-name="TableCell532">
            <text:p text:style-name="Normal"><text:span text:style-name="T533">P167,<text:s/></text:span><text:span text:style-name="T534">cf</text:span><text:span text:style-name="T535">. P80</text:span></text:p>
          </table:table-cell>
          <table:table-cell table:style-name="TableCell536">
            <text:p text:style-name="P537">Faerno, 14</text:p>
          </table:table-cell>
        </table:table-row>
        <table:table-row table:style-name="TableRow538">
          <table:table-cell table:style-name="TableCell539">
            <text:p text:style-name="P540">48. « Dell’asino, che portava il simolacro »</text:p>
          </table:table-cell>
          <table:table-cell table:style-name="TableCell541">
            <text:p text:style-name="P542">P182</text:p>
          </table:table-cell>
          <table:table-cell table:style-name="TableCell543">
            <text:p text:style-name="P544">Faerno,<text:s/>95</text:p>
          </table:table-cell>
        </table:table-row>
        <table:table-row table:style-name="TableRow545">
          <table:table-cell table:style-name="TableCell546">
            <text:p text:style-name="P547">49. « Di Pallade, et di Giove »</text:p>
          </table:table-cell>
          <table:table-cell table:style-name="TableCell548">
            <text:p text:style-name="Normal"><text:span text:style-name="T549">P508</text:span></text:p>
          </table:table-cell>
          <table:table-cell table:style-name="TableCell550">
            <text:p text:style-name="Normal"><text:span text:style-name="T551">Faerno, 2 &lt; </text:span><text:span text:style-name="T552">Phèdre, III, 17</text:span><text:span text:style-name="T553">,</text:span><text:span text:style-name="T554"><text:s/>in Perotti,<text:s/></text:span><text:span text:style-name="T555">Cornu Copiæ</text:span><text:span text:style-name="T556">, I, cv, </text:span><text:span text:style-name="T557">10.</text:span></text:p>
          </table:table-cell>
        </table:table-row>
        <table:table-row table:style-name="TableRow558">
          <table:table-cell table:style-name="TableCell559">
            <text:p text:style-name="P560">50. « Del granchio, et la volpe »</text:p>
          </table:table-cell>
          <table:table-cell table:style-name="TableCell561">
            <text:p text:style-name="P562">P116</text:p>
          </table:table-cell>
          <table:table-cell table:style-name="TableCell563">
            <text:p text:style-name="P564"/>
          </table:table-cell>
        </table:table-row>
        <table:table-row table:style-name="TableRow565">
          <table:table-cell table:style-name="TableCell566">
            <text:p text:style-name="P567">51. « Delle mosche nel mele »</text:p>
          </table:table-cell>
          <table:table-cell table:style-name="TableCell568">
            <text:p text:style-name="P569">P80</text:p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52. « Dell’asino, la simia, et la talpa »</text:p>
          </table:table-cell>
          <table:table-cell table:style-name="TableCell575">
            <text:p text:style-name="P576">PØ</text:p>
          </table:table-cell>
          <table:table-cell table:style-name="TableCell577">
            <text:p text:style-name="P578">Faerno, 43</text:p>
          </table:table-cell>
        </table:table-row>
        <table:table-row table:style-name="TableRow579">
          <table:table-cell table:style-name="TableCell580">
            <text:p text:style-name="P581">53. « D’un marito, che cercava al contrario del fiume la moglie affogata »</text:p>
          </table:table-cell>
          <table:table-cell table:style-name="TableCell582">
            <text:p text:style-name="P583">P682</text:p>
          </table:table-cell>
          <table:table-cell table:style-name="TableCell584">
            <text:p text:style-name="P585">Faerno, 41</text:p>
          </table:table-cell>
        </table:table-row>
        <table:table-row table:style-name="TableRow586">
          <table:table-cell table:style-name="TableCell587">
            <text:p text:style-name="P588">54. « Del contadino, et Ercole »</text:p>
          </table:table-cell>
          <table:table-cell table:style-name="TableCell589">
            <text:p text:style-name="P590">P291</text:p>
          </table:table-cell>
          <table:table-cell table:style-name="TableCell591">
            <text:p text:style-name="P592">Faerno, 91</text:p>
          </table:table-cell>
        </table:table-row>
        <table:table-row table:style-name="TableRow593">
          <table:table-cell table:style-name="TableCell594">
            <text:p text:style-name="P595">55. « Del lupo, et della grue »</text:p>
          </table:table-cell>
          <table:table-cell table:style-name="TableCell596">
            <text:p text:style-name="P597">P156</text:p>
          </table:table-cell>
          <table:table-cell table:style-name="TableCell598">
            <text:p text:style-name="P599">Faerno, 56</text:p>
          </table:table-cell>
        </table:table-row>
        <table:table-row table:style-name="TableRow600">
          <table:table-cell table:style-name="TableCell601">
            <text:p text:style-name="P602">56. « Del topo cittadino, e ’l topo villano »</text:p>
          </table:table-cell>
          <table:table-cell table:style-name="TableCell603">
            <text:p text:style-name="P604">P352</text:p>
          </table:table-cell>
          <table:table-cell table:style-name="TableCell605">
            <text:p text:style-name="P606"/>
          </table:table-cell>
        </table:table-row>
        <table:table-row table:style-name="TableRow607">
          <table:table-cell table:style-name="TableCell608">
            <text:p text:style-name="P609">57. « Del contadino, et del cavalliero » </text:p>
          </table:table-cell>
          <table:table-cell table:style-name="TableCell610">
            <text:p text:style-name="P611">P402</text:p>
          </table:table-cell>
          <table:table-cell table:style-name="TableCell612">
            <text:p text:style-name="P613">Faerno, 15</text:p>
          </table:table-cell>
        </table:table-row>
        <table:table-row table:style-name="TableRow614">
          <table:table-cell table:style-name="TableCell615">
            <text:p text:style-name="P616">58. « Del leone, dell’asino, et della volpe »</text:p>
          </table:table-cell>
          <table:table-cell table:style-name="TableCell617">
            <text:p text:style-name="P618">P149</text:p>
          </table:table-cell>
          <table:table-cell table:style-name="TableCell619">
            <text:p text:style-name="P620">Faerno, 3</text:p>
          </table:table-cell>
        </table:table-row>
        <table:table-row table:style-name="TableRow621">
          <table:table-cell table:style-name="TableCell622">
            <text:p text:style-name="P623">59. « Del figliuol dell’asino, e ’l lupo »</text:p>
          </table:table-cell>
          <table:table-cell table:style-name="TableCell624">
            <text:p text:style-name="P625">PØ </text:p>
          </table:table-cell>
          <table:table-cell table:style-name="TableCell626">
            <text:p text:style-name="P627">Faerno, 55</text:p>
          </table:table-cell>
        </table:table-row>
        <table:table-row table:style-name="TableRow628">
          <table:table-cell table:style-name="TableCell629">
            <text:p text:style-name="P630">60. « Dell’asino, e del lupo »</text:p>
          </table:table-cell>
          <table:table-cell table:style-name="TableCell631">
            <text:p text:style-name="P632">P187</text:p>
          </table:table-cell>
          <table:table-cell table:style-name="TableCell633">
            <text:p text:style-name="P634">Faerno, 4</text:p>
          </table:table-cell>
        </table:table-row>
        <table:table-row table:style-name="TableRow635">
          <table:table-cell table:style-name="TableCell636">
            <text:p text:style-name="P637">61. « Della volpe, et dell’uva »</text:p>
          </table:table-cell>
          <table:table-cell table:style-name="TableCell638">
            <text:p text:style-name="P639">P15</text:p>
          </table:table-cell>
          <table:table-cell table:style-name="TableCell640">
            <text:p text:style-name="P641">Faerno, 19</text:p>
          </table:table-cell>
        </table:table-row>
        <table:table-row table:style-name="TableRow642">
          <table:table-cell table:style-name="TableCell643">
            <text:p text:style-name="P644">62. « Del corvo, et la volpe »</text:p>
          </table:table-cell>
          <table:table-cell table:style-name="TableCell645">
            <text:p text:style-name="P646">P124</text:p>
          </table:table-cell>
          <table:table-cell table:style-name="TableCell647">
            <text:p text:style-name="P648">Faerno, 20</text:p>
          </table:table-cell>
        </table:table-row>
        <table:table-row table:style-name="TableRow649">
          <table:table-cell table:style-name="TableCell650">
            <text:p text:style-name="P651">63. « Del leone impazzito, et la capra »</text:p>
          </table:table-cell>
          <table:table-cell table:style-name="TableCell652">
            <text:p text:style-name="P653">P341</text:p>
          </table:table-cell>
          <table:table-cell table:style-name="TableCell654">
            <text:p text:style-name="P655">Faerno, 5</text:p>
          </table:table-cell>
        </table:table-row>
        <table:table-row table:style-name="TableRow656">
          <table:table-cell table:style-name="TableCell657">
            <text:p text:style-name="P658">64. « Dell’asino, e del cinghiale »</text:p>
          </table:table-cell>
          <table:table-cell table:style-name="TableCell659">
            <text:p text:style-name="P660">P484</text:p>
          </table:table-cell>
          <table:table-cell table:style-name="TableCell661">
            <text:p text:style-name="P662">Faerno, 54</text:p>
          </table:table-cell>
        </table:table-row>
        <text:soft-page-break/>
        <table:table-row table:style-name="TableRow663">
          <table:table-cell table:style-name="TableCell664">
            <text:p text:style-name="P665">65. « Del leone, et della volpe »</text:p>
          </table:table-cell>
          <table:table-cell table:style-name="TableCell666">
            <text:p text:style-name="P667">P10</text:p>
          </table:table-cell>
          <table:table-cell table:style-name="TableCell668">
            <text:p text:style-name="P669">Faerno, 18</text:p>
          </table:table-cell>
        </table:table-row>
        <table:table-row table:style-name="TableRow670">
          <table:table-cell table:style-name="TableCell671">
            <text:p text:style-name="P672">66. « Dell’aquila, e del corvo »</text:p>
          </table:table-cell>
          <table:table-cell table:style-name="TableCell673">
            <text:p text:style-name="P674">P2</text:p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>67. « Della volpe ingrassata »</text:p>
          </table:table-cell>
          <table:table-cell table:style-name="TableCell680">
            <text:p text:style-name="P681">P24</text:p>
          </table:table-cell>
          <table:table-cell table:style-name="TableCell682">
            <text:p text:style-name="P683"/>
          </table:table-cell>
        </table:table-row>
        <table:table-row table:style-name="TableRow684">
          <table:table-cell table:style-name="TableCell685">
            <text:p text:style-name="P686">68. « Della selva, e ’l villano »</text:p>
          </table:table-cell>
          <table:table-cell table:style-name="TableCell687">
            <text:p text:style-name="P688">P303</text:p>
          </table:table-cell>
          <table:table-cell table:style-name="TableCell689">
            <text:p text:style-name="P690"/>
          </table:table-cell>
        </table:table-row>
        <table:table-row table:style-name="TableRow691">
          <table:table-cell table:style-name="TableCell692">
            <text:p text:style-name="P693">69. « Di due rane c’havean sete »</text:p>
          </table:table-cell>
          <table:table-cell table:style-name="TableCell694">
            <text:p text:style-name="P695">P43</text:p>
          </table:table-cell>
          <table:table-cell table:style-name="TableCell696">
            <text:p text:style-name="Normal"><text:span text:style-name="T697">Gabriele Faerno,<text:s/></text:span><text:span text:style-name="T698">Fabulae centum</text:span><text:span text:style-name="T699">,<text:s/></text:span><text:span text:style-name="T700">37</text:span></text:p>
          </table:table-cell>
        </table:table-row>
        <table:table-row table:style-name="TableRow701">
          <table:table-cell table:style-name="TableCell702">
            <text:p text:style-name="P703">70. « D’un cane, che temeva la pioggia »</text:p>
          </table:table-cell>
          <table:table-cell table:style-name="TableCell704">
            <text:p text:style-name="P705">PØ</text:p>
          </table:table-cell>
          <table:table-cell table:style-name="TableCell706">
            <text:p text:style-name="P707">Faerno, 67 &lt; Abstemius, II, 17.</text:p>
          </table:table-cell>
        </table:table-row>
        <table:table-row table:style-name="TableRow708">
          <table:table-cell table:style-name="TableCell709">
            <text:p text:style-name="P710">71. « Della cornacchia, et la pecora »</text:p>
          </table:table-cell>
          <table:table-cell table:style-name="TableCell711">
            <text:p text:style-name="P712">P553</text:p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>72. « Dell’orso, e le api »</text:p>
          </table:table-cell>
          <table:table-cell table:style-name="TableCell718">
            <text:p text:style-name="Normal"><text:span text:style-name="T719">PØ ;<text:s/></text:span><text:span text:style-name="T720">cf</text:span><text:span text:style-name="T721">. P400</text:span></text:p>
          </table:table-cell>
          <table:table-cell table:style-name="TableCell722">
            <text:p text:style-name="P723">Abstemius, I, 38.</text:p>
          </table:table-cell>
        </table:table-row>
        <table:table-row table:style-name="TableRow724">
          <table:table-cell table:style-name="TableCell725">
            <text:p text:style-name="P726">73. « Del pavone, e del merlo »</text:p>
          </table:table-cell>
          <table:table-cell table:style-name="TableCell727">
            <text:p text:style-name="P728">P219</text:p>
          </table:table-cell>
          <table:table-cell table:style-name="TableCell729">
            <text:p text:style-name="P730">Faerno,<text:s/>22</text:p>
          </table:table-cell>
        </table:table-row>
        <table:table-row table:style-name="TableRow731">
          <table:table-cell table:style-name="TableCell732">
            <text:p text:style-name="P733">74. « Del gallo, e ’l gioiello »</text:p>
          </table:table-cell>
          <table:table-cell table:style-name="TableCell734">
            <text:p text:style-name="P735">P503</text:p>
          </table:table-cell>
          <table:table-cell table:style-name="TableCell736">
            <text:p text:style-name="P737"/>
          </table:table-cell>
        </table:table-row>
        <table:table-row table:style-name="TableRow738">
          <table:table-cell table:style-name="TableCell739">
            <text:p text:style-name="P740">75. « Del lupo, et l’agnello »</text:p>
          </table:table-cell>
          <table:table-cell table:style-name="TableCell741">
            <text:p text:style-name="P742">P155</text:p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76. « Del corvo, et li pavoni »</text:p>
          </table:table-cell>
          <table:table-cell table:style-name="TableCell748">
            <text:p text:style-name="Normal"><text:span text:style-name="T749">P101-472</text:span></text:p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>77. « Del cinghiale, e la volpe »</text:p>
          </table:table-cell>
          <table:table-cell table:style-name="TableCell755">
            <text:p text:style-name="P756">P224</text:p>
          </table:table-cell>
          <table:table-cell table:style-name="TableCell757">
            <text:p text:style-name="P758">Faerno, 78</text:p>
          </table:table-cell>
        </table:table-row>
        <table:table-row table:style-name="TableRow759">
          <table:table-cell table:style-name="TableCell760">
            <text:p text:style-name="P761">78. « Del pardo, e le simie »</text:p>
          </table:table-cell>
          <table:table-cell table:style-name="TableCell762">
            <text:p text:style-name="P763">PØ</text:p>
          </table:table-cell>
          <table:table-cell table:style-name="TableCell764">
            <text:p text:style-name="Normal"><text:span text:style-name="T765">Érasme</text:span><text:span text:style-name="T766"><text:s/></text:span><text:span text:style-name="T767">in<text:s/></text:span><text:span text:style-name="T768">Æsopus Dorpii</text:span><text:span text:style-name="T769"> (« </text:span><text:span text:style-name="T770">Apologi ex Chiliadibus adagiorum Erasmi desumpti </text:span><text:span text:style-name="T771">»), ou dans une trad. vernaculaire de l’</text:span><text:span text:style-name="T772">Æsopus Dorpii<text:s/></text:span><text:span text:style-name="T773">&lt; </text:span><text:span text:style-name="T774">Érasme</text:span><text:span text:style-name="T775">, Adagiorum Chiliades tres,<text:s/></text:span><text:span text:style-name="T776">Venise, A. Manuce, 1508, II, 369, f. 148r-v : « </text:span><text:span text:style-name="T777">Pardalis mortem adsimulat </text:span><text:span text:style-name="T778">»</text:span></text:p>
          </table:table-cell>
        </table:table-row>
        <table:table-row table:style-name="TableRow779">
          <table:table-cell table:style-name="TableCell780">
            <text:p text:style-name="P781">79. « Dell’asino, et della volpe »</text:p>
          </table:table-cell>
          <table:table-cell table:style-name="TableCell782">
            <text:p text:style-name="P783">P188</text:p>
          </table:table-cell>
          <table:table-cell table:style-name="TableCell784">
            <text:p text:style-name="Normal"><text:span text:style-name="T785">Gabriele Faerno,<text:s/></text:span><text:span text:style-name="T786">Fabulae centum</text:span><text:span text:style-name="T787">,<text:s/></text:span><text:span text:style-name="T788">88</text:span></text:p>
          </table:table-cell>
        </table:table-row>
        <table:table-row table:style-name="TableRow789">
          <table:table-cell table:style-name="TableCell790">
            <text:p text:style-name="P791">80. « Della lepre e la testuggine »</text:p>
          </table:table-cell>
          <table:table-cell table:style-name="TableCell792">
            <text:p text:style-name="P793">P226</text:p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81. « Della rondine, e gli altri uccelli »<text:s/></text:p>
          </table:table-cell>
          <table:table-cell table:style-name="TableCell799">
            <text:p text:style-name="P800">P39</text:p>
          </table:table-cell>
          <table:table-cell table:style-name="TableCell801">
            <text:p text:style-name="P802"/>
          </table:table-cell>
        </table:table-row>
        <table:table-row table:style-name="TableRow803">
          <table:table-cell table:style-name="TableCell804">
            <text:p text:style-name="P805">82. « Del leone, et le rane »</text:p>
          </table:table-cell>
          <table:table-cell table:style-name="TableCell806">
            <text:p text:style-name="P807">P141</text:p>
          </table:table-cell>
          <table:table-cell table:style-name="TableCell808">
            <text:p text:style-name="P809"/>
          </table:table-cell>
        </table:table-row>
        <table:table-row table:style-name="TableRow810">
          <table:table-cell table:style-name="TableCell811">
            <text:p text:style-name="P812">83. « Del topo, et della rana »</text:p>
          </table:table-cell>
          <table:table-cell table:style-name="TableCell813">
            <text:p text:style-name="P814">P384</text:p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84. « Del leone invecchiato, et la volpe »</text:p>
          </table:table-cell>
          <table:table-cell table:style-name="TableCell820">
            <text:p text:style-name="P821">P142</text:p>
          </table:table-cell>
          <table:table-cell table:style-name="TableCell822">
            <text:p text:style-name="Normal"><text:span text:style-name="T823">Gabriele Faerno,<text:s/></text:span><text:span text:style-name="T824">Fabulae centum</text:span><text:span text:style-name="T825">,<text:s/></text:span><text:span text:style-name="T826">74</text:span></text:p>
          </table:table-cell>
        </table:table-row>
        <table:table-row table:style-name="TableRow827">
          <table:table-cell table:style-name="TableCell828">
            <text:p text:style-name="P829">85. « Del gatto, e del gallo »<text:s/></text:p>
          </table:table-cell>
          <table:table-cell table:style-name="TableCell830">
            <text:p text:style-name="P831">P16</text:p>
          </table:table-cell>
          <table:table-cell table:style-name="TableCell832">
            <text:p text:style-name="Normal"><text:span text:style-name="T833">Gabriele Faerno,<text:s/></text:span><text:span text:style-name="T834">Fabulae centum</text:span><text:span text:style-name="T835">,<text:s/></text:span><text:span text:style-name="T836">42</text:span></text:p>
          </table:table-cell>
        </table:table-row>
        <table:table-row table:style-name="TableRow837">
          <table:table-cell table:style-name="TableCell838">
            <text:p text:style-name="P839">86. « Dello sparviero che seguiva una colomba »</text:p>
          </table:table-cell>
          <table:table-cell table:style-name="TableCell840">
            <text:p text:style-name="Normal"><text:span text:style-name="T841">???</text:span></text:p>
          </table:table-cell>
          <table:table-cell table:style-name="TableCell842">
            <text:p text:style-name="P843"/>
          </table:table-cell>
        </table:table-row>
        <table:table-row table:style-name="TableRow844">
          <table:table-cell table:style-name="TableCell845">
            <text:p text:style-name="P846">87. « Del cigno, e della cicogna »</text:p>
          </table:table-cell>
          <table:table-cell table:style-name="TableCell847">
            <text:p text:style-name="Normal"><text:span text:style-name="T848">???</text:span></text:p>
          </table:table-cell>
          <table:table-cell table:style-name="TableCell849">
            <text:p text:style-name="P850"/>
          </table:table-cell>
        </table:table-row>
        <table:table-row table:style-name="TableRow851">
          <table:table-cell table:style-name="TableCell852">
            <text:p text:style-name="P853">88. « Della volpe, e lo spino »</text:p>
          </table:table-cell>
          <table:table-cell table:style-name="TableCell854">
            <text:p text:style-name="P855">P95</text:p>
          </table:table-cell>
          <table:table-cell table:style-name="TableCell856">
            <text:p text:style-name="Normal"><text:span text:style-name="T857">Gabriele Faerno,<text:s/></text:span><text:span text:style-name="T858">Fabulae centum</text:span><text:span text:style-name="T859">,<text:s/></text:span><text:span text:style-name="T860">65</text:span></text:p>
          </table:table-cell>
        </table:table-row>
        <table:table-row table:style-name="TableRow861">
          <table:table-cell table:style-name="TableCell862">
            <text:p text:style-name="P863">89. « Del leone innamorato, e del contadino »</text:p>
          </table:table-cell>
          <table:table-cell table:style-name="TableCell864">
            <text:p text:style-name="P865">P140</text:p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90. « Della scrofa, e la cagna »</text:p>
          </table:table-cell>
          <table:table-cell table:style-name="TableCell871">
            <text:p text:style-name="P872">P222</text:p>
          </table:table-cell>
          <table:table-cell table:style-name="TableCell873">
            <text:p text:style-name="Normal"><text:span text:style-name="T874">Gabriele Faerno,<text:s/></text:span><text:span text:style-name="T875">Fabulae centum</text:span><text:span text:style-name="T876">,<text:s/></text:span><text:span text:style-name="T877">9</text:span></text:p>
          </table:table-cell>
        </table:table-row>
        <table:table-row table:style-name="TableRow878">
          <table:table-cell table:style-name="TableCell879">
            <text:p text:style-name="P880">91. « Del taglialegna, e Mercurio »</text:p>
          </table:table-cell>
          <table:table-cell table:style-name="TableCell881">
            <text:p text:style-name="P882">P173</text:p>
          </table:table-cell>
          <table:table-cell table:style-name="TableCell883">
            <text:p text:style-name="Normal"><text:span text:style-name="T884">Gabriele Faerno,<text:s/></text:span><text:span text:style-name="T885">Fabulae centum</text:span><text:span text:style-name="T886">,<text:s/></text:span><text:span text:style-name="T887">62</text:span></text:p>
          </table:table-cell>
        </table:table-row>
        <table:table-row table:style-name="TableRow888">
          <table:table-cell table:style-name="TableCell889">
            <text:p text:style-name="P890">92. « Della cervia, et la vite »</text:p>
          </table:table-cell>
          <table:table-cell table:style-name="TableCell891">
            <text:p text:style-name="P892">P77</text:p>
          </table:table-cell>
          <table:table-cell table:style-name="TableCell893">
            <text:p text:style-name="Normal"><text:span text:style-name="T894">Gabriele Faerno,<text:s/></text:span><text:span text:style-name="T895">Fabulae centum</text:span><text:span text:style-name="T896">,<text:s/></text:span><text:span text:style-name="T897">70</text:span></text:p>
          </table:table-cell>
        </table:table-row>
        <table:table-row table:style-name="TableRow898">
          <table:table-cell table:style-name="TableCell899">
            <text:p text:style-name="P900">93. « De gli arbori, e del pruno »</text:p>
          </table:table-cell>
          <table:table-cell table:style-name="TableCell901">
            <text:p text:style-name="P902">P262</text:p>
          </table:table-cell>
          <table:table-cell table:style-name="TableCell903">
            <text:p text:style-name="Normal"><text:span text:style-name="T904">Gabriele Faerno,<text:s/></text:span><text:span text:style-name="T905">Fabulae centum</text:span><text:span text:style-name="T906">,<text:s/></text:span><text:span text:style-name="T907">93</text:span></text:p>
          </table:table-cell>
        </table:table-row>
        <table:table-row table:style-name="TableRow908">
          <table:table-cell table:style-name="TableCell909">
            <text:p text:style-name="P910">94. « Della volpe, et della simia »</text:p>
          </table:table-cell>
          <table:table-cell table:style-name="TableCell911">
            <text:p text:style-name="P912">???<text:s/></text:p>
          </table:table-cell>
          <table:table-cell table:style-name="TableCell913">
            <text:p text:style-name="Normal"><text:span text:style-name="T914">Gabriele Faerno,<text:s/></text:span><text:span text:style-name="T915">Fabulae<text:s/></text:span><text:soft-page-break/><text:span text:style-name="T916">centum</text:span><text:span text:style-name="T917">, 97 </text:span></text:p>
          </table:table-cell>
        </table:table-row>
        <text:soft-page-break/>
        <table:table-row table:style-name="TableRow918">
          <table:table-cell table:style-name="TableCell919">
            <text:p text:style-name="P920">95. « Del nibio, e dello sparviero »</text:p>
          </table:table-cell>
          <table:table-cell table:style-name="TableCell921">
            <text:p text:style-name="P922">???</text:p>
          </table:table-cell>
          <table:table-cell table:style-name="TableCell923">
            <text:p text:style-name="P924"/>
          </table:table-cell>
        </table:table-row>
        <table:table-row table:style-name="TableRow925">
          <table:table-cell table:style-name="TableCell926">
            <text:p text:style-name="P927">96. « Del vespertiglio, et della donnola »</text:p>
          </table:table-cell>
          <table:table-cell table:style-name="TableCell928">
            <text:p text:style-name="P929">P172</text:p>
          </table:table-cell>
          <table:table-cell table:style-name="TableCell930">
            <text:p text:style-name="Normal"><text:span text:style-name="T931">Gabriele Faerno,<text:s/></text:span><text:span text:style-name="T932">Fabulae centum</text:span><text:span text:style-name="T933">,<text:s/></text:span><text:span text:style-name="T934">77</text:span></text:p>
          </table:table-cell>
        </table:table-row>
        <table:table-row table:style-name="TableRow935">
          <table:table-cell table:style-name="TableCell936">
            <text:p text:style-name="P937">97. « Dell’allodola »</text:p>
          </table:table-cell>
          <table:table-cell table:style-name="TableCell938">
            <text:p text:style-name="P939">P325</text:p>
          </table:table-cell>
          <table:table-cell table:style-name="TableCell940">
            <text:p text:style-name="Normal"><text:span text:style-name="T941">Gabriele Faerno,<text:s/></text:span><text:span text:style-name="T942">Fabulae centum</text:span><text:span text:style-name="T943">,<text:s/></text:span><text:span text:style-name="T944">96</text:span></text:p>
          </table:table-cell>
        </table:table-row>
        <table:table-row table:style-name="TableRow945">
          <table:table-cell table:style-name="TableCell946">
            <text:p text:style-name="P947">98. « Dell’asino, e del vitello »</text:p>
          </table:table-cell>
          <table:table-cell table:style-name="TableCell948">
            <text:p text:style-name="Normal"><text:span text:style-name="T949">???</text:span></text:p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99. « Del contadino, e Giove »</text:p>
          </table:table-cell>
          <table:table-cell table:style-name="TableCell955">
            <text:p text:style-name="P956">PØ</text:p>
          </table:table-cell>
          <table:table-cell table:style-name="TableCell957">
            <text:p text:style-name="Normal"><text:span text:style-name="T958">Gabriele Faerno,<text:s/></text:span><text:span text:style-name="T959">Fabulae centum</text:span><text:span text:style-name="T960">,<text:s/></text:span><text:span text:style-name="T961">98</text:span></text:p>
          </table:table-cell>
        </table:table-row>
        <table:table-row table:style-name="TableRow962">
          <table:table-cell table:style-name="TableCell963">
            <text:p text:style-name="P964">100. « Del leone, e ’l lupo, e la volpe »</text:p>
          </table:table-cell>
          <table:table-cell table:style-name="TableCell965">
            <text:p text:style-name="P966">P258</text:p>
          </table:table-cell>
          <table:table-cell table:style-name="TableCell967">
            <text:p text:style-name="Normal"><text:span text:style-name="T968">Gabriele Faerno,<text:s/></text:span><text:span text:style-name="T969">Fabulae centum</text:span><text:span text:style-name="T970">,<text:s/></text:span><text:span text:style-name="T971">99</text:span></text:p>
          </table:table-cell>
        </table:table-row>
      </table:table>
      <text:h text:style-name="Titre3" text:outline-level="3">Remaniements et adaptations (par ordre chronologique)</text:h>
      <text:list text:style-name="LFO2" text:continue-numbering="true">
        <text:list-item>
          <text:p text:style-name="Paragraphedeliste">[1607] —<text:span text:style-name="T972">Błażewski</text:span>,<text:s/>Marcin,<text:s/><text:span text:style-name="T973">Setnik Przypowieści Uciesznych.Z Włoskiego ięzyká ná Polski przełożony. Przez Marcina Błażewskiego</text:span>, W. Krákowie, W. Drukárni Mikoláiá Lobá. Roku Páńskiego, 1607, in-4<text:s/>[adaptation du recueil de Verdizzotti en polonais].</text:p>
        </text:list-item>
        <text:list-item>
          <text:p text:style-name="Paragraphedeliste">[1668] —<text:span text:style-name="T974">La </text:span><text:span text:style-name="T975">Fontaine</text:span>,<text:s/>Jean de,<text:s/><text:span text:style-name="T976">Fables choisies et mises vers</text:span><text:s/>(livres I à VI) :<text:s/>« Le Coq et le Renard », II, 15<text:s/>(Verdizzotti, n<text:span text:style-name="T977">o</text:span> 30) ; « Le Loup devenu berger », III, 3<text:s/>(Verdizzotti,<text:s/>n<text:span text:style-name="T978">o</text:span> 42) ; « L’Aigle et le Hibou », V, 18<text:s/>(Verdizzotti,<text:s/>n<text:span text:style-name="T979">o</text:span> 4) ; « Jupiter et le Métayer », VI, 4<text:s/>(Verdizzotti,<text:s/>n<text:span text:style-name="T980">o</text:span> 99) ; « Le Cochet, le Chat et le Souriceau », VI, 5 (Verdizzotti,<text:s/>n<text:span text:style-name="T981">o</text:span> 21).</text:p>
        </text:list-item>
      </text:list>
      <text:h text:style-name="Titre3" text:outline-level="3">Études</text:h>
      <text:list text:style-name="LFO2" text:continue-numbering="true">
        <text:list-item>
          <text:p text:style-name="Paragraphedeliste"><text:span text:style-name="T982">Corradi</text:span>, Federico, « <text:span text:style-name="T983">Giovan Mario Verdizzotti et le renouveau de la fable ésopique en vers dans l’Italie du<text:s/></text:span><text:span text:style-name="T984">xvi</text:span><text:span text:style-name="T985">e</text:span><text:span text:style-name="T986"> siècle </text:span>»,<text:s/><text:span text:style-name="T987">Le Fablier</text:span><text:span text:style-name="T988">,<text:s/></text:span>n<text:span text:style-name="T989">o</text:span><text:span text:style-name="T990"> 19, 2008, p. 37-46.</text:span></text:p>
        </text:list-item>
        <text:list-item>
          <text:p text:style-name="Paragraphedeliste"><text:span text:style-name="T991">Corradi</text:span>, Federico, « L’illustration ésopique en Italie au<text:s/><text:span text:style-name="T992">xvi</text:span><text:span text:style-name="T993">e</text:span> siècle : les fabliers de Faërne et de Verdizzotti »,<text:s/><text:span text:style-name="T994">Le Fablier</text:span><text:span text:style-name="T995">,<text:s/></text:span>n<text:span text:style-name="T996">o</text:span><text:span text:style-name="T997"> 24, 2013, p. </text:span><text:span text:style-name="T998">73-82.</text:span></text:p>
        </text:list-item>
        <text:list-item>
          <text:p text:style-name="Paragraphedeliste"><text:span text:style-name="T999">Donderi</text:span>, Bruno, « <text:span text:style-name="T1000">Giovanni Mario Verdizzotti, un favolista italiano del Cinquecento </text:span>»,<text:s/><text:span text:style-name="T1001">Ambra</text:span><text:span text:style-name="T1002">,<text:s/></text:span>n<text:span text:style-name="T1003">o</text:span><text:span text:style-name="T1004"> </text:span><text:span text:style-name="T1005">6, 2005, p. 50-65. Consultable sur Internet</text:span><text:span text:style-name="T1006"> </text:span><text:span text:style-name="T1007">:<text:s/></text:span><text:a xlink:href="http://www.bdf.hu/btk/flli/romanisztika/RSOKSCRIPTA/AMBRA%20percorsi%20di%20italianistica%20VI,%202005/DONDERI.pdf" office:target-frame-name="_top" xlink:show="replace"><text:span text:style-name="T1008">http://www.bdf.hu/btk/flli/romanisztika/RSOKSCRIPTA/AMBRA%20percorsi%20di%20italianistica%20VI,%202005/DONDERI.pdf</text:span></text:a><text:span text:style-name="T1009">.</text:span></text:p>
        </text:list-item>
        <text:list-item>
          <text:p text:style-name="Paragraphedeliste"><text:span text:style-name="T1010">Filosa</text:span>, Carlo,<text:s/><text:span text:style-name="T1011">La Favola e la letteratura esopiana in Italia dal Medioevo ai giorni nostri</text:span>, Milano, Vallardi, 1952, 505 p. (<text:span text:style-name="T1012">passim</text:span>).</text:p>
        </text:list-item>
        <text:list-item>
          <text:p text:style-name="Paragraphedeliste"><text:span text:style-name="T1013">Fumaroli</text:span>, Marc, « Les<text:s/><text:span text:style-name="T1014">Fables</text:span><text:s/>et la tradition humaniste de l’apologue ésopique<text:span text:style-name="T1015"> </text:span>»,<text:span text:style-name="T1016"><text:s/>complément de son introduction aux<text:s/></text:span><text:span text:style-name="T1017">Fables<text:s/></text:span><text:span text:style-name="T1018">de La Fontaine,<text:s/></text:span><text:span text:style-name="T1019">Paris,<text:s/></text:span><text:span text:style-name="T1020">Librairie générale française, coll. « Pochoth</text:span><text:span text:style-name="T1021">èque. Classiques modernes »,<text:s/></text:span><text:span text:style-name="T1022">1985, p.</text:span><text:span text:style-name="T1023"> lxxx-lxxxii</text:span><text:span text:style-name="T1024">.</text:span></text:p>
        </text:list-item>
        <text:list-item>
          <text:p text:style-name="Paragraphedeliste"><text:span text:style-name="T1025">Marcozzi</text:span>, Luca, Introduction à Gabriele Faerno,<text:s/><text:span text:style-name="T1026">Le Favole</text:span>, Roma, Salerno editrice, coll.<text:s/><text:span text:style-name="T1027">«</text:span><text:span text:style-name="T1028"> </text:span><text:span text:style-name="T1029">I novellieri italiani »,<text:s/></text:span>2005, p. IX-LXVIII.</text:p>
        </text:list-item>
        <text:list-item>
          <text:p text:style-name="Paragraphedeliste"><text:span text:style-name="T1030">Ślaski</text:span><text:span text:style-name="T1031">,</text:span><text:span text:style-name="T1032"><text:s/></text:span><text:span text:style-name="T1033">Jan (éd.),<text:s/></text:span><text:span text:style-name="T1034">Giovan Mario Verdizzotti. Marcin Błażewski.</text:span><text:span text:style-name="T1035"><text:s/></text:span><text:span text:style-name="T1036">Setnik Przypowieści Uciesznych</text:span><text:span text:style-name="T1037">, Warszawa, Wydawnictwo IBL,<text:s/></text:span><text:span text:style-name="T1038">« Biblioteka Pisarzy St</text:span><text:span text:style-name="T1039">aropolskich, 18 », 2000, 220 p.</text:span></text:p>
        </text:list-item>
        <text:list-item>
          <text:p text:style-name="Paragraphedeliste"><text:span text:style-name="T1040">Toldo</text:span>, Pietro<text:span text:style-name="T1041">,</text:span><text:s/>« Fonti e propaggini italiane delle favole del La Fontaine »,<text:s/><text:span text:style-name="T1042">Giornale Storico della Letteratura Italiana</text:span>, vol. <text:span text:style-name="T1043">59</text:span>, 1912 : « Parte prima. Fonti », fasc. n<text:span text:style-name="T1044">o</text:span> 175, p. 1‑46.</text:p>
        </text:list-item>
        <text:list-item>
          <text:p text:style-name="Paragraphedeliste"><text:span text:style-name="T1045">Venturini</text:span>, Giuseppe, « Giovanni Mario Verdizzotti, letterato veneziano, amico e ispiratore del Tasso »,<text:s/><text:span text:style-name="T1046">Lettere italiane</text:span>, n<text:span text:style-name="T1047">o</text:span> 1, 1968, p. 214-226.</text:p>
        </text:list-item>
        <text:list-item>
          <text:p text:style-name="Paragraphedeliste"><text:span text:style-name="T1048">Venturini</text:span>, Giuseppe, « Ragguaglio critico sulla vita e sulle opere di Giovan Mario Verdizzotti »,<text:s/>in Giuseppe<text:s/>Venturini,<text:s/><text:span text:style-name="T1049">Saggi critici. Cinquecento minore</text:span><text:span text:style-name="T1050"> : O. </text:span><text:span text:style-name="T1051">Ariosti</text:span><text:span text:style-name="T1052">, G. M. </text:span><text:span text:style-name="T1053">Verdizzotti e il loro influsso nella vita e nell’opera del Tasso</text:span>, Ravenna, A. Longo, 1970, p. 161-200.</text:p>
        </text:list-item>
        <text:list-item>
          <text:p text:style-name="Paragraphedeliste"><text:span text:style-name="T1054">Venturini</text:span>, Giuseppe, « G. M. Verdizzotti<text:s/>e il<text:s/><text:span text:style-name="T1055">Gierusalemme</text:span> »,<text:s/>in Giuseppe<text:s/>Venturini,<text:s/><text:span text:style-name="T1056">Saggi critici. Cinquecento minore</text:span><text:span text:style-name="T1057"> : O. </text:span><text:span text:style-name="T1058">Ariosti</text:span><text:span text:style-name="T1059">, G. M. </text:span><text:span text:style-name="T1060">Verdizzotti e il loro influsso nella vita e nell’opera del Tasso</text:span>, Ravenna, A. Longo, 1970, p. 201-221.</text:p>
        </text:list-item>
        <text:list-item>
          <text:p text:style-name="Paragraphedeliste"><text:span text:style-name="T1061">Venturini</text:span>, Giuseppe, « Giovan Mario Verdizzotti e il<text:s/><text:span text:style-name="T1062">Rinaldo</text:span> »,<text:s/>in Giuseppe<text:s/>Venturini,<text:s/><text:span text:style-name="T1063">Saggi critici. Cinquecento minore</text:span><text:span text:style-name="T1064"> : O. </text:span><text:span text:style-name="T1065">Ariosti</text:span><text:span text:style-name="T1066">, G. M. </text:span><text:span text:style-name="T1067">Verdizzotti e il loro influsso nella vita e nell’opera del Tasso</text:span>, Ravenna, A. Longo, 1970, p. 257-272.</text:p>
        </text:list-item>
        <text:list-item>
          <text:p text:style-name="Paragraphedeliste"><text:span text:style-name="T1068">Venturini</text:span>, Giuseppe, « Giovanni Mario Verdizzotti, pittore e incisore, amico e discepolo del Tiziano »,<text:s/><text:span text:style-name="T1069">Bollettino del Museo civico di Padova</text:span>, n<text:span text:style-name="T1070">o</text:span> 59, 1970, p. 33-73.</text:p>
        </text:list-item>
      </text:list>
      <text:h text:style-name="Titre2" text:outline-level="2">Historique des modifications de la notice</text:h>
      <text:p text:style-name="noindent">2016.10.11<text:s/>— Federico Corradi<text:s/>— Création de la notice.</text:p>
      <text:p text:style-name="noindent">2016.10.17<text:s/>— Antoine Biscéré<text:s/>— Compléments (indexation des motifs, sources des fables, liste des remaniements, bibliographie).</text:p>
      <text:h text:style-name="Titre1" text:outline-level="1">CENTO FAVOLE MORALI<text:s/><text:line-break/><text:span text:style-name="T1071">raccolte, et trattate in varie</text:span><text:span text:style-name="T1072"><text:s/></text:span><text:span text:style-name="T1073"><text:line-break/></text:span>maniere di versi da<text:s/><text:span text:style-name="T1074">m. </text:span><text:span text:style-name="T1075">gio. mario verdizoti</text:span>.</text:h>
      <text:h text:style-name="Titre2" text:outline-level="2">A I LETTORI.</text:h>
      <text:p text:style-name="pb">P721</text:p>
      <text:h text:style-name="Titre2" text:outline-level="2">DEL PADRE, E DEL FIGLIUOLO,<text:s/><text:line-break/>che menavan l’asino.</text:h>
      <text:p text:style-name="P1076">UN vecchio<text:s/>et un garzon padre e figliuolo<text:line-break/>SPACEUn Asinel menavano al mercato<text:line-break/>SPACEPer venderlo, et uscir d’affanni e duolo.</text:p>
      <text:p text:style-name="P1077">Il caminar a piedi era lor grato,<text:line-break/>SPACENé ’l debole animal di peso alcuno,<text:line-break/>SPACEPerch’ei non si stancasse, havean gravato.</text:p>
      <text:p text:style-name="P1078">Ma ecco tosto motteggiarli ognuno,<text:line-break/>SPACEChe con l’Asino scarco issero a piedi,<text:line-break/>SPACECon un parlar inutile importuno.</text:p>
      <text:p text:style-name="P1079">Or disse il giovinetto al padre : vedi<text:line-break/>SPACEPadre, come ch’ognun di noi sen ride<text:line-break/>SPACEPer l’Asino, che scarco esser concedi.</text:p>
      <text:p text:style-name="P1080">Però montavi sopra ; e tante stride<text:line-break/>SPACECesseran tosto ; e farai giusto inganno<text:line-break/>SPACEA questa lunga via, c’homai t’uccide.</text:p>
      <text:p text:style-name="P1081">Il Vecchio stanco l’ubidisce ; et vanno<text:line-break/>SPACECosì per breve spatio al lor camino :<text:line-break/>SPACEE trovan nove risa, e novo affanno.</text:p>
      <text:p text:style-name="P1082">Già senton dir da ognun per quel confino,<text:line-break/>SPACEO che discretion d’huomo saputo,<text:line-break/>SPACECh’a piedi lascia quel garzon mischino.</text:p>
      <text:p text:style-name="P1083">Udito spesso il padre un tal saluto,<text:line-break/>SPACEScese de l’Asinello, e disse al figlio ;<text:line-break/>SPACEMontavi tu, ché così è ben dovuto.</text:p>
      <text:p text:style-name="P1084">Ché così cesserà tanto bisbiglio<text:line-break/>SPACEDe la gente, che passa, e che mi vede<text:line-break/>SPACEDi tua salute haver poco consiglio.</text:p>
      <text:soft-page-break/>
      <text:p text:style-name="P1085">Il figlio tosto ubidiente cede<text:line-break/>SPACEA le parole del suo buon parente,<text:line-break/>SPACEE fa quel, ch’ei gli dice, e ’l meglio crede.</text:p>
      <text:p text:style-name="P1086">Ma così andando trovan nova gente,<text:line-break/>SPACEChe biasma, che quel giovine a cavallo<text:line-break/>SPACECamini, e a piedi il vecchio dispossente.</text:p>
      <text:p text:style-name="P1087">Né trovaro alcun mai, cui grave fallo<text:line-break/>SPACECiò non paresse, consigliando il vecchio,<text:line-break/>SPACECh’anch’ei s’accomodasse afflitto e giallo.</text:p>
      <text:p text:style-name="P1088">Subito diede a tal consiglio orecchio<text:line-break/>SPACEL’huom rozo, e gli parea questo il più saggio,<text:line-break/>SPACEE d’huom, che fosse di prudenza specchio.</text:p>
      <text:p text:style-name="P1089">Onde credeano in pace a tanto saggio<text:line-break/>SPACED’openioni altrui varie e diverse<text:line-break/>SPACEAmbi fornir il resto del viaggio.</text:p>
      <text:p text:style-name="P1090">Così due pesi l’Asinel sofferse,<text:line-break/>SPACEIl padre su le spalle, il figlio in groppa,<text:line-break/>SPACEFin che trovò chi l’occhio in lui converse.</text:p>
      <text:p text:style-name="P1091">Mentre sì carco l’animal galloppa<text:line-break/>SPACEEcco il primo, che ’l vede, a gran pietade<text:line-break/>SPACEMosso di lui, che in ogni sasso intoppa.</text:p>
      <text:p text:style-name="P1092">E con cor pien d’amor e caritade<text:line-break/>SPACEDice : deh non vi move a compassione<text:line-break/>SPACEQuesto Asinel, ch’ad ogni passo cade ?</text:p>
      <text:p text:style-name="P1093">Certo c’havete poca discretione ;<text:line-break/>SPACENon vi deve esser caro, s’egli è vostro ;<text:line-break/>SPACEO sete ingrati, s’è d’altrui ragione.</text:p>
      <text:p text:style-name="P1094">Non comprendete voi, che strano mostro<text:line-break/>SPACEParete a chi vi mira in questa forma ?<text:line-break/>SPACEA vostra utilità questo vi mostro.</text:p>
      <text:p text:style-name="P1095">Stupido il Vecchio allhor allhor s’informa<text:line-break/>SPACEDel discorde giudicio de le genti,<text:line-break/>SPACECh’a tutte l’opre dan precetti e norma.</text:p>
      <text:p text:style-name="P1096">E per provar se tutti far contenti<text:line-break/>SPACEPotea pur, prese alfin novo partito,<text:line-break/>SPACEOnde tanti parer fossero spenti.</text:p>
      <text:p text:style-name="P1097">E scendendo col figlio, anch’ei smarrito,<text:line-break/>SPACEDa le riprension, c’havea lor fatto<text:line-break/>SPACEIl popol vario al dar sentenze ardito,</text:p>
      <text:p text:style-name="P1098">Legò con una fune affatto affatto<text:line-break/>SPACEI piedi a due a due de l’Asinello,<text:line-break/>SPACEE tra lor fecer di portarlo patto.</text:p>
      <text:p text:style-name="P1099">Così pensando al dir di questo e quello<text:line-break/>SPACEPor freno, e far cessar tanta rampogna,<text:line-break/>SPACEChe sovente rompea loro il cervello.</text:p>
      <text:p text:style-name="P1100">Or mentre sopra un palo ognuno agogna<text:line-break/>SPACEPortarlo, a la Cittade homai vicini <text:s/><text:line-break/>SPACEEcco novo mistier tentar bisogna.</text:p>
      <text:p text:style-name="P1101">S’aduna intorno da tutti i confini<text:line-break/>SPACELa turba immensa de le genti sparse<text:line-break/>SPACESì de la Terra, come pellegrini</text:p>
      <text:soft-page-break/>
      <text:p text:style-name="P1102">A lo spettacol novo, che comparse<text:line-break/>SPACENon senza riso universal di tutti,<text:line-break/>SPACEChe lo mirar tosto che prima apparse.</text:p>
      <text:p text:style-name="P1103">Veduto il vecchio del rimedio i frutti<text:line-break/>SPACEEsser sol burle e scherni al pensier novo,<text:line-break/>SPACEE i suoi disegni ognihor restar distrutti,</text:p>
      <text:p text:style-name="P1104">Tosto disse tra sé : poi che non trovo<text:line-break/>SPACEModo, ond’io possa ognun render contento,<text:line-break/>SPACECon giusta causa a far questo mi movo.</text:p>
      <text:p text:style-name="P1105">E sendo sopra un ponte in quel momento<text:line-break/>SPACEQual disperato il mal nato animale<text:line-break/>SPACEGettò nel fiume per minor tormento.</text:p>
      <text:p text:style-name="P1106">Così fa l’huomo a sé medesmo male,<text:line-break/>SPACEChe far contento ognun pensa e s’ingegna<text:line-break/>SPACEDe l’opre sue, né questo asseguir vale.</text:p>
      <text:p text:style-name="P1107">Perché in natura tal discordia regna,<text:line-break/>SPACEChe se là s’odia il rio, qua s’odia il giusto,<text:line-break/>SPACEE in altra parte e questo e quel si sdegna.</text:p>
      <text:p text:style-name="P1108">Vario è ’l parer d’ogni huom, diverso il gusto :<text:line-break/>SPACEOgnun de la sua voglia si compiace ;<text:line-break/>SPACEChi loda il pan mal cotto, e chi l’adusto,<text:line-break/>Né pur Venere stessa a tutti piace.</text:p>
      <text:p text:style-name="l"/>
      <text:p text:style-name="l">MNOIChi vuol de l’oprar suo far pago ognuno<text:line-break/>SPACESé stesso offende, e non contenta alcuno.</text:p>
      <text:h text:style-name="Titre2" text:outline-level="2">[1.]</text:h>
      <text:p text:style-name="pb">P1</text:p>
      <text:h text:style-name="Titre2" text:outline-level="2">DELL’AQUILA,<text:s/>ET<text:s/>DELLA VOLPE</text:h>
      <text:p text:style-name="P1109">L’AQUILA altera,<text:s/>et<text:s/>la sagace Volpe<text:line-break/>Già di stretta amicitia unite insieme<text:line-break/>D’insieme anco habitar preser partito,<text:line-break/>Sperando pur che<text:s/>’l<text:s/>conversar frequente<text:line-break/>Crescesse in lor di più<text:s/>sincero affetto<text:line-break/>La carità de l’amicitia nova.<text:line-break/>Però<text:s/>fermando in un<text:s/>medesmo sito<text:line-break/>L’Aquila salse sovra un’alta quercia,<text:line-break/>Ove albergar per propria stanza elesse,<text:line-break/>Tessendo il nido<text:s/>a i<text:s/>suoi futuri figli.<text:line-break/>Così la Volpe di quel tronco al piede<text:line-break/>Preparò stanza<text:s/>a i<text:s/>suoi fra sterpi e dumi.</text:p>
      <text:p text:style-name="P1110">SPACEMa sendo un giorno uscita<text:s/>a<text:s/>la campagna<text:line-break/>De l’humil tana per cercar d’intorno<text:line-break/>Cosa, onde trarre<text:s/>a i<text:s/>pargoletti suoi<text:line-break/>Nati potesse l’odiosa fame,<text:line-break/>L’Aquila tratta da medesma cura<text:line-break/>De l’arbore scendendo al basso prese<text:line-break/>De la compagna misera i figliuoli,<text:line-break/>Et<text:s/>ne fé<text:s/>pasto<text:s/>a gli<text:s/>Aquilini suoi.</text:p>
      <text:soft-page-break/>
      <text:p text:style-name="P1111">SPACEIl che veduto allhor<text:s/>l’afflitta madre<text:line-break/>Restò del caso rio trista e dolente ;<text:line-break/>Et<text:s/>non potendo farne altra vendetta,<text:line-break/>Quando per esser animal terrestre,<text:line-break/>Et senza penne<text:s/>da levarsi<text:s/>a<text:s/>volo,<text:line-break/>Non può gir dietro<text:s/>a<text:s/>sì<text:s/>veloce augello ;<text:line-break/>Di cor la maledice,<text:s/>et<text:s/>la bestemmia,<text:line-break/>Sì<text:s/>come fanno i miseri impotenti,<text:line-break/>C’han per solo rimedio in mezo<text:s/>a<text:s/>i guai<text:line-break/>Lo sfogar in tal guisa il giusto sdegno<text:line-break/>Contra chi loro<text:s/>a<text:s/>torto ingiuria move :<text:line-break/>In tanto odio e veleno si converte<text:line-break/>De le grate amicitie la dolcezza<text:line-break/>Quando da gli empi simulati amici<text:line-break/>Indegnamente violate sono.<text:line-break/>Ma udite quanto poi seguì tra queste.</text:p>
      <text:p text:style-name="P1112">SPACENon molto dopo avenne, ch’ivi presso<text:line-break/>Havendo alcuni habitator del loco<text:line-break/>Immolato una Capra al sacrificio,<text:line-break/>Del nido la rapace Aquila scese,<text:line-break/>E preso havendo ne gli adunchi artigli<text:line-break/>Certe reliquie de l’adusta carne<text:line-break/>Con alquanti carboni accesi intorno<text:line-break/>Rapida salse al suo superbo nido.<text:line-break/>Onde soffiando<text:s/>a<text:s/>maggior furia il vento<text:line-break/>In quello già di paglia<text:s/>et<text:s/>fien contesto<text:line-break/>Da<text:s/>i<text:s/>lucenti carboni<text:s/>a<text:s/>poco<text:s/>a<text:s/>poco<text:line-break/>Nell’arida materia il foco spinse.<text:line-break/>Tal ch’uscita la fiamma, e circondando<text:line-break/>Tutto del vampo suo già intorno il nido,<text:line-break/>De l’Aquila i figliuoli per la tema<text:line-break/>D’arder, c’havean de l’importuno caldo,<text:line-break/>Abbandonando il nido, e non havendo<text:line-break/>Valore ancor da sostenersi<text:s/>a<text:s/>volo,<text:line-break/>Si lasciaro cader sopra il terreno.</text:p>
      <text:p text:style-name="P1113">SPACEIl che vedendo allhor la Volpe offesa<text:line-break/>Per far de la sua prole alta vendetta<text:line-break/>Sopra di quelli immantinente corse ;<text:line-break/>E inanzi<text:s/>a<text:s/>gli occhi de l’altera madre<text:line-break/>Devorò ingorda i pargoletti<text:s/>figli.</text:p>
      <text:p text:style-name="P1114">SPACECosì fra noi mortali avenir suole,<text:line-break/>Che chi de l’amicitia i sacri patti<text:line-break/>Per non degna cagion profano rompe,<text:line-break/>Quantunque de gli offesi amici al tutto<text:line-break/>Possa schivarsi da l’ultrice mano ;<text:line-break/>Non è però che col girar de gli<text:s/>anni<text:line-break/>Schivar possa di Dio la giusta spada.<text:line-break/>Et<text:s/>colui, ch’una volta,<text:s/>o<text:s/>più<text:s/>da tale<text:line-break/>Riceve<text:s/>a<text:s/>torto in alcun modo offesa<text:line-break/>Quando gli<text:s/>è<text:s/>data occasion sovente<text:line-break/>Fa<text:s/>de le havute ingiurie aspra vendetta.</text:p>
      <text:soft-page-break/>
      <text:p text:style-name="P1115">SPACEPerò devrebbe inviolabilmente<text:line-break/>Ognun<text:s/>servar de l’amicitia vera<text:line-break/>Le ragion sante, e con l’honesto il dritto :<text:line-break/>Né<text:s/>per cagion benché<text:s/>importante<text:s/>assai,<text:line-break/>Che dal giusto si trovi esser lontana,<text:line-break/>Offesa far al suo fedele amico ;<text:line-break/>Non havendo<text:s/>a<text:s/>piacer l’esser da quello,<text:line-break/>O da Dio stesso egli medesmo colto<text:line-break/>In qualche occasion tardi<text:s/>o<text:s/>per tempo.</text:p>
      <text:p text:style-name="l"/>
      <text:p text:style-name="l">MSUSVindice è Dio del giusto<text:s/>a<text:s/>torto offeso.</text:p>
      <text:h text:style-name="Titre2" text:outline-level="2">[2.]</text:h>
      <text:p text:style-name="pb">P324</text:p>
      <text:h text:style-name="Titre2" text:outline-level="2">DEL CORVO,<text:s/>ET SUA MADRE.</text:h>
      <text:p text:style-name="P1116">IL Corvo infermo, e già vicino a<text:s/>morte<text:line-break/>Senza speranza di terreno aiuto<text:line-break/>Con prolisso parlar pregò la madre,<text:line-break/>Che facesse per lui preghi a gli Dei<text:line-break/>Ch’ei ricovrasse il suo vigor primiero.<text:line-break/>Onde la madre rispondendo disse.<text:line-break/>Deh come sarà mai, figlio diletto,<text:line-break/>Che<text:s/>sieno udite le preghiere mie,<text:line-break/>E i voti, ch’io per te porga a<text:s/>gli Dei ;<text:line-break/>Per te, che sempre de i lor sacri altari<text:line-break/>Le vittime predando, e di brutture<text:line-break/>Contaminando i puri alberghi santi<text:line-break/>Per mille ingiurie di vendetta degne<text:line-break/>Sei fatto odioso al lor benigno nume ?</text:p>
      <text:p text:style-name="P1117">SPACECiò detto tacque lagrimando il figlio,<text:line-break/>Che d’indi a<text:s/>poco<text:s/>senza alcuno aiuto<text:line-break/>Miseramente a dura morte corse.</text:p>
      <text:p text:style-name="l"><text:span text:style-name="T1118">SPACE</text:span><text:span text:style-name="T1119">Così interv</text:span><text:span text:style-name="T1120">iene a</text:span><text:span text:style-name="T1121"><text:s/>l’huom, ch’è sempre usato</text:span><text:span text:style-name="T1122"><text:line-break/></text:span><text:span text:style-name="T1123">Di far ingiuria indegnamente altrui </text:span><text:span text:style-name="T1124">:</text:span><text:span text:style-name="T1125"><text:line-break/></text:span><text:span text:style-name="T1126">Perché</text:span><text:span text:style-name="T1127"><text:s/>non trova ne i bisogni sui</text:span><text:span text:style-name="T1128"><text:line-break/></text:span><text:span text:style-name="T1129">Chi d’un sovv</text:span><text:span text:style-name="T1130">egno se gli mostri grato.</text:span></text:p>
      <text:p text:style-name="l"/>
      <text:p text:style-name="l">MSUSChi visse rio<text:s/>non ha chi ben li voglia.</text:p>
      <text:h text:style-name="Titre2" text:outline-level="2">[3.]</text:h>
      <text:p text:style-name="pb">P276</text:p>
      <text:h text:style-name="Titre2" text:outline-level="2">DELL’AQUILA, ET LA SAETTA.</text:h>
      <text:p text:style-name="P1131">L’AQUILA stanca dal continuo volo<text:line-break/>Per posar sopra un sasso al pian discese :<text:line-break/>D’onde<text:s/>un<text:s/>uccellator, ch’ivi la vide,<text:line-break/>E la prese di mira, alfin la colse<text:line-break/><text:soft-page-break/>Con un<text:s/>pungente stral da l’arco spinto<text:line-break/>Mentre ella stava per gettarsi intenta<text:line-break/>Dietro a<text:s/>una lepre, e farne alta rapina.</text:p>
      <text:p text:style-name="P1132">SPACEElla, che trappassar sentissi il fianco<text:line-break/>Dal crudo ferro,<text:s/>e<text:s/>quasi<text:s/>a<text:s/>morte giunta,<text:line-break/>L’ali allargando declinò lo sguardo<text:line-break/>Verso l’offesa parte, onde sapesse<text:line-break/>La ria cagion dell’improviso colpo.<text:line-break/>Et<text:s/>veduto lo stral tutto nascoso<text:line-break/>Nell’intestine del suo proprio<text:s/>ventre,<text:line-break/>S’avvide ancor, che de lo stral le penne<text:line-break/>De l’ali proprie sue furon già parto :<text:line-break/>E non tanto si dolse esser traffitta<text:line-break/>Per giugner di sua<text:s/>vita in breve al fine,<text:line-break/>Quanto che di<text:s/>veder l’ali sue stesse<text:line-break/>Esser ministre a<text:s/>lei di tanto danno.</text:p>
      <text:p text:style-name="P1133">SPACECosì colui, ch’è da l’amico offeso,<text:line-break/>Sente più<text:s/>grave assai di ciò l’affanno,<text:line-break/>Che non il duol de la medesma offesa :<text:line-break/>Che quando l’huom d’altrui favore aspetta,<text:line-break/>Se<text:s/>’l contrario n’avien, tanto maggiore<text:line-break/>Di quell’ingiuria ogn’hor sente la doglia,<text:line-break/>Quanto minor di lei fu la speranza.</text:p>
      <text:p text:style-name="l"/>
      <text:p text:style-name="l">MSUSL’offesa de l’amico appar più<text:s/>grave.</text:p>
      <text:h text:style-name="Titre2" text:outline-level="2">[4.]</text:h>
      <text:p text:style-name="pb">PØ</text:p>
      <text:h text:style-name="Titre2" text:outline-level="2">DELL’AQUILA,<text:s/>E<text:s/>’L GUFFO.</text:h>
      <text:p text:style-name="P1134">S’UNIRON già d’alta amistade insieme<text:line-break/>L’Aquila e<text:s/>’l Guffo : e si giuraron fede<text:line-break/>Di non mai farsi in alcun modo oltraggio :<text:line-break/>E tra i più forti inviolabil patti,<text:line-break/>Che d’osservarsi il<text:s/>Guffo proponesse,<text:line-break/>Con supplichevol prego aggiunse questo,<text:line-break/>Ch’a l’ Aquila piacesse haver riguardo<text:line-break/>A i figli suoi se<text:s/>gl’incontrasse a<text:s/>sorte :<text:line-break/>Onde perch’ella non prendesse errore<text:line-break/>Le diede il segno di conoscer quelli<text:line-break/>Fra l’altre specie de i diversi augelli.<text:line-break/>Il segno fu, che quei, che di vaghezza,<text:line-break/>Di leggiadria, di gratia, e di<text:s/>beltade<text:line-break/>Vedesse di gran lunga avanzar gli altri,<text:line-break/>Quelli esser di lui figli ella credesse.</text:p>
      <text:p text:style-name="P1135">SPACEQuindi l’Aquila un giorno andando a<text:s/>spasso<text:line-break/>Per l’ampio spatio d’una ombrosa<text:s/>valle<text:line-break/>Da la fame assalita astretta<text:s/>venne<text:line-break/>Di pasturarsi : e come quella, a cui<text:line-break/>Stavan sempre nel cor gl’intesi patti<text:line-break/><text:soft-page-break/>Di mai non far al suo compagno offesa ;<text:line-break/>Da molti augelli per gran spatio astenne<text:line-break/>L’adunco artiglio : e tuttavia cercava<text:line-break/>Di prender quelli di più<text:s/>brutto aspetto,<text:line-break/>Quando dal<text:s/>giogo d’una eccelsa rupe<text:line-break/>Sentì ullular del suo novo compagno<text:line-break/>I non mai più<text:s/>da lei<text:s/>veduti figli<text:line-break/>Nell’aspro nido quasi anchora impiumi.<text:line-break/>Onde dal cantar loro horrido tratta<text:line-break/>Tosto vi corse : e giudicando quelli<text:line-break/>I più<text:s/>deformi che vedesse<text:s/>mai,<text:line-break/>Di lor satiossi alfin l’avido ventre<text:line-break/>Non senza doglia della sozza madre,<text:line-break/>Che di lontan con gran timor la scorse<text:line-break/>Devorar tutto il suo infelice parto :<text:line-break/>Tal che fuggendo poi colma d’affanno<text:line-break/>Al<text:s/>marito narrò l’horribil caso.</text:p>
      <text:p text:style-name="P1136">SPACEEgli, che con gran pena intese questo,<text:line-break/>Tornò fra poco al mal guardato nido<text:line-break/>Forte piangendo il ricevuto torto :<text:line-break/>E trovando per via l’altero augello<text:line-break/>Compagno, e del suo mal cagion novella,<text:line-break/>Che di ritorno sen<text:s/>veniva altero<text:line-break/>Battendo il vento co i possenti vanni,<text:line-break/>Con aspra insopportabile rampogna<text:line-break/>Cominciò del suo mal seco a<text:s/>lagnarsi.</text:p>
      <text:p text:style-name="l"><text:span text:style-name="T1137">SPACE</text:span><text:span text:style-name="T1138">Quinci l’Aquila inteso es</text:span><text:span text:style-name="T1139">ser incorsa</text:span><text:span text:style-name="T1140"><text:line-break/></text:span><text:span text:style-name="T1141">Nell’odioso errore a</text:span><text:span text:style-name="T1142"><text:s/>punto allhora</text:span><text:span text:style-name="T1143"><text:line-break/>Che p</text:span><text:span text:style-name="T1144">iù</text:span><text:span text:style-name="T1145"><text:s/>da quel credeasi esser lontana,</text:span><text:span text:style-name="T1146"><text:line-break/>Et sol per colpa del giudicio torto</text:span><text:span text:style-name="T1147"><text:line-break/>Del Guffo tratto dal paterno affetto</text:span><text:span text:style-name="T1148"><text:line-break/>A darle de’ suoi f</text:span><text:span text:style-name="T1149">igli il falso segno ;</text:span><text:span text:style-name="T1150"><text:line-break/>Forte sen<text:s/></text:span><text:span text:style-name="T1151">dolse :</text:span><text:span text:style-name="T1152"><text:s/>e si scusò con<text:s/></text:span><text:span text:style-name="T1153">seco</text:span><text:span text:style-name="Appelnotedebasdep."><text:note text:note-class="footnote" text:id="_ftn0"><text:note-citation>1</text:note-citation><text:note-body><text:p text:style-name="Notedebasdepage"><text:span text:style-name="T1154"><text:s/>[NdE] Var. 1577: “esso”. Les éditions ultérieures ne retiennent pas la correction.<text:s/></text:span></text:p></text:note-body></text:note></text:span><text:span text:style-name="T1155"><text:line-break/>Del torto a lui contra sua v</text:span><text:span text:style-name="T1156">oglia fatto.</text:span><text:span text:style-name="T1157"><text:line-break/>Soggiungendo, che mai per le parole,</text:span><text:span text:style-name="T1158"><text:line-break/>C</text:span><text:span text:style-name="T1159">h’egli le fece de la gran beltad</text:span><text:span text:style-name="T1160">e</text:span><text:span text:style-name="T1161"><text:line-break/>De la sua prole, non hav</text:span><text:span text:style-name="T1162">ria creduto</text:span><text:span text:style-name="T1163"><text:line-break/>L’openion dal v</text:span><text:span text:style-name="T1164">er tanto lontana.</text:span></text:p>
      <text:p text:style-name="P1165">Ond’ei dolente e<text:s/>pien d’amaro scorno<text:line-break/>Soffrir convenne alfin l’aspro accidente<text:line-break/>Partendosi da lei tristo e confuso.</text:p>
      <text:p text:style-name="P1166">Così talhora l’huom, che da<text:s/>l’amore<text:line-break/>Di<text:s/>sé<text:s/>medesmo fatto in tutto cieco<text:line-break/>Stima le cose sue più, che non deve,<text:line-break/>Resta schernito quando più<text:s/>si crede<text:line-break/>Esser per quelle<text:s/>rispettato al mondo :<text:line-break/>E duolsi a<text:s/>torto del giudicio altrui,<text:line-break/>Che drittamente a sé contrario vede.</text:p>
      <text:p text:style-name="l"/>
      <text:p text:style-name="l">MSUSOgni bruttezza a sé<text:s/>medesma piace.</text:p>
      <text:soft-page-break/>
      <text:h text:style-name="Titre2" text:outline-level="2">[5.]</text:h>
      <text:p text:style-name="pb">P315</text:p>
      <text:h text:style-name="Titre2" text:outline-level="2">DEL MULO.</text:h>
      <text:p text:style-name="P1167">UN Mulo già, che d’abondante biada<text:line-break/>Ben pasciuto era, e si godeva lieto<text:line-break/>Tutto, e lascivo un dolce ocio giocondo,<text:line-break/>Entrò folle in pensier tanto superbo,<text:line-break/>Che tra sé<text:s/>disse : Or qual di me più forte<text:line-break/>Vive animal in terra ? io già fui figlio<text:line-break/>D’un possente corsier, che con la sella<text:line-break/>D’argento, e con le briglie ornate d’oro<text:line-break/>Vinceva ogn’altro più veloce<text:s/>al corso,<text:line-break/>E gli huomini atterrava armati in guerra :<text:line-break/>E però tal esser convegno anch’io.</text:p>
      <text:p text:style-name="P1168">SPACEAvenne poi che bisognò correndo<text:line-break/>Un certo spatio di lungo<text:s/>camino<text:line-break/>Viaggio far a<text:s/>suo malgrado in fretta :<text:line-break/>E da principio cominciò superbo<text:line-break/>Correr veloce come havesse l’ali :<text:line-break/>Ma non finì sì tosto a<text:s/>un tratto d’arco,<text:line-break/>O poco più<text:s/>lontan batter il corso,<text:line-break/>Che stanco si sentì con tanto affanno,<text:line-break/>Che bisognò fermarsi, e prender lena.<text:line-break/>Allhora in tale stato gli sovvenne<text:line-break/>Anchor d’esser de l’Asina figliuolo,<text:line-break/>Poltro<text:s/>animale, e di tardezza pieno.</text:p>
      <text:p text:style-name="P1169">SPACECosì l’huom nella prospera fortuna<text:line-break/>Divien superbo, e non conosce mai<text:line-break/>La debolezza del suo vil valore :<text:line-break/>Che, se in contraria sorte avien che cada,<text:line-break/>Si riconosce suo malgrado, e sente<text:line-break/>Non esser quel che si teneva in prima.</text:p>
      <text:p text:style-name="l"/>
      <text:p text:style-name="l">MSUSLa buona sorte ogni vil cor fa forte.</text:p>
      <text:h text:style-name="Titre2" text:outline-level="2">[6.]</text:h>
      <text:p text:style-name="pb">P229</text:p>
      <text:h text:style-name="Titre2" text:outline-level="2">DELLA CORNACCHIA, E LA RONDINE.</text:h>
      <text:p text:style-name="P1170">LA Rondinella<text:s/>et la Cornacchia havea<text:line-break/>SPACEDi beltate fra<text:s/>lor gran lite accesa :<text:line-break/>SPACECh’ognuna l’altra in ciò<text:s/>vincer credea.</text:p>
      <text:p text:style-name="P1171">Ma poi che fatto havean lunga contesa,<text:line-break/>SPACELa Cornacchia, che<text:s/>’l meglio haver teneasi,<text:line-break/>SPACEUsò cotal<text:s/>ragione in sua difesa.</text:p>
      <text:soft-page-break/>
      <text:p text:style-name="P1172">Misera a<text:s/>che la tua beltà deveasi<text:line-break/>SPACETanto prezzar, se nell’estate sola<text:line-break/>SPACEEsser a pena tal da te vedeasi ?</text:p>
      <text:p text:style-name="P1173">Onde la mia, che sempre mi consola,<text:line-break/>SPACEÈ la medesma et a l’Estate e al verno,<text:line-break/>SPACENé accidente alcun giamai l’invola.</text:p>
      <text:p text:style-name="P1174">Quel bene adunque, che si gode eterno,<text:line-break/>SPACEAl<text:s/>momentaneo preferir si deve :<text:line-break/>SPACEPerch’a<text:s/>noi<text:s/>sembrar suol del tutto esterno<text:line-break/>Quel, che si perde allhor, che si riceve.</text:p>
      <text:p text:style-name="l"/>
      <text:p text:style-name="l">MNOIIl ben, che sempre dura, è vero bene.</text:p>
      <text:h text:style-name="Titre2" text:outline-level="2">[7.]</text:h>
      <text:p text:style-name="pb">P190</text:p>
      <text:h text:style-name="Titre2" text:outline-level="2">DELL’ASINO, IL CORVO, E<text:s/>’L LUPO.</text:h>
      <text:p text:style-name="P1175">A<text:s/>UN<text:s/>Asin, che piagato il dorso havea,<text:line-break/>SPACESopra disceso<text:s/>un Corvo ivi pasceasi,<text:line-break/>SPACEEt la ferita assai maggior facea ;<text:line-break/>SPACEOnde il mischin ragghiava, e in van scoteasi.<text:line-break/>SPACEIl suo padron vedendol<text:s/>sen ridea :<text:line-break/>SPACENé<text:s/>per quello aiutar però moveasi.<text:line-break/>SPACEIntanto<text:s/>un Lupo ciò vedea lontano ;<text:line-break/>SPACEEt così<text:s/>cominciò lagnarsi in vano.</text:p>
      <text:p text:style-name="P1176"/>
      <text:p text:style-name="P1177">Ahi di natura ugual disugual sorte,<text:line-break/>SPACEChe<text:s/>non so qual destin da cielo piove :<text:line-break/>SPACECostui si pasce, e riso avien ch’apporte<text:line-break/>SPACEAl padron, cui<text:s/>tal danno appar che giove :<text:line-break/>SPACEIo fin lontan perseguitato a<text:s/>morte<text:line-break/>SPACEVengo, se<text:s/>’l guardo pur pensando altrove :<text:line-break/>SPACETal il favore ottien da molti spesso,<text:line-break/>SPACEChe in altri appar minore un fallo stesso.</text:p>
      <text:p text:style-name="l"/>
      <text:p text:style-name="l">MNOIIl favore è cagion, che<text:s/>’l torto regna.</text:p>
      <text:h text:style-name="Titre2" text:outline-level="2">[8.]</text:h>
      <text:p text:style-name="pb">P128</text:p>
      <text:h text:style-name="Titre2" text:outline-level="2">DEL CORVO E<text:s/>’L SERPENTE.</text:h>
      <text:p text:style-name="P1178">IL Corvo spinto da la fame il<text:s/>volo<text:line-break/>Torse verso un Serpente, che tra certi<text:line-break/>Sassi del mezo giorno al sol dormiva :<text:line-break/>E fra l’ugne ne<text:s/>’l prese, e volea trarsi<text:line-break/>De le sue carni l’importuna fame :<text:line-break/>Ma quel presto destossi, e raggirando<text:line-break/>L’ardito capo, che tre lingue vibra,<text:line-break/><text:soft-page-break/>Lo strinse sì col velenoso morso,<text:line-break/>Che lo traffisse<text:s/>di mortal ferita.</text:p>
      <text:p text:style-name="P1179">SPACEOnde il Corvo sentito esser già preso<text:line-break/>Da lui, che suo prigione esser credea,<text:line-break/>Et mancarsi lo spirto adhor<text:s/>adhora,<text:line-break/>Tra sé<text:s/>medesmo sospirando disse.<text:line-break/>Misero a che son giunto ? Ecco il<text:s/>guadagno<text:line-break/>Del cibo, ch’io sperava essermi vita,<text:line-break/>Havermi tratto di mia vita al fine.</text:p>
      <text:p text:style-name="P1180">SPACECosì spesso n’aviene a<text:s/>l’huom, che intento<text:line-break/>Tutto al guadagno senza haver rispetto<text:line-break/>Del mal, che<text:s/>del suo oprar ne senta altrui,<text:line-break/>Si mette a<text:s/>far ciò che<text:s/>’l suo cor gli detta :<text:line-break/>Per<text:s/>che talhor dal suo proprio guadagno<text:line-break/>Danno gli nasce di<text:s/>tal cura pieno,<text:line-break/>Che lo conduce a<text:s/>miserabil fine.</text:p>
      <text:p text:style-name="l"/>
      <text:p text:style-name="l">MSUSSpesso un guadagno ingordo è danno espresso.</text:p>
      <text:h text:style-name="Titre2" text:outline-level="2">[9.]</text:h>
      <text:p text:style-name="pb">P133</text:p>
      <text:h text:style-name="Titre2" text:outline-level="2">DEL CANE.</text:h>
      <text:p text:style-name="P1181">PASSANDO un’acqua il Cane con un pezzo<text:line-break/>SPACEDi carne in bocca, che trovò per<text:s/>via,<text:line-break/>SPACEVide nell’onda, ch’era posta al rezzo,<text:line-break/>SPACEL’ombra maggior di quella, ch’egli havia :<text:line-break/>SPACEEt<text:s/>disse. Poi ch’est’altro è un più<text:s/>bel pezzo<text:line-break/>SPACECerto, et<text:s/>maggiore che non è la mia,<text:line-break/>SPACEQuesta voglio lasciar, e quella prendere,<text:line-break/>SPACEChe mi potrà più<text:s/>satio e lieto rendere.</text:p>
      <text:p text:style-name="P1182">Così lascia la<text:s/>sua cader nell’onda,<text:line-break/>SPACEE volendo pigliar l’altra maggiore,<text:line-break/>SPACEVede,<text:s/>che mentre questa si profonda,<text:line-break/>SPACESparisce quella nel turbato humore :<text:line-break/>SPACEE pargli che la sua quell’altra asconda<text:line-break/>SPACESott’acqua sì, che non può<text:s/>trarla fuore :<text:line-break/>SPACES’accorge alfin, che la vana sembianza<text:line-break/>SPACEDe la sua l’havea posto in tal speranza.</text:p>
      <text:p text:style-name="P1183">Et dolendosi poi tra sé<text:s/>dicea :<text:line-break/>SPACEQuanto era meglio, oimè, godermi in pace<text:line-break/>SPACEQuel picciol ben, ch’io già di certo havea,<text:line-break/>SPACEC’haver d’un ben maggior voglia rapace.<text:line-break/>SPACEQuesto è finto, ch’io vero esser credea,<text:line-break/>SPACEMosso da<text:s/>openion sciocca et<text:s/>fallace.<text:line-break/>SPACECos’io resterò essempio a gli altri avari,<text:line-break/>SPACECh’ogn’un del proprio a<text:s/>contentarsi impari.</text:p>
      <text:p text:style-name="l"/>
      <text:p text:style-name="l">MNOIChi<text:s/>vuol l’incerto vien del certo a<text:s/>nulla.</text:p>
      <text:soft-page-break/>
      <text:h text:style-name="Titre2" text:outline-level="2">[10.]</text:h>
      <text:p text:style-name="pb">PØ</text:p>
      <text:h text:style-name="Titre2" text:outline-level="2">DELL’ANGUILLA, E<text:s/>’L SERPENTE.</text:h>
      <text:p text:style-name="P1184">L’ANGUILLA un giorno domandò al Serpente,<text:line-break/>Con cui spesso in amor giacer soleva<text:line-break/>Dentro a<text:s/>l’humor d’un paludoso stagno ;<text:line-break/>Da qual cagione derivar potesse,<text:line-break/>Ch’egli da tutti gli huomini fuggito,<text:line-break/>Ella a studio cercata era da ognuno,<text:line-break/>Ambi due sendo d’una stessa forma :<text:line-break/>E mille sue compagne prese e morte<text:line-break/>Havea veduto, ond’egli<text:s/>sempre in pace<text:line-break/>Vivea felice aventurosa vita,<text:line-break/>Come ella ognihor viveva in pena e in doglia<text:line-break/>Con continuo timor d’acerba morte.</text:p>
      <text:p text:style-name="P1185">SPACEAllhor rispose il Serpe : Avienti questo<text:line-break/>Sorella mia, perché<text:s/>tu fuggi e cedi,<text:line-break/>Né<text:s/>forza mostri, onde far possi offesa<text:line-break/>A qualunque<text:s/>a tua vita insidia pone.<text:line-break/>Ond’io chi cerca di turbar mia pace<text:line-break/>Così combatto, o<text:s/>me gli mostro fiero,<text:line-break/>Che raro avien, ch’egli da me si parta<text:line-break/>Senza paura, e manifesto segno<text:line-break/>Del temerario ardir mostrato indarno<text:line-break/>Per farmi oltraggio : e con orgoglio crudo<text:line-break/>Non lascio ingiuria mai senza vendetta.</text:p>
      <text:p text:style-name="P1186">SPACECosì l’huomo, ch’è debole e innocente,<text:line-break/>Ognuno rende a<text:s/>fargli oltraggio audace :<text:line-break/>E<text:s/>’l forte et<text:s/>di mal far si vive in pace ;<text:line-break/>Perché chi gli osta ei fa<text:s/>tristo e dolente.</text:p>
      <text:p text:style-name="l"/>
      <text:p text:style-name="l">MSUSChi contender non può spesso ha contesa.</text:p>
      <text:h text:style-name="Titre2" text:outline-level="2">[11.]<text:s/>DEL CIGNO, ET DELL’OCCA.</text:h>
      <text:p text:style-name="pb">P399</text:p>
      <text:p text:style-name="P1187">DENTRO un<text:s/>Cortile d’un palazzo altero<text:line-break/>Vivean nudriti insieme un’Oca e un Cigno<text:line-break/>Questo per dilettar col dolce canto<text:line-break/>Del suo Signor le delicate orecchie ;<text:line-break/>Quella per dilettar col grasso petto<text:line-break/>La gola e<text:s/>’l ventre. Or venne un giorno il Cuoco<text:line-break/>Per apprestarne le vivande usate<text:line-break/>Al suo Signor : e col coltello in mano<text:line-break/>In iscambio de l’Occa il Cigno prese<text:line-break/>Per farne la cucina, error prendendo<text:line-break/>Da la<text:s/>sembianza de le bianche piume.</text:p>
      <text:soft-page-break/>
      <text:p text:style-name="P1188">SPACEIl Cigno allhor per naturale istinto<text:line-break/>Mosso a cantar co’ più soavi accenti,<text:line-break/>Che<text:s/>possa di sua vita a<text:s/>l’ultime hore,<text:line-break/>Visto già il ferro de la morte autore,<text:line-break/>Et esser preso da l’infesta mano<text:line-break/>Di quell’huom rozo e di pietate ignudo,<text:line-break/>Nel cor piangendo a<text:s/>cominciar si diede<text:line-break/>Così leggiadro e dilettoso canto,<text:line-break/>Ch’a<text:s/>quello il Cuoco del suo errore<text:s/>avvisto<text:line-break/>Il riconobbe al primo suono, e tosto<text:line-break/>Lasciollo in pace, e diè di mano a<text:s/>l’Occa.<text:line-break/>Et<text:s/>via portolla : e quel sciolto rimase<text:line-break/>Per sua<text:s/>virtù da l’accidente strano.</text:p>
      <text:p text:style-name="P1189">SPACECosì l’huomo eloquente ha spesso forza<text:line-break/>Di lontanarsi da malvagia sorte :<text:line-break/>E fugge il mal di violente morte<text:line-break/>Col suo sermone, ond’ei gli animi sforza.</text:p>
      <text:p text:style-name="l"/>
      <text:p text:style-name="Morale">MSUSUn bel parlar a<text:s/>tempo è gran guadagno.</text:p>
      <text:h text:style-name="Titre2" text:outline-level="2">[12.]</text:h>
      <text:p text:style-name="pb">PØ — <text:span text:style-name="T1190">c</text:span><text:span text:style-name="T1191">f.</text:span> P211 &amp;<text:s/>P593</text:p>
      <text:h text:style-name="Titre2" text:outline-level="2">DELLA VOLPE, E<text:s/>’L LUPO</text:h>
      <text:p text:style-name="P1192">CADUTA era la Volpe ita per bere<text:line-break/>Da l’alte sponde in un profondo pozzo,<text:line-break/>Stando per affogarsi adhora adhora :<text:line-break/>Onde di là passando<text:s/>a<text:s/>caso il Lupo ;<text:line-break/>Che<text:s/>tratto dal romor, ch’indi sentiva<text:line-break/>Uscir de l’acque, era a vederla corso ;<text:line-break/>Pregollo humil per l’amicitia loro<text:line-break/>Ch’ei<text:s/>volesse calando al basso un laccio<text:line-break/>Darle materia, onde<text:s/>salir potesse,<text:line-break/>Prestando aiuto a<text:s/>lei, ch’era sua amica,<text:line-break/>E posta de la vita in gran periglio.</text:p>
      <text:p text:style-name="P1193">SPACEMa ei, tardando il debito soccorso,<text:line-break/>Hor le chiedea come caduta fosse<text:line-break/>Dentro a<text:s/>quel loco ; hor quando cotal caso<text:line-break/>Fosse avenuto ; et<text:s/>pur si stava ocioso.<text:line-break/>Talché<text:s/>la Volpe, ch’era homai vicina<text:line-break/>Per annegarsi, et<text:s/>altro a fare havea,<text:line-break/>Che spender seco più<text:s/>parole in vano,<text:line-break/>Disse : ah fratello trammi pur di questo<text:line-break/>Pozzo fin che<text:s/>puoi farlo e sana e viva,<text:line-break/>Che poi ti conterò più<text:s/>adagio<text:s/>il fatto,<text:line-break/>E come e quando, oimè, misera, avenne,<text:line-break/>Ch’io sia sicura dal presente affanno.</text:p>
      <text:p text:style-name="P1194">SPACECosì spesso intervien, che dove alcuno<text:line-break/>Dovrebbe oprar la man tosto e l’ingegno<text:line-break/>Per condur l’opre d’importanza a<text:s/>fine,<text:line-break/><text:soft-page-break/>Sta vaneggiando a consumar il tempo<text:line-break/>Dietro a<text:s/>parole,<text:s/>e<text:s/>quel, che meno importa,<text:line-break/>Al vero fin de la bramata<text:s/>impresa<text:line-break/>Con danno de gli amici et<text:s/>sua vergogna.</text:p>
      <text:p text:style-name="l"/>
      <text:p text:style-name="l">MSUSVano è il parlar dove s’attende l’opra.</text:p>
      <text:h text:style-name="Titre2" text:outline-level="2">[13.]</text:h>
      <text:p text:style-name="pb">P74</text:p>
      <text:h text:style-name="Titre2" text:outline-level="2">DEL CERVO.</text:h>
      <text:p text:style-name="P1195">IL Cervo si specchiava intorno al fonte,<text:line-break/>SPACEE del bel don de le ramose corna<text:line-break/>SPACESi gloriava di sua altera fronte :</text:p>
      <text:p text:style-name="P1196">E mentre quelle a<text:s/>vagheggiar pur torna,<text:line-break/>SPACEDe le gambe si duol brutte e sottili,<text:line-break/>SPACEQual<text:s/>non conformi a<text:s/>sua persona adorna.</text:p>
      <text:p text:style-name="P1197">E le biasma e le sprezza come vili<text:line-break/>SPACERispetto al peso de le corna altero,<text:line-break/>SPACELe quali ei stima nobili e gentili.</text:p>
      <text:p text:style-name="P1198">Ma mentre egli dimora in tal pensiero,<text:line-break/>SPACEEcco sentir di cani e cacciatori<text:line-break/>SPACEDa un campo non<text:s/>lontan strepito fiero.</text:p>
      <text:p text:style-name="P1199">Onde già<text:s/>volto in fuga a<text:s/>tai romori<text:line-break/>SPACECorre<text:s/>veloce entro un’antica selva<text:line-break/>SPACEPer trarsi in quella di periglio fuori.</text:p>
      <text:p text:style-name="P1200">Così fuggendo la paurosa belva<text:line-break/>SPACEIn un momento tanto avanti passa,<text:line-break/>SPACEChe<text:s/>quasi nel suo centro si rinselva.</text:p>
      <text:p text:style-name="P1201">E mentre i cacciator lontani lassa<text:line-break/>SPACEMercé<text:s/>de le sue<text:s/>gambe agili e preste<text:line-break/>SPACEGiunge ove una gran quercia i rami abbassa.</text:p>
      <text:p text:style-name="P1202">Quivi le corna diventar moleste<text:line-break/>SPACEA lui<text:s/>pur dianzi fuor di modo care,<text:line-break/>SPACEChe l’intricar tra quelle frondi infeste.</text:p>
      <text:p text:style-name="P1203">Talché<text:s/>come al partir da<text:s/>l’acque chiare<text:line-break/>PACELe gambe lo salvar da dura sorte,<text:line-break/>SPACEQueste cagion li fur di pene amare.</text:p>
      <text:p text:style-name="P1204">Che giunta in breve per le vie più corte<text:line-break/>SPACEDe i can la torma a<text:s/>lui, ch’era intricato,<text:line-break/>SPACECon fiero stratio<text:s/>ne<text:s/>’l<text:s/>condusse a<text:s/>morte.</text:p>
      <text:p text:style-name="P1205">Ma mentre ei si trovava in tale stato<text:line-break/>SPACEForte doleasi, che le corne a<text:s/>questo<text:line-break/>SPACEFossero quelle, che l’havean guidato.</text:p>
      <text:p text:style-name="P1206">Tal l’huomo suol tener spesso molesto<text:line-break/>SPACEQuel, ch’utile gli apporta e giovamento,<text:line-break/>SPACEE prezzar quel, che<text:s/>gli è d’aspro tormento<text:line-break/>Cagione,<text:s/>onde rimane afflitto e mesto.</text:p>
      <text:p text:style-name="l"/>
      <text:p text:style-name="l">MNOINon quel, che par ; ma quel, ch’è buono, apprezza.</text:p>
      <text:soft-page-break/>
      <text:h text:style-name="Titre2" text:outline-level="2">[14.]</text:h>
      <text:p text:style-name="pb">P35</text:p>
      <text:h text:style-name="Titre2" text:outline-level="2">D’UN HUOMO, ET UN SATIRO.</text:h>
      <text:p text:style-name="P1207">UN huom di Villa e un Satiro silvestre<text:line-break/>D’assai stretta amicitia eran congiunti,<text:line-break/>Ma non però di conversar frequente :<text:line-break/>Onde acciò più<text:s/>crescesse il loro amore<text:line-break/>Cominciaro anco ad habitar insieme.<text:line-break/>Et sendo un giorno a<text:s/>la campagna usciti<text:line-break/>Su<text:s/>la stagion del più<text:s/>gelato Verno ;<text:line-break/>L’huom, che dal freddo havea le man sì<text:s/>morte,<text:line-break/>Che risentir non le poteva a<text:s/>pena,<text:line-break/>Spesso col fiato ravvivar solea<text:line-break/>Il quasi spento in lor natio calore.<text:line-break/>E domandato dal compagno allhora<text:line-break/>De la cagion, perch’ei così<text:s/>facesse,<text:line-break/>Rispose, che col caldo, che gli usciva<text:line-break/>Nel fiato fuor da la virtù del core,<text:line-break/>Dava ristoro a<text:s/>l’agghiacciate mani.<text:line-break/>Poi giunti alfine al consueto albergo,<text:line-break/>Sedero a<text:s/>mensa per cenar insieme :<text:line-break/>E d’una gran polenta, che dal foco<text:line-break/>Posta s’haveano allhor<text:s/>allhora inanzi,<text:line-break/>A pascer cominciar le stanche membra.<text:line-break/>E mentre ad agio ognun di lor mangiava<text:line-break/>Del troppo caldo incominciato pasto,<text:line-break/>L’huomo col fiato a<text:s/>raffreddar si diede,<text:line-break/>Soffiando ognihor l’insopportabil cibo.<text:line-break/>Allhor di novo il Satiro, c’havea<text:line-break/>Da quello inteso, che scaldar poteva<text:line-break/>Col fiato quel, che gli parea di<text:s/>freddo,<text:line-break/>Stupido pur che fredda a<text:s/>lui paresse<text:line-break/>Quella<text:s/>pur troppo allhor calda vivanda ;<text:line-break/>Lo ricercò de la cagione anchora.<text:line-break/>Et ei rispose, ch’egli havea dal fiato<text:line-break/>Valor di raffreddar quel caldo cibo,<text:line-break/>Ch’era nocivo al lor bramoso gusto.<text:line-break/>Allhor colui da meraviglia preso,<text:line-break/>E da<text:s/>un suo certo a<text:s/>lui sano rispetto<text:line-break/>In cotal modo a<text:s/>l’huom sdegnoso disse.</text:p>
      <text:p text:style-name="P1208">SPACEFrate dapoi, che da tua bocca io veggio<text:line-break/>Il caldo, e<text:s/>’l freddo uscir con egual modo,<text:line-break/>Non vo’ più<text:s/>consentir d’esserti amico ;<text:line-break/>E dal tuo conversar tosto mi toglio.</text:p>
      <text:p text:style-name="P1209">SPACEDa questo ogn’huom, ch’è savio, esempio prenda<text:line-break/>A fuggir l’amicitia di coloro,<text:line-break/>Che di cor doppio, e di sermon bilingue<text:line-break/>Soglion mostrarsi a chi seco conversa :<text:line-break/>Che, essendo di natura empi e malvagi,<text:line-break/><text:soft-page-break/>Sono vuoti d’amor, di fede scarsi ;<text:line-break/>Né<text:s/>conto fanno de l’amore altrui,<text:line-break/>Ma sprezzano egualmente il buono e<text:s/>’l rio :<text:line-break/>Et a<text:s/>l’occasion sembrano amici<text:line-break/>Per trar talhor d’altrui profitto alcuno ;<text:line-break/>E poi ne lascian la memoria al<text:s/>vento ;<text:line-break/>E ne rendono in cambio ingiuria e biasmo,<text:line-break/>Quando del lor bisogno<text:s/>al fin<text:s/>son giunti.</text:p>
      <text:p text:style-name="l"/>
      <text:p text:style-name="l">MSUSPrezza colui, che sempre amor ti mostra.</text:p>
      <text:h text:style-name="Titre2" text:outline-level="2">[15.]</text:h>
      <text:p text:style-name="pb">P378</text:p>
      <text:h text:style-name="Titre2" text:outline-level="2">DELLI DUE VASI.</text:h>
      <text:p text:style-name="P1210">DUE vasi, ch’adoprar<text:s/>soglion le genti<text:line-break/>Da cuocer le vivande in su<text:s/>la fiamma,<text:line-break/>Di terra l’uno, et<text:s/>l’altro<text:s/>di metallo,<text:line-break/>Scorrean nel mezo a<text:s/>la seconda un fiume<text:line-break/>Portati a<text:s/>galla da le rapide onde.<text:line-break/>Ma perché quel<text:s/>di terra assai più<text:s/>lieve<text:line-break/>Scorrea sicuro ; l’altro, che temea<text:line-break/>Per la gravezza sua girsene al fondo,<text:line-break/>Cominciò con parole affettuose<text:line-break/>A pregar l’altro in lusinghevol modo,<text:line-break/>Che<text:s/>d’aspettarlo non gli fusse grave :<text:line-break/>Et legatosi seco in compagnia<text:line-break/>Volesse far quel periglioso corso :<text:line-break/>Onde l’altro gli diè simil risposta.</text:p>
      <text:p text:style-name="P1211">SPACENon m’è discaro l’esserti compagno ;<text:line-break/>Ma l’esserti<text:s/>vicin poco m’aggrada :<text:line-break/>Perché, s’avien che<text:s/>l’onda ruinosa<text:line-break/>A me scorrendo, o a<text:s/>te percota il fianco<text:line-break/>Sì,<text:s/>che stando congiunti ad un ci urtiamo,<text:line-break/>Come allhor<text:s/>salvo<text:s/>la tua forte scorcia<text:line-break/>Te renderà dal suo furor protervo ;<text:line-break/>Così<text:s/>la mia,<text:s/>che per sé<text:s/>stessa è frale,<text:line-break/>Agevolmente fia rotta, e spezzata.</text:p>
      <text:p text:style-name="P1212">SPACEGuardisi ognun<text:s/>per tal esempio dunque<text:line-break/>Di star vicino a<text:s/>chi è maggior di forze,<text:line-break/>Se brama da perigli esser lontano,<text:line-break/>Et nel suo stato ognihor viver sicuro.</text:p>
      <text:p text:style-name="l"/>
      <text:p text:style-name="l">MSUSNon prattichi il basso huom sempre col grande.</text:p>
      <text:soft-page-break/>
      <text:h text:style-name="Titre2" text:outline-level="2">[16.]</text:h>
      <text:p text:style-name="pb">P98</text:p>
      <text:h text:style-name="Titre2" text:outline-level="2">DELL’AGNELLO E DEL LUPO.</text:h>
      <text:p text:style-name="P1213">VIDE l’Agnello in cima al tetto stando<text:line-break/>Da la finestra di lontano il Lupo ;<text:line-break/>E cominciò con orgogliosa voce<text:line-break/>A provocarlo, e fargli ingiuria et<text:s/>onta<text:line-break/>Con dirgli tutto quel, che dir si puote<text:line-break/>D’una bestia crudel,<text:s/>vorace, e ria.</text:p>
      <text:p text:style-name="P1214">SPACEAllhor<text:s/>fermato il Lupo, e nulla mosso<text:line-break/>A sdegno del parlar suo dispettoso,<text:line-break/>Ma con la mente tutta cheta a<text:s/>quello<text:line-break/>Con un basso parlar così<text:s/>rispose.<text:line-break/>Sciocco tu non sei tu quel, che mi dice<text:line-break/>Tal<text:s/>villania ; ma questa casa, dove<text:line-break/>Ti stai rinchiuso, e colà su sicuro<text:line-break/>Dal mio<text:s/>valor, che ti faria risposta<text:line-break/>Degna de’ merti tuoi, se in questo prato<text:line-break/>Fosti<text:s/>in tal modo di parlarmi ardito.<text:line-break/>Questa, dico, è, che tua<text:s/>viltà sicura<text:line-break/>Da me rendendo, tai parole move,<text:line-break/>E fammi ingiuria in atto sì<text:s/>villano.</text:p>
      <text:p text:style-name="P1215">SPACECosì<text:s/>spesso l’huom<text:s/>vil privo di forza<text:line-break/>E d’ardimento al forte ingiuria move<text:line-break/>Assicurato da persona, o loco,<text:line-break/>Che lo difende da l’altrui valore.</text:p>
      <text:p text:style-name="l"/>
      <text:p text:style-name="l">MSUSA tempo e loco è il vil talhor ardito.</text:p>
      <text:h text:style-name="Titre2" text:outline-level="2">[17.]</text:h>
      <text:p text:style-name="pb">P181</text:p>
      <text:h text:style-name="Titre2" text:outline-level="2">DEL CAVALLO E L’ASINO CARCHI.</text:h>
      <text:p text:style-name="P1216">SERVIA l’Asino insieme col Cavallo<text:line-break/>Un sol padrone ; et<text:s/>ugualmente carco<text:line-break/>Era ciascun da lui del proprio peso.<text:line-break/>Occorse un giorno, che sendo in camino<text:line-break/>Ambi guidati dal padrone insieme,<text:line-break/>L’Asino stranamente indebolito<text:line-break/>Da la vecchiezza, e dal soverchio peso<text:line-break/>Pregò il Cavallo in supplichevol modo<text:line-break/>Che d’un poco del peso per alquanto<text:line-break/>Di spatio gli piacesse di sgravarlo<text:line-break/>Fin ch’ei potesse sol riprender lena :<text:line-break/>Perché<text:s/>già si<text:s/>sentia venir a<text:s/>fine :<text:line-break/>E negando di farlo il suo compagno<text:line-break/><text:soft-page-break/>Cadendo lasso in mezo del sentiero<text:line-break/>Terminò col<text:s/>viaggio anchor la<text:s/>vita.</text:p>
      <text:p text:style-name="P1217">SPACEAllhor il suo padron questo<text:s/>vedendo<text:line-break/>Tutto il carco de<text:s/>l’Asino ripose<text:line-break/>Sopra il Cavallo, et oltre a<text:s/>quello ancora<text:line-break/>Del morto socio la gravosa pelle.<text:line-break/>Allhor si dolse quel crudele indarno<text:line-break/>Del mal del suo compagno, et<text:s/>della<text:s/>pena<text:line-break/>Del doppio peso : che schivando in parte<text:line-break/>Tutto sul dorso suo venuto gli era.</text:p>
      <text:p text:style-name="P1218">SPACECosì quel servo fa, che del conservo<text:line-break/>Non ha pietade : et<text:s/>non consente in parte<text:line-break/>Talhor levargli del suo ufficio il peso<text:line-break/>Per picciol tempo : onde ne nasce poi<text:line-break/>Che la soma di quel sopra lui cade<text:line-break/>Tutta, né trova chi gli porga aiuto<text:line-break/>Per giusta ira del ciel, che lo permette.</text:p>
      <text:p text:style-name="l"/>
      <text:p text:style-name="l">MSUSSe l’huom possente ha de l’huom debil cura,<text:line-break/>MNOIE l’uno e l’altro lungamente dura.</text:p>
      <text:h text:style-name="Titre2" text:outline-level="2">[18.]</text:h>
      <text:p text:style-name="pb">P46</text:p>
      <text:h text:style-name="Titre2" text:outline-level="2">DEL SOLE, E BOREA.</text:h>
      <text:p text:style-name="P1219">GIÀ fu che Borea, e<text:s/>’l Sol vennero insieme<text:line-break/>A gran contesa di forza e valore,<text:line-break/>Ciascun tenendo haver di ciò la palma.<text:line-break/>E mentre lungo spatio disputando<text:line-break/>Tra lor di questo in<text:s/>van perdeano il tempo,<text:line-break/>Fu primo il Sol, che per finir le liti,<text:line-break/>Visto in viaggio un pellegrin lontano,<text:line-break/>Mosse queste parole. Ecco,<text:s/>se vuoi<text:line-break/>Borea conoscer senza più<text:s/>contrasto<text:line-break/>Qual più vaglia di noi, novo argomento<text:line-break/>Di venir a provar le forze nostre.<text:line-break/>Vedi quel pellegrin, che di là<text:s/>viene ?<text:line-break/>Or quel di noi, che più tosto la veste<text:line-break/>Di dosso gli trarrà, quel sia maggiore<text:line-break/>De l’altro di valor, e<text:s/>’l più<text:s/>lodato.</text:p>
      <text:p text:style-name="P1220">SPACEBorea sdegnoso contentossi al patto<text:line-break/>Di cotal prova : et<text:s/>fé<text:s/>d’esser<text:s/>il primo,<text:line-break/>Che mostrasse con lui l’alte sue forze.<text:line-break/>Così<text:s/>d’accordo cominciò calarsi<text:line-break/>Verso quel pellegrin soffiando forte<text:line-break/>Quanto potea da mille parti intorno<text:line-break/>Per levargli il mantel, che indosso havea.<text:line-break/>Ma colui, che dal freddo era assalito<text:line-break/>Del fiato suo, tanto più stretto e involto<text:line-break/>Stava ne i panni, et<text:s/>li tenea ben chiusi ;<text:line-break/><text:soft-page-break/>Quanto più Borea intorno il travagliava.<text:line-break/>Or visto alfin la sua<text:s/>fatica vana<text:line-break/>Il vento stanco, e in sé più<text:s/>che sicuro,<text:line-break/>Che<text:s/>’l Sol, che meno impetuoso fiede,<text:line-break/>Far non potesse in ciò prova maggiore ;<text:line-break/>Cessò lasciando a<text:s/>lui di questa impresa<text:line-break/>La parte, che a ragione a lui toccava.</text:p>
      <text:p text:style-name="P1221">SPACEAllhora il Sole incomminciò scaldarlo<text:line-break/>A poco a<text:s/>poco con l’ardente raggio<text:line-break/>Sì, che<text:s/>’l buon pellegrino anch’esso venne<text:line-break/>A poco a poco a lasciar giù<text:s/>le parti<text:line-break/>Del mantello, onde pria tutto era chiuso :<text:line-break/>Indi sentito assai maggior l’affanno<text:line-break/>Del caldo lume tutto si scoperse<text:line-break/>De la veste : et così<text:s/>del tutto poi<text:line-break/>Spogliossene, ch’alfin se la raccolse<text:line-break/>Sopra le spalle ; e così via n’andava.<text:line-break/>Ma dopo breve spatio assai più<text:s/>fiero<text:line-break/>Mostrando seco il Sol l’intenso ardore,<text:line-break/>Tutto di sudor carco, e vuoto quasi<text:line-break/>Di spirto, et di vigor di mover<text:s/>passo,<text:line-break/>Stanco depose la noiosa veste,<text:line-break/>Lasciandola tra<text:s/>via fra certe vepri<text:line-break/>Per non lasciar in quel camin la vita :<text:line-break/>Così di voler proprio abbandonolla<text:line-break/>Con speme di poter forse trovarla<text:line-break/>Al suo ritorno nel riposto loco :<text:line-break/>E<text:s/>’l Sol di quella impresa hebbe l’honore.</text:p>
      <text:p text:style-name="P1222">SPACETal suole<text:s/>spesso l’huom prudente e saggio<text:line-break/>Giunger con la destrezza al fin, ch’ei brama,<text:line-break/>Assai più<text:s/>presto, e con minore affanno,<text:line-break/>Che colui, che con impeto si move<text:line-break/>In discoperta forza a<text:s/>le sue voglie.</text:p>
      <text:p text:style-name="l"/>
      <text:p text:style-name="l">MSUSLa destrezza val più, che viva forza.</text:p>
      <text:h text:style-name="Titre2" text:outline-level="2">[19.]</text:h>
      <text:p text:style-name="pb">P427</text:p>
      <text:h text:style-name="Titre2" text:outline-level="2">DELLA VOLPE, ET<text:s/>DEL<text:s/>RICCIO.</text:h>
      <text:p text:style-name="P1223">PASSATO havea la Volpe un fiume a<text:s/>nuoto<text:line-break/>SPACEEt era a l’altra riva homai vicina<text:line-break/>SPACEQuando restò piantata in certo loto.</text:p>
      <text:p text:style-name="P1224">Et mentre si dibatte la meschina<text:line-break/>SPACEPiù si sommerge et dentro a<text:s/>quello intrica,<text:line-break/>SPACECome la sorte sua ve la destina.</text:p>
      <text:p text:style-name="P1225">Vana era al<text:s/>fin d’uscirne ogni fatica,<text:line-break/>SPACESì che già stanca non si move punto,<text:line-break/>SPACEE di mosche l’assal copia nimica.</text:p>
      <text:soft-page-break/>
      <text:p text:style-name="P1226">Così<text:s/>l’un danno sopra l’altro giunto<text:line-break/>SPACEPatì gran pezzo le beccate strane,<text:line-break/>SPACEChe ’l sangue tutto homai le havean consunto.</text:p>
      <text:p text:style-name="P1227">Venuto<text:s/>al fiume allhor da le sue tane<text:line-break/>SPACEIl Riccio del suo mal forte si duole :<text:line-break/>SPACEEt poi le dice con<text:s/>parole humane :</text:p>
      <text:p text:style-name="P1228">Ch’egli si trova in punto, s’ella vuole,<text:line-break/>SPACEDi scacciarle le mosche allhor d’attorno,<text:line-break/>SPACECo’ spini suoi, come talhora suole :</text:p>
      <text:p text:style-name="P1229">Poi che del fango, ove ella aspro soggiorno<text:line-break/>SPACESuo malgrado facea, non potea trarla<text:line-break/>SPACESe ben s’affaticasse più<text:s/>d’un giorno.</text:p>
      <text:p text:style-name="P1230">Onde la Volpe a<text:s/>lui, che liberarla<text:line-break/>SPACECome amico volea di tanto affanno,<text:line-break/>SPACEGratie rendendo in cotal modo parla.</text:p>
      <text:p text:style-name="P1231">Non far<text:s/>fratello : che poco più danno<text:line-break/>SPACEFar mi pon<text:s/>queste homai di sangue piene,<text:line-break/>SPACEDi quel ch’infin<text:s/>adhor sì<text:s/>fatto m’hanno.</text:p>
      <text:p text:style-name="P1232">Che s’altro nuovo stuol di mosche viene,<text:line-break/>SPACEAffamate a la prima havranno a trarmi<text:line-break/>SPACEQuel<text:s/>poco, che mi resta entro a le vene ;</text:p>
      <text:p text:style-name="P1233">Onde potrei più<text:s/>in<text:s/>fretta a morte andarmi :<text:line-break/>SPACETal che meglio è restar quel poco in vita<text:line-break/>SPACEDi spatio, che dal ciel sento lasciarmi.</text:p>
      <text:p text:style-name="P1234">Così la gente tal esempio invita<text:line-break/>SPACEA tolerar il suo tiranno avaro,<text:line-break/>SPACEPer non far al suo mal nova ferita,<text:line-break/>Se le è di<text:s/>viver lungamente caro.</text:p>
      <text:p text:style-name="l"/>
      <text:p text:style-name="l">MNOISopporta e appunta un mal chi non vuol giunta.</text:p>
      <text:h text:style-name="Titre2" text:outline-level="2">[20.]</text:h>
      <text:p text:style-name="pb">PØ</text:p>
      <text:h text:style-name="Titre2" text:outline-level="2">DELLA GAZZA, ET<text:s/>GLI<text:s/>ALTRI UCCELLI.</text:h>
      <text:p text:style-name="P1235">TRA i folti rami d’una ombrosa quercia<text:line-break/>Sedea il Cucuglio nell’eccelsa parte,<text:line-break/>Et d’altri varii<text:s/>augelli in su la sera<text:line-break/>Ivi adunati da diversi luochi<text:line-break/>Era anchor grande et<text:s/>abondante copia :<text:line-break/>Così<text:s/>tra lor la Gazza entrata anch’essa<text:line-break/>Volgendo a caso gli occhi in ver<text:s/>le cime<text:line-break/>Di quell’antica pianta a scorger venne<text:line-break/>Il Cucuglio, ch’in alto havea<text:s/>’l suo nido :<text:line-break/>E da certo mal d’occhi oppressa allhora<text:line-break/>Mal discernendo quello in cambio il tolse<text:line-break/>De lo Sparviero, et<text:s/>lui temendo tosto,<text:line-break/>Ecco lo Sparvier, dice : e via sen vola<text:line-break/>Senza fermarsi in quel medesmo punto.</text:p>
      <text:soft-page-break/>
      <text:p text:style-name="P1236">SPACEAllhor tutti gli augei, che la sentiro,<text:line-break/>Accorti de l’error, ch’ella prendea<text:line-break/>Da<text:s/>la sembianza de le varie piume,<text:line-break/>Dietro le sibillaro, in mille guise<text:line-break/>Schernendo il suo timor fallace e vano.</text:p>
      <text:p text:style-name="P1237">SPACEOnd’ella accorta alfin così rispose.<text:line-break/>Più tosto voglio esser da voi schernita,<text:line-break/>Temendo in van del mal falsa cagione,<text:line-break/>Che stando in gran pericol de la vita<text:line-break/>Dar di piangermi a’<text:s/>miei vera ragione.</text:p>
      <text:p text:style-name="l"/>
      <text:p text:style-name="l">MSUSPiù<text:s/>grave appar, che la vergogna, il danno.</text:p>
      <text:h text:style-name="Titre2" text:outline-level="2">[21.]</text:h>
      <text:p text:style-name="pb">P716</text:p>
      <text:h text:style-name="Titre2" text:outline-level="2">DEL TOPO GIOVINE, ET<text:s/><text:line-break/>la Gatta, e ’l Galletto.</text:h>
      <text:p text:style-name="P1238">UN Topo giovinetto uscì del buco,<text:line-break/>Ove la madre non prima ch’allhora<text:line-break/>Lasciato havea dal primo dì<text:s/>ch’ei nacque ;<text:line-break/>Et incontrossi a caso in un Galletto<text:line-break/>Et in un Gatto,<text:s/>che tosto che<text:s/>’l vide<text:line-break/>S’appiatò cheto in mezo del sentiero<text:line-break/>Per aspettar il Topo, che pian piano<text:line-break/>Incontra gli venia per suo diporto :<text:line-break/>E farne ad uso suo di lui rapina.<text:line-break/>Ma il picciol Gallo,<text:s/>che lo scorse anch’esso,<text:line-break/>Corse veloce dibattendo l’ali<text:line-break/>Verso di quel sol per solazzo e scherzo.<text:line-break/>Da cui già spaventato il picciol Topo<text:line-break/>Per l’importuno et improviso moto<text:line-break/>Diede a fuggirsi, e tornò tosto dove<text:line-break/>Trovò la madre di sospetto piena,<text:line-break/>Che la cagion del suo fuggir li chiese :<text:line-break/>Ond’ei tremando a<text:s/>lei così<text:s/>rispose.</text:p>
      <text:p text:style-name="P1239">SPACEVeduto ho, madre, mentre a<text:s/>spasso i’<text:s/>andava<text:line-break/>Due animali ; l’uno è di colore<text:line-break/>Simile al tuo nel pelo, ma distinto<text:line-break/>Di varie macchie di color più<text:s/>oscuro :<text:line-break/>Sembran di lucid’oro i suoi begli occhi,<text:line-break/>Che sono al rimirar tutti pietosi :<text:line-break/>Ha quattro piedi, et<text:s/>una lunga coda<text:line-break/>Di vario pelo tinta insino al fine.<text:line-break/>Et (quel<text:s/>che più<text:s/>mi piace in esso) è tanto<text:line-break/>Mansueto al veder, tanto gentile,<text:line-break/>Ch’a la mia vista non si mosse punto ;<text:line-break/>Anzi fermossi<text:s/>in atto humile e pio<text:line-break/>Quando mi vide, e mi diè gran baldanza<text:line-break/>D’andargli presso, havendo io gran desire<text:line-break/><text:soft-page-break/>Di meglio figurar suo bel sembiante.<text:line-break/>Ma l’altro, che di quello è via minore,<text:line-break/>Due piedi ha solo, et una cresta in capo<text:line-break/>Qual sangue rossa ; e fieri occhi di foco ;<text:line-break/>E veste il dosso suo di negre penne.<text:line-break/>Hor questo tanto parmi empio e superbo,<text:line-break/>Che non sì<text:s/>tosto da lontan mi scorse,<text:line-break/>Che con orgoglio,<text:s/>qual non posso dirti,<text:line-break/>Due ali aprendo con acuto strido,<text:line-break/>Mi si fé<text:s/>incontra sì crudele e fiero,<text:line-break/>Che<text:s/>tutto allhor m’empì d’alto spavento.<text:line-break/>Io dal timor, ch’ei non mi divorasse,<text:line-break/>Mi posi in fuga : et<text:s/>ei mai non restossi<text:line-break/>Di seguitarmi pien di gridi e rabbia<text:line-break/>Per fin che salvo a<text:s/>te pur mi condussi.<text:line-break/>E<text:s/>questa è la cagion del mio spavento,<text:line-break/>De la mia<text:s/>fuga, e del mio tanto affanno.</text:p>
      <text:p text:style-name="P1240">SPACEAllhor la madre, che ben chiaro intese<text:line-break/>Quai fusser gli animai da lui descritti,<text:line-break/>In modo<text:s/>tale al suo figliuol rispose.</text:p>
      <text:p text:style-name="P1241">SPACEAhi<text:s/>come, figlio, tua semplicitade<text:line-break/>Te stesso inganna ; e non conosci anchora<text:line-break/>Il ben dal male come quel, che sei<text:line-break/>Pur dianzi<text:s/>uscito del mio<text:s/>ventre al mondo,<text:line-break/>Et<text:s/>d’ogni esperienza ignudo e privo.<text:line-break/>Sappi, che l’animal, che tanto humile<text:line-break/>Prima ti parve, e di bontà ripieno,<text:line-break/>È<text:s/>il più<text:s/>malvaggio,<text:s/>che si trovi in terra,<text:line-break/>Perfido, iniquo, fiero, discortese,<text:line-break/>E di tua specie natural nimico :<text:line-break/>E sol ti si mostrava in vista humano<text:line-break/>Sol per assicurar tua puritade<text:line-break/>Di farsegli vicina, onde potesse<text:line-break/>Dapoi satiar di te sua ingorda fame.<text:line-break/>Però temi lui sempre, e non fidarti<text:line-break/>Del suo falso sembiante in vista pio :<text:line-break/>E tienti ben lontan da l’ugne sue,<text:line-break/>Se non vuoi darti in man d’acerba morte.<text:line-break/>E l’altro, che sì<text:s/>fiero e discortese<text:line-break/>Tanto ti parve, e di nequitia pieno,<text:line-break/>Semplice è come tu semplice sei,<text:line-break/>Tutto benigno, e pien di scherzi vani ;<text:line-break/>Né<text:s/>mai del sangue altrui si nutre e pasce :<text:line-break/>E sol per giuoco incontra a<text:s/>te correa<text:line-break/>Gridando per ischerzo un<text:s/>pezzo teco :<text:line-break/>E poi lasciato havrebbe in pace andarti<text:line-break/>Senza mai farti nocumento alcuno.<text:line-break/>Dunque non dubitar di quel suo<text:s/>vano<text:line-break/>Impeto, che ti sembra in vista rio :<text:line-break/>E temi quel, che di lontan mostrossi<text:line-break/>Al tuo semplice<text:s/>ardir tutto gentile.<text:line-break/>Tal si deve temer l’huomo empio e falso,<text:line-break/><text:soft-page-break/>Che fuor di santitate il volto veste,<text:line-break/>E di lupo rapace ha dentro il core ;<text:line-break/>E tacer suole, o<text:s/>con parole pie<text:line-break/>Adombrar de<text:s/>la sua perfida mente<text:line-break/>L’iniqua voglia d’ingiustitia piena :<text:line-break/>Ma non colui, che favellando altero<text:line-break/>Talhor si mostra, e per costume vano<text:line-break/>Superbo in vista : che da l’opre poi,<text:line-break/>Se con<text:s/>modo prudente hai da far seco,<text:line-break/>Tutto te<text:s/>’l troverai benigno e pio.</text:p>
      <text:p text:style-name="P1242">SPACEChe talhor sembra un huomo in volto un santo,<text:line-break/>Ch’un Diavolo è poi se<text:s/>’l miri a<text:s/>l’opre :<text:line-break/>E spesso un, che par rio nel fronte, copre<text:line-break/>Ogni bontà del cor sotto al bel manto.</text:p>
      <text:p text:style-name="l"/>
      <text:p text:style-name="l">MSUSNon giudicar dal volto il buono,<text:s/>o<text:s/>’l rio.</text:p>
      <text:h text:style-name="Titre2" text:outline-level="2">[22.]</text:h>
      <text:p text:style-name="pb">P217</text:p>
      <text:h text:style-name="Titre2" text:outline-level="2">DEL TORO E DEL MONTONE.</text:h>
      <text:p text:style-name="P1243">FUGGIA veloce il Toro da la vista<text:line-break/>Del possente Leon, ch’era lontano :<text:line-break/>E<text:s/>’l vil Montone, che da lunge il vide<text:line-break/>Venir correndo e di paura pieno,<text:line-break/>Credendo fargli ancor maggior paura,<text:line-break/>In mezo de la<text:s/>via tosto fermossi<text:line-break/>Chinando il fronte, e le ritorte corna<text:line-break/>Per cozzar seco. Allhor giungendo il Toro<text:line-break/>Sen<text:s/>rise, e disse. O pazzo e<text:s/>vil che sei,<text:line-break/>Poi che tanta folia tu meco ardisci,<text:line-break/>Che con un piede sol franger potrei<text:line-break/>L’ossa tue tutte, e far tue forze vane,<text:line-break/>S’io mi degnassi di contender teco,<text:line-break/>Né<text:s/>da cura maggior cacciato io fussi<text:line-break/>Al corso, che<text:s/>vietarmi indarno tenti.<text:line-break/>E dicendo così più tra sé<text:s/>stesso,<text:line-break/>Che fermatosi a quel, che l’aspettava,<text:line-break/>Senza degnarlo pur d’un guardo solo<text:line-break/>Ratto fuggendo seguitò suo corso.<text:line-break/>E<text:s/>’l vil Monton<text:s/>se lo recò ad impresa<text:line-break/>Del suo valor, ch’a<text:s/>ciò<text:s/>fosse cagione.</text:p>
      <text:p text:style-name="P1244">SPACECosì<text:s/>talhora un<text:s/>huom, che poco vaglia,<text:line-break/>Battaglia move a<text:s/>l’huom di lui più forte,<text:line-break/>E prende ardir da le miserie note<text:line-break/>Di far ingiuria al misero, che oppresso<text:line-break/>È da cura maggiore, onde si vanta<text:line-break/>Poi vanamente de le proprie forze,<text:line-break/>Mentre colui, che a<text:s/>maggior cose attende,<text:line-break/>Senza difesa far nol cura, o<text:s/>stima.</text:p>
      <text:p text:style-name="l"/>
      <text:p text:style-name="l">MSUSL’oppression del forte è ardir del vile.</text:p>
      <text:h text:style-name="Titre2" text:outline-level="2">[23.]</text:h>
      <text:p text:style-name="pb">P357</text:p>
      <text:h text:style-name="Titre2" text:outline-level="2">DELL’ASINO, E<text:s/>’L<text:s/>CAVALLO.</text:h>
      <text:p text:style-name="P1245">L’ASINO d’un Signor nodrito in corte<text:line-break/>Vide un nobil corsier ; che d’orzo e grano<text:line-break/>Era pasciuto, e ben membruto, e grasso ;<text:line-break/>Passeggiar su<text:s/>e giù dentro il cortile<text:line-break/>Di seta, e d’or superbamente adorno,<text:line-break/>Mentre aspettava il suo Signor, ch’armato<text:line-break/>Montasse in sella, e ’l conducesse dove<text:line-break/>Marte feroce insanguinava il piano :<text:line-break/>E felice chiamava ognihor sua sorte,<text:line-break/>Ch’ei fosse tanto<text:s/>dal Signore amato,<text:line-break/>Che seco il volea sempre, e gli facea<text:line-break/>Mille carezze, et<text:s/>ocioso, e lieto<text:line-break/>Il tenne un tempo con solazzi e feste :<text:line-break/>Ond’esso mal pasciuto a<text:s/>le fatiche<text:line-break/>Sempre era posto, né<text:s/>mai conoscea<text:line-break/>Il giorno da lavor da quel di festa,<text:line-break/>Continuando un duro<text:s/>ufficio sempre<text:line-break/>Senza giamai provar ocio, o<text:s/>riposo.</text:p>
      <text:p text:style-name="P1246">SPACEMa quando poscia dopo alquanti giorni<text:line-break/>Da la battaglia ria tornar il vide<text:line-break/>Di sudor carco, afflitto, polveroso,<text:line-break/>E tutto homai del proprio sangue<text:s/>molle<text:line-break/>Per le ferite, ch’egli havuto havea,<text:line-break/>Tutto<text:s/>allegrossi de la propria sorte ;<text:line-break/>Che, se ben il tenea poveramente,<text:line-break/>L’assicurava da miseria tale :<text:line-break/>E compensando il duol de le fatiche<text:line-break/>Con la dolcezza del viver in pace ;<text:line-break/>E del Cavallo ogni trionfo e pompa<text:line-break/>Con l’infelicità del mal presente,<text:line-break/>Racconsolato e di sua sorte lieto<text:line-break/>Menò<text:s/>contento<text:s/>di sua vita<text:s/>il resto.</text:p>
      <text:p text:style-name="P1247">SPACECosì far deve ogn’huom, che in bassa<text:s/>sorte<text:line-break/>Esser si sente, e senza invidia il corso<text:line-break/>Di sua<text:s/>vita<text:s/>passar, mentre comprende<text:line-break/>De’ Prencipi e Signor l’alta fortuna :<text:line-break/>Che spesse<text:s/>volte in<text:s/>gran bassezza cade,<text:line-break/>Chi posto vien de la sua rota in cima.</text:p>
      <text:p text:style-name="l"/>
      <text:p text:style-name="l">MSUSStolto è chi invidia perigliosa altezza.</text:p>
      <text:soft-page-break/>
      <text:h text:style-name="Titre2" text:outline-level="2">[24.]</text:h>
      <text:p text:style-name="pb">P322</text:p>
      <text:h text:style-name="Titre2" text:outline-level="2">DEL GAMBERO, E<text:s/>SUO FIGLIUOLO.</text:h>
      <text:p text:style-name="P1248">IL Gambero riprese un giorno il figlio<text:line-break/>Spinto d’amor de la maniera brutta,<text:line-break/>Ch’ei tenea nel nuotar sempre a l’indietro :<text:line-break/>Dicendo, che più bel parea quel corso,<text:line-break/>Che move ogni animal col capo inanti,<text:line-break/>Ch’è membro principal di tutto il corpo.</text:p>
      <text:p text:style-name="l"><text:span text:style-name="T1249">SPACE</text:span><text:span text:style-name="T1250">Allhor il figlio, che veduto hav</text:span><text:span text:style-name="T1251">ea</text:span><text:span text:style-name="T1252"><text:line-break/></text:span><text:span text:style-name="T1253">Il padre<text:s/></text:span><text:span text:style-name="T1254">e<text:s/></text:span><text:span text:style-name="T1255">tutti i genitori suoi</text:span><text:span text:style-name="Appelnotedebasdep."><text:note text:note-class="footnote" text:id="_ftn1"><text:note-citation>2</text:note-citation><text:note-body><text:p text:style-name="Notedebasdepage"><text:span text:style-name="T1256"><text:s/>[NdE] Var. les éditions à partir de 1586 corrigent en “il padre e tutti anchor gli avoli suoi”.<text:s/></text:span></text:p></text:note-body></text:note></text:span><text:span text:style-name="T1257"><text:s/></text:span><text:span text:style-name="T1258"><text:line-break/>Far sempre quello, ond’esso era ripreso,</text:span><text:span text:style-name="T1259"><text:line-break/>Disse : Padre, se vuoi, ch’io cangi stile,</text:span><text:span text:style-name="T1260"><text:line-break/>Mostrami prima tu di ciò la via ;</text:span><text:span text:style-name="T1261"><text:line-break/>Ch’io seguirotti, poi che quella</text:span><text:span text:style-name="T1262"><text:s/>norma</text:span><text:span text:style-name="T1263"><text:line-break/>Del vero caminar, che più t’aggrada,</text:span><text:span text:style-name="T1264"><text:line-break/>Appreso hav</text:span><text:span text:style-name="T1265">rò dal tuo m</text:span><text:span text:style-name="T1266">edesmo esempio :</text:span><text:span text:style-name="T1267"><text:line-break/>Perch’io non ho v</text:span><text:span text:style-name="T1268">eduto, che giamai</text:span><text:span text:style-name="T1269"><text:line-break/>Habbi tu seguitato a</text:span><text:span text:style-name="T1270">ltra maniera ;</text:span><text:span text:style-name="T1271"><text:line-break/>Ond’io mi diedi a</text:span><text:span text:style-name="T1272"><text:s/>far q</text:span><text:span text:style-name="T1273">uel, ch’imparai</text:span><text:span text:style-name="T1274"><text:line-break/>Da te, da gli av</text:span><text:span text:style-name="T1275">i, e da</text:span><text:span text:style-name="T1276">’ fratelli tuoi.</text:span></text:p>
      <text:p text:style-name="P1277">SPACECosì<text:s/>devrebbe ogni buon padre sempre<text:line-break/>Mostrarsi a<text:s/>i<text:s/>figli di virtute esempio,<text:line-break/>Se vuol, che<text:s/>’l suo parlar, che li riprende<text:line-break/>Del vitio appreso, habbia valore<text:s/>e forza<text:line-break/>Da ritrarli da quello a<text:s/>miglior uso :<text:line-break/>Ch’è d’autorità spogliato e privo,<text:line-break/>In mover altri a seguitar virtute<text:line-break/>Colui, che<text:s/>sta nel vitio immerso sempre.<text:line-break/>Però devria colui, ch’altri riprende,<text:line-break/>Esser con l’opre ognihor norma a<text:s/>sé<text:s/>stesso<text:line-break/>Et con l’essempio de la buona vita<text:line-break/>Mover in prima, e poi con le parole<text:line-break/>Gli altri chiamar di quella al bel camino :<text:line-break/>Ch’a<text:s/>quel si ridurrian più<text:s/>facilmente,<text:line-break/>Persuadendo più<text:s/>l’opra, che<text:s/>’l dire.</text:p>
      <text:p text:style-name="l"/>
      <text:p text:style-name="l">MSUSNon biasmar del tuo vitio un<text:s/>altro mai.</text:p>
      <text:h text:style-name="Titre2" text:outline-level="2">[25.]</text:h>
      <text:p text:style-name="pb">P252</text:p>
      <text:h text:style-name="Titre2" text:outline-level="2">DEL CANE, E<text:s/>’L GALLO, E LA VOLPE.</text:h>
      <text:p text:style-name="P1278">IL Cane e ’l Gallo un gran viaggio<text:s/>insieme<text:line-break/>Presero a far per varii<text:s/>boschi e<text:s/>ville<text:line-break/><text:soft-page-break/>Passando per dar fine al lor camino :<text:line-break/>Ma non giungendo al destinato loco<text:line-break/>Prima che nascondesse il Sole il giorno,<text:line-break/>Fra lor fecer pensier di far dimora<text:line-break/>Per quella notte, fin che ’l novo albore<text:line-break/>Rendesse il lor camin via più<text:s/>sicuro.<text:line-break/>Così<text:s/>d’una gran noce in cima un ramo<text:line-break/>S’assise il Gallo, e<text:s/>’l Can di quella al piede<text:line-break/>Ch’era cavato, e da cento anni e cento<text:line-break/>Roso, e reso per lui capace albergo,<text:line-break/>S’accommodò passando quella notte<text:line-break/>In dolce sonno con tranquilla pace.</text:p>
      <text:p text:style-name="P1279">SPACEMa poi ch’apparve in Oriente il raggio<text:line-break/>Del matutino Sol con lieta voce<text:line-break/>Diede il Gallo principio al canto usato :<text:line-break/>E replicando diè di sé<text:s/>novella<text:line-break/>A la<text:s/>Volpe, che poco indi lontana<text:line-break/>Havea<text:s/>’l suo albergo : et<text:s/>tosto al canto corse<text:line-break/>Dove era il Gallo ; et<text:s/>con parole amiche<text:line-break/>Salutollo ridendo, e supplicollo<text:line-break/>Con sermon efficace, ch’ei volesse<text:line-break/>Scender del tronco, ov’egli alto sedea,<text:line-break/>E benigno di sé<text:s/>copia facesse<text:line-break/>A lei, che forte del suo amor accesa<text:line-break/>Già si sentia del suo leggiadro aspetto,<text:line-break/>E de l’alta<text:s/>virtù del suo bel canto :<text:line-break/>Onde abbracciarlo come caro amico<text:line-break/>Ella voleva, et<text:s/>nel suo albergo trarlo<text:line-break/>Per fargli a<text:s/>suo poter cortese accetto.<text:line-break/>Il Gallo, che cognobbe il finto viso,<text:line-break/>E<text:s/>’l parlar simulato de l’astuta,<text:line-break/>In cotal modo anch’ei saggio rispose.</text:p>
      <text:p text:style-name="P1280">SPACENon men sorella anch’io bramo e desio<text:line-break/>D’abbracciarti, e d’amor mostrarti segno<text:line-break/>In tutto quel, ch’io posso, e d’esser teco,<text:line-break/>E farti ogni piacer a poter mio.<text:line-break/>Però ti prego acciò<text:s/>che quinci io scenda<text:line-break/>Picchia a<text:s/>quell’uscio, e<text:s/>’l portinaio desta<text:line-break/>Che m’apra il passo, ond’io per dentro al tronco<text:line-break/>Venga a<text:s/>trovarti, et<text:s/>abbracciar ti possa<text:line-break/>Come ben cara a me novella amica.</text:p>
      <text:p text:style-name="P1281">SPACEAllhor la Volpe con un grido strano<text:line-break/>Mettendo il capo dentro<text:s/>a<text:s/>quel forame<text:line-break/>Il can destò, ch’anchor forte dormiva,<text:line-break/>Non sapendo però ch’ei fosse il cane.<text:line-break/>Tal ch’egli desto a l’improviso suono<text:line-break/>Tosto uscì fuor de la sentita voce,<text:line-break/>E veduta la Volpe<text:s/>immantinente<text:line-break/>Le corse adosso, et<text:s/>atterrolla<text:s/>in breve,<text:line-break/>Facendo a lei quel, ch’essa haveva al Gallo<text:line-break/>Di far pensato con l’astutie sue,<text:line-break/>Senza che pur la ria se n’avvedesse.</text:p>
      <text:soft-page-break/>
      <text:p text:style-name="P1282">SPACECosì<text:s/>sovente a l’empio avenir suole,<text:line-break/>Che mentre a<text:s/>l’altrui vita inganno ordisce,<text:line-break/>Quel, ch’egli ingannar pensa, esso tradisce ;<text:line-break/>E rende al finto dir finte parole.</text:p>
      <text:p text:style-name="l"/>
      <text:p text:style-name="l">MSUSChi con fraude camina in fraude intoppa.</text:p>
      <text:h text:style-name="Titre2" text:outline-level="2">[26.]</text:h>
      <text:p text:style-name="pb">P70</text:p>
      <text:h text:style-name="Titre2" text:outline-level="2">DELLA CANNA, ET L’OLIVA.</text:h>
      <text:p text:style-name="P1283">ET la Canna, et l’Oliva un giorno insieme<text:line-break/>SPACEVengono di valore a<text:s/>gran contesa :<text:line-break/>SPACECiascuna l’altra vilipende e preme<text:line-break/>SPACECon parlar, ch’a l’honor contraria, e pesa.<text:line-break/>SPACEDice l’Oliva. Io, che con forze estreme<text:line-break/>SPACESostener soglio ogni importante offesa,<text:line-break/>SPACESarò minor di te, putrida<text:s/>e vile,<text:line-break/>SPACEChe non hai pianta a<text:s/>tua viltà simile ?</text:p>
      <text:p text:style-name="l"/>
      <text:p text:style-name="P1284">Io l’oltraggio de’ venti, e le tempeste<text:line-break/>SPACESostegno ognihor co’ miei nervosi rami : <text:line-break/>SPACETu, pur che minima aura in te si deste,<text:line-break/>SPACEBatti il terren co i crin languidi e grami.<text:line-break/>SPACECede qual vinta allhor la canna a<text:s/>queste<text:line-break/>SPACEParole,<text:s/>e par che non risponder brami<text:line-break/>SPACEFin che<text:s/>’l tempo non venga, onde sicura<text:line-break/>SPACERisponder possa a<text:s/>tanta sua pressura.</text:p>
      <text:p text:style-name="l"/>
      <text:p text:style-name="P1285">Ecco de’ venti impetuoso stuolo<text:line-break/>SPACEFra pochi giorni le campagne assale :<text:line-break/>SPACEE si piega la Canna<text:s/>insino al suolo ;<text:line-break/>SPACEPoi si rileva alfin come habbia l’ale.<text:line-break/>SPACEL’Oliva,<text:s/>che nel cor sente gran duolo<text:line-break/>SPACEDi ceder tosto come cosa frale,<text:line-break/>SPACEDura resiste al primo assalto, e<text:s/>’l vento<text:line-break/>SPACESprezza, e leggiera in lui prende ardimento.</text:p>
      <text:p text:style-name="l"/>
      <text:p text:style-name="P1286">Ma quel, che pur non può<text:s/>piegarla al piano,<text:line-break/>SPACEDa radice la sveglie, e a<text:s/>terra<text:s/>caccia.<text:line-break/>SPACEAllhor la Canna la vittoria in mano<text:line-break/>SPACESi vede, e dice a<text:s/>lei con lieta faccia :<text:line-break/>SPACEEcco, mischina, il tuo voler insano<text:line-break/>SPACECome par ch’a te giovi, et<text:s/>honor faccia ?<text:line-break/>SPACETu dura altrui resisti, hor morta sei :<text:line-break/>SPACEIo cedo a<text:s/>tutti, e sani ho i rami miei.</text:p>
      <text:p text:style-name="l"/>
      <text:p text:style-name="l">MNOIL’humil, che cede al suo maggior, ventura<text:line-break/>SPACEMiglior s’acquista, e lungamente dura.</text:p>
      <text:soft-page-break/>
      <text:h text:style-name="Titre2" text:outline-level="2">[27.]</text:h>
      <text:p text:style-name="pb">P17</text:p>
      <text:h text:style-name="Titre2" text:outline-level="2">DELLE VOLPI.</text:h>
      <text:p text:style-name="P1287">UNA Volpe, nel laccio, in cui fu colta,<text:line-break/>Lasciò la coda, e via tosto fuggissi.<text:line-break/>E tanto scorno, e dispiacer ne prese,<text:line-break/>Che viver non sapea, né<text:s/>comparire<text:line-break/>Fra le compagne<text:s/>sue di quella priva.<text:line-break/>E per trovar il modo, onde potesse<text:line-break/>In compagnia di tutte l’altre meglio<text:line-break/>Soffrir di questo male il lungo scorno,<text:line-break/>Venne in pensier di dar consiglio a<text:s/>l’altre,<text:line-break/>Che si troncasser la lor coda anch’esse<text:line-break/>Per fuggir di portarla il lungo impaccio :<text:line-break/>Così<text:s/>stimando col comune scorno<text:line-break/>Coprir il suo, che non saria notato.<text:line-break/>Dunque chiamando tutte l’altre Volpi,<text:line-break/>Si<text:s/>fé<text:s/>di lor nel mezo, e con prolisso<text:line-break/>Sermon persuader questo sforzossi.<text:line-break/>A cui rispose una di lor più<text:s/>accorta.</text:p>
      <text:p text:style-name="P1288">SPACEPensi tu forse persuader a noi<text:line-break/>Tutte quel far, sorella, ch’a te sola<text:line-break/>Ritorna a bene, et è conveniente<text:line-break/>A la necessità della tua sorte ?<text:line-break/>Certo che tu ben pazza sei se<text:s/>’l credi.</text:p>
      <text:p text:style-name="P1289">SPACECosì<text:s/>talhor ne’ publici consigli<text:line-break/>Si trovan molti, et<text:s/>molti, c’han riguardo<text:line-break/>Solo al particolar loro interesse<text:line-break/>Posponendo il ben publico al privato<text:line-break/>Da l’amor ingannati di sé<text:s/>stessi.</text:p>
      <text:p text:style-name="l"/>
      <text:p text:style-name="l">MSUSNuoce al publico ben spesso il privato.</text:p>
      <text:h text:style-name="Titre2" text:outline-level="2">[28.]</text:h>
      <text:p text:style-name="pb">PØ</text:p>
      <text:h text:style-name="Titre2" text:outline-level="2">DEI LUPI E<text:s/>’L CORVO.</text:h>
      <text:p text:style-name="P1290">GIVANO molti Lupi in compagnia<text:line-break/>SPACEPer<text:s/>poter meglio far preda sicura,<text:line-break/>SPACEE<text:s/>’l Corvo astuto gl’incontrò per<text:s/>via :</text:p>
      <text:p text:style-name="P1291">E disse : Il ciel vi dia buona ventura,<text:line-break/>SPACEFratelli cari : se<text:s/>’l vi piace, anch’io<text:line-break/>SPACECompagno vi sarò con dolce cura.</text:p>
      <text:soft-page-break/>
      <text:p text:style-name="l"><text:span text:style-name="T1292">Rispose uno di lor. N</text:span><text:span text:style-name="T1293">on piaccia a</text:span><text:span text:style-name="T1294"><text:s/>Dio,</text:span><text:span text:style-name="T1295"><text:line-break/></text:span><text:span text:style-name="T1296">SPACE</text:span><text:span text:style-name="T1297">Ch’io nel</text:span><text:span text:style-name="Appelnotedebasdep."><text:note text:note-class="footnote" text:id="_ftn2"><text:note-citation>3</text:note-citation><text:note-body><text:p text:style-name="Notedebasdepage"><text:span text:style-name="T1298"><text:s/>[NdE] Ce « nel », qui n’est pas corrigé dans les éditions successives, reste difficile à expliquer : peut-être faudrait-il le corriger en « nol » ou en « tel ».</text:span></text:p></text:note-body></text:note></text:span><text:span text:style-name="T1299"><text:s/>consenta mai : perché tu sei</text:span><text:span text:style-name="T1300"><text:line-break/></text:span><text:span text:style-name="T1301">SPACE</text:span><text:span text:style-name="T1302">Per natura, et</text:span><text:span text:style-name="T1303"><text:s/>pe</text:span><text:span text:style-name="T1304">r arte iniquo e rio.</text:span></text:p>
      <text:p text:style-name="P1305">Tal che, sì come haver da te potrei<text:line-break/>SPACEAiuto in divorar quel,<text:s/>ch’io prendessi<text:line-break/>SPACEVittorioso co i<text:s/>compagni miei ;</text:p>
      <text:p text:style-name="P1306">Così, s’io vinto, et<text:s/>morto al pian giacessi,<text:line-break/>SPACETu delle carni mie quello faresti,<text:line-break/>SPACEChe far a gli altri io te veduto havessi.</text:p>
      <text:p text:style-name="P1307">Ciò detto verso lui con passi presti<text:line-break/>SPACETosto si mosse, e lo scacciò da<text:s/>loro,<text:line-break/>SPACEPerch’eran suoi costumi a tutti infesti.</text:p>
      <text:p text:style-name="P1308">Così<text:s/>l’huom savio dee scacciar coloro<text:line-break/>SPACEDal suo commercio, ch’egli esser intende<text:line-break/>SPACEDi poca fede : e sol l’altrui lavoro</text:p>
      <text:p text:style-name="P1309">Prezzano quanto a<text:s/>loro utile rende.</text:p>
      <text:p text:style-name="l"/>
      <text:p text:style-name="l">MNOIL’huom disleale offende anchor<text:s/>l’amico.</text:p>
      <text:h text:style-name="Titre2" text:outline-level="2">[29.]</text:h>
      <text:p text:style-name="pb">P127</text:p>
      <text:h text:style-name="Titre2" text:outline-level="2">DELLA CORNACCHIA, ET DEL CANE.</text:h>
      <text:p text:style-name="P1310">FÉ<text:s/>sacrificio la Cornacchia un giorno<text:line-break/>Al simulacro de la Dea Minerva,<text:line-break/>E del convivio suo chiamò cortese<text:line-break/>A parte un can, ch’era suo vecchio amico.<text:line-break/>Il qual mentr’ella al sacrificio intenta<text:line-break/>Stava divotamente inanzi a<text:s/>l’ara,<text:line-break/>Le disse : con qual cor cara sorella<text:line-break/>Puoi sacrificio far a<text:s/>quella Dea,<text:line-break/>Che t’è tanto<text:s/>nimica, e t’odia tanto,<text:line-break/>Ch’ognihor ti sprezza, e prohibisce a tutti,<text:line-break/>Qual di nessun valor, gli augurii<text:s/>tuoi ?<text:line-break/>Dunque perché<text:s/>ti perdi indarno il tempo,<text:line-break/>E le vittime insieme, e la fatica,<text:line-break/>Per non trarne giamai profitto alcuno ?<text:line-break/>Allhor trahendo un gran sospir dal core<text:line-break/>Ella al compagno fé<text:s/>simil risposta.</text:p>
      <text:p text:style-name="P1311">SPACEIo so, fratello, e ben mi tengo a<text:s/>mente<text:line-break/>Quel, che tu detto m’hai de l’odio antico,<text:line-break/>In cui sempre mi tien l’irata Dea ;<text:line-break/>Ma non voglio però darle risposta<text:line-break/>D’affetto tale : anzi con cor humile<text:line-break/>Pregarla sempre, e con giusta pietade<text:line-break/>Renderle honor quant’io posso maggiore,<text:line-break/>Per veder se placar posso<text:s/>lo sdegno<text:line-break/>Del suo superbo cor sì<text:s/>in me crudele :<text:line-break/><text:soft-page-break/>E con carezze mitigar l’offesa,<text:line-break/>Ch’ella m’ha fatto, e può farmi maggiore.</text:p>
      <text:p text:style-name="l"><text:span text:style-name="T1312">SPACE</text:span><text:span text:style-name="T1313">Così dev</text:span><text:span text:style-name="T1314">rebbe il picciolo impotente</text:span><text:span text:style-name="T1315"><text:line-break/></text:span><text:span text:style-name="T1316">A far contrasto co’ maggiori suoi</text:span><text:span text:style-name="T1317"><text:line-break/>Lor ceder sempre, e farsi humile in tutto</text:span><text:span text:style-name="T1318"><text:line-break/>Ve</text:span><text:span text:style-name="T1319">rso lo sdegno lor duro e protervo ;</text:span><text:span text:style-name="T1320"><text:line-break/>Perché</text:span><text:span text:style-name="T1321"><text:s/>contra il possente il debil perde :</text:span><text:span text:style-name="T1322"><text:line-break/>E l’humiltade</text:span><text:span text:style-name="T1323"><text:s/>ogni durezza doma ;</text:span><text:span text:style-name="T1324"><text:line-break/>E spesso avien, che la v</text:span><text:span text:style-name="T1325">ittoria porta</text:span><text:span text:style-name="T1326"><text:line-break/>De l’huom supe</text:span><text:span text:style-name="T1327">rbo e di feroce core</text:span><text:span text:style-name="T1328"><text:line-break/>Colui, ch’a</text:span><text:span text:style-name="T1329"><text:s/>tempo e loco accorto cede</text:span>.</text:p>
      <text:p text:style-name="l"/>
      <text:p text:style-name="l">NSUSVince più<text:s/>cortesia, che forza d’armi.</text:p>
      <text:h text:style-name="Titre2" text:outline-level="2">[30.]</text:h>
      <text:p text:style-name="pb">P671</text:p>
      <text:h text:style-name="Titre2" text:outline-level="2">DELLA VOLPE,<text:s/>E DEL GALLO.</text:h>
      <text:p text:style-name="P1330">VIDE la Volpe da lontano il Gallo<text:line-break/>Posarsi d’una Quercia in cima un ramo,<text:line-break/>E per farlo da quel scender al piano,<text:line-break/>Onde<text:s/>potesse poi di lui cibarsi,<text:line-break/>Trovò un’astutia : et<text:s/>là correndo in fretta<text:line-break/>Così si diede a<text:s/>ragionar con lui,</text:p>
      <text:p text:style-name="P1331">SPACEBuon<text:s/>dì, fratello ; O che felice nova<text:line-break/>Ho da contarti. Non molto lontano<text:line-break/>Da queste ville gli animali tutti<text:line-break/>Convenuti si son pur dianzi insieme ;<text:line-break/>E stabilita hanno fra lor tal pace,<text:line-break/>Che durerà nel mondo eternamente.<text:line-break/>E mandan me per messaggiera intorno<text:line-break/>A publicar d’un<text:s/>tanto ben la fama<text:line-break/>Fra quanto può<text:s/>girar questo paese,<text:line-break/>Com’anchora mandato hanno altri messi<text:line-break/>In altre varie parti de la terra,<text:line-break/>Perché<text:s/>ognun vada al destinato loco<text:line-break/>Per allegrarsi co i novelli amici ;<text:line-break/>E giurar fedeltade e buona pace<text:line-break/>Con gli altri, che là giù soggiorno fanno.<text:line-break/>Però scendi anchor tu da questi rami,<text:line-break/>E là ten vola immantinente poi<text:line-break/>Ch’abbracciato io mi t’habbia, e dato il bacio<text:line-break/>De la novella pace, e de l’amore,<text:line-break/>C’habbi a<text:s/>durar tra noi, fratello, sempre,<text:line-break/>Tutte<text:s/>obliando le passate gare.</text:p>
      <text:p text:style-name="P1332">SPACECosì<text:s/>dicea la Volpe. E<text:s/>’l Gallo accorto<text:line-break/>Fatto a<text:s/>sue spese de gli inganni suoi,<text:line-break/>Fingendo creder quanto ella tramava,<text:line-break/>Dal medesmo suo dir trovò soggetto<text:line-break/>Di levarsela allhor tosto dinanzi :<text:line-break/><text:soft-page-break/>E mostrando<text:s/>allegrarsene di botto<text:line-break/>Con varii<text:s/>segni, così<text:s/>prese a<text:s/>dire.</text:p>
      <text:p text:style-name="P1333">SPACEIo ti rendo sorella ogni maggiore<text:line-break/>Gratia, ch’io possa di sì caro aviso :<text:line-break/>Ch’a<text:s/>tutti porgerà pace, e<text:s/>salute :<text:line-break/>E credo ben che la novella intorno<text:line-break/>Tosto si spargerà per tutto il mondo,<text:line-break/>C’homai ne dee sentir gioia infinita :<text:line-break/>Poi che due cani veltri anchor lontani<text:line-break/>Veggio venir ver noi correndo in fretta<text:line-break/>Forse per far l’ufficio, che tu stessa<text:line-break/>Facendo<text:s/>vai di messaggier del fatto.</text:p>
      <text:p text:style-name="P1334">SPACEUdito ciò la Volpe, che credea<text:line-break/>Che pur venisser da dovero i cani,<text:line-break/>Per più<text:s/>non dimorar con suo gran danno<text:line-break/>Oltra lo scorno, ch’avanzar potea,<text:line-break/>Di fuggirsene allhor disegno fece.<text:line-break/>E prendendo licenza al suo partire<text:line-break/>Con parlar dolce la pregava il Gallo<text:line-break/>Ch’ella aspettasse i suoi novelli amici,<text:line-break/>Ch’erano del suo ufficio a<text:s/>lei compagni :<text:line-break/>Perché<text:s/>con essi poi partendo<text:s/>insieme<text:line-break/>Daria maggior certezza a<text:s/>chi l’udisse<text:line-break/>Del grato annuncio di sì<text:s/>buon effetto :<text:line-break/>Perché fra poco a lei sarian presenti.</text:p>
      <text:p text:style-name="P1335">SPACEOnd’ella prese anchor<text:s/>maggior sospetto,<text:line-break/>E senz’altro a<text:s/>fuggir tosto si diede<text:line-break/>Con sua vergogna e gran piacer del Gallo.<text:line-break/>Che con<text:s/>le burle a<text:s/>la nemica ordite<text:line-break/>Da le burle di lei medesma, allhora<text:line-break/>Salvo si rese et<text:s/>da gli inganni suoi.</text:p>
      <text:p text:style-name="P1336">SPACECosì<text:s/>l’huom savio, che burlato viene<text:line-break/>Da chi profession d’accorto face,<text:line-break/>Sovente suol da l’accortezze<text:s/>altrui<text:line-break/>Trovar difesa, e trar con doppio scorno,<text:line-break/>Chi coglierlo volea nel proprio inganno.</text:p>
      <text:p text:style-name="l"/>
      <text:p text:style-name="l">MSUSTalhor chi ingannar pensa, è l’ingannato.</text:p>
      <text:h text:style-name="Titre2" text:outline-level="2">[32.]</text:h>
      <text:p text:style-name="pb">P193</text:p>
      <text:h text:style-name="Titre2" text:outline-level="2">DELL’UCCELLATOR,<text:s/>ET LA LODOLA.</text:h>
      <text:p text:style-name="P1337">MENTRE l’uccellator tendeva i lacci,<text:line-break/>Ond’ei cogliesse i semplici augelletti,<text:line-break/>La Lodola, che a lui vicina stava<text:line-break/>Mirando il fatto sopra un verde pruno,<text:line-break/>Gli dimandò quel ch’ei facesse allhora.<text:line-break/>Egli rispose, che principio dava<text:line-break/>A fabricar una nobil cittade,<text:line-break/><text:soft-page-break/>Che ad ogni amico suo prestasse albergo.<text:line-break/>Ma poi ch’a<text:s/>l’opra insidiosa diede<text:line-break/>Debito fin, da lei poco<text:s/>lontano<text:line-break/>Fra certe ombrose vepri<text:s/>si nascose.</text:p>
      <text:p text:style-name="P1338">SPACELa semplicetta allhor, c’havea creduto<text:line-break/>Del suo falso parlar vero il concetto,<text:line-break/>De l’arbor scese sopra il verde piano :<text:line-break/>E s’inviò verso quei lacci ignoti,<text:line-break/>De la finta città principio finto,<text:line-break/>Per poter meglio intender la ragione,<text:line-break/>L’ordine, e<text:s/>’l sito de le nove mura<text:line-break/>De la mole, che vera ella credea.<text:line-break/>E tanto alfin si fece a<text:s/>lor vicina,<text:line-break/>Ch’intricatasi in lor restò prigione.</text:p>
      <text:p text:style-name="P1339">SPACECiò visto<text:s/>allhora della macchia uscito<text:line-break/>L’Uccellator a la novella preda<text:line-break/>Tosto la colse. Ond’ella in tal sermone<text:line-break/>Subito sciolse la dogliosa voce :<text:line-break/>S’edificar, fratel, vuoi tal cittade,<text:line-break/>Io ti so dar per certo un buon aviso,<text:line-break/>C’havrai di cittadin vuote le strade.</text:p>
      <text:p text:style-name="P1340">SPACEVolse inferir la semplicetta augella,<text:line-break/>Che l’ingordigia de’ Signori avari,<text:line-break/>Che non han meta a<text:s/>gli appetiti loro<text:line-break/>Mentre a’ sudditi ognihor succiano il sangue,<text:line-break/>Fanno dishabitar l’ampie cittadi :<text:line-break/>Che abbandonate alfin vanno in ruina.</text:p>
      <text:p text:style-name="l"/>
      <text:p text:style-name="l">MSUSL’avaritia dei<text:s/>Re peste è de’ Regni.</text:p>
      <text:h text:style-name="Titre2" text:outline-level="2">[32.]</text:h>
      <text:p text:style-name="pb">P613</text:p>
      <text:h text:style-name="Titre2" text:outline-level="2">DE<text:s/>I TOPI.</text:h>
      <text:p text:style-name="P1341">GIÀ de’ Topi il Senato in un<text:s/>raccolto<text:line-break/>Fece consiglio di trovar il modo,<text:line-break/>Onde campar l’insidie e i tradimenti,<text:line-break/>Che lor tramava il Gatto, ognun potesse.<text:line-break/>Et un di lor, che primo a<text:s/>parlar prese,<text:line-break/>Fu di parer, ch’un gran sonaglio<text:s/>al collo<text:line-break/>Legar del Gatto si devesse al<text:s/>fine,<text:line-break/>Che<text:s/>’l suo venir al<text:s/>suon si conoscesse<text:line-break/>Da lor, c’havriano del fuggir tal segno.</text:p>
      <text:p text:style-name="P1342">SPACETosto approvossi tal parer da ognuno.<text:line-break/>In questa<text:s/>opinione entraron tutti.</text:p>
      <text:p text:style-name="P1343">SPACEMa alfin levossi un, che più etade e senno<text:line-break/>Havea de gli altri, et<text:s/>disse in questo modo.<text:line-break/>Anch’io, Signori, tal consiglio approvo :<text:line-break/>Anch’io son di parer che ciò si faccia :<text:line-break/>Ma chi sarà di noi, dite, vi prego,<text:line-break/><text:soft-page-break/>Colui, che voglia esser cotanto ardito,<text:line-break/>Che de le forze sue sicuro in tutto<text:line-break/>Tenti porre il sonaglio al collo<text:s/>al Gatto ?</text:p>
      <text:p text:style-name="P1344">SPACEA tal proposta ognun muto restossi :<text:line-break/>Né<text:s/>seppe<text:s/>dar al ver risposta alcuna :<text:line-break/>E van restò di quel consiglio il fine.</text:p>
      <text:p text:style-name="P1345">SPACECosì<text:s/>spesso intervien dove il periglio<text:line-break/>Si scorge in eseguir util consiglio :<text:line-break/>Però colui, che sua sentenza porge<text:line-break/>Che del publico ben cagione apporta,<text:line-break/>Dee pensar prima, che la lingua snodi,<text:line-break/>Se<text:s/>’l fin del parer suo puote eseguirsi<text:line-break/>Senza pericol di chi<text:s/>’l pone in opra,<text:line-break/>Se brama esser tenuto al mondo saggio.</text:p>
      <text:p text:style-name="l"/>
      <text:p text:style-name="l">MSUSDel suo debito fin manca il consiglio,<text:line-break/>SPACEIn cui de l’eseguir chiaro è<text:s/>’l periglio.</text:p>
      <text:h text:style-name="Titre2" text:outline-level="2">[33.]</text:h>
      <text:p text:style-name="pb">P69</text:p>
      <text:h text:style-name="Titre2" text:outline-level="2">DI DUE RANE VICINE DI ALBERGO.</text:h>
      <text:p text:style-name="P1346">VIVEAN due rane ambo<text:s/>vicine insieme ;<text:line-break/>Ma l’una fuor di via dentro uno stagno ;<text:line-break/>L’altra a<text:s/>mezo una strada in certo loto.<text:line-break/>Or sendo giunta la stagione estiva,<text:line-break/>Ch’ardendo secca d’ogni humor la terra,<text:line-break/>Quella che nel<text:s/>vicin stagno albergava,<text:line-break/>Invitò l’altra con benigno affetto<text:line-break/>A lasciar quel sì periglioso albergo<text:line-break/>Esposto a<text:s/>gli occhi d’ogni passaggiero,<text:line-break/>Et abondante d’ogni altro disagio,<text:line-break/>Per albergar con lei dentro a<text:s/>l’humore,<text:line-break/>Ch’ella eterno godea lieta e sicura.<text:line-break/>E quella rispondendo esser contenta<text:line-break/>Patir più<text:s/>tosto ogni crudel disagio,<text:line-break/>Che mai lasciar quel loco, in cui già nata<text:line-break/>Gran tempo si vivea<text:s/>tranquillamente,<text:line-break/>Rese alfin vano il suo cortese invito.</text:p>
      <text:p text:style-name="P1347">SPACEMa non sì<text:s/>tosto tal risposta fece,<text:line-break/>Ch’allhora sovragiunta a l’improviso<text:line-break/>Da un carro tratto<text:s/>da due gran corsieri,<text:line-break/>Che passavan correndo a<text:s/>sciolta briglia,<text:line-break/>Sotto una ruota miserabilmente<text:line-break/>Restò<text:s/>schiacciata, e di sua vita al fine.</text:p>
      <text:p text:style-name="P1348">SPACECosì interviene a chi nel vitio vive,<text:line-break/>Che spesso pria, che fuor ne traggia il piede,<text:line-break/>De l’infelice vita al fin si vede ;<text:line-break/>Perché l’huom non sa quel, che Dio prescrive.</text:p>
      <text:p text:style-name="l"/>
      <text:soft-page-break/>
      <text:p text:style-name="l">MSUSPria che morte ti colga<text:s/>esci del vitio.</text:p>
      <text:h text:style-name="Titre2" text:outline-level="2">[34.]</text:h>
      <text:p text:style-name="pb">P351</text:p>
      <text:h text:style-name="Titre2" text:outline-level="2">DEL CERVO,<text:s/>ET SUO FIGLIUOLO.</text:h>
      <text:p text:style-name="P1349">IL Cerbiato chiedeva un giorno al padre<text:line-break/>Da qual cagione proceder potesse,<text:line-break/>Ch’ogni volta, ch’a<text:s/>guerra il can lo sfida,<text:line-break/>Egli sì facilmente in fuga volto<text:line-break/>Di lui solo al latrar desse le spalle,<text:line-break/>Essendo egli di corpo e di valore<text:line-break/>Maggior del cane, e con<text:s/>la fronte armata<text:line-break/>Di dure corna a<text:s/>contrastar possenti<text:line-break/>Con qual si voglia più<text:s/>forte animale.</text:p>
      <text:p text:style-name="P1350">SPACEE<text:s/>’l<text:s/>Cervo in sé confuso sospirando<text:line-break/>Brevemente così<text:s/>rispose<text:s/>al figlio.</text:p>
      <text:p text:style-name="P1351">SPACEIo ben m’accorgo haver armi e valore<text:line-break/>Figlio da contrastar co<text:s/>’l cane, e forse<text:line-break/>Con più d’un’altra più<text:s/>feroce belva :<text:line-break/>Ma non ti so<text:s/>già dir perch’io nol faccia.<text:line-break/>Questo ben ti dirò : Che solo al suono<text:line-break/>De la sua voce, anchor che da lontano<text:line-break/>Molto da me talhora<text:s/>udita sia,<text:line-break/>Tosto mi sento non so<text:s/>che timore,<text:line-break/>Che mi fa forza contra ogni ragione<text:line-break/>A fuggir presto dal latrar maligno,<text:line-break/>Che tremar<text:s/>mi fa tutto il cor nel petto.</text:p>
      <text:p text:style-name="P1352">SPACECosì l’huom nato per natura vile<text:line-break/>Quantunque armato sia poco è sicuro ;<text:line-break/>Ché, se ben fusse chiuso entro ad un muro,<text:line-break/>Però cangiar non può l’antico stile.</text:p>
      <text:p text:style-name="l"/>
      <text:p text:style-name="l">MSUSA l’huom,<text:s/>ch’è di cor vil, forza non giova.</text:p>
      <text:h text:style-name="Titre2" text:outline-level="2">[35.]</text:h>
      <text:p text:style-name="pb">P180</text:p>
      <text:h text:style-name="Titre2" text:outline-level="2">DI DUE ASINI.</text:h>
      <text:p text:style-name="P1353">DUE Asini facean camino insieme<text:line-break/>Carco di spugne l’un, l’altro di sale :<text:line-break/>Et insieme arrivaro ove d’un fiume<text:line-break/>Devean passar a nuoto il facil guado.<text:line-break/>Così<text:s/>nell’acque entrati ambo di pari,<text:line-break/>Quel, che di sale havea grave la soma,<text:line-break/>A sorte in certi sassi urtando cadde<text:line-break/>Oppresso anchor da quel soverchio peso,<text:line-break/>Sì che riverso andò del fiume al<text:s/>fondo.<text:line-break/><text:soft-page-break/>Ma risoluto il sal nell’onda molle<text:line-break/>Tosto risorse, e uscì senza periglio<text:line-break/>De l’acque fuor d’ogni gravezza scarco.<text:line-break/>Il che veduto l’altro,<text:s/>che leggiero<text:line-break/>De le spugne portava il debil peso,<text:line-break/>Credendo sciorsi anch’ei<text:s/>del proprio carco,<text:line-break/>A studio riversciossi entro a<text:s/>quel guado ;<text:line-break/>Ma non sì<text:s/>tosto fu di quello al fondo,<text:line-break/>Che le spugne bevendo il grave humore<text:line-break/>A doppio il caricar di doppia soma.<text:line-break/>Onde restando<text:s/>in lui l’usata forza<text:line-break/>Oppressa sì<text:s/>dal non usato pondo,<text:line-break/>Risalir non potendo ivi affogossi.</text:p>
      <text:p text:style-name="P1354">SPACESia dunque accorto chi tal caso intende,<text:line-break/>Che<text:s/>’l porsi a<text:s/>trar qualche pensiero al<text:s/>fine<text:line-break/>Non ricerca egual mezo in varia sorte<text:line-break/>D’occasion, di loco, e di valore ;<text:line-break/>Ma in diversa persona opra diversa.</text:p>
      <text:p text:style-name="l"/>
      <text:p text:style-name="l">MSUSNon quel, che ad un convien, conviensi a<text:s/>tutti.</text:p>
      <text:h text:style-name="Titre2" text:outline-level="2">[36.]</text:h>
      <text:p text:style-name="pb">P230</text:p>
      <text:h text:style-name="Titre2" text:outline-level="2">DELLA TESTUGGINE, ET L’AQUILA.</text:h>
      <text:p text:style-name="P1355">LA Testuggine un dì<text:s/>vistosi presso<text:line-break/>L’Aquila, che dal cielo era allhor<text:s/>scesa,<text:line-break/>Per riposarsi sopra il verde piano,<text:line-break/>Venne<text:s/>in gran voglia di poter volare<text:line-break/>Per provar quel piacer, c’haver pensava<text:line-break/>Gli augelli di passar per l’aere a volo.<text:line-break/>E tosto a<text:s/>pregar l’Aquila si diede<text:line-break/>Che le piacesse d’indi trarla seco<text:line-break/>A i<text:s/>superni del cielo immensi campi<text:line-break/>Per darle il modo, onde volar potesse.</text:p>
      <text:p text:style-name="P1356">SPACEIl generoso augel, che non volea<text:line-break/>Al suo sciocco pensier dar argomento<text:line-break/>Di sua ruina, con parlar<text:s/>benigno<text:line-break/>Cercò ritrarla da quel van disio<text:line-break/>Mostrandole il pericolo<text:s/>imminente,<text:line-break/>Che deveva sortir sì<text:s/>vana impresa.<text:line-break/>Ma non valse ragion, che s’adducesse,<text:line-break/>Per torla giù di quel cieco desio,<text:line-break/>Che<text:s/>’l lume di ragion cacciava al fondo ;<text:line-break/>Sì<text:s/>che costretta da un pregar noioso<text:line-break/>L’Aquila alfin per contentarla prese<text:line-break/>Quella su<text:s/>’l dorso fra gli<text:s/>adunchi artigli ;<text:line-break/>E quanto pote<text:s/>alto levossi a volo.</text:p>
      <text:p text:style-name="P1357">SPACEQuindi scoprendo largamente intorno<text:line-break/>In breve effigie i fiumi, i campi, e i monti,<text:line-break/><text:soft-page-break/>Sotto l’aspetto d’una altezza<text:s/>immensa,<text:line-break/>Le dimandò se allhor volar volea.</text:p>
      <text:p text:style-name="P1358">SPACELa Testuggine allhor, che affatto cieca<text:line-break/>Resa era già dal suo folle appetito,<text:line-break/>Le rispose bramarlo<text:s/>oltra ogni stima ;<text:line-break/>E che pensava haver appresa<text:s/>a pieno<text:line-break/>Del volar l’arte dal camin già fatto<text:line-break/>Fra l’ugne sue ; sì che lasciarla tosto<text:line-break/>Ella devesse andar per l’aria a<text:s/>nuoto.</text:p>
      <text:p text:style-name="P1359">SPACEVisto alfin l’ostinato suo pensiero<text:line-break/>L’Aquila, e vana ogni ragion con lei,<text:line-break/>Disse : dunque, se pur cotanto brami<text:line-break/>L’opra tentar, ch’a te natura vieta,<text:line-break/>Adopra quanto puoi le mani e<text:s/>i<text:s/>piedi,<text:line-break/>Poi che penne non hai per tal mestiero ;<text:line-break/>Che ben ti converrà destra mostrarti,<text:line-break/>Se da periglio tal salvar ti dei.</text:p>
      <text:p text:style-name="P1360">SPACECiò detto aperse di questo e<text:s/>quel piede<text:line-break/>Tosto gli artigli, et la diè in preda al fato.<text:line-break/>Così la miserella, che non have<text:line-break/>L’ali leggiere, onde sostenga il peso<text:line-break/>Del debil corpo suo terreno e grave,<text:line-break/>Sottosopra voltandosi alfin cadde<text:line-break/>Precipitosa sopra un duro sasso ;<text:line-break/>E schiacciata finì la vita e<text:s/>’l<text:s/>volo.</text:p>
      <text:p text:style-name="P1361">SPACECosì interviene a<text:s/>chi nell’alte imprese<text:line-break/>Da sé<text:s/>medesmo consigliar si vuole ;<text:line-break/>Ne de’ saggi dà fede a<text:s/>le parole<text:line-break/>Da buon discorso in sua salute spese.</text:p>
      <text:p text:style-name="l"/>
      <text:p text:style-name="l">MSUSMerta ogni mal chi sprezza il buon consiglio.</text:p>
      <text:h text:style-name="Titre2" text:outline-level="2">[37.]</text:h>
      <text:p text:style-name="pb">P60</text:p>
      <text:h text:style-name="Titre2" text:outline-level="2">D’UN VECCHIO, ET LA MORTE.</text:h>
      <text:p text:style-name="P1362">UN Vecchio contadino ito a<text:s/>far legna<text:line-break/>Nel bosco assai da sua stanza lontano<text:line-break/>Tornava a<text:s/>dietro d’un gran fascio carco :<text:line-break/>E stanco homai dal troppo grave peso,<text:line-break/>Da la lunga fatica, e dal camino,<text:line-break/>Ma molto più da i molti giorni et<text:s/>anni,<text:line-break/>Che gli premean di doppia soma il fianco,<text:line-break/>Al mezo de la via su la campagna<text:line-break/>La sarcina lasciò cadersi a<text:s/>terra<text:line-break/>Per riposar l’affaticate membra<text:line-break/>Sotto l’ardor del caldo estivo Sole.<text:line-break/>E rivolgendo con la mente spesso<text:line-break/>L’aspra calamità,<text:s/>che ognihor l’afflisse,<text:line-break/>Con la memoria de i passati guai<text:line-break/><text:soft-page-break/>Cresceva il duol del suo presente affanno.<text:line-break/>E come quel, ch’a tedio havea la vita,<text:line-break/>Piangendo e sospirando ad alta voce<text:line-break/>Più d’una volta richiamò la Morte.<text:line-break/>Tal ch’ella alfin dal suo parlar commossa<text:line-break/>Con faccia horrenda, e minaccioso aspetto<text:line-break/>In habito lugubre inanzi a lui<text:line-break/>Con ricercar ciò, ch’ei volea, comparse.<text:line-break/>L’improviso apparir del mostro horrendo<text:line-break/>Empì<text:s/>’l vecchio meschin di tal paura,<text:line-break/>Che tosto allhor allhor cangiò pensiero.<text:line-break/>Et non sapendo qual risposta darle,<text:line-break/>Disse : Io ti chiamo acciò mi presti aiuto<text:line-break/>In caricarmi del caduto peso,<text:line-break/>Che, come<text:s/>vedi, ancora in terra giace :<text:line-break/>Né<text:s/>da<text:s/>te cerco verun’altra cosa.</text:p>
      <text:p text:style-name="P1363">SPACECosì<text:s/>molti lontan chiaman la Morte,<text:line-break/>Che quando se la senton poi vicina<text:line-break/>Fuggon tremando con la faccia<text:s/>china<text:line-break/>Per non provar di lei la dura sorte.</text:p>
      <text:p text:style-name="l"/>
      <text:p text:style-name="l">MSUSL’huom disperato il mal lontano chiama,<text:line-break/>SPACEE<text:s/>quando l’ha vicin<text:s/>fuggirlo brama.</text:p>
      <text:h text:style-name="Titre2" text:outline-level="2">[38.]</text:h>
      <text:p text:style-name="pb">P376</text:p>
      <text:h text:style-name="Titre2" text:outline-level="2">DELLA RANA, ET SUO FIGLIUOLO.</text:h>
      <text:p text:style-name="P1364">VIDE la Rana il Bue vicino al fosso<text:line-break/>Ito per bere, e grande<text:s/>invidia prese<text:line-break/>Di sua grandezza,<text:s/>et<text:s/>tosto entrò in desio<text:line-break/>Di farsi eguale di statura a lui.<text:line-break/>E credendo poter giunger a questo<text:line-break/>Se forte si gonfiava il picciol ventre,<text:line-break/>Subito cominciò gonfiarsi tanto,<text:line-break/>Che<text:s/>’l suo figliuol, che la mirava in questo,<text:line-break/>De la sua morte assai temendo<text:s/>disse :<text:line-break/>Deh cessa madre, da<text:s/>la folle impresa,<text:line-break/>Ché<text:s/>se più<text:s/>segui torneratti in danno<text:line-break/>E de l’honore, e de la vita insieme.<text:line-break/>A che, se volse e<text:s/>la Natura e Dio<text:line-break/>Farti una Rana,<text:s/>vuoi tentar indarno<text:line-break/>Di farti un Bue ? ch’a te impossibil fia :<text:line-break/>Et converrai crepar pria che tu giunga<text:line-break/>Di quella forma a la centesma parte.<text:line-break/>Però giù pon l’invidia ; ché<text:s/>non pate<text:line-break/>Invidia quel, che di gran lunga avanza<text:line-break/>Ordinario valor<text:s/>di sorte eguale.<text:line-break/>E cedendo al voler de la<text:s/>natura<text:line-break/>Vivi de la tua sorte ognihor contenta :<text:line-break/><text:soft-page-break/>Né<text:s/>tentar con pericol manifesto<text:line-break/>De le tue forze l’impossibil opra.</text:p>
      <text:p text:style-name="P1365">SPACEElla, che non volea per modo alcuno<text:line-break/>Folle<text:s/>patir d’esser minor del Bue,<text:line-break/>Né<text:s/>creder che colui, ch’era suo figlio,<text:line-break/>Lei<text:s/>madre vincer di saper potesse,<text:line-break/>Che d’anni e mesi l’avanzava assai,<text:line-break/>Nulla stimava il suo consiglio sano :<text:line-break/>Ma riputando sue parole vane,<text:line-break/>E stimando accortezza il proprio humore<text:line-break/>Tanto gonfiossi, che crepar<text:s/>convenne.</text:p>
      <text:p text:style-name="P1366">SPACECosì spesso interviene al vecchio insano<text:line-break/>Di mente, che dal tempo misurando<text:line-break/>Il senno, sprezza del giovine saggio<text:line-break/>Il buon consiglio di ragion matura :<text:line-break/>E seguitando<text:s/>il suo pazzo discorso<text:line-break/>Si mette a far con cor superbo e vano<text:line-break/>Quel, ch’a ragion tentar non può, né deve.</text:p>
      <text:p text:style-name="P1367">SPACEDunque ascolti ciascun l’altrui consiglio<text:line-break/>Benignamente,<text:s/>e non si sdegni alcuno,<text:line-break/>Per esser padre ad altri, o<text:s/>maggior d’anni<text:line-break/>In altra guisa, al giovine dar fede,<text:line-break/>Che con<text:s/>ragione la sua lingua mova ;<text:line-break/>Ché<text:s/>non sta con l’età sempre il sapere :<text:line-break/>Né sempre è gioventù mendace e vana.</text:p>
      <text:p text:style-name="l"/>
      <text:p text:style-name="l">MSUSNon gli anni, ma il saper pesa e misura.</text:p>
      <text:h text:style-name="Titre2" text:outline-level="2">[39.]</text:h>
      <text:p text:style-name="pb">P93</text:p>
      <text:h text:style-name="Titre2" text:outline-level="2">DEL DRAGO, ET LA LIMA.</text:h>
      <text:p text:style-name="P1368">TROVÒ Il Drago una lima in mezo un campo ;<text:line-break/>E stretto da la fame allhor la prese<text:line-break/>Per divorarla non sapendo quale<text:line-break/>Cosa ella fosse : e mentre la stringea<text:line-break/>Tra duri denti indarno ritentando<text:line-break/>Di spezzarla sovente, e non potea<text:line-break/>Modo trovar, che quella a<text:s/>lui cedesse ;<text:line-break/>Dice ella : o<text:s/>sciocco, di te stesso fuori<text:line-break/>Ben sei, se stimi di poter<text:s/>far danno,<text:line-break/>Pur picciol danno, a<text:s/>la durezza estrema<text:line-break/>De’ miei ferrigni e ben temprati denti,<text:line-break/>A cui cede l’acciar più<text:s/>saldo e forte.<text:line-break/>Tal che prima i tuoi denti a pezzo a pezzo<text:line-break/>Si lascieranno, et<text:s/>da la<text:s/>mia durezza<text:line-break/>Consumati saranno a poco a<text:s/>poco,<text:line-break/>Che segno<text:s/>mostrin pur d’havermi offesa.</text:p>
      <text:p text:style-name="P1369">SPACESentì<text:s/>ciò il Drago, e come quel c’havea<text:line-break/>Lungamente provato indarno ogni<text:s/>opra<text:line-break/><text:soft-page-break/>Per farne stratio, alfin cangiò pensiero :<text:line-break/>Et cedendo lasciolla in pace starsi.</text:p>
      <text:p text:style-name="P1370">SPACECosì devria colui lasciar le imprese,<text:line-break/>Che impossibili sono alle sue<text:s/>forze,<text:line-break/>Né<text:s/>contrastar<text:s/>con quel, ch’è più possente<text:line-break/>Di virtute e valor : che nulla acquista<text:line-break/>Chi<text:s/>l’huom combatte, ch’è di lui più<text:s/>forte.</text:p>
      <text:p text:style-name="l"/>
      <text:p text:style-name="l">MSUSCeda chi manco vale<text:s/>al più<text:s/>possente.</text:p>
      <text:h text:style-name="Titre2" text:outline-level="2">[40.]</text:h>
      <text:p text:style-name="pb">P269</text:p>
      <text:h text:style-name="Titre2" text:outline-level="2">DEL CERVO, E<text:s/>’L CAVALLO, E L’HUOMO.</text:h>
      <text:p text:style-name="P1371">PASCEANO il Cervo, et il Cavallo insieme<text:line-break/>Dentro un bel prato di novella herbetta<text:line-break/>Per<text:s/>lunga usanza, e con invidia ognuno,<text:line-break/>Che<text:s/>’l compagno godesse un tanto bene,<text:line-break/>E consumasse quella parte, ch’esso,<text:line-break/>Se l’altro non ci fusse, havria per sua.<text:line-break/>E tanto un giorno in lor crebbe il dispetto,<text:line-break/>L’odio e la rabbia, che con<text:s/>pugna horrenda<text:line-break/>Vennero insieme a<text:s/>discoperta guerra.<text:line-break/>De laquale in più<text:s/>assalti<text:s/>il Cervo sempre<text:line-break/>Restò vincente<text:s/>per la<text:s/>gran fortezza,<text:line-break/>Ch’in fronte havea de le ramose corna.</text:p>
      <text:p text:style-name="P1372">SPACECosì<text:s/>il Caval perdendo ognihor la pugna<text:line-break/>Partì dolente a viva forza spinto<text:line-break/>Da la pastura di quel sito ameno :<text:line-break/>E cercando d’aiuto in quella guerra<text:line-break/>Alcun, che soccorresse al suo bisogno,<text:line-break/>Incontrò l’huomo ; a<text:s/>cui con prece humile<text:line-break/>L’opra sua chiese. Ond’ei, che disegnato<text:line-break/>Gran tempo haveva di soggetto farsi<text:line-break/>Quell’animal per li servigi suoi,<text:line-break/>Tosto pronto s’offerse in sua difesa :<text:line-break/>Ma disse ; che, se ben d’ingegno e forza<text:line-break/>Era bastante<text:s/>a superar il Cervo<text:line-break/>Quando quel si fermasse a<text:s/>la battaglia :<text:line-break/>Pur, quando ei si fuggisse, esso non era<text:line-break/>Possente di seguir sì<text:s/>lieve corso :<text:line-break/>Però mistier facea, ch’egli in sul dorso<text:line-break/>Là nel<text:s/>portasse, ove trovando il Cervo<text:line-break/>Non li giovasse la veloce fuga :<text:line-break/>Et ch’a bisogno tal egli devea<text:line-break/>Lasciarsi por da lui la sella, e<text:s/>’l freno,<text:line-break/>D’accomodarsi seco, e dargli il modo<text:line-break/>D’intender la sua voglia<text:s/>ove il bisogno<text:line-break/>Cercasse, ch’ei per lui volgesse il piede.</text:p>
      <text:soft-page-break/>
      <text:p text:style-name="P1373">SPACEIl Cavallo ciò inteso, e dal desio<text:line-break/>Di vincer l’inimico in ogni modo<text:line-break/>Già cieco fatto a scorger più<text:s/>lontano<text:line-break/>Di queste conditioni il dubbio fine,<text:line-break/>Fé ciò, che volse l’huom : lasciossi porre<text:line-break/>E sella e briglia ; e nel condusse in parte,<text:line-break/>Ove fra poco spatio il Cervo altiero<text:line-break/>Da le fort’armi, e da l’ingegno humano<text:line-break/>Alfin restò<text:s/>miseramente ucciso.</text:p>
      <text:p text:style-name="P1374">SPACEOnde il Cavallo al<text:s/>fin de le sue voglie<text:line-break/>Venuto homai, debite gratie rese<text:line-break/>Di tal favor a<text:s/>l’huomo : e poi<text:s/>li chiese<text:line-break/>Licenza per andarsi a<text:s/>goder solo<text:line-break/>Quel prato ameno, il resto di sua vita<text:line-break/>In dolce libertà passando<text:s/>lieto.</text:p>
      <text:p text:style-name="P1375">SPACEMa l’huom,<text:s/>che già l’havea nelle sue mani,<text:line-break/>E poteva domar a<text:s/>modo<text:s/>suo<text:line-break/>De le forze di lui l’alto valore,<text:line-break/>Disse : Che, s’egli in suo servitio havea<text:line-break/>Tanto sudato, che vittorioso<text:line-break/>Fatto<text:s/>l’havea del suo fiero nimico ;<text:line-break/>Era<text:s/>ben degno ancor, ch’esso il servisse<text:line-break/>Per qualche giorno in alcun suo bisogno,<text:line-break/>E che non intendea per modo alcuno<text:line-break/>Lasciarlo andar senza pagargli il costo<text:line-break/>Di sue fatiche, e nel ritenne a forza<text:line-break/>Sì, ch’ei rimase eternamente<text:s/>servo.</text:p>
      <text:p text:style-name="P1376">SPACECosì<text:s/>talhora un<text:s/>huomo, ch’è men forte<text:line-break/>Del suo nimico, e che<text:s/>soccorso chiede<text:line-break/>Ad huom, che più del suo nimico vale,<text:line-break/>Dopo le sue vittorie alfin rimane<text:line-break/>De la sua propria libertà perdente :<text:line-break/>Che quel, che vinto ha<text:s/>il suo nimico, ch’era<text:line-break/>Di lui più forte,<text:s/>assai più facilmente<text:line-break/>Può vincer lui, di cui già possessore<text:line-break/>Si sente, e haver tutte le forze in mano ;<text:line-break/>Né vuol haver per altri indarno speso<text:line-break/>Il valor proprio : ché raro si trova<text:line-break/>Chi per un altro il suo metta a<text:s/>periglio,<text:line-break/>Senza speranza di guadagno haverne.</text:p>
      <text:p text:style-name="l"/>
      <text:p text:style-name="l">MSUSForza, che d’altrui pende, è vinta e serva.</text:p>
      <text:h text:style-name="Titre2" text:outline-level="2">[41.]</text:h>
      <text:p text:style-name="pb"><text:span text:style-name="T1377">PØ</text:span></text:p>
      <text:h text:style-name="Titre2" text:outline-level="2">DEL PORCO, ET DEL CANE.</text:h>
      <text:p text:style-name="P1378">STUPIDO il Porco<text:s/>disse un giorno al Cane :<text:line-break/>Non so, caro fratel, perché<text:s/>tu stai<text:line-break/>Vicin sempre al patron, che spesso spesso<text:line-break/><text:soft-page-break/>Ti<text:s/>batte, e più tu l’accarezzi ognihora :<text:line-break/>Tal ch’io, che mai da lui non sento offesa,<text:line-break/>Anzi nutrito son due volte il giorno,<text:line-break/>Non me<text:s/>’l posso giamai veder da presso<text:line-break/>Con cor sicuro, pur temendo quello,<text:line-break/>Che tu provato ognihor par che non temi.</text:p>
      <text:p text:style-name="P1379">SPACEA questo il Cane, io ti dirò (rispose)<text:line-break/>Di ciò quella cagion, che il ver m’insegna.<text:line-break/>Mi percuote il patron tal volta il dosso,<text:line-break/>Non<text:s/>per odio, o<text:s/>dispetto, in ch’ei mi tenga ;<text:line-break/>Ma per amor, ch’egli mi porta, e farmi<text:line-break/>Di quello instrutto, ond’io<text:s/>possa esser atto<text:line-break/>Ne i suoi servigi, e più felice farmi.<text:line-break/>Quinci avien poi, che seco andando a caccia<text:line-break/>Mi rendo pronto a<text:s/>mille belle imprese :<text:line-break/>E mi pasco di starne, e di fagiani,<text:line-break/>E di mille altri cibi ottimi e rari :<text:line-break/>Tal che dolce mi sembra ogni percossa,<text:line-break/>Ch’io da lui sento a<text:s/>mia dottrina darmi ;<text:line-break/>Perch’utile et<text:s/>honore alfin m’apporta,<text:line-break/>Ond’ho cagion di starmi a<text:s/>lui vicino :<text:line-break/>Ma tu bene<text:s/>a<text:s/>ragion fuggirlo dei,<text:line-break/>Et più quando egli ti nudrisce et pasce<text:line-break/>Di miglior cibo ; perché allhor s’appressa<text:line-break/>(Né vorrei dirlo) di tua vita il fine ;<text:line-break/>Quando egli ha<text:s/>gran piacer, che tu t’ingrassi,<text:line-break/>Stando in quiete, e in dolce almo riposo<text:line-break/>Per goder poi de le tue carni un giorno.</text:p>
      <text:p text:style-name="l"/>
      <text:p text:style-name="l">MSUSUtile è il mal, che per buon fin si pate.</text:p>
      <text:h text:style-name="Titre2" text:outline-level="2">[42.]</text:h>
      <text:p text:style-name="pb">P451</text:p>
      <text:h text:style-name="Titre2" text:outline-level="2">DEL LUPO, ET LE PECORE.</text:h>
      <text:p text:style-name="P1380">VESTISSI il Lupo i panni d’un pastore<text:line-break/>Per ingannar le semplicette agnelle<text:line-break/>Con l’apparenza de l’altrui sembiante,<text:line-break/>Celando il troppo conosciuto pelo :<text:line-break/>E col bastone in man, co<text:s/>’l fiasco al tergo,<text:line-break/>E con la Tibia pastorale al fianco,<text:line-break/>Verso il gregge vicin ratto inviossi,<text:line-break/>Sperando di condurlo entro un<text:s/>ovile<text:line-break/>Fatto da lui d’una spelonca oscura,<text:line-break/>E prepararsi per un<text:s/>anno il cibo,<text:line-break/>Che<text:s/>senza faticar potria godersi.</text:p>
      <text:p text:style-name="P1381">SPACEMa quando l’empio fu giunto tra<text:s/>’l gregge,<text:line-break/>(Tra<text:s/>’l gregge, il qual non lo temea credendo<text:line-break/>Dal suo vestir ch’ei fosse il suo pastore)<text:line-break/>E volse dar la voce, onde il<text:s/>volgesse<text:line-break/><text:soft-page-break/>Al pensato camin, fiero ullulato<text:line-break/>Fuori mandò di tanto horror ripieno,<text:line-break/>Che le paurose pecorelle tutte<text:line-break/>Smarrite ne restaro, e quello al grido<text:line-break/>Riconosciuto rimirando a dietro<text:line-break/>Si diedero a fuggir velocemente<text:line-break/>A i vicin tetti del nativo albergo ;<text:line-break/>Et ei di<text:s/>ciò restò schernito, e tristo.</text:p>
      <text:p text:style-name="P1382">SPACETal l’huom bugiardo e<text:s/>di malitia pieno<text:line-break/>Rimaner suole a<text:s/>lungo andar, né<text:s/>puote<text:line-break/>Sempre venir al<text:s/>fin del suo pensiero<text:line-break/>Con la bugia del suo fallace inganno,<text:line-break/>Ché<text:s/>finalmente il ver da sé<text:s/>si scopre ;<text:line-break/>E l’istessa bugia ne<text:s/>’l fa<text:s/>palese.</text:p>
      <text:p text:style-name="l"/>
      <text:p text:style-name="l">MSUSNon può la falsità star sempre occulta.</text:p>
      <text:h text:style-name="Titre2" text:outline-level="2">[43.]</text:h>
      <text:p text:style-name="pb">P192</text:p>
      <text:h text:style-name="Titre2" text:outline-level="2">DELLA GALLINA, ET LA RONDINE.</text:h>
      <text:p text:style-name="P1383">LA Gallina trovò del Serpe l’uova,<text:line-break/>SPACEEt a<text:s/>covarle incominciò cortese ;<text:line-break/>SPACEPerché n’uscisse la<text:s/>progenie nova<text:line-break/>SPACECon desio di ben far, ch’a<text:s/>ciò l’accese.<text:line-break/>SPACEMa mentre ch’ella con amor le cova,<text:line-break/>SPACELa Rondinella, che tal<text:s/>opra intese,<text:line-break/>SPACECome colei, che saggia era, et<text:s/>accorta,<text:line-break/>SPACELa semplicetta in cotal modo esorta.</text:p>
      <text:p text:style-name="l"/>
      <text:p text:style-name="P1384">Vana è, misera, l’opra e a<text:s/>te mortale,<text:line-break/>SPACEA cui con tanto amor e studio attendi :<text:line-break/>SPACEChe tu prepari a<text:s/>te medesma il male,<text:line-break/>SPACECh’anzi fuggir devresti hor che l’intendi :<text:line-break/>SPACEChe quando al<text:s/>fin d’una fatica tale<text:line-break/>SPACEGiunta sarai, se accorta il ver comprendi,<text:line-break/>SPACEE spererai<text:s/>qualche mercede a<text:s/>tanto<text:line-break/>SPACEAffanno, il frutto fia sol doglia e pianto.</text:p>
      <text:p text:style-name="l"/>
      <text:p text:style-name="P1385">Che i Serpi n’usciran,<text:s/>la cui natura<text:line-break/>SPACESempre è di mal<text:s/>oprar ; e ti faranno<text:line-break/>SPACELe prime<text:s/>ingiurie, e da tua ria ventura<text:line-break/>SPACEAd ingiuriar gli altri impareranno :<text:line-break/>SPACEE, se non ti trarranno a<text:s/>morte oscura<text:line-break/>SPACEIl primo dì, che de l’uova usciranno,<text:line-break/>SPACEFaran col tempo eterna ingiuria<text:s/>poi<text:line-break/>SPACECon tua gran pena a’<text:s/>proprii<text:s/>figli tuoi.</text:p>
      <text:p text:style-name="l"/>
      <text:p text:style-name="P1386">Lasciale dunque, e<text:s/>non pensar giamai<text:line-break/>SPACEDi premio<text:s/>haverne usando atto gentile ;<text:line-break/><text:soft-page-break/>SPACEChé<text:s/>se ben cortesia merita assai ;<text:line-break/>SPACEChi per natura è rio non cangia stile :<text:line-break/>SPACEE per buon’opra rende<text:s/>pene e guai,<text:line-break/>SPACEEt è superbo a<text:s/>quel, che gli è più humile :<text:line-break/>SPACENé può placar un beneficio pio<text:line-break/>SPACEUn cor, che nato sia crudele e rio.</text:p>
      <text:p text:style-name="l"/>
      <text:p text:style-name="l">MNOIChi l’empio esalta, è da lui posto al basso.</text:p>
      <text:h text:style-name="Titre2" text:outline-level="2">[44.]</text:h>
      <text:p text:style-name="pb">P198</text:p>
      <text:h text:style-name="Titre2" text:outline-level="2">DEL SERPENTE, ET GIOVE.</text:h>
      <text:p text:style-name="P1387">IN mezo d’una via stava il Serpente,<text:line-break/>SPACENé<text:s/>però ad altri facea danno alcuno,<text:line-break/>SPACEAnzi<text:s/>sempre calcato era da ognuno,<text:line-break/>SPACEE tolto a<text:s/>scherno da l’humana gente :</text:p>
      <text:p text:style-name="P1388">E con Giove si dolse, che<text:s/>innocente<text:line-break/>SPACEEssendo, gli era ogni<text:s/>huom sempre importuno.<text:line-break/>SPACEOnd’ei gli disse : Ognun sarà digiuno<text:line-break/>SPACED’offenderti, se men sarai clemente :</text:p>
      <text:p text:style-name="P1389">E, se col primo, che ti<text:s/>fece offesa,<text:line-break/>SPACEL’ira mostrato havesti, e<text:s/>’l tuo veleno,<text:line-break/>SPACEA l’altre ingiurie ciò t’era difesa.</text:p>
      <text:p text:style-name="P1390">Perché chi vive di modestia pieno<text:line-break/>SPACEFa ch’ogni altro l’ingiuria, e vilipesa :<text:line-break/>SPACEE chi<text:s/>suol vendicarsi a<text:s/>lor pon freno.</text:p>
      <text:p text:style-name="l"/>
      <text:p text:style-name="l">MNOIChi facile perdona, ingiuria aspetta.</text:p>
      <text:h text:style-name="Titre2" text:outline-level="2">[45.]</text:h>
      <text:p text:style-name="pb">P112-373</text:p>
      <text:h text:style-name="Titre2" text:outline-level="2">DELLE FORMICHE, ET LA CICALA.</text:h>
      <text:p text:style-name="P1391">MENTRE che al<text:s/>Sol nella più algente bruma<text:line-break/>Givan molte formiche in lunga schiera<text:line-break/>Portando ad asciugar l’humido grano<text:line-break/>Fuor de la buca, ove l’havean riposto ;<text:line-break/>La misera<text:s/>Cicala, che di fame<text:line-break/>Già si moriva, con<text:s/>preghiere humili<text:line-break/>Cominciò loro a<text:s/>supplicar soccorso.<text:line-break/>Il che sentendo una di lor più<text:s/>antica<text:line-break/>D’anni, e di lunga esperienza dotta<text:line-break/>Le domandò quel, che l’està passata<text:line-break/>Ella facesse : e rispondendo quella,<text:line-break/>Che col batter de l’ali, e<text:s/>’l mover tuono<text:line-break/>Dentro a<text:s/>le cartilagini sonanti<text:line-break/>De l’aureo ventre un’harmonia soave<text:line-break/><text:soft-page-break/>Formar soleva per comun ristoro<text:line-break/>De gli affannati, e stanchi pellegrini,<text:line-break/>Che sotto il fiero ardor del<text:s/>Sole estivo<text:line-break/>Facean<text:s/>passaggio per gli aperti campi.</text:p>
      <text:p text:style-name="P1392">SPACEAllhor<text:s/>colei, che tal risposta intese,<text:line-break/>Con accorto parlar disse<text:s/>ridendo.<text:line-break/>Dunque, se allhor così cantar solevi<text:line-break/>Senza pensar che far devesti il<text:s/>Verno,<text:line-break/>Hor ballerai per far più<text:s/>bello il giuoco :<text:line-break/>Il che tanto puoi far più agevolmente,<text:line-break/>Quanto hai di<text:s/>cibo il ventre hora men carco.</text:p>
      <text:p text:style-name="P1393">SPACEGiovani, voi che de’ vostri anni il<text:s/>fiore<text:line-break/>Dietro a le vanità perdendo andate,<text:line-break/>Senza pensar di vostra vita il fine,<text:line-break/>Aprite a<text:s/>questo esempio, aprite gli occhi :<text:line-break/>Et imparate con più san discorso,<text:line-break/>Che v’è mestiero in su la primavera<text:line-break/>Di vostra età pensar di quella al verno :<text:line-break/>Se non volete a l’ultima vecchiezza<text:line-break/>Giunger infermi, e di miseria pieni ;<text:line-break/>Che l’antico proverbio è cosa vera,<text:line-break/>La vita il fine, il dì loda la sera.</text:p>
      <text:p text:style-name="l"/>
      <text:p text:style-name="l">MSUSChi vuol da savio oprar<text:s/>pensi al suo fine.</text:p>
      <text:h text:style-name="Titre2" text:outline-level="2">[46.]</text:h>
      <text:p text:style-name="pb">P12</text:p>
      <text:h text:style-name="Titre2" text:outline-level="2">DELLA VOLPE, ET DEL PARDO.</text:h>
      <text:p text:style-name="P1394">LA Volpe e<text:s/>’l Pardo si trovaro insieme<text:line-break/>Un giorno a spasso, e vennero a<text:s/>contesa<text:line-break/>Tra loro di beltà. Diceva il Pardo<text:line-break/>Vedi la pelle mia di varie macchie<text:line-break/>Con ordine e misura al par del cielo,<text:line-break/>Ch’è di stelle<text:s/>dipinto, adorna tutta<text:line-break/>Con tal vaghezza, che<text:s/>stupore apporta<text:line-break/>A qualunque la vede : e tal è<text:s/>’l pregio<text:line-break/>Suo, che Baccho figliuol del sommo Giove<text:line-break/>Non si sdegna coprir le belle membra<text:line-break/>D’altra mai per lo più, che di tal pelle,<text:line-break/>Che tutta<text:s/>la mia specie adorna e veste.</text:p>
      <text:p text:style-name="P1395">SPACETacque mentre ei parlava allhor la Volpe ;<text:line-break/>Dapoi sciolse la lingua in tal risposta.</text:p>
      <text:p text:style-name="P1396">SPACESe di beltà fra noi movi contesa<text:line-break/>Intender dei de la beltà più vera :<text:line-break/>La qual di quella parte esser s’intende,<text:line-break/>Che forma dona a<text:s/>l’animal vivente,<text:line-break/>Questa s’intende la bellezza interna,<text:line-break/>Non quella esterior, che d’accidente<text:line-break/>Esterior<text:s/>patir può sempre oltraggio ;<text:line-break/><text:soft-page-break/>E variando la primiera forma<text:line-break/>Divenir sozza a l’altrui vista e lorda.<text:line-break/>Però di questa a<text:s/>me ceder tu dei,<text:line-break/>Se non sei folle in tutto, ognihor la palma ;<text:line-break/>A me ;<text:s/>che quanto hai tu vario d’aspetto<text:line-break/>Il dorso tutto, ho vario e di colori<text:line-break/>Mille dipinto l’animo e l’ingegno<text:line-break/>Atto a<text:s/>fornir mille lodate imprese :<text:line-break/>E per ciò bella sono in quel, ch’importa<text:line-break/>Più, che la pelle facile a<text:s/>smarrire<text:line-break/>L’apparente beltà, ch’offender puossi :<text:line-break/>Onde la mia non può<text:s/>sentir offesa<text:line-break/>Mentre con essa mi riserbo<text:s/>in vita.</text:p>
      <text:p text:style-name="P1397">SPACEDa questo impari ognun prezzar quel bene,<text:line-break/>Che l’alma apportar suol, non la fortuna<text:line-break/>C’hor chiara sembra, hor con la faccia bruna,<text:line-break/>E sempre forma variar conviene.</text:p>
      <text:p text:style-name="l"/>
      <text:p text:style-name="l">MSUSPiù<text:s/>bello è il bel del cor, che il bel del volto.</text:p>
      <text:h text:style-name="Titre2" text:outline-level="2">[47.]</text:h>
      <text:p text:style-name="pb">P167,<text:s/><text:span text:style-name="T1398">cf.</text:span><text:s/>P80</text:p>
      <text:h text:style-name="Titre2" text:outline-level="2">DELLA MOSCA.</text:h>
      <text:p text:style-name="P1399">GIÀ dentro un’olla, che di carne piena<text:line-break/>Era d’alesso nel tepido humore<text:line-break/>Bolliva al foco, nell’humor fervente<text:line-break/>Entrò la Mosca da la gola tratta<text:line-break/>Del grasso cibo, che nuotar vedea :<text:line-break/>Del qual dapoi, c’hebbe satiato a<text:s/>pieno<text:line-break/>L’ingorda brama, e<text:s/>’l temerario ardire,<text:line-break/>Venne sì<text:s/>gonfia del mangiato pasto,<text:line-break/>E<text:s/>di quella bevanda a lei soave,<text:line-break/>Che non potea levarsene, e cadendo<text:line-break/>Anzi<text:s/>più<text:s/>in mezo del liquor profondo<text:line-break/>De la<text:s/>vicina morte in mano andava ;<text:line-break/>Onde vedendo non poter fuggire<text:line-break/>L’odiato fin de la penosa vita,<text:line-break/>Cominciò confortarsi in cotal guisa.<text:line-break/>Tanto ho bevuto qui, tanto ho mangiato,<text:line-break/>Et tanto bene homai lavata i’<text:s/>sono,<text:line-break/>Ch’a ragion debbo volontieri e in pace<text:line-break/>Sostener di mia vita un simil fine.</text:p>
      <text:p text:style-name="P1400">SPACECosì<text:s/>dee tolerar l’huomo prudente<text:line-break/>Quel, che non può per modo alcun<text:s/>fuggire ;<text:line-break/>E quel, che vuol necessità, seguire,<text:line-break/>Per non parer altrui di bassa mente.</text:p>
      <text:p text:style-name="l"/>
      <text:p text:style-name="l">MSUSQuel, che<text:s/>schivar non puoi, sopporta in pace.</text:p>
      <text:soft-page-break/>
      <text:h text:style-name="Titre2" text:outline-level="2">[48.]</text:h>
      <text:p text:style-name="pb">P182</text:p>
      <text:h text:style-name="Titre2" text:outline-level="2">DELL’ASINO, CHE PORTAVA IL SIMOLACRO.</text:h>
      <text:p text:style-name="P1401">UN ASINEL, che sopra il tergo vile<text:line-break/>Havea di Giove un simolacro d’oro,<text:line-break/>Ch’al Tempio il suo padron seco trahea,<text:line-break/>Mentre passava per diverse vie<text:line-break/>Era inchinato da la gente tutta,<text:line-break/>Che con divotion s’humiliava<text:line-break/>Del nume vano a<text:s/>quella ricca imago.<text:line-break/>Ma credendo il meschin, che quell’honore<text:line-break/>Venisse fatto al suo nobile aspetto,<text:line-break/>Del suo stolto parer tanto gonfiossi,<text:line-break/>Che<text:s/>preso allhor da quella gloria vana,<text:line-break/>E tosto in mezo del camin fermato<text:line-break/>Levando per superbia in alto il capo<text:line-break/>Tutto si vagheggiava ; et non volea<text:line-break/>Mirando hor qua hor là mover un passo :<text:line-break/>E d’esser nato un<text:s/>Asino del tutto<text:line-break/>Già si scordava, se non era allhora<text:line-break/>Il suo padron, che con un grosso fusto<text:line-break/>Percotendo le natiche asinine<text:line-break/>Gli fece di sé<text:s/>stesso entrar in mente<text:line-break/>Con molte busse, et<text:s/>con simil parole.<text:line-break/>Segui pur pazzo il tuo preso camino,<text:line-break/>Che non sei tu, ma quel, che porti, è<text:s/>’l Dio,<text:line-break/>Che<text:s/>da ciascun, che vedi, è riverito.</text:p>
      <text:p text:style-name="P1402">SPACED’ogni superbo cor questo è figura,<text:line-break/>C’ha di publico honor titolo e nome,<text:line-break/>E non si porta in suo costume, come<text:line-break/>La prudenza richiede a<text:s/>sua natura.</text:p>
      <text:p text:style-name="l"/>
      <text:p text:style-name="l">MSUSL’honor dato a<text:s/>l’huom sciocco insano il rende.</text:p>
      <text:h text:style-name="Titre2" text:outline-level="2">[49.]</text:h>
      <text:p text:style-name="pb"><text:span text:style-name="T1403">P508</text:span></text:p>
      <text:h text:style-name="Titre2" text:outline-level="2">DI PALLADE,<text:s/>ET DI GIOVE.</text:h>
      <text:p text:style-name="P1404">GIÀ fu che ognun de gl’immortali Dei<text:line-break/>A suo piacer un<text:s/>arbore si elesse<text:line-break/>D’haver per propria<text:s/>insegna in sua tutela.<text:line-break/>Così Giove la Quercia altera prese ;<text:line-break/>Venere il Mirto ; il Pino il Dio del mare ;<text:line-break/>Apollo il Lauro ; et<text:s/>la sublime Pioppa<text:line-break/>In gloria cesse del famoso Alcide.</text:p>
      <text:p text:style-name="P1405">SPACEQuesto veduto allhor Pallade saggia<text:line-break/>Restò sospesa di stupore alquanto,<text:line-break/><text:soft-page-break/>Che tale elettion fosse caduta<text:line-break/>Sovra di piante infruttuose e vane,<text:line-break/>Poi che ciascun sapea, che immensa copia<text:line-break/>Di fruttifere pur ne havea la Terra,<text:line-break/>Da farne agevolmente utile eletta :<text:line-break/>Et domandando al sommo padre Giove<text:line-break/>Modestamente la cagion di questo,<text:line-break/>Alfine hebbe da lui cotal risposta.</text:p>
      <text:p text:style-name="P1406">SPACELa cagion,<text:s/>figlia, che ciascun ne indusse<text:line-break/>A<text:s/>far elettion d’inutil pianta,<text:line-break/>Fu certo un ragionevole rispetto,<text:line-break/>C’habbiam che<text:s/>’l mondo non pensasse mai,<text:line-break/>Che per l’utilità vil di quel frutto<text:line-break/>Il proprio honore alcun di noi vendesse,<text:line-break/>Onde il nome divin restasse infame.</text:p>
      <text:p text:style-name="P1407">SPACEUdito ciò la generosa Dea<text:line-break/>Per dar del suo saper degna risposta<text:line-break/>In sì<text:s/>fatto parlar la lingua sciolse.</text:p>
      <text:p text:style-name="P1408">SPACEPrendasi pur ognuno, o<text:s/>sommo Padre,<text:line-break/>De gl’immortali Dei qual più gli aggrada<text:line-break/>Inutil pianta del suo pregio insegna,<text:line-break/>Ch’io quanto a me, cui sempre giova e piace<text:line-break/>L’honor goder con l’utile congiunto,<text:line-break/>M’eleggerò la pretiosa oliva,<text:line-break/>Di cui voglio esser protettrice amica.</text:p>
      <text:p text:style-name="P1409">SPACEAllhor baciò la valorosa figlia<text:line-break/>Il Padre Giove ; et<text:s/>tutto allegro disse.</text:p>
      <text:p text:style-name="P1410">SPACEO<text:s/>degna figlia del tuo Padre Giove,<text:line-break/>Ben mostri al tuo parlar accorto et<text:s/>saggio,<text:line-break/>Et al giudicio del sublime ingegno,<text:line-break/>Che non del ventre di femina vile,<text:line-break/>Ma del mio divin capo uscita sei.<text:line-break/>Però sarai da i secoli futuri<text:line-break/>Meritamente ognihor saggia chiamata :<text:line-break/>Che veramente quella gloria è<text:s/>vana,<text:line-break/>Che da l’util si vede ognihor lontana.</text:p>
      <text:p text:style-name="l"/>
      <text:p text:style-name="l">MSUSVero honor non è quel, che in danno torna.</text:p>
      <text:h text:style-name="Titre2" text:outline-level="2">[50.]</text:h>
      <text:p text:style-name="pb">P116</text:p>
      <text:h text:style-name="Titre2" text:outline-level="2">DEL GRANCHIO,<text:s/>ET LA VOLPE.</text:h>
      <text:p text:style-name="P1411">IL Granchio un giorno era del Mare uscito<text:line-break/>Per novello disio di trovar cibo,<text:line-break/>Che gli gustasse fuor de l’onde salse ;<text:line-break/>Onde pascendo a suo diporto andava<text:line-break/>Lungo a la spiaggia del vicino lito.<text:line-break/>E la Volpe, che intorno iva cercando<text:line-break/>Da satiar la fame, che già quatro<text:line-break/><text:soft-page-break/>Intieri giorni le rodeva il ventre,<text:line-break/>Visto quel di lontan subito<text:s/>corse,<text:line-break/>E tosto l’afferrò per divorarlo.<text:line-break/>Ei che s’accorse del crudele effetto,<text:line-break/>Né scampo a sua salute haver poteva,<text:line-break/>Lagrimando tra sé<text:s/>disse : Ben merto<text:line-break/>Lasso, meschino, e<text:s/>questo e peggior male,<text:line-break/>Poi c’havendo nel mar cibo bastante<text:line-break/>Di condur la mia vita insino al fine,<text:line-break/>S’io di Nestore ben vivessi gli anni,<text:line-break/>Ho voluto cercar novella strada<text:line-break/>Di pasturarmi fuor del<text:s/>luogo usato,<text:line-break/>In parti entrando a mia natura avverse ;<text:line-break/>E d’animal marin terrestre farmi,<text:line-break/>Perdendo col<text:s/>mio albergo ancor la vita.</text:p>
      <text:p text:style-name="P1412">SPACECosì fa<text:s/>l’huom, che da<text:s/>troppo desio<text:line-break/>Di cose nove la sua patria lassa,<text:line-break/>E temerario arditamente passa<text:line-break/>Ove misero cade in stato rio.</text:p>
      <text:p text:style-name="l"/>
      <text:p text:style-name="l">MSUSIl cercar varia sorte<text:s/>è talhor morte.</text:p>
      <text:h text:style-name="Titre2" text:outline-level="2">[51.]</text:h>
      <text:p text:style-name="pb">P80</text:p>
      <text:h text:style-name="Titre2" text:outline-level="2">DELLE MOSCHE NEL MELE.</text:h>
      <text:p text:style-name="P1413">D’UN gran vaso di mel, ch’a<text:s/>un pellegrino<text:line-break/>Si ruppe, era una via sparsa nel mezo<text:line-break/>Con largo<text:s/>giro : ond’una copia grande<text:line-break/>Di Mosche in quello da la gola tratte<text:line-break/>Dolcemente pascean l’amato humore.<text:line-break/>Ma quando fur ben satie e di mel piene<text:line-break/>Volendosi da quello alzar a volo<text:line-break/>Parte da la gravezza del pasciuto<text:line-break/>Ventre, parte dal mel tenace fatto<text:line-break/>Dal Sole<text:s/>ardente de l’estivo giorno<text:line-break/>Ritenute di là mover il piede<text:line-break/>Mai non potero, e<text:s/>faticarsi indarno.<text:line-break/>E mentre stavan dibattendo l’ali<text:line-break/>Diversi augei, che quelle hanno per cibo,<text:line-break/>Di questo accorti tosto si calaro,<text:line-break/>E le divorar tutte in poco d’hora.</text:p>
      <text:p text:style-name="l"><text:span text:style-name="T1414">SPACE</text:span><text:span text:style-name="T1415">Dino</text:span><text:span text:style-name="T1416">ta questo, che colui, che tutto</text:span><text:span text:style-name="T1417"><text:line-break/></text:span><text:span text:style-name="T1418">Si dona al senso de la gola in pred</text:span><text:span text:style-name="T1419">a</text:span><text:span text:style-name="T1420"><text:line-break/>Senza tener in questo ordine o</text:span><text:span text:style-name="T1421"><text:s/>modo,</text:span><text:span text:style-name="T1422"><text:line-break/>Che suol ragion<text:s/></text:span><text:span text:style-name="T1423">dottar</text:span><text:span text:style-name="Appelnotedebasdep."><text:note text:note-class="footnote" text:id="_ftn3"><text:note-citation>4</text:note-citation><text:note-body><text:p text:style-name="Notedebasdepage"><text:span text:style-name="T1424"><text:s/></text:span><text:span text:style-name="T1425">[NdE]<text:s/></text:span><text:span text:style-name="T1426">Le sens de la phrase semblerait plutôt appeler le verbe<text:s/></text:span><text:span text:style-name="T1427">« dettar »</text:span><text:span text:style-name="T1428">.<text:s/></text:span></text:p></text:note-body></text:note></text:span><text:span text:style-name="T1429"><text:s/>a chi prudente</text:span><text:span text:style-name="T1430"><text:line-break/>Nutrir si v</text:span><text:span text:style-name="T1431">uol di delicati cibi</text:span><text:span text:style-name="T1432"><text:line-break/>Per sua salute, ma si astien dal trop</text:span><text:span text:style-name="T1433">po,</text:span><text:span text:style-name="T1434"><text:line-break/>Che nuocer suole, onde tal v</text:span><text:span text:style-name="T1435">itio nasce</text:span><text:span text:style-name="T1436"> ;</text:span><text:span text:style-name="T1437"><text:line-break/></text:span><text:soft-page-break/><text:span text:style-name="T1438">Sov</text:span><text:span text:style-name="T1439">ente casca in misera fo</text:span><text:span text:style-name="T1440">rtuna,</text:span><text:span text:style-name="T1441"><text:line-break/>E de la Morte ancor tal v</text:span><text:span text:style-name="T1442">olta in mano.</text:span></text:p>
      <text:p text:style-name="l"/>
      <text:p text:style-name="l">MSUSSpesso la gola altrui guida a mal fine.</text:p>
      <text:h text:style-name="Titre2" text:outline-level="2">[52.]</text:h>
      <text:p text:style-name="pb">P<text:span text:style-name="T1443">Ø</text:span></text:p>
      <text:h text:style-name="Titre2" text:outline-level="2">DELL’ASINO, LA SIMIA, ET LA TALPA.</text:h>
      <text:p text:style-name="P1444">L’ASINO si<text:s/>dolea che l’ampia fronte<text:line-break/>Non havea, come il Bue, di corne armata ;<text:line-break/>Né<text:s/>la Simia facea minor lamento<text:line-break/>Di non haver la coda, onde coprisse<text:line-break/>Le parti, che modestia asconder suole.<text:line-break/>Tal che sentito allhor la cieca Talpa<text:line-break/>D’ambodue la querela, e<text:s/>’l rio cordoglio<text:line-break/>Lor si fé<text:s/>incontra, e tai parole mosse.</text:p>
      <text:p text:style-name="P1445">SPACEDeh perché fate invan tante querele<text:line-break/>Voi, che per altro pur felici sete ?<text:line-break/>Se me, ch’esclusa de l’amata luce<text:line-break/>Vivo<text:s/>infelice sotto eterna notte<text:line-break/>Priva del maggior ben, ch’al mondo sia,<text:line-break/>Vedete star senza querela<text:s/>in pace ?</text:p>
      <text:p text:style-name="P1446">SPACEDunque colui, che sé<text:s/>misero crede,<text:line-break/>Stia ne gli affanni suoi costante e forte ;<text:line-break/>E nel voler di Dio paghi sua sorte<text:line-break/>De l’affanno maggior, che in altri vede.</text:p>
      <text:p text:style-name="l"/>
      <text:p text:style-name="l">MSUSConforto è al proprio<text:s/>il maggior mal d’altrui.</text:p>
      <text:h text:style-name="Titre2" text:outline-level="2">[53.]</text:h>
      <text:p text:style-name="pb">P682</text:p>
      <text:h text:style-name="Titre2" text:outline-level="2">D’UN MARITO, CHE CERCAVA AL<text:s/>CON-<text:line-break/>trario del fiume la moglie affogata.</text:h>
      <text:p text:style-name="P1447">UN<text:s/>huom, di cui la moglie in certo fiume<text:line-break/>Sendo caduta alfine estinta giacque,<text:line-break/>Il<text:s/>cadavero suo cercava indarno<text:line-break/>Incontra<text:s/>’l corso de le rapid’onde.<text:line-break/>Tal che più<text:s/>d’un, che la fatica vana<text:line-break/>Scorgea di lui<text:s/>da carità commosso<text:line-break/>Gli ricordava<text:s/>con parlar cortese,<text:line-break/>Che per trovarla a<text:s/>la seconda andasse<text:line-break/>Del corrente liquor, che in giù trahea.<text:line-break/>Ma quel, che poco tal<text:s/>pensier curava<text:line-break/>Così<text:s/>rispose : Io non farò già questo :<text:line-break/>Perché mentre mia Donna in vita resse<text:line-break/>Fu da l’altrui parer così<text:s/>diversa,<text:line-break/><text:soft-page-break/>Così di voglia sua, così lontana<text:line-break/>Dal comune voler, così contraria<text:line-break/>A qual si voglia altrui genio e costume,<text:line-break/>Che di ragion non è da creder mai,<text:line-break/>Che natura cangiando hora ch’è morta,<text:line-break/>Deggia corso tener se non diverso<text:line-break/>Tutto, o contrario a<text:s/>quel, che l’onda tiene.</text:p>
      <text:p text:style-name="P1448">SPACECotal esempio a l’huom discreto insegna<text:line-break/>Che vitio natural difficilmente<text:line-break/>Si lascia, ove invecchiato habbia la mente<text:line-break/>Ostinato voler, che in altri regna.</text:p>
      <text:p text:style-name="l"/>
      <text:p text:style-name="l">MSUSChi d’alcun vitio ha in sé mostrato eccesso<text:line-break/>SPACEFa<text:s/>ch’altri, anchor che spento, il<text:s/>crede in esso.</text:p>
      <text:h text:style-name="Titre2" text:outline-level="2">[54.]</text:h>
      <text:p text:style-name="pb">P291</text:p>
      <text:h text:style-name="Titre2" text:outline-level="2">DEL CONTADINO, ET ERCOLE.</text:h>
      <text:p text:style-name="P1449">PASSAVA un Contadin<text:s/>col carro carco<text:line-break/>Di biada per un calle assai fangoso,<text:line-break/>Né havendo i buoi per la stanchezza forze<text:line-break/>D’indi ritrarlo, miserabilmente<text:line-break/>Tutto otioso e di mestitia pieno<text:line-break/>Facea soggiorno, et non sapea che farsi.<text:line-break/>E così<text:s/>non prendendo alcun partito<text:line-break/>Con gran sospiri e gemiti pregava<text:line-break/>Ercole invitto,<text:s/>che dal ciel scendesse<text:line-break/>Per sovvenirlo in così<text:s/>gran bisogno.</text:p>
      <text:p text:style-name="P1450">SPACEIl che fatto più volte alfin commosso<text:line-break/>Da la pietà del suo grave lamento<text:line-break/>Sceso dal Cielo sopra un nuvol d’oro<text:line-break/>A lui mostrossi il glorioso Alcide,<text:line-break/>E cominciò parlargli in cotal guisa.</text:p>
      <text:p text:style-name="P1451">SPACEOh là tu, che dal<text:s/>ciel chiamato m’hai<text:line-break/>In tuo soccorso, hor da’<text:s/>principio tosto<text:line-break/>Ad aiutarti per te stesso, et<text:s/>opra<text:line-break/>Quanto è in te di valor per tragger fuori<text:line-break/>Di questo loto il già fermato carro :<text:line-break/>Stimola i buoi ; metti le spalle sotto<text:line-break/>Le gravi sponde, et sollevando alquanto<text:line-break/>Le lente ruote invita al moto il plaustro :<text:line-break/>Ch’allhor, se da persona di valore<text:line-break/>Facendo sforzo a<text:s/>la tua debil possa<text:line-break/>Mi chiamerai in soccorso al tuo bisogno,<text:line-break/>Sarò presente ; e col divin potere<text:line-break/>In te raddoppierò<text:s/>l’humane forze.</text:p>
      <text:p text:style-name="P1452">SPACECi dà questo a veder, che<text:s/>Dio non suole<text:line-break/>Porger soccorso a<text:s/>l’huom, ch’è neghitoso,<text:line-break/><text:soft-page-break/>S’ei da sé<text:s/>stesso del suo ben bramoso<text:line-break/>Ad aiutarsi cominciar non vuole.</text:p>
      <text:p text:style-name="l"/>
      <text:p text:style-name="l">MSUSOpri sé<text:s/>anchor, chi vuol di Dio l’aiuto.</text:p>
      <text:h text:style-name="Titre2" text:outline-level="2">[55.]</text:h>
      <text:p text:style-name="pb">P156</text:p>
      <text:h text:style-name="Titre2" text:outline-level="2">DEL LUPO, ET<text:s/>DELLA GRUE.</text:h>
      <text:p text:style-name="P1453">IL Lupo devorato havea un<text:s/>agnello ;<text:line-break/>Et<text:s/>per la fretta, del mangiar c’havea,<text:line-break/>Un<text:s/>osso rotto con l’acuta punta<text:line-break/>Gli restò in gola attraversato in modo,<text:line-break/>Che sentiva di morte estrema pena.<text:line-break/>E<text:s/>per medico suo la Grue richiese<text:line-break/>Con assai largo premio pattuito<text:line-break/>Tra lor d’accordo per cotal fatica.<text:line-break/>Ond’ella con l’acuto e lungo rostro<text:line-break/>In breve alfin di tanto affanno il trasse.<text:line-break/>Ma richiedendol poi di sua mercede<text:line-break/>N’hebbe in<text:s/>premio da lui cotal risposta.</text:p>
      <text:p text:style-name="P1454">SPACEVattene sciocca, temeraria, e audace,<text:line-break/>Ch’assai<text:s/>buon patto e premio esser ti deve<text:line-break/>L’haver già tratto a salvamento il collo<text:line-break/>Fuor delle fauci<text:s/>del rapace Lupo.</text:p>
      <text:p text:style-name="P1455">SPACECosì<text:s/>gli huomini rei<text:s/>sovente ingrati<text:line-break/>Si stiman di favore esser cortesi<text:line-break/>A quelli, in cui non sian gli ufficii spesi<text:line-break/>De i vitii<text:s/>loro iniqui e scelerati.</text:p>
      <text:p text:style-name="l"/>
      <text:p text:style-name="l">MSUSL’huom reo dal non far mal s’arroga merto.</text:p>
      <text:h text:style-name="Titre2" text:outline-level="2">[56.]</text:h>
      <text:p text:style-name="pb">P352</text:p>
      <text:h text:style-name="Titre2" text:outline-level="2">DEL TOPO CITTADINO, E<text:s/>’L TOPO VILLANO.</text:h>
      <text:p text:style-name="P1456">DUE Topi,<text:s/>un di Città, l’altro di Villa<text:line-break/>Ambo congiunti d’amicitia stretta<text:line-break/>S’invitaro l’un l’altro insieme a<text:s/>cena.<text:line-break/>Ma fu primo il villan, che<text:s/>’l caro amico<text:line-break/>Nel suo povero albergo ricevesse.<text:line-break/>E tra le canne, che servian per muro<text:line-break/>De l’humile capanna d’un pastore,<text:line-break/>Di cece, e ghiande, che in più<text:s/>giorni accolse,<text:line-break/>Tutto contento, e pien d’amico affetto<text:line-break/>Gli fece lauta e copiosa<text:s/>mensa.<text:line-break/>Così rodendo insino a<text:s/>meza<text:s/>notte<text:line-break/>Il duro cibo con tranquilla mente<text:line-break/><text:soft-page-break/>A un dolce sonno alfin si diero in preda.<text:line-break/>Ma quando il Sol col mattutino raggio<text:line-break/>Lucido e chiaro in Oriente apparse,<text:line-break/>Il Topo Cittadin l’altro destando<text:line-break/>Per gran desio, c’havea di farsi honore,<text:line-break/>L’invitò a cena a<text:s/>le paterne case :<text:line-break/>Ove alfin giunti dopo lunga via<text:line-break/>Su l’hora prima de la notte oscura<text:line-break/>Entraro stanchi al buio in ampio loco,<text:line-break/>Che d’un palazzo era terreno albergo,<text:line-break/>Tutto odorato di soavi cibi,<text:line-break/>Onde abondante era d’intorno e pieno.<text:line-break/>Quivi senza aspettar chi gl’invitasse<text:line-break/>Ciascun di loro a<text:s/>ristorar si diede<text:line-break/>La fame, e del camin l’aspro disagio,<text:line-break/>Intorno a’ varii<text:s/>delicati cibi,<text:line-break/>Di ch’eran<text:s/>colmi molti piatti e deschi.<text:line-break/>Ma non sì<text:s/>tosto prima gli assaggiaro,<text:line-break/>Che con romor, che gli rendeo sospesi,<text:line-break/>Ecco scuotendo mille chiavi, e l’uscio<text:line-break/>Subito aprendo con un lume in mano<text:line-break/>Il maestro venir de la cucina<text:line-break/>Per porre in salvo certe altre vivande,<text:line-break/>Che pur dianzi levate<text:s/>havea di mensa.<text:line-break/>A l’apparir de l’inimico lume<text:line-break/>Il Topo Cittadin ratto fuggissi<text:line-break/>L’altro invitando con tremante core<text:line-break/>A far l’istesso per fuggir da’ guai,<text:line-break/>E dietro a<text:s/>l’uscio tosto si nascose.</text:p>
      <text:p text:style-name="P1457">SPACEMa partito colui, che fu cagione<text:line-break/>De la paura, e del disturbo loro,<text:line-break/>Tornar di novo a<text:s/>l’assaggiato cibo,<text:line-break/>E ne satiaro a pien l’ingorda fame,<text:line-break/>Benché<text:s/>tremanti, e di sospetto pieni :<text:line-break/>Né<text:s/>però si sapean levar da mensa<text:line-break/>Dal gusto presi del soave pasto,<text:line-break/>Se un’altra volta l’importuno hostiero,<text:line-break/>Che per altro bisogno ivi tornava,<text:line-break/>A disturbarli non venia di novo.</text:p>
      <text:p text:style-name="P1458">SPACEAllhora<text:s/>s’appiattar celatamente<text:line-break/>Dietro un vasello di Cretense vino,<text:line-break/>Che gocciolando dal mal sano fondo<text:line-break/>Spargea<text:s/>’l terreno del liquor soave.<text:line-break/>Del qual<text:s/>poi che appagato hebbe ciascuno<text:line-break/>Più che a<text:s/>bastanza la golosa sete,<text:line-break/>Quivi posar le ben pasciute membra<text:line-break/>Con gran temenza, il resto de la notte<text:line-break/>Tutto passando con disagio e<text:s/>pena<text:line-break/>Senza mai chiuder occhio, o mover piede,<text:line-break/>Tanto sospetto havean d’ogni periglio.<text:line-break/>Poi quando Febo<text:s/>con l’aurato carro<text:line-break/>Portò di novo in Oriente il giorno,<text:line-break/><text:soft-page-break/>L’hospite cittadino al suo compagno<text:line-break/>Con festevol parlar gioioso disse.<text:line-break/>Che ti par, frate, de le mie vivande ?<text:line-break/>Non<text:s/>son forse elle altro che cece, o<text:s/>ghiande ?</text:p>
      <text:p text:style-name="P1459">SPACEA tal sermon colui, ch’era dal sonno,<text:line-break/>Ma molto più<text:s/>da<text:s/>la paura stanco,<text:line-break/>In cotal modo a<text:s/>l’hoste suo rispose.</text:p>
      <text:p text:style-name="P1460">SPACEGratie ti rendo del cortese accetto<text:line-break/>Che fatto m’hai nel tuo nobil convito<text:line-break/>Degno del<text:s/>gusto de’ celesti Heroi ;<text:line-break/>Perché il favor (e sia qual ei si voglia)<text:line-break/>Che fatto vien da volontate amica,<text:line-break/>Deve esser sempre in tutti i modi caro,<text:line-break/>E di grata mercè premio s’acquista.<text:line-break/>Ma ben dirò ; che<text:s/>m’è più dolce assai<text:line-break/>Roder la fava, o la tarlata noce<text:line-break/>Nel pover tetto mio lieto e sicuro ;<text:line-break/>Che in questo loco di paura pieno,<text:line-break/>E senza mai posar sicuro un’hora<text:line-break/>Gustar l’ambrosia, e<text:s/>’l nettare di Giove.</text:p>
      <text:p text:style-name="P1461">SPACEVoi, cui<text:s/>posto ha la cieca instabil Dea<text:line-break/>De le terrene cose in mano il freno<text:line-break/>E voi, ch’a più poter veloci andate<text:line-break/>Con sommo desiderio a<text:s/>i regii<text:s/>alberghi<text:line-break/>Per<text:s/>vender sol la libertà e la vita<text:line-break/>Ciechi o<text:s/>dal fumo de l’ambitione,<text:line-break/>O dal vano splendor del lucid’oro ;<text:line-break/>Deh raffrenate la superbia, e<text:s/>’l fasto ;<text:line-break/>Deh misurate i passi vostri alquanto ;<text:line-break/>E con sano discorso giudicate<text:line-break/>Del corso e stato vostro il dubbio fine :<text:line-break/>Che anchor che retto da propitia stella<text:line-break/>Arrivar possa al desiato segno,<text:line-break/>Non ha però felice un giorno solo.<text:line-break/>Se del savio di Frigia entro a lo specchio,<text:line-break/>In cui l’huom savio sé<text:s/>medesmo intende<text:line-break/>E riconosce il pazzo i proprii<text:s/>errori ;<text:line-break/>Mirate un poco, haver chiara potrete<text:line-break/>L’oscurità de le miserie vostre :<text:line-break/>Quinci del vero alfin fatti più<text:s/>accorti,<text:line-break/>E scorto<text:s/>di Virtute il bel camino,<text:line-break/>Fuor vi trarrete de l’error comune,<text:line-break/>Nel<text:s/>quale ognun precipitoso corre :<text:line-break/>Né stimarete l’oro, o<text:s/>’l lucid’ostro,<text:line-break/>O le delicatissime vivande,<text:line-break/>Le feste, i giuochi, o<text:s/>i trionfali honori<text:line-break/>Contrapesati da continue cure,<text:line-break/>E da mille sospetti indegni et vili,<text:line-break/>Più, che la dolce amata libertade,<text:line-break/>Più, che<text:s/>l’almo riposo, e l’otio honesto<text:line-break/>Accompagnato da la gioia immensa<text:line-break/><text:soft-page-break/>D’una tranquillità grata e sicura,<text:line-break/>Che<text:s/>rende l’huomo in povertà beato.</text:p>
      <text:p text:style-name="P1462">SPACEDunque colui, ch’esser felice brama,<text:line-break/>Segua del Topo rustico la norma ;<text:line-break/>Che viverà nella più<text:s/>nobil forma<text:line-break/>Beato, e morirà con gloria et<text:s/>fama.</text:p>
      <text:p text:style-name="l"/>
      <text:p text:style-name="l">MSUSUn ben, ch’è mal sicuro, è da sprezzarsi.</text:p>
      <text:h text:style-name="Titre2" text:outline-level="2">[57.]</text:h>
      <text:p text:style-name="pb">P402</text:p>
      <text:h text:style-name="Titre2" text:outline-level="2">DEL CONTADINO, ET DEL CAVALLIERO.</text:h>
      <text:p text:style-name="P1463">PORTAVA il Contadino a la cittade<text:line-break/>Un lepre morto, c’havea preso dianzi,<text:line-break/>Per farne,<text:s/>in su<text:s/>’l mercato alcun guadagno.<text:line-break/>Ma trovatolo a<text:s/>sorte uno a cavallo,<text:line-break/>Che gli venia da la cittade incontra,<text:line-break/>Di volerlo comprar sembianza fece :<text:line-break/>E prendendolo in mano, e ponderandol<text:line-break/>Per farne stima, lo chiedea del prezzo,<text:line-break/>Quando l’astuto in un medesmo punto<text:line-break/>Toccò di sprone il suo destrier veloce,<text:line-break/>E a<text:s/>sciolta briglia in fuga il corso prese.<text:line-break/>Or visto il Contadin, che invano havrebbe<text:line-break/>Fatto ogni prova per voler seguirlo ;<text:line-break/>Di ricovrarlo non havea più<text:s/>speme ;<text:line-break/>E dirgli incominciò così gridando.</text:p>
      <text:p text:style-name="P1464">SPACEIo te ne faccio un dono in cortesia,<text:line-break/>Tu dunque in cortesia portatel lieto ;<text:line-break/>E goderannel per mio amore in pace.</text:p>
      <text:p text:style-name="P1465">SPACECosì<text:s/>talhor altrui l’huom donar<text:s/>suole<text:line-break/>Quel, che per modo alcun vender non puote,<text:line-break/>Celando il suo pensier con finte note<text:line-break/>Mentre non ne può far ciò, ch’egli vuole.</text:p>
      <text:p text:style-name="l"/>
      <text:p text:style-name="l">MSUSVolontier dona quel, che non puoi vendere.</text:p>
      <text:h text:style-name="Titre2" text:outline-level="2">[58.]</text:h>
      <text:p text:style-name="pb">P149</text:p>
      <text:h text:style-name="Titre2" text:outline-level="2">DEL LEONE, DELL’ASINO, ET DELLA VOLPE.</text:h>
      <text:p text:style-name="P1466">IL possente Leon, l’astuta Volpe,<text:line-break/>E<text:s/>’l semplice Asinel<text:s/>venner d’accordo<text:line-break/>D’esser compagni, e divider tra loro<text:line-break/>Quel, che ciascun di lor prendesse in caccia.<text:line-break/>E fatto un giorno assai copiosa preda,<text:line-break/>E sendo a<text:s/>l’Asinel toccato in sorte<text:line-break/><text:soft-page-break/>Il far le parti del comun guadagno,<text:line-break/>Il tutto giustamente in tre divise :<text:line-break/>Perché ciascun il suo dovere havesse.<text:line-break/>Ma il superbo Leon questo vedendo<text:line-break/>Arse nel cor tutto di rabbia e sdegno :<text:line-break/>E<text:s/>’l miser divisor tosto accusando<text:line-break/>D’iniquità, d’inganno, e di malitia,<text:line-break/>Lacerò tutto ; e con vorace brama<text:line-break/>Ne satiò la scelerata fame.<text:line-break/>Poi volto in atto furibondo e fiero<text:line-break/>A la Volpe, che attonita mirava<text:line-break/>Quel caso strano, e di nequitia pieno,<text:line-break/>Con parlar orgoglioso le commesse,<text:line-break/>Che in giuste parti dividesse il tutto.<text:line-break/>Ond’ella accorta da l’altrui ruina<text:line-break/>Quasi<text:s/>tutta la preda in un<text:s/>raccolse,<text:line-break/>Per farla del Leon debita parte ;<text:line-break/>E presentolla a<text:s/>la superba fiera ;<text:line-break/>E poco più di nulla a sé<text:s/>ritenne.<text:line-break/>Allhor l’altiero d’allegrezza pieno<text:line-break/>Le disse. ove sorella, hai così<text:s/>bene<text:line-break/>Appresa del divider la ragione,<text:line-break/>Che con tanta dottrina hor m’hai dimostro ?<text:line-break/>A cui l’astuta humilmente rispose.<text:line-break/>De l’Asino lo stratio, e<text:s/>’l tristo fine<text:line-break/>Dato m’ha de le leggi la dottrina ;<text:line-break/>Ch’a<text:s/>ben patir quel, ch’è commune, insegna ;<text:line-break/>E m’ha<text:s/>fatto legista in un momento.</text:p>
      <text:p text:style-name="P1467">SPACECosì<text:s/>l’huom spesso a<text:s/>l’altrui spese impara<text:line-break/>Nelle occorrenze perigliose e strane<text:line-break/>Il ritrovar la via di sua salute<text:line-break/>Senza tema di biasmo, o<text:s/>d’alcun danno.</text:p>
      <text:p text:style-name="l"/>
      <text:p text:style-name="l">MSUSSe vuoi del tuo mistier cavar guadagno,<text:line-break/>SPACED’un tuo maggiore non ti far compagno.</text:p>
      <text:h text:style-name="Titre2" text:outline-level="2">[59.]</text:h>
      <text:p text:style-name="pb"><text:span text:style-name="T1468">PØ</text:span></text:p>
      <text:h text:style-name="Titre2" text:outline-level="2">DEL FIGLIUOL DELL’ASINO, E<text:s/>’L LUPO.</text:h>
      <text:p text:style-name="P1469">L’ASINO già<text:s/>nel suo presepio infermo<text:line-break/>Giaceva giunto assai vicino a<text:s/>morte,<text:line-break/>E di ciò sparsa<text:s/>era la fama intorno.<text:line-break/>Onde per visitarlo allhor si mosse<text:line-break/>Con cor maligno, e simulato volto<text:line-break/>Il Lupo ; e fatto già vicino a<text:s/>l’uscio,<text:line-break/>Che la stalla chiudea, per certo<text:s/>foro<text:line-break/>Dentro guardava ; e l’Asinel vedendo<text:line-break/>Giacersi a<text:s/>lato del suo infermo padre,<text:line-break/>Chiamollo a sé, pregandol ch’ei l’aprisse,<text:line-break/><text:soft-page-break/>Ché<text:s/>visitar il genitor volea.<text:line-break/>Et ei, che<text:s/>’l conoscea, negò di farlo.<text:line-break/>Allhor il Lupo in sé tutto confuso<text:line-break/>Fingendo haver pietà de’ casi suoi,<text:line-break/>Gli domandò qual fosse allhor lo stato<text:line-break/>Del padre suo, ch’esser sentiva infermo.<text:line-break/>A cui ridendo l’Asinel rispose,<text:line-break/>Va pur, s’hai forse a<text:s/>fare altro camino ;<text:line-break/>Ch’egli<text:s/>sta meglio assai, che non vorresti.</text:p>
      <text:p text:style-name="P1470">SPACETal ti dee del nimico esser<text:s/>sospetto<text:line-break/>Il volto, che d’amor ti mostra segno ;<text:line-break/>Se con l’occhio miglior del sano ingegno<text:line-break/>Non vedi qual gli giace il cor nel petto.</text:p>
      <text:p text:style-name="l"/>
      <text:p text:style-name="l">MSUSSe vivi in<text:s/>rissa, e star vuoi senza pene,<text:line-break/>SPACESospetta dal nimico anchor del bene.</text:p>
      <text:h text:style-name="Titre2" text:outline-level="2">[60.]</text:h>
      <text:p text:style-name="pb">P187</text:p>
      <text:h text:style-name="Titre2" text:outline-level="2">DELL’ASINO,<text:s/>E DEL LUPO.</text:h>
      <text:p text:style-name="P1471">L’ASINO un dì<text:s/>passando in certo loco<text:line-break/>Fermò sopra d’un chiodo a<text:s/>caso il piede,<text:line-break/>Onde restò trafitto amaramente<text:line-break/>Da quel, che dentro tutto entrato gli era.<text:line-break/>E cercando rimedio a l’aspra doglia<text:line-break/>Il Lupo a<text:s/>lui per medico s’offerse ;<text:line-break/>E di certa mercè restò d’accordo<text:line-break/>Seco, se di quel male ei lo sanava.<text:line-break/>E tanto fé<text:s/>col duro<text:s/>acuto dente,<text:line-break/>Che gli lo trasse, e di martìr lo sciolse.<text:line-break/>Ond’ei chiedendo il pattuito dono<text:line-break/>L’Asino, che pagar già nol poteva,<text:line-break/>Lo pregò caramente a rimirarli<text:line-break/>Meglio per non so<text:s/>che, che l’affligea,<text:line-break/>Nella ferita anchor restata aperta :<text:line-break/>Che<text:s/>grato poi del premio gli sarebbe.<text:line-break/>Il che facendo il medico mal atto,<text:line-break/>Ei levando le groppe in un momento<text:line-break/>D’ambidue i piè nel fronte e nelle spalle<text:line-break/>Così gagliardamente lo percosse,<text:line-break/>Che<text:s/>’l lasciò quasi morto in mezo<text:s/>’l campo ;<text:line-break/>E fuggì ratto al consueto albergo.<text:line-break/>Ma dopo lungo spatio rivenuto<text:line-break/>Il Lupo alfin nel suo primiero senso<text:line-break/>A sé<text:s/>medesmo tai parole mosse.<text:line-break/>M’è certo<text:s/>a gran ragion questo avenuto :<text:line-break/>Ch’essend’io nato per mia buona sorte<text:line-break/>Atto de gli animali al far macello ;<text:line-break/><text:soft-page-break/>Il medico facendo, inutilmente<text:line-break/>Derogar<text:s/>volsi al natural valore.</text:p>
      <text:p text:style-name="P1472">SPACEOgnuno dunque accortamente impari<text:line-break/>L’arte seguir, a<text:s/>cui sua stella il chiama :<text:line-break/>Et lasci quell’ufficio, in cui Natura,<text:line-break/>O giudicio, o favor non gli consente,<text:line-break/>Da riuscir con utile et<text:s/>honore,<text:line-break/>Se gir non vuol d’ogni miseria al fondo.</text:p>
      <text:p text:style-name="l"/>
      <text:p text:style-name="l">MSUSL’ufficio, in ch’egli vale, ognun far deve.</text:p>
      <text:h text:style-name="Titre2" text:outline-level="2">[61.]</text:h>
      <text:p text:style-name="pb">P15</text:p>
      <text:h text:style-name="Titre2" text:outline-level="2">DELLA VOLPE, ET DELL’UVA.</text:h>
      <text:p text:style-name="P1473">GIUNSE la Volpe da la fame scorta<text:line-break/>Ove una Vite co<text:s/>i<text:s/>pendenti rami<text:line-break/>Facea d’uve mature allegra vista :<text:line-break/>E cominciò con appetito immenso<text:line-break/>Far ogni prova, onde potesse haverne.<text:line-break/>Ma per ben ch’ella alzasse i piè dinanzi<text:line-break/>Lungo il<text:s/>troncone, et<text:s/>saltellando andasse<text:line-break/>Per arrivar a<text:s/>quel pendente cibo,<text:line-break/>Però mai<text:s/>non ne giunse un picciol grano.<text:line-break/>Onde vedendo ogni sua speme vana<text:line-break/>Se ne ritrasse, et a sé<text:s/>stessa disse.<text:line-break/>Lasciala pur, ch’ella non è matura,<text:line-break/>Per<text:s/>gl’immortali Dei ch’io non ne voglio ;<text:line-break/>È troppo acerba, e di spiacevol gusto.</text:p>
      <text:p text:style-name="P1474">SPACETal l’huomo astuto suol quel, ch’ei più<text:s/>brama,<text:line-break/>Spesso sprezzar, se da accidente strano<text:line-break/>Reso gli vien dal suo pensier lontano<text:line-break/>Quel, che più d’acquistar s’industria, et<text:s/>ama.</text:p>
      <text:p text:style-name="l"/>
      <text:p text:style-name="l">MSUSNon cura il savio quel, c’haver non spera.</text:p>
      <text:h text:style-name="Titre2" text:outline-level="2">[62.]</text:h>
      <text:p text:style-name="pb">P124</text:p>
      <text:h text:style-name="Titre2" text:outline-level="2">DEL CORVO, ET LA VOLPE.</text:h>
      <text:p text:style-name="P1475">FERMOSSE il Corvo sopra un’alta quercia ;<text:line-break/>Et un pezzo di cascio havea nel rostro.<text:line-break/>Onde l’astuta Volpe, che<text:s/>’l vedea,<text:line-break/>Cominciò seco ragionar tessendo<text:line-break/>A quello in cotal modo un dolce inganno.<text:line-break/>O<text:s/>che bell’animal vegg’io là<text:s/>suso,<text:line-break/>Che vago augello<text:s/>di diverse piume,<text:line-break/>Di mille varii, e bei<text:s/>colori adorno.<text:line-break/><text:soft-page-break/>Dio ti mantenga o generoso uccello ;<text:line-break/>Ché, pur che<text:s/>’l canto sol<text:s/>non ti mancasse,<text:line-break/>Degno saresti a<text:s/>mio giudicio certo<text:line-break/>D’esser tu sol l’augel del sommo Giove.</text:p>
      <text:p text:style-name="P1476">SPACEAllhor quel sciocco, che sentiva quali<text:line-break/>Eran le lodi, che colei gli dava,<text:line-break/>Entrato in<text:s/>speme di quel vano honore,<text:line-break/>Che gli augurava il suo finto sermone,<text:line-break/>Per mostrarle c’haveva e voce e canto,<text:line-break/>Incominciò gracchiar con rauco strido<text:line-break/>Sì, che dal rostro il cibo in terra cadde.<text:line-break/>Così<text:s/>scorgendo la sagace Volpe<text:line-break/>Esser del suo disegno al<text:s/>fin venuta,<text:line-break/>Gli<text:s/>prese il pasto, e quel mangiato<text:s/>disse.</text:p>
      <text:p text:style-name="P1477">SPACECorvo, fratel, tu certo adorno sei<text:line-break/>D’ogni alta dote, che d’honor sia degna,<text:line-break/>Sol de l’ingegno in ogni parte manchi.</text:p>
      <text:p text:style-name="P1478">SPACEColui, che<text:s/>in tua presenza assai ti loda,<text:line-break/>A tua semplicitade inganno ordisce ;<text:line-break/>E di giudicio assai manca e fallisce<text:line-break/>Chi suol fede prestare a<text:s/>finta loda.</text:p>
      <text:p text:style-name="l"/>
      <text:p text:style-name="l">MSUSLa lode senza merto, è fraude espressa.</text:p>
      <text:h text:style-name="Titre2" text:outline-level="2">[63.]</text:h>
      <text:p text:style-name="pb">P341</text:p>
      <text:h text:style-name="Titre2" text:outline-level="2">DEL LEONE IMPAZZITO, ET LA CAPRA.</text:h>
      <text:p text:style-name="P1479">VIDE la Capra da una rupe al basso<text:line-break/>Il Leone impazzito e furioso<text:line-break/>Scorrer con atti strani, e torto passo<text:line-break/>Hor su, hor giù di campi un largo piano :<text:line-break/>Et da stupore, et gran cordoglio mossa,<text:line-break/>Né senza grave horror del suo periglio<text:line-break/>Tra sé medesma fé<text:s/>cotai parole.<text:line-break/>O de le fiere miserabil sorte,<text:line-break/>Infelice sciagura, empio destino :<text:line-break/>Ché, se quando il Leon di sana mente<text:line-break/>Scorgeva intorno, alcuna atta non era<text:line-break/>A sostener il suo possente orgoglio ;<text:line-break/>Che far potrà quand’ei di mente è fuori,<text:line-break/>E da discorso san tutto lontano ?<text:line-break/>Quanto ei feroce, e più<text:s/>possente hor fia<text:line-break/>Havendo giunto al natural valore<text:line-break/>Il tremendo furor de<text:s/>la pazzia ?</text:p>
      <text:p text:style-name="P1480">SPACECosì<text:s/>ne insegna l’animal discreto,<text:line-break/>Che insopportabil sempre e periglioso<text:line-break/>È de la mente cieca il rio furore,<text:line-break/>Quando il rigor de la possanza è seco.</text:p>
      <text:p text:style-name="l"/>
      <text:soft-page-break/>
      <text:p text:style-name="l">MSUSA doppio la pazzia cresce le forze.</text:p>
      <text:h text:style-name="Titre2" text:outline-level="2">[64.]</text:h>
      <text:p text:style-name="pb">P484</text:p>
      <text:h text:style-name="Titre2" text:outline-level="2">DELL’ASINO, E DEL CINGHIALE.</text:h>
      <text:p text:style-name="P1481">AVENNE un dì, che<text:s/>’l semplice Asinello<text:line-break/>SPACEPer camino<text:s/>incontrando il fier Cinghiale,<text:line-break/>SPACEQual pazzo incominciò ridersi d’ello,<text:line-break/>SPACEPer non haver più visto un mostro tale :<text:line-break/>SPACEOnd’ei gli disse : Segui, pur, fratello,<text:line-break/>SPACEDi me burlarti, poi ch’assai ti vale<text:line-break/>SPACEL’esser sì vile, e di sì<text:s/>sciocco ingegno,<text:line-break/>SPACEChe d’oprar mio valor teco mi sdegno.</text:p>
      <text:p text:style-name="P1482">Et però non potrà la tua pazzia<text:line-break/>SPACETanto oltraggiarmi col suo stolto riso,<text:line-break/>SPACECh’io macchi mai la nobiltà natia<text:line-break/>SPACENel tuo<text:s/>vil sangue mentre io t’habbia ucciso.<text:line-break/>SPACEChé, benché<text:s/>degna di supplicio sia<text:line-break/>SPACEL’ignoranza, onde m’hai così deriso,<text:line-break/>SPACESarebbe a mia virtù di poco honore<text:line-break/>SPACEL’abbassarsi in mostrarti il<text:s/>suo valore.</text:p>
      <text:p text:style-name="P1483">Dunque ciò noti ognun, ch’esser si sente<text:line-break/>SPACEDi<text:s/>cor gentile, e di virtute adorno :<text:line-break/>SPACEE freni l’ira con la bassa gente,<text:line-break/>SPACEChe talhora<text:s/>gli mova ingiuria, e scorno :<text:line-break/>SPACEPerché chi di valore è più possente,<text:line-break/>SPACEE di<text:s/>fregi d’honor cinto d’intorno<text:line-break/>SPACESpendendo le sue forze in vil figura,<text:line-break/>SPACELa sua virtute, e la sua gloria oscura.</text:p>
      <text:p text:style-name="l"/>
      <text:p text:style-name="l">MNOINon mostrar tuo valor con gente vile.</text:p>
      <text:h text:style-name="Titre2" text:outline-level="2">[65.]</text:h>
      <text:p text:style-name="pb">P10</text:p>
      <text:h text:style-name="Titre2" text:outline-level="2">DEL LEONE, ET DELLA VOLPE.</text:h>
      <text:p text:style-name="P1484">INCONTRANDO la Volpe il fier Leone,<text:line-break/>Che non prima ch’allhor veduto havea,<text:line-break/>Prese tanto timor, tanto spavento,<text:line-break/>Che per poco maggior morta sarebbe.<text:line-break/>Ma poi<text:s/>da quel non ricevendo oltraggio,<text:line-break/>Incontratolo ancor sentì minore<text:line-break/>La paura, che d’esso hebbe pur dianzi.<text:line-break/>Quinci la terza volta ritrovando<text:line-break/>L’altera belva, tanta sicurezza<text:line-break/>Prese l’astuta, ch’ivi<text:s/>hebbe ardimento<text:line-break/>Di rimirarlo, a<text:s/>lui farsi vicina,<text:line-break/><text:soft-page-break/>E baldanzosamente ragionando<text:line-break/>Audace motteggiar seco presente.</text:p>
      <text:p text:style-name="P1485">SPACEDunque da tal effetto ogni<text:s/>huom comprende<text:line-break/>Che l’uso lungo, e<text:s/>’l pratticar frequente<text:line-break/>Ogni<text:s/>difficultà facile rende ;<text:line-break/>Et fa<text:s/>parer domestiche e sicure<text:line-break/>Le cose horrende, e di perigli piene.</text:p>
      <text:p text:style-name="l"/>
      <text:p text:style-name="l">MSUSLo spesso oprar fa l’huomo atto ad ogni opra.</text:p>
      <text:h text:style-name="Titre2" text:outline-level="2">[66.]</text:h>
      <text:p text:style-name="pb">P2</text:p>
      <text:h text:style-name="Titre2" text:outline-level="2">DELL’AQUILA, E DEL CORVO.</text:h>
      <text:p text:style-name="P1486">L’AQUILA un giorno da una eccelsa rupe<text:line-break/>Ratto calossi da la fame spinta<text:line-break/>Di grasse agnelle in mezo un<text:s/>ampio gregge ;<text:line-break/>E rapito un<text:s/>agnel<text:s/>ne i curvi artigli<text:line-break/>Levossi, e via portollo, onde si tolse.<text:line-break/>Il che vedendo il Corvo non lontano<text:line-break/>De l’atto generoso emulo venne.</text:p>
      <text:p text:style-name="P1487">SPACEQuinci esso ancor per far prova maggiore<text:line-break/>Con strepito et<text:s/>stridor ratto si cala<text:line-break/>Sopra un grosso monton ; nel folto velo<text:line-break/>Di cui poscia il meschin l’ugne intricando,<text:line-break/>L’ugne mal atte a così<text:s/>gran rapina,<text:line-break/>Per prender altri alfin preso trovossi.<text:line-break/>Perché il Pastor veduto lui su<text:s/>’l dorso<text:line-break/>De l’animal in van batter le penne<text:line-break/>Per liberarne gl’intricati piedi,<text:line-break/>V’accorre ; il prende ;<text:s/>e i troppo audaci vanni<text:line-break/>Trattogli a sua maggior vergogna e danno<text:line-break/>A i fanciulletti suoi per giuoco diede.<text:line-break/>Tal che restando spennacchiato il Corvo,<text:line-break/>E in parte fuor de la sembianza prima,<text:line-break/>Se domandato era<text:s/>qual fosse augello<text:line-break/>Sempre rendeva altrui simil risposta.<text:line-break/>Io prima inquanto al grande animo mio<text:line-break/>Aquila fui : ma hor<text:s/>chiaro comprendo,<text:line-break/>Ch’io son e a l’opre, e a<text:s/>quel, ch’io nacqui, un Corvo.</text:p>
      <text:p text:style-name="P1488">SPACEQuesto non altro al savio inferir puote,<text:line-break/>Se non ch’ognun, che temerario ardisce<text:line-break/>Quella impresa tentar, ch’a<text:s/>la bassezza<text:line-break/>Del suo grado<text:s/>e valor mal si conviene,<text:line-break/>Sovente va d’ogni miseria al fondo :<text:line-break/>E divenuto favola del volgo<text:line-break/>Con suo danno e dolor schernito giace.</text:p>
      <text:p text:style-name="l"/>
      <text:p text:style-name="l">MSUSOgni opra tua col tuo poter misura.</text:p>
      <text:soft-page-break/>
      <text:h text:style-name="Titre2" text:outline-level="2">[67.]</text:h>
      <text:p text:style-name="pb">P24</text:p>
      <text:h text:style-name="Titre2" text:outline-level="2">DELLA VOLPE INGRASSATA.</text:h>
      <text:p text:style-name="P1489">AFFAMATA la Volpe, e divenuta<text:line-break/>Smagrita e scarna, per un picciol buco<text:line-break/>Entrò in un tetto di galline pieno<text:line-break/>Per<text:s/>satiar di lor la lunga fame :<text:line-break/>Né<text:s/>difficil le fu la stretta<text:s/>entrata.<text:line-break/>Ma quando satia fu, sì grosso il ventre<text:line-break/>Trovossi, che non hebbe il modo mai<text:line-break/>D’uscirne, e si dolea la notte e<text:s/>’l giorno :<text:line-break/>Né restava però di mangiar sempre<text:line-break/>De’<text:s/>polli il resto quando le parea<text:line-break/>Che fusse di cenar la solita hora ;<text:line-break/>Tal che ognihor più ingrassava,<text:s/>e venia gonfia,<text:line-break/>E inhabile ad uscir di quella stanza,<text:line-break/>Dove aspettava adhor adhor la morte,<text:line-break/>Se di quella il patron vi fosse entrato.</text:p>
      <text:p text:style-name="P1490">SPACELa Donnola, che spesso i suoi lamenti<text:line-break/>Sentito haveva, da<text:s/>pietà si mosse<text:line-break/>A consigliar così quella meschina.</text:p>
      <text:p text:style-name="P1491">SPACESe uscir vuoi di tal loco, ti conviene<text:line-break/>Astenerti dal cibo, onde ti pasci :<text:line-break/>Che così<text:s/>tornerai, come eri prima,<text:line-break/>Smagrita e scarna, onde dal picciol buco<text:line-break/>Passar potrai dove vorrai sicura.<text:line-break/>Perché<text:s/>fin che qui dentro ognihor ti stai<text:line-break/>Pascendo a voglia tua l’ingorda gola,<text:line-break/>Sempre starai nella medesma pena,<text:line-break/>E in continuo pericol de la vita.<text:line-break/>Ché l’esser satia, e uscir di quella buca<text:line-break/>Ripugnan sempre, e star non ponno insieme.</text:p>
      <text:p text:style-name="P1492">SPACECosì<text:s/>fa l’huom, ch’ognihor vivuto sia<text:line-break/>In mediocre stato, onde quieta<text:line-break/>Menò sua vita, e senza alcun travaglio,<text:line-break/>Quando d’alta fortuna in su la ruota<text:line-break/>Siede pensoso,<text:s/>e di travagli pieno :<text:line-break/>Ché<text:s/>quanto ha<text:s/>più de le ricchezze in mano,<text:line-break/>Tanto l’affanna ognihor cura maggiore.<text:line-break/>Ché<text:s/>star<text:s/>non ponno insieme alta fortuna<text:line-break/>E cor quieto,<text:s/>honore, e lunga pace<text:line-break/>In questa vita di miserie piena.</text:p>
      <text:p text:style-name="l"/>
      <text:p text:style-name="l">MSUSAlta fortuna alto travaglio apporta.</text:p>
      <text:soft-page-break/>
      <text:h text:style-name="Titre2" text:outline-level="2">[68.]</text:h>
      <text:p text:style-name="pb">P303</text:p>
      <text:h text:style-name="Titre2" text:outline-level="2">DELLA SELVA,<text:s/>E<text:s/>’L VILLANO.</text:h>
      <text:p text:style-name="P1493">ANDÒ<text:s/>un Villan dentro una Selva antica<text:line-break/>Di quercie ombrose largamente adorna,<text:line-break/>E la pregò con mansueta voce,<text:line-break/>E parole efficaci a<text:s/>sua richiesta,<text:line-break/>Che di<text:s/>prestargli ella contenta fosse<text:line-break/>Un picciol tronco de le<text:s/>piante sue,<text:line-break/>Ch’eran d’immensa, et<text:s/>infinita copia :<text:line-break/>Perch’un manico farne esso volea<text:line-break/>A la sua scure, onde tornato a<text:s/>casa<text:line-break/>Fornir potesse alcuni suoi lavori.</text:p>
      <text:p text:style-name="P1494">SPACEElla, che per natura era cortese,<text:line-break/>E ricca intorno del suo gran tesoro,<text:line-break/>Gli ne fé parte, gratiosamente<text:line-break/>Donando a lui quanto le havea richiesto.</text:p>
      <text:p text:style-name="P1495">SPACEOnd’ei ne fece il manico ; e dapoi<text:line-break/>A spogliar cominciò di parte in parte<text:line-break/>La Selva tutta con la parte stessa,<text:line-break/>Ch’era già<text:s/>membro di lei stessa uscito :<text:line-break/>Sì<text:s/>che<text:s/>’l Villano iniquo e discortese<text:line-break/>Tutta la pose in picciol tempo a terra.</text:p>
      <text:p text:style-name="P1496">SPACECosì<text:s/>spesso patir suol chi benigno<text:line-break/>È<text:s/>de’ favori suoi<text:s/>largo e cortese<text:line-break/>Ad huomo avaro<text:s/>e di nequitia pieno :<text:line-break/>Che con le forze stesse, ond’ei l’accrebbe<text:line-break/>Riman da quello alfin posto in ruina.<text:line-break/>Però guardisi ognun a cui fa<text:s/>dono<text:line-break/>De le sue gratie, e non si fidi troppo<text:line-break/>Di chi per molta esperienza, e lunga<text:line-break/>Prattica non conosce essergli amico.</text:p>
      <text:p text:style-name="l"/>
      <text:p text:style-name="l">MSUSNon dar favore a<text:s/>chi può farti oltraggio.</text:p>
      <text:h text:style-name="Titre2" text:outline-level="2">[69.]</text:h>
      <text:p text:style-name="pb">P43</text:p>
      <text:h text:style-name="Titre2" text:outline-level="2">DI DUE RANE C’HAVEAN SETE.</text:h>
      <text:p text:style-name="P1497">SOTTO l’ardor del caldo estivo Sole<text:line-break/>Già si<text:s/>seccar molte paludi e stagni<text:line-break/>Sì, che penuria d’acque havea la terra :<text:line-break/>Allhor due Rane da gran sete spinte<text:line-break/>Andaro insieme lungamente errando<text:line-break/>Per le<text:s/>campagne, e per le basse valli<text:line-break/>Per veder se potean trovar ventura<text:line-break/>D’alcun riposto humore al lor bisogno.<text:line-break/><text:soft-page-break/>Et dopo haver cercato<text:s/>indarno assai<text:line-break/>Giunsero alfine ove un profondo pozzo<text:line-break/>Mostrava l’acque in abondante copia.</text:p>
      <text:p text:style-name="P1498">SPACEE<text:s/>quel veduto una di loro allegra<text:line-break/>Invitò l’altra con parole pronte<text:line-break/>A saltar seco nel bramato humore.<text:line-break/>Ma quella, che più saggia era di lei,<text:line-break/>E di più lunga esperienza accorta,<text:line-break/>Così rispose al temerario invito.</text:p>
      <text:p text:style-name="P1499">SPACESe ci gettiam, sorella, entro a<text:s/>quest’onde,<text:line-break/>D’intorno chiuse, e d’alto muro cinte,<text:line-break/>Quantunque dolce nel principio fia<text:line-break/>L’acque gustar del nostro ardor ristoro ;<text:line-break/>Dubito<text:s/>ancor,<text:s/>che se malvagia stella<text:line-break/>Seccar facesse l’abondante humore,<text:line-break/>Non ci paresse alfin pur troppo amaro,<text:line-break/>Restando a forza in su<text:s/>l’asciutto fondo<text:line-break/>Senza speranza di poter salire<text:line-break/>Per riparar a novo altro bisogno.</text:p>
      <text:p text:style-name="P1500">SPACESaggio è dunque colui, ch’a<text:s/>l’appetito<text:line-break/>Proprio pon freno, e l’opre<text:s/>sue misura<text:line-break/>Con la prudenza ogni hor pensando il fine.</text:p>
      <text:p text:style-name="l"/>
      <text:p text:style-name="l">MSUSChi pensa al<text:s/>fin raffrena ogni sua voglia.</text:p>
      <text:h text:style-name="Titre2" text:outline-level="2">[70.]</text:h>
      <text:p text:style-name="pb"><text:span text:style-name="T1501">PØ</text:span></text:p>
      <text:h text:style-name="Titre2" text:outline-level="2">D’UN CANE, CHE TE-<text:line-break/>meva la pioggia.</text:h>
      <text:p text:style-name="P1502">UN Can<text:s/>fu già, che mai quando piovea<text:line-break/>SPACEFuor non usciva de l’albergo usato<text:line-break/>SPACEPer<text:s/>gran timor, che di bagnarsi havea.</text:p>
      <text:p text:style-name="P1503">Onde da un<text:s/>altro Can, ch’era già stato<text:line-break/>SPACENel comun tetto a<text:s/>lui compagno antico,<text:line-break/>SPACEDe la cagione un dì fu domandato.</text:p>
      <text:p text:style-name="P1504">Ei, che de’<text:s/>suoi<text:s/>pensier solea l’amico<text:line-break/>SPACEConsapevole far, se sei bramoso<text:line-break/>SPACE<text:s/>(Disse)<text:s/>de la cagione, hor te la dico.</text:p>
      <text:p text:style-name="P1505">Andando un giorno per<text:s/>la via pensoso<text:line-break/>SPACEAdosso mi cadde, cred’io dal cielo,<text:line-break/>SPACEUn sì fervente humor, e a<text:s/>me noioso,</text:p>
      <text:p text:style-name="P1506">Che quasi un terzo mi levò del pelo :<text:line-break/>SPACEE questo m’è un ricordo tanto amaro,<text:line-break/>SPACECh’a<text:s/>dirti il vero ancor me<text:s/>ne querelo.</text:p>
      <text:p text:style-name="P1507">Per questo accorto a<text:s/>le mie spese imparo<text:line-break/>SPACEFuggir così de l’acqua ogni periglio :<text:line-break/>SPACENé<text:s/>fuori uscir, se non è<text:s/>’l ciel ben chiaro.</text:p>
      <text:soft-page-break/>
      <text:p text:style-name="P1508">Tal di viver sicur partito piglio :<text:line-break/>SPACEChe per fuggirmi quel martir fatale<text:line-break/>SPACEPatir cotal disagio hor<text:s/>mi consiglio.</text:p>
      <text:p text:style-name="P1509">Così la prova d’un passato male<text:line-break/>SPACERender suol l’huomo di temenza pieno,<text:line-break/>SPACEPer non cader di novo a<text:s/>sorte tale,<text:line-break/>Di quello ancor, che dee temersi meno.</text:p>
      <text:p text:style-name="l"/>
      <text:p text:style-name="l">MNOIIl vero mal fa l’huom timido al falso.</text:p>
      <text:h text:style-name="Titre2" text:outline-level="2">[71.]</text:h>
      <text:p text:style-name="pb">P553</text:p>
      <text:h text:style-name="Titre2" text:outline-level="2">DELLA CORNACCHIA, ET LA PECORA.</text:h>
      <text:p text:style-name="P1510">LA Cornacchia veduto havea nel prato<text:line-break/>La pecorella, e gran desio le venne<text:line-break/>Di travagliarla, e trastullarsi seco ;<text:line-break/>E di quella volò tosto sul dorso,<text:line-break/>E gracchiando, e mordendole le orecchie<text:line-break/>La dileggiava, e ingiuria le facea.<text:line-break/>La pecorella, che non sapea come<text:line-break/>Da lei sbrigarsi, sol questo le disse.</text:p>
      <text:p text:style-name="P1511">SPACESe tu malvagia ciò facesti al Cane,<text:line-break/>De l’insolenza tua ben ti dorresti,<text:line-break/>Ben t’avvedresti de la tua pazzia,<text:line-break/>Né<text:s/>lungamente te n’andresti altera.<text:line-break/>Ella rispose. Ben io sollo ancora,<text:line-break/>E ben conosco ciò ch’io faccio, e a<text:s/>cui :<text:line-break/>Però non temo di darmi solazzo<text:line-break/>Con teco sciocca, e fa’ pur ciò che puoi.</text:p>
      <text:p text:style-name="P1512">SPACECosì<text:s/>l’huomo insolente ancorché vile<text:line-break/>A chi non sa né<text:s/>può<text:s/>mostrarsi rio<text:line-break/>Dà spesso impazzo : ché<text:s/>benigno e pio<text:line-break/>L’intende, e che non suol cangiar suo stile.</text:p>
      <text:p text:style-name="l"/>
      <text:p text:style-name="l">MSUSContra bontade ogni viltate è ardita.</text:p>
      <text:h text:style-name="Titre2" text:outline-level="2">[72.]</text:h>
      <text:p text:style-name="pb"><text:span text:style-name="T1513">PØ,<text:s/></text:span><text:span text:style-name="T1514">cf.</text:span><text:span text:style-name="T1515"><text:s/>P400</text:span></text:p>
      <text:h text:style-name="Titre2" text:outline-level="2">DELL’ORSO,<text:s/>E LE API.</text:h>
      <text:p text:style-name="P1516">L’ORSO del bosco fuor da fame tratto<text:line-break/>Trovò due case d’Api, e<text:s/>intorno a quelle<text:line-break/>Incominciò lecar il mel, che in terra<text:line-break/>Gocciolando cadea del buco fuori,<text:line-break/>Del buco, che per tutto era già pieno.<text:line-break/>E mentre ch’ei così pascendo andava<text:line-break/>La lunga fame del<text:s/>liquor soave,<text:line-break/><text:soft-page-break/>Una Ape<text:s/>il vide, et li mordea l’orecchia<text:line-break/>Mentre l’altre dormian dentro a’ lor nidi.<text:line-break/>Ond’egli irato immantenente corse<text:line-break/>Dietro a<text:s/>colei, che tosto entrata in casa<text:line-break/>Da la proterva sua rabbia s’ascose.<text:line-break/>Egli, ch’ad ogni modo havea desire<text:line-break/>Di far vendetta de l’havuto<text:s/>oltraggio,<text:line-break/>La casa fracassando a<text:s/>terra trasse<text:line-break/>Con fiero sdegno ; e l’altre tutte quante<text:line-break/>Destò<text:s/>ad un tratto, che col morso acuto,<text:line-break/>E col pungente stral de la lor coda<text:line-break/>Gli furo intorno generosamente<text:line-break/>Quello assalendo per salvar la vita<text:line-break/>A i proprii<text:s/>figli, e vendicar in parte<text:line-break/>De i loro alberghi la total ruina.<text:line-break/>Tal ch’ei trafitto da gli aculei strani<text:line-break/>De l’infinito stuol, che lo feriva,<text:line-break/>Senza rimedio di poter salvarsi,<text:line-break/>Ceder convenne in tutto al primo assalto<text:line-break/>E partendosi quindi si doleva<text:line-break/>Amaramente non haver sofferto<text:line-break/>Di quella in pace la primiera offesa,<text:line-break/>Che sola un poco gli ferio l’orecchia,<text:line-break/>Godendo lieto il ritrovato cibo.</text:p>
      <text:p text:style-name="P1517">SPACECosì<text:s/>talhor l’huom per fuggir s’adopra<text:line-break/>Un picciol mal, che sopportar potrebbe,<text:line-break/>Et quel fuggendo cade in mille danni<text:line-break/>Che d’improviso gli si movon dietro.</text:p>
      <text:p text:style-name="l"/>
      <text:p text:style-name="l">MSUSMeglio è soffrir un mal, c’haverne cento.</text:p>
      <text:h text:style-name="Titre2" text:outline-level="2">[73.]</text:h>
      <text:p text:style-name="pb">P219</text:p>
      <text:h text:style-name="Titre2" text:outline-level="2">DEL PAVONE, E DEL MERLO.</text:h>
      <text:p text:style-name="P1518">S’ERAN ridutti a general conciglio<text:line-break/>Gli augelli tutti per crear tra loro<text:line-break/>Un novo Re, che la custodia havesse<text:line-break/>De gli altri, e sopra lor dominio e regno.<text:line-break/>Onde il<text:s/>Pavone gran broglio facea<text:line-break/>D’esser quel desso, confidando assai<text:line-break/>Nella bellezza de le varie penne<text:line-break/>D’aureo color, e mille gemme tinte :<text:line-break/>E di questo facendo altera mostra<text:line-break/>Con lunga oratione in quel senato,<text:line-break/>Sì che piegavan già le voci tutte<text:line-break/>Ne i<text:s/>suoi suffragii, contentando ognuno<text:line-break/>Ch’ei fosse quel, che in loro imperio havesse,<text:line-break/>Quando tra gli altri se gli offerse innante<text:line-break/><text:soft-page-break/>Il picciol Merlo da le nere piume,<text:line-break/>E se gli oppose con simil parole.</text:p>
      <text:p text:style-name="P1519">SPACEPensi tu forse, che del regno il peso,<text:line-break/>Che tanto importa, sostener si possa<text:line-break/>Da la vaghezza esterior del manto<text:line-break/>Più,<text:s/>che da la virtù d’un saggio core,<text:line-break/>E da le forze d’un ardito petto ?<text:line-break/>Come faresti tu, se la<text:s/>superba<text:line-break/>Aquila un giorno ci movesse<text:s/>guerra ?<text:line-break/>Saria forse possente o la corona<text:line-break/>Del tuo bel capo, o<text:s/>la gemmata coda,<text:line-break/>A contrastar quel Re per tutti noi<text:line-break/>Col rostro adunco, e co i feroci artigli<text:line-break/>De la possanza sua rara et invitta ?<text:line-break/>Cedi, misero, cedi a un<text:s/>altro il peso<text:line-break/>Di tanto grado, che di te più forte<text:line-break/>Possa più degnamente in sorte haverlo,<text:line-break/>Con sicurezza di noi tutti insieme,<text:line-break/>E de la vita, e del<text:s/>tuo proprio honore.</text:p>
      <text:p text:style-name="P1520">SPACENon seppe a tai parole usar risposta<text:line-break/>Il Pavone, e restò tutto confuso :<text:line-break/>E gli altri a far si dier novella eletta<text:line-break/>D’altra persona di più nobil merto.</text:p>
      <text:p text:style-name="P1521">SPACECosì far si devria da quei, che danno<text:line-break/>Altrui la cura de l’human governo,<text:line-break/>La salute de’ popoli, e de’ regni<text:line-break/>Sol commettendo in man di quei, che sanno<text:line-break/>E posson con valor regger altrui,<text:line-break/>E sostener di tanta impresa il pondo :<text:line-break/>Lasciando lo splendor de le ricchezze,<text:line-break/>E tutte l’altre esterior grandezze,<text:line-break/>Che siano in quei, che senza ingegno od arte<text:line-break/>Mal pon regger sé<text:s/>stessi, e peggio altrui.<text:line-break/>Ché così<text:s/>al mondo alfin regger si puote,<text:line-break/>E la beltà, di cui vestita è l’alma,<text:line-break/>Preceder deve a<text:s/>la beltà del<text:s/>volto,<text:line-break/>Che nulla giova senz’interno merto.</text:p>
      <text:p text:style-name="l"/>
      <text:p text:style-name="l">MSUSEsser dee quel, che regge, e saggio, e forte.</text:p>
      <text:h text:style-name="Titre2" text:outline-level="2">[74.]</text:h>
      <text:p text:style-name="pb">P503</text:p>
      <text:h text:style-name="Titre2" text:outline-level="2">DEL GALLO,<text:s/>E<text:s/>’L GIOIELLO.</text:h>
      <text:p text:style-name="P1522">SOPRA<text:s/>certe mondezze il Gallo fuore<text:line-break/>SPACERazzolando trahea lo sparso grano,<text:line-break/>SPACEE scoperse un gioiel di gran valore.</text:p>
      <text:p text:style-name="P1523">E come quel, ch’era d’ingegno insano,<text:line-break/>SPACEDisse, Al mio gusto poco utile apporta<text:line-break/>SPACEQuesta ventura, che mi viene in mano.</text:p>
      <text:soft-page-break/>
      <text:p text:style-name="P1524">La gente, che ti compra, e al collo porta,<text:line-break/>SPACEPotria prezzarti ; io no : che<text:s/>stimo quello,<text:line-break/>SPACEChe la fame mi trahe per via più corta.</text:p>
      <text:p text:style-name="P1525">Sol la<text:s/>virtute è quel nobil<text:s/>gioiello,<text:line-break/>SPACEChe<text:s/>’l savio sol per sua natura apprezza,<text:line-break/>SPACEE tien dal ciel per dono e caro e bello.</text:p>
      <text:p text:style-name="P1526">Onde l’huomo<text:s/>ignorante e l’odia e sprezza,<text:line-break/>SPACECome colui, che fugge ogni fatica,<text:line-break/>SPACEEt ama l’ocio per accidia avvezza<text:line-break/>Ad esser de l’honor sempre nimica.</text:p>
      <text:p text:style-name="l"/>
      <text:p text:style-name="l">MNOIL’util piacere a l’ignorante giova.</text:p>
      <text:h text:style-name="Titre2" text:outline-level="2">[75.]</text:h>
      <text:p text:style-name="pb">P155</text:p>
      <text:h text:style-name="Titre2" text:outline-level="2">DEL LUPO,<text:s/>ET L’AGNELLO.</text:h>
      <text:p text:style-name="P1527">DA capo a un fiumicel beveva il Lupo,<text:line-break/>E l’Agnello da lui poco lontano<text:line-break/>Vide inchinato far simil effetto :<text:line-break/>E come quel, che di natura è rio,<text:line-break/>Né havea cagion, e pur volea trovarla<text:line-break/>Di venir seco a<text:s/>lite, e fargli offesa,<text:line-break/>Cominciò tosto con parlar altero<text:line-break/>Dirgli, che mal faceva, e da insolente<text:line-break/>A turbar l’acque col<text:s/>suo bere a<text:s/>lui,<text:line-break/>Ch’era persona di gran pregio e stima,<text:line-break/>Esso vil animal di vita indegno.</text:p>
      <text:p text:style-name="P1528">SPACESe<text:s/>n’escusava il mansueto Agnello<text:line-break/>Con voce humile e con tremante core<text:line-break/>Dicendo, Che sendo ei di sotto a<text:s/>lui<text:line-break/>A la seconda del corrente humore<text:line-break/>Non potea torbidar l’acque di sopra,<text:line-break/>Che dal fonte venian limpide e pure.<text:line-break/>E non sapendo che risponder l’empio<text:line-break/>Contra la forza e la ragion del vero,<text:line-break/>Soggiunse irato con altera voce,<text:line-break/>Ch’era sfacciato e di follia ripieno<text:line-break/>A dar risposta a<text:s/>sue saggie parole ;<text:line-break/>Ch’ad ogni modo ei non volea scostarsi<text:line-break/>Da la natura de’ parenti suoi,<text:line-break/>Che gli havean fatto mille e mille offese :<text:line-break/>E che gran voglia havea di far che a<text:s/>lui<text:line-break/>Toccasse un giorno di scontarle tutte<text:line-break/>Per lor col merto de le sue sciocchezze.</text:p>
      <text:p text:style-name="P1529">SPACEE volendo di ciò far nova scusa<text:line-break/>L’innocente animal con dir più basso,<text:line-break/>Ma con ragioni più possenti e salde,<text:line-break/>Il Lupo iniquo, che già in sé<text:s/>confuso<text:line-break/><text:soft-page-break/>Era rimaso, adosso al miser corse ;<text:line-break/>E divorollo con disdegno e rabbia.</text:p>
      <text:p text:style-name="P1530">SPACECosì<text:s/>l’huomo empio, e per natura<text:s/>forte<text:line-break/>L’inferior di forza e di valore,<text:line-break/>Quando li piace,<text:s/>a<text:s/>suo diletto<text:s/>offende,<text:line-break/>Cercando le cagioni, o vere o<text:s/>false<text:line-break/>Che sian, nel sen de<text:s/>la nequitia sua ;<text:line-break/>Con cui non val né la ragion, né il vero.</text:p>
      <text:p text:style-name="l"/>
      <text:p text:style-name="l">MSUSL’huomo possente e rio ragion non sente.</text:p>
      <text:h text:style-name="Titre2" text:outline-level="2">[76.]</text:h>
      <text:p text:style-name="pb">P101-472</text:p>
      <text:h text:style-name="Titre2" text:outline-level="2">DEL CORVO, ET LI PAVONI.</text:h>
      <text:p text:style-name="P1531">IL Corvo un giorno venne in gran desio<text:line-break/>D’esser tenuto anch’ei leggiadro e bello<text:line-break/>Come il Pavone, e di mostrarsi al mondo<text:line-break/>Come un di quella specie ; e ritrovando<text:line-break/>Tutte le penne d’un Pavon già morto,<text:line-break/>Se ne fé lieto una pomposa veste ;<text:line-break/>E vagheggiando sé<text:s/>medesmo disse,<text:line-break/>Or son pur bello, e son anch’io un Pavone.<text:line-break/>E per esser d’altrui creduto tale,<text:line-break/>Entrò de gli Pavoni anch’esso in schiera.<text:line-break/>Ma<text:s/>quando al suon de la sua rauca voce<text:line-break/>Riconosciuto fu da gli<text:s/>altri, ognuno<text:line-break/>De le piume non sue tosto spogliollo,<text:line-break/>E con gran scorno fu da lor scacciato.</text:p>
      <text:p text:style-name="P1532">SPACECosì interviene a<text:s/>chi troppo bramoso<text:line-break/>Di gloria senza merto honor procaccia<text:line-break/>Da le fatiche altrui frodando il vero,<text:line-break/>Inhabile a<text:s/>quel far, che gli altri fanno,<text:line-break/>Che d’ingegno e valor dotati sono.<text:line-break/>Perché<text:s/>col tempo l’ignoranza folle,<text:line-break/>E la sua ambition si fa<text:s/>palese ;<text:line-break/>Onde additato è con vergogna e scorno.</text:p>
      <text:p text:style-name="l"/>
      <text:p text:style-name="l">MSUSChi veste de l’altrui tosto<text:s/>si spoglia.</text:p>
      <text:h text:style-name="Titre2" text:outline-level="2">[77.]</text:h>
      <text:p text:style-name="pb">P224</text:p>
      <text:h text:style-name="Titre2" text:outline-level="2">DEL CINGHIALE, E LA VOLPE.</text:h>
      <text:p text:style-name="P1533">CON solecita cura il fier Cinghiale<text:line-break/>Attorno il duro piè d’un’alta quercia<text:line-break/>Rendeva i denti suoi più<text:s/>acuti<text:s/>e lisci,<text:line-break/>Per oprarli per arme a’<text:s/>suoi bisogni :<text:line-break/><text:soft-page-break/>Onde la Volpe ivi passando a<text:s/>sorte<text:line-break/>Lo domandò per qual cagion prendesse<text:line-break/>Cotal fatica poi ch’ei non si vede<text:line-break/>Haver di guerra occasion presente.<text:line-break/>Stolta (ei rispose) io m’affatico adesso<text:line-break/>E non indarno<text:s/>per quel, che potrebbe<text:line-break/>Tardi avenirmi, e forse anco per tempo.<text:line-break/>Ch’aspettar non bisogna che<text:s/>’l periglio<text:line-break/>Ti stia<text:s/>sopra del capo in trovar l’armi,<text:line-break/>Che pon salvarti da nimica<text:s/>mano :<text:line-break/>Che quando sei con l’avversario a<text:s/>fronte<text:line-break/>Non è allhor da cercar, ma da oprar l’arme,<text:line-break/>Che ti difendan da gli assalti suoi.<text:line-break/>Così<text:s/>io m’appresto a<text:s/>la battaglia anchora<text:line-break/>Ch’io non n’habbia presente occasione,<text:line-break/>Perché quando assalito a l’improviso<text:line-break/>Sarò da chi vorrà movermi guerra,<text:line-break/>Non havrò tempo d’arrotar i denti,<text:line-break/>Né<text:s/>d’altro far, ch’oprar l’armi e la forza.<text:line-break/>Però nel tempo de la pace io voglio<text:line-break/>Apparecchiarmi de la guerra a<text:s/>l’uso<text:line-break/>Di tutto quel, che mi può far mistiero.</text:p>
      <text:p text:style-name="P1534">SPACECosì<text:s/>dee farsi l’huom possente e forte<text:line-break/>Nelle<text:s/>prosperità de la fortuna,<text:line-break/>Perché, se occorre mai sorte importuna,<text:line-break/>Salvo si renda da periglio o<text:s/>morte.</text:p>
      <text:p text:style-name="l"/>
      <text:p text:style-name="l">MSUSProvedi anzi, ch’ei venga, al tuo bisogno.</text:p>
      <text:h text:style-name="Titre2" text:outline-level="2">[78.]</text:h>
      <text:p text:style-name="pb"><text:span text:style-name="T1535">PØ</text:span></text:p>
      <text:h text:style-name="Titre2" text:outline-level="2">DEL PARDO, E LE SIMIE.</text:h>
      <text:p text:style-name="P1536">IL Pardo, che a<text:s/>le Simie è per natura<text:line-break/>SPACEFiero<text:s/>nimico, e si pasce di loro,<text:line-break/>SPACEHavea<text:s/>gran fame, e di cibarsi cura :</text:p>
      <text:p text:style-name="P1537">E<text:s/>scorrendo con<text:s/>rabbia il terren Moro<text:line-break/>SPACEOve Natura in copia le produce,<text:line-break/>SPACETrovonne alfine, e fé<text:s/>cotal lavoro.</text:p>
      <text:p text:style-name="P1538">Corre lor dietro, e in gran timor le adduce,<text:line-break/>SPACESì<text:s/>che come da lui lontana e presta<text:line-break/>SPACEDi lor ciascuna a l’alto si conduce.</text:p>
      <text:p text:style-name="P1539">E si salvan così<text:s/>da l’ugna infesta<text:line-break/>SPACEDel fier nimico, che vuol divorarle,</text:p>
      <text:p text:style-name="P1540">SPACESopra un gran<text:s/>pin, ch’al ciel alza la testa.</text:p>
      <text:p text:style-name="P1541">Il Pardo, che non<text:s/>può là su arrivarle,<text:line-break/>SPACEFatto ogni prova, alfin partito prende,<text:line-break/>SPACEOnde possa<text:s/>di là<text:s/>con<text:s/>arte trarle.</text:p>
      <text:soft-page-break/>
      <text:p text:style-name="P1542">Finge far<text:s/>un gran salto, e quando scende<text:line-break/>SPACEA terra, come morto andar si lassa,<text:line-break/>SPACEE tutto abbandonato si distende.</text:p>
      <text:p text:style-name="P1543">Allhor ciascuna Simia a lui s’abbassa,<text:line-break/>SPACEChé<text:s/>morto il crede, e d’allegrezza piena<text:line-break/>SPACECon festa intorno a<text:s/>lui saltella e passa.</text:p>
      <text:p text:style-name="P1544">Egli sta cheto, e non respira a<text:s/>pena,<text:line-break/>SPACEFin che le crede esser ben lasse e stanche ;<text:line-break/>SPACEE per gran pezzo soffre cotal pena.</text:p>
      <text:p text:style-name="P1545">Alfin si leva, e i denti opra e le branche<text:line-break/>SPACECrudel fra lor pria,<text:s/>che si renda satio,<text:line-break/>SPACEFin ch’ognuna di lor di vita manche.</text:p>
      <text:p text:style-name="P1546">Così con arte mena a<text:s/>fiero stratio<text:line-break/>SPACELe sue<text:s/>nimiche, e se ne trahe la fame<text:line-break/>SPACEAd un sol tratto per ben lungo spatio.</text:p>
      <text:p text:style-name="P1547">Tal l’huom, che studia al<text:s/>fin de le sue brame<text:line-break/>SPACEVenir un dì, né haverne il modo sente,<text:line-break/>SPACEDee con prudenza usar di simil trame :<text:line-break/>Ch’ogni difficultà vince il prudente.</text:p>
      <text:p text:style-name="l"/>
      <text:p text:style-name="l">MNOIOve non val la forza, opra l’ingegno.</text:p>
      <text:h text:style-name="Titre2" text:outline-level="2">[79.]</text:h>
      <text:p text:style-name="pb">P188</text:p>
      <text:h text:style-name="Titre2" text:outline-level="2">DELL’ASINO, ET DELLA VOLPE.</text:h>
      <text:p text:style-name="P1548">L’ASINO d’un Leon trovò la pelle,<text:line-break/>E tutto si coprì di quella il dorso,<text:line-break/>E gia scorrendo le campagne e i boschi<text:line-break/>Con gran paura de gli altri animali,<text:line-break/>Che in cambio lo togliean d’un fier Leone.<text:line-break/>E dilettato dal vano spavento,<text:line-break/>Ch’egli porgeva a<text:s/>questa e quella fera,<text:line-break/>Vedendo di lontan venir la Volpe<text:line-break/>Far volea quello a lei, ch’a<text:s/>gli altri fece.<text:line-break/>E ragghiando ver lei subito corse<text:line-break/>Horrendo tutto e minaccioso in vista.<text:line-break/>Ma la Volpe, che quel<text:s/>conobbe al suono<text:line-break/>De l’asinina voce, in mezo il passo<text:line-break/>Fermossi tosto, e non si mosse punto :<text:line-break/>Ma ridendo tra sé<text:s/>di sua follia<text:line-break/>Così<text:s/>gli disse : invero che l’aspetto<text:line-break/>Di questo horrendo e<text:s/>spaventoso volto<text:line-break/>M’havria mosso nel core alta paura,<text:line-break/>S’al roco suon de l’asinina voce<text:line-break/>Io non<text:s/>t’havessi conosciuto in prima.</text:p>
      <text:p text:style-name="P1549">SPACECosì<text:s/>l’huom sciocco e d’ignoranza pieno<text:line-break/>Che il savio fa tra gli ignoranti, quando<text:line-break/>Avien, che con saggio huom faccia l’istesso,<text:line-break/>Dal<text:s/>suono sol di sua propria favella<text:line-break/><text:soft-page-break/>Si scopre quel, che sua natura il fece,<text:line-break/>Con gran suo scorno, e riso di chi<text:s/>’l vede.</text:p>
      <text:p text:style-name="l"/>
      <text:p text:style-name="l">MSUSD’un folle cor la voce indicio porge.</text:p>
      <text:h text:style-name="Titre2" text:outline-level="2">[80.]</text:h>
      <text:p text:style-name="pb">P226</text:p>
      <text:h text:style-name="Titre2" text:outline-level="2">DELLA LEPRE E LA TESTUGGINE.</text:h>
      <text:p text:style-name="P1550">VIDE la Lepre un dì con lento passo<text:line-break/>La Testuggine andar per suo camino,<text:line-break/>E cominciò sprezzarla sorridendo,<text:line-break/>E mordendo con motti acerbi<text:s/>e gravi<text:line-break/>La gran tardezza del suo pigro piede.<text:line-break/>La Testuggine allhor di sdegno accesa<text:line-break/>Al corso sfida la veloce Lepre :<text:line-break/>Et ambedue per giudice del fatto<text:line-break/>Chiamar d’accordo la sagace Volpe.<text:line-break/>Or<text:s/>dato il segno, onde ciascuna havesse<text:line-break/>A cominciar il destinato corso<text:line-break/>Per giunger tosto a<text:s/>la prefissa meta,<text:line-break/>La Lepre, che colei nulla stimava,<text:line-break/>Si fé di mover piè sì<text:s/>poco conto<text:line-break/>Vedendo la compagna tanto lenta,<text:line-break/>Ch’a<text:s/>gran fatica par che muti loco,<text:line-break/>Che addormentossi ;<text:s/>confidando troppo<text:line-break/>Nella velocità del presto piede<text:line-break/>Tutto l’honor de la presente impresa.<text:line-break/>In questo la Testuggine, che<text:s/>’l corso<text:line-break/>Con solecito passo affrettò tanto,<text:line-break/>Che giunse alfine al terminato segno,<text:line-break/>Di tutto quell’honor prendea la palma,<text:line-break/>Quando la Lepre desta alfin s’accorse<text:line-break/>Del preso error de la sua confidenza,<text:line-break/>E colei riportarne il pregio tutto<text:line-break/>Di quella impresa, si pentì, ma in vano<text:line-break/>De l’arrogante negligenza sua.</text:p>
      <text:p text:style-name="P1551">SPACECosì<text:s/>fa<text:s/>spesso l’huom d’ingegno e forza<text:line-break/>Dotato in concorrenza di colui,<text:line-break/>Che molto inferior di ciò si vede,<text:line-break/>Quando opra tenta, onde l’honore importi ;<text:line-break/>Che<text:s/>confidato nella sua virtute<text:line-break/>Pigro dorme a<text:s/>l’oprar continuo e lungo,<text:line-break/>Sperando in breve spatio avanzar tutte<text:line-break/>Le fatiche de l’altro, e<text:s/>’l tempo corso :<text:line-break/>Né<text:s/>s’accorge,<text:s/>ch’un sol continuo moto,<text:line-break/>Benché<text:s/>debole sia, giunge al suo<text:s/>fine<text:line-break/>Più tosto assai, ch’un più<text:s/>gagliardo e lieve,<text:line-break/>Che pigro giaccia,<text:s/>che la confidenza<text:line-break/>A la sciocchezza è figlia, e a<text:s/>l’otio madre ;<text:line-break/><text:soft-page-break/>Onde ne nasce l’infelice prole<text:line-break/>Biasmo, e vergogna, e danno in ogni tempo.<text:line-break/>Quinci<text:s/>con gran suo scorno intende e vede<text:line-break/>Il suo rival, che debole seguendo<text:line-break/>Con un continuar facile il passo<text:line-break/>Nel camin di virtù, ch’a<text:s/>honor conduce,<text:line-break/>A sé<text:s/>stesso<text:s/>precorso, e tor di mano<text:line-break/>De la vittoria la felice palma<text:line-break/>Da le fatiche de’ suoi lunghi studi<text:line-break/>A poco a poco assai più<text:s/>forte<text:s/>reso :<text:line-break/>Ond’ei quasi perduto haver si sente<text:line-break/>Quell’antico vigor, ch’ardeva in lui<text:line-break/>Per colpa sol de la pigritia nata<text:line-break/>Da la sua negligenza<text:s/>infame e stolta,<text:line-break/>Che pieno il fa d’un pentimento vile,<text:line-break/>E d’una doglia sì malvagia e poltra,<text:line-break/>Che non sa cominciar cosa che voglia,<text:line-break/>Vedendo sé<text:s/>di sotto di gran lunga<text:line-break/>A molti e molti, ch’ei nulla prezzava :<text:line-break/>E tutto il resto di sua vita vive<text:line-break/>Con tedio estremo assai peggio, che morto,<text:line-break/>Senza speranza haver d’honore alcuno.</text:p>
      <text:p text:style-name="l"/>
      <text:p text:style-name="l">MSUSIngegno e forza a<text:s/>chi non l’opra<text:s/>è nulla.</text:p>
      <text:h text:style-name="Titre2" text:outline-level="2">[81.]</text:h>
      <text:p text:style-name="pb">P39</text:p>
      <text:h text:style-name="Titre2" text:outline-level="2">DELLA RONDINE, E GLI ALTRI UCCELLI.</text:h>
      <text:p text:style-name="P1552">NON era anchora il Lin venuto in uso<text:line-break/>SPACEDi seminarsi, quando un fu, che primo<text:line-break/>SPACERaccolse il seme in varie parti fuso :</text:p>
      <text:p text:style-name="P1553">E volse dar principio (a<text:s/>quel ch’io stimo)<text:line-break/>SPACEDi far lo stame, onde trahesse poi<text:line-break/>SPACEMille mistier, ch’in verso io non isprimo.</text:p>
      <text:p text:style-name="P1554">Et sì<text:s/>come<text:s/>Natura i parti suoi<text:line-break/>SPACESparge qua e là dove le<text:s/>piace a<text:s/>sorte<text:line-break/>SPACEChe tutti in ogni loco haver li puoi :</text:p>
      <text:p text:style-name="P1555">A romper cominciò la dura e forte<text:line-break/>SPACETerra col rastro in largo campo, e<text:s/>’l seme<text:line-break/>SPACEVi sparse ad altri vita, ad altri morte.</text:p>
      <text:p text:style-name="P1556">La Rondinella,<text:s/>che presaga teme<text:line-break/>SPACEQuell’opra nova, e la virtute intende<text:line-break/>SPACEDel Lino,<text:s/>ogni altro augel convoca insieme :</text:p>
      <text:p text:style-name="P1557">E lor mostra il periglio, che s’attende<text:line-break/>SPACEDa quella pianta, e persuader vuole<text:line-break/>SPACEA prohibirne il mal, ch’essa comprende :</text:p>
      <text:p text:style-name="P1558">E dice, che quel seme, onde si duole,<text:line-break/>SPACEDevrebbe trarsi pria, che n’esca l’herba :<text:line-break/>SPACEMa perde indarno il tempo e<text:s/>le parole.</text:p>
      <text:soft-page-break/>
      <text:p text:style-name="P1559">Ecco il Lin nasce, et<text:s/>ella, che pur serba<text:line-break/>SPACENel cor del suo presagio il gran timore,<text:line-break/>SPACEDisse di novo con rampogna acerba.</text:p>
      <text:p text:style-name="P1560">Ecco il Lin nato a<text:s/>me d’alto dolore<text:line-break/>SPACEFiera cagion : dunque svelliamlo almeno ;<text:line-break/>SPACEPerché<text:s/>d’ogni periglio usciate fuore.</text:p>
      <text:p text:style-name="P1561">Ella pur dice, e ognun le crede meno<text:line-break/>SPACEQuanto<text:s/>più con ragioni aperte e vive<text:line-break/>SPACEMostra il lor viver<text:s/>di periglio pieno.</text:p>
      <text:p text:style-name="P1562">In breve par ch’a la misura arrive<text:line-break/>SPACEDi sua perfettione il Lin maturo ;<text:line-break/>SPACEE sen fan varie reti in mille rive.</text:p>
      <text:p text:style-name="P1563">La Rondinella allhor con cor sicuro<text:line-break/>SPACEDe l’huom si fece molto stretta amica,<text:line-break/>SPACEPer liberarsi da periglio oscuro.</text:p>
      <text:p text:style-name="P1564">Vive con l’huomo, e sempre si nutrica<text:line-break/>SPACED’ogni altra cosa, che d’esca o<text:s/>di grano,<text:line-break/>SPACECibo de<text:s/>l’huomo per usanza antica :</text:p>
      <text:p text:style-name="P1565">Così<text:s/>perché<text:s/>nell’opre di sua mano<text:line-break/>SPACENon gli<text:s/>suol mai far detrimento alcuno<text:line-break/>SPACEDepredando le biade in mezo il piano,</text:p>
      <text:p text:style-name="P1566">A quello è cara ; et ei sempre digiuno<text:line-break/>SPACEVive di farle offesa, e la ricetta<text:line-break/>SPACEDentro a’ suoi tetti, onde l’osserva ognuno.</text:p>
      <text:p text:style-name="P1567">E in prender gli altri augelli si diletta<text:line-break/>SPACETanto, c’ha<text:s/>per maggior d’ogni sua festa,<text:line-break/>SPACEQuando ve n’ha<text:s/>ben piena la sacchetta.</text:p>
      <text:p text:style-name="P1568">E con lacci e con reti ognihor gl’infesta,<text:line-break/>SPACEFacendone di lor stratio crudele :<text:line-break/>SPACEEt così merta chi a<text:s/>noia molesta<text:line-break/>Prende il consiglio altrui sano e fedele.</text:p>
      <text:p text:style-name="l"/>
      <text:p text:style-name="l">MNOIUn<text:s/>ostinato cor merta ogni male.</text:p>
      <text:h text:style-name="Titre2" text:outline-level="2">[82.]</text:h>
      <text:p text:style-name="pb">P141</text:p>
      <text:h text:style-name="Titre2" text:outline-level="2">DEL LEONE,<text:s/>ET LE RANE.</text:h>
      <text:p text:style-name="P1569">SENTÌ ’l Leon gridar verso la sera<text:line-break/>Dentro un fosso lontan da la sua tana<text:line-break/>Immensa copia di loquaci<text:s/>Rane<text:line-break/>Con tal romor, che rimbombava intorno<text:line-break/>Il vicin bosco, e le campagne tutte,<text:line-break/>E stimando che<text:s/>qualche horribil mostro,<text:line-break/>Che novo habitator di quelle selve<text:line-break/>Fatto si fosse, disfidar volesse<text:line-break/>Le paesane belve a<text:s/>cruda guerra<text:line-break/>Per farsi<text:s/>ei sol Signor di quei confini,<text:line-break/>Uscì de la spelonca immantenente<text:line-break/>Cercando al<text:s/>suon, che gli feria l’orecchie,<text:line-break/><text:soft-page-break/>Con generoso core e d’ardir pieno<text:line-break/>Del suo sospetto la cagion fallace.<text:line-break/>Ma poi ch’ei<text:s/>fu da quel condotto in parte,<text:line-break/>Ove scoperse l’importuna schiera<text:line-break/>De i piccioli animai, che<text:s/>’l gran romore<text:line-break/>Formar potean con l’insolente grido,<text:line-break/>Stupido tutto alfin ritenne il passo :<text:line-break/>E del suo proprio error tra sé<text:s/>si rise :<text:line-break/>E fatto accorto da l’inteso effetto<text:line-break/>Dal suo sospetto van, disse in suo core.</text:p>
      <text:p text:style-name="P1570">SPACEStolto ch’io non credea, ch’un tanto grido<text:line-break/>Di così<text:s/>picciol corpo uscir potesse :<text:line-break/>Hor qual faria quest’importuno stuolo<text:line-break/>D’animali ad ogni opra inetti e vili<text:line-break/>Strepito horrendo, se<text:s/>a<text:s/>la mia conforme<text:line-break/>In sé<text:s/>la forma e la possanza havesse,<text:line-break/>Quando da sì<text:s/>vil cor manda tal suono ?<text:line-break/>E intanto il vider le loquaci Rane,<text:line-break/>E tacquero e fuggiro in un momento<text:line-break/>Da la sua vista sotto l’acque impure.</text:p>
      <text:p text:style-name="P1571">SPACECosì spesso l’huom vil la lingua move<text:line-break/>Con gran bravura, e porge altrui spavento<text:line-break/>Senza vera cagion ; ché<text:s/>tanto offende,<text:line-break/>Quanto ferisce de la<text:s/>voce il suono :<text:line-break/>Né<text:s/>più oltra può<text:s/>far di quel, che<text:s/>’l vento<text:line-break/>Opra, che le parole in aria sparge.</text:p>
      <text:p text:style-name="P1572">SPACEDunque stimar non dee l’huom saggio e forte<text:line-break/>L’inutil suon de le parole vane ;<text:line-break/>Ma il cor, che tace ; e da<text:s/>gli effetti solo<text:line-break/>Donar fomento a<text:s/>le sue imprese suole.<text:line-break/>Perché colui, che di valore è ricco,<text:line-break/>Non suol dal van parlare acquistar merto.</text:p>
      <text:p text:style-name="l"/>
      <text:p text:style-name="l">MSUSChi meno val, più<text:s/>di parole abonda.</text:p>
      <text:h text:style-name="Titre2" text:outline-level="2">[83.]</text:h>
      <text:p text:style-name="pb">P384</text:p>
      <text:h text:style-name="Titre2" text:outline-level="2">DEL TOPO, ET<text:s/>DELLA RANA.</text:h>
      <text:p text:style-name="P1573">UN Topo già, c’havea sommo disio<text:line-break/>Di passar d’un<text:s/>gran stagno a l’altra riva<text:line-break/>L’acque profonde, in gran pensier si stava<text:line-break/>D’esporsi incerto al periglioso guado.<text:line-break/>E mentre<text:s/>dubbio con tremante core<text:line-break/>Tentava in ciò la più sicura via,<text:line-break/>Ecco lontan da mezo il largo humore<text:line-break/>A lui tosto gridar con rauca voce,<text:line-break/>Ch’ei l’aspettasse, una loquace Rana :<text:line-break/>Che allhor mirando gli atti, ch’ei facea,<text:line-break/>Haveva il fin del suo pensiero inteso :<text:line-break/><text:soft-page-break/>Et<text:s/>aprendosi il calle innanzi ognihora<text:line-break/>Con le man pronte, e rispingendo a<text:s/>dietro<text:line-break/>Spesso con ambo i piè la torbid’onda,<text:line-break/>A quello si condusse in un momento.<text:line-break/>E promettendo di prestarli aiuto,<text:line-break/>Come colei, che ben nuotar sapea,<text:line-break/>Lo persuase di legarsi seco<text:line-break/>Ne i piè di dietro a<text:s/>i suoi con certo filo,<text:line-break/>Che per tal opra a lui recato havea.<text:line-break/>Onde il meschin, ch’allhor non intendea<text:line-break/>Qual fosse de l’astuta il cieco inganno,<text:line-break/>Ciò fece ; et seco a nuoto anch’ei si mise.<text:line-break/>Così<text:s/>di paro un pezzo entrar nell’acque<text:line-break/>Tranquillamente e senza alcun travaglio.<text:line-break/>Ma quando al mezo del<text:s/>camin fur giunti<text:line-break/>L’iniqua Rana a<text:s/>far si diede il tratto,<text:line-break/>Che fin da prima disegnato havea.<text:line-break/>E dove dianzi pur su l’acque a<text:s/>galla<text:line-break/>Di par col topo havea tenuto il corso,<text:line-break/>Rivolta in dietro sotto l’acque entrando<text:line-break/>Tentava trar quel miserello al fondo<text:line-break/>Per devorarlo poi che estinto ei fosse.<text:line-break/>Ma quel, che<text:s/>dal timor e dal bisogno<text:line-break/>Prendeva di valor doppio argomento,<text:line-break/>Tardi avveduto del nimico inganno,<text:line-break/>Arditamente<text:s/>e con possente lena<text:line-break/>Si sostentava ; e risurgeva in modo,<text:line-break/>Che rendea vano il suo malvagio intento.</text:p>
      <text:p text:style-name="P1574">SPACEOr mentre quella al fondo, al sommo questo<text:line-break/>Si ritraheva con egual valore,<text:line-break/>Nessun cedendo a<text:s/>le contrarie forze,<text:line-break/>Un<text:s/>nibio, che di là passava a<text:s/>caso<text:line-break/>Da l’appetito de<text:s/>la fame tratto<text:line-break/>Ambo li prese ; et per satiar di loro<text:line-break/>L’avido ventre, da la rana in prima,<text:line-break/>Che più<text:s/>molle che<text:s/>’l topo havea la pelle,<text:line-break/>Tosto si cominciò render satollo.</text:p>
      <text:p text:style-name="P1575">SPACECosì talhor avien, che l’huomo iniquo,<text:line-break/>Ch’a<text:s/>far altrui si move a torto offesa,<text:line-break/>A la vita, o a<text:s/>l’honor tramando inganno,<text:line-break/>Primo nel fil del proprio laccio cade,<text:line-break/>E da la forte man giusta di Dio<text:line-break/>Colto con egual sorte insieme resta.</text:p>
      <text:p text:style-name="l"/>
      <text:p text:style-name="l">MSUSTalhor<text:s/>prima a sé<text:s/>nuoce<text:s/>un ch’altri offende.</text:p>
      <text:soft-page-break/>
      <text:h text:style-name="Titre2" text:outline-level="2">[84.]</text:h>
      <text:p text:style-name="pb">P16</text:p>
      <text:h text:style-name="Titre2" text:outline-level="2">DEL LEONE INVECCHIATO, ET LA VOLPE.</text:h>
      <text:p text:style-name="P1576">GIACEA<text:s/>’L Leon nella spelonca<text:s/>homai<text:line-break/>Da gli anni reso debile, et<text:s/>infermo,<text:line-break/>Et inetto del tutto a<text:s/>procacciarsi,<text:line-break/>Come quando era giovine solea,<text:line-break/>Andando a caccia francamente il vitto.<text:line-break/>E via cercando, onde scacciar la fame<text:line-break/>Potesse,<text:s/>e<text:s/>prolungar sua vita quanto<text:line-break/>Gli<text:s/>concedesse la natura e<text:s/>’l cielo ;<text:line-break/>Tentò con l’arte far quel, che vietato<text:line-break/>Era a sue forze indebolite e vane,<text:line-break/>Nova astutia trovando a<text:s/>sua salute.</text:p>
      <text:p text:style-name="P1577">SPACEL’astutia<text:s/>fu, ch’un dì passando il Corvo<text:line-break/>Vicino a la sua grotta, a sé chiamollo<text:line-break/>Con debil voce, e con<text:s/>sermone humile<text:line-break/>Il mosse a<text:s/>gran pietà de la sua sorte :<text:line-break/>Et lo pregò, ch’ei divulgasse tosto<text:line-break/>De la sua morte già vicina il nome,<text:line-break/>Per cortesia<text:s/>fra gli animali tutti,<text:line-break/>Che facevan soggiorno in quel paese :<text:line-break/>Che, essendo esso lor Re, debito loro<text:line-break/>Era di visitarlo,<text:s/>e ritrovarsi<text:line-break/>Ciascun l’ultimo dì de la sua vita<text:line-break/>Per honorarlo de l’esequie estreme ;<text:line-break/>E ch’ei gran voglia havea di rivederli,<text:line-break/>E dir a chi l’amò l’ultimo vale :<text:line-break/>E testamento far per far herede<text:line-break/>Alcun di lor<text:s/>del destinato scetro.</text:p>
      <text:p text:style-name="P1578">SPACEDunque ubidillo il Corvo, e sparse intorno<text:line-break/>Tosto di ciò l’ingannatrice fama<text:line-break/>Tal che di giorno in giorno andava a<text:s/>quello<text:line-break/>Alcun de gli animai da quel confino<text:line-break/>Come inteso l’havea tardi o per tempo<text:line-break/>Per visitarlo : ma quando a lui presso<text:line-break/>Se lo vedea il Leon, che<text:s/>’l mezo morto<text:line-break/>Fingea, l’unghiava con le zampe adunche,<text:line-break/>E lo sbranava, e ne<text:s/>’l rendea suo pasto.<text:line-break/>Così più giorni fece insin che venne<text:line-break/>L’astuta Volpe, che da un poco sangue,<text:line-break/>Che vedea presso a<text:s/>lui, sospetto<text:s/>prese,<text:line-break/>E più oltre passar non volse prima<text:line-break/>Che<text:s/>’l salutasse, e da la sua risposta<text:line-break/>Meglio congietturar potesse il fatto :<text:line-break/>E tosto accorta a<text:s/>salutarlo prese<text:line-break/>Lontana un poco per mostrar gran doglia<text:line-break/>Del suo languire sospirando alquanto ;<text:line-break/>E a dirle del suo stato lo pregava.</text:p>
      <text:soft-page-break/>
      <text:p text:style-name="P1579">SPACELe<text:s/>rispose il Leon con voce grave,<text:line-break/>E ch’a<text:s/>pena parea che suono havesse ;<text:line-break/>E l’invitava ad accostarsi a<text:s/>lui,<text:line-break/>Che meglio intenderia de la sua sorte,<text:line-break/>Senza dargli fatica in parlar forte.<text:line-break/>Rispose ella : Signor mi doglio assai<text:line-break/>De le vostre sciagure, et lo sa Dio :<text:line-break/>Ma di venir più avanti ho<text:s/>gran sospetto,<text:line-break/>Vedendo tutte le vestigie altrui<text:line-break/>De la spelonca incontra l’uscio volte,<text:line-break/>E nessuna guardar verso l’uscita :<text:line-break/>Ond’io fo stima molti esservi entrati,<text:line-break/>Né fatto haver alcuno indi partita :<text:line-break/>Però lasciovi in pace ; e se mai posso<text:line-break/>Farvi servigio,<text:s/>che in piacer vi sia,<text:line-break/>Farollo volontier,<text:s/>ma da lontano.</text:p>
      <text:p text:style-name="P1580">SPACECosì da picciol segno alcuna volta<text:line-break/>L’huom savio impara con sua gran ventura<text:line-break/>A scoprir de’ malvaggi il rio secreto :<text:line-break/>De’ quai bisogna sol creder a l’opre,<text:line-break/>E non a<text:s/>quel, che in lor la lingua suona.</text:p>
      <text:p text:style-name="l"/>
      <text:p text:style-name="l">MSUSNon il parlar, ma l’opra il core insegna.</text:p>
      <text:h text:style-name="Titre2" text:outline-level="2">[85.]</text:h>
      <text:p text:style-name="pb"><text:span text:style-name="T1581">???</text:span></text:p>
      <text:h text:style-name="Titre2" text:outline-level="2">DEL GATTO, E DEL GALLO.</text:h>
      <text:p text:style-name="P1582">IL Gatto entrato in un<text:s/>cortivo<text:s/>prese<text:line-break/>Un Gallo, e disegnò di darli morte<text:line-break/>Sotto alcun ragionevole pretesto,<text:line-break/>Per mangiarselo poi tutto a<text:s/>bell’agio,<text:line-break/>Per ciò le disse. Ahi scelerato adesso<text:line-break/>È<text:s/>giunto il tempo, ond’io faccia vendetta<text:line-break/>Di mille offese, che facesti altrui.<text:line-break/>Tu la notte qual pazzo e canti e gridi<text:line-break/>Sì che si desta ognun da l’importuno<text:line-break/>Suon de la voce tua<text:s/>rauca e noiosa,<text:line-break/>E perde il soavissimo riposo<text:line-break/>Del dolce sonno, ch’ogni male oblia.<text:line-break/>Ond’ei rispose : anzi<text:s/>’l mio canto è quello,<text:line-break/>Che invita a<text:s/>l’opre ogni mortal, che brama<text:line-break/>Menar sua vita da l’ocio lontana,<text:line-break/>Che d’ogni mal è padre ; e gli ricorda<text:line-break/>A non<text:s/>marcirsi nelle pigre piume ;<text:line-break/>Né<text:s/>per ciò canto fuor di tempo mai.</text:p>
      <text:p text:style-name="P1583">SPACESoggiunse il Gatto allhor : bench’io potrei<text:line-break/>Gettar a<text:s/>terra con ragion possente<text:line-break/>Queste tue scuse vane, inutilmente<text:line-break/>Non voglio perder la fatica e<text:s/>’l tempo :<text:line-break/><text:soft-page-break/>Ma passerò più avanti rimembrando<text:line-break/>L’altre tue colpe di castigo degne.<text:line-break/>E che dirai profano, scelerato,<text:line-break/>Incontinente, e di lussuria pieno,<text:line-break/>S’io ti ricordo che tanto empio sei,<text:line-break/>E da rispetto di virtù lontano,<text:line-break/>Che in tutti i tempi con lascivia immensa<text:line-break/>Con le sorelle, con le figlie, e insino<text:line-break/>Con la tua madre carnalmente giaci ?<text:line-break/>Rispose a<text:s/>questo il Gallo :<text:s/>il tutto è vero :<text:line-break/>Ma lo faccio io per mantener del nostro<text:line-break/>Seme la specie ; et<text:s/>arricchir colui,<text:line-break/>Che m’è<text:s/>padrone, e mi nutrisce in casa<text:line-break/>Per questo effetto, et poi sforzato il faccio,<text:line-break/>Ché così dal padron mi vien imposto<text:line-break/>Non mi dando altri de la specie mia<text:line-break/>Da conservar, et<text:s/>ampliar la prole,<text:line-break/>Che le sorelle, e le figliuole, e anchora<text:line-break/>La madre stessa ; sì che a<text:s/>torto incolpi<text:line-break/>Me de l’altrui peccato, e a<text:s/>torto accusi<text:line-break/>Del ben, che tanto reca utile altrui.</text:p>
      <text:p text:style-name="P1584">SPACEAllhor il Gatto : benché<text:s/>ogni ragione<text:line-break/>Veggia in tua scusa non è di ragione<text:line-break/>Però ch’io lasci al tuo camino andarti,<text:line-break/>Et poi per amor tuo di fame io muoia :<text:line-break/>E detto questo nel condusse a<text:s/>morte.</text:p>
      <text:p text:style-name="l"/>
      <text:p text:style-name="l">MSUSRagion non ode huom di mal far disposto.</text:p>
      <text:h text:style-name="Titre2" text:outline-level="2">[86.]</text:h>
      <text:p text:style-name="pb"><text:span text:style-name="T1585">???</text:span></text:p>
      <text:h text:style-name="Titre2" text:outline-level="2">DELLO SPARVIERO CHE<text:s/><text:line-break/>seguiva una colomba.</text:h>
      <text:p text:style-name="P1586">SEGUIVA lo Sparviero una Colomba,<text:line-break/>Di cui volea satiar l’avida fame,<text:line-break/>E dando a lei la caccia entro a le reti<text:line-break/>D’un villanel, ch’a lui tese le havea,<text:line-break/>Dando di capo alfin restò prigione.<text:line-break/>Onde a pregar si diè con humil voce<text:line-break/>Colui, che preso in man stretto il tenea<text:line-break/>Per dargli morte, acciò sicuro fosse<text:line-break/>De gli altri augelli, ch’ei prendea, lo<text:s/>stuolo,<text:line-break/>Che lo lasciasse, perché<text:s/>esso<text:s/>giamai<text:line-break/>Non gli havea fatto ingiuria, o<text:s/>danno alcuno.<text:line-break/>Allhor disse il Villano. Et che ti fece<text:line-break/>Quella innocente e<text:s/>semplice Colomba,<text:line-break/>Che la seguivi, et trar volevi a<text:s/>morte ?<text:line-break/>Et detto ciò gli diè tanto del capo<text:line-break/>Sopra d’un sasso, che morir convenne.</text:p>
      <text:soft-page-break/>
      <text:p text:style-name="P1587">SPACECosì devrebbe farsi<text:s/>ad ogni huom rio,<text:line-break/>Che senza haver cagione offende altrui,<text:line-break/>Da quelli anchor, che mai da quello offesa<text:line-break/>Non han sentito, perché<text:s/>ogni altro poi<text:line-break/>Da sua malvagità viva sicuro :<text:line-break/>Perché è giustitia il vendicar il torto,<text:line-break/>Che l’innocenza da l’huom empio sente ;<text:line-break/>Né merita da gli altri haver perdono<text:line-break/>Chi fa senza ragione ad altri offesa.</text:p>
      <text:p text:style-name="l"/>
      <text:p text:style-name="l">MSUSPietate è l’esser empio a<text:s/>l’huomo ingiusto.</text:p>
      <text:h text:style-name="Titre2" text:outline-level="2">[87.]</text:h>
      <text:p text:style-name="pb">P95</text:p>
      <text:h text:style-name="Titre2" text:outline-level="2">DEL CIGNO, E<text:s/>DELLA CICOGNA.</text:h>
      <text:p text:style-name="P1588">IL Cigno giunto homai vicino al fine<text:line-break/>De la sua vita con soavi accenti<text:line-break/>Facea l’esequie a<text:s/>le sue proprie<text:s/>membra<text:line-break/>In breve per restar di spirto prive.<text:line-break/>La Cicogna, che in riva al fiume stava,<text:line-break/>In ch’ei lavar solea le bianche piume,<text:line-break/>Se gli fa incontra, e la cagion li<text:s/>chiede<text:line-break/>Del suo cantar poi ch’è vicino a<text:s/>morte,<text:line-break/>Che<text:s/>per natura ogni animal paventa,<text:line-break/>E pianger suol<text:s/>pur a pensarvi il giorno,<text:line-break/>Ch’ella sia per venir, benché<text:s/>lontana.</text:p>
      <text:p text:style-name="P1589">SPACEAllhora il Cigno rispondendo disse.<text:line-break/>Io canto di mia vita il giusto fine,<text:line-break/>Che di necessità Natura impone<text:line-break/>A tutti madre, e gran dispensatrice<text:line-break/>E del ben e del mal, come la sorte<text:line-break/>Di ciascun brama, e con ragion richiede :<text:line-break/>Io canto le miserie mie passate :<text:line-break/>Io canto appresso la futura pace,<text:line-break/>E<text:s/>l’eterno riposo, onde la vita<text:line-break/>È<text:s/>priva sempre, e da continue cure<text:line-break/>Di procacciarsi con fatica il vitto<text:line-break/>Sempre si sente in gran travaglio e pena :<text:line-break/>Et mi rallegro, che,<text:s/>giungendo al fine<text:line-break/>Di questo viver, giungo al<text:s/>fine anchora<text:line-break/>Di tanti affanni, et<text:s/>son per sentir sempre<text:line-break/>Nel sen de la natura de le cose,<text:line-break/>Che sono al mondo in qual si voglia o<text:s/>forma<text:line-break/>O stato variate dal primiero<text:line-break/>Sembiante, in ch’elle havean sostanza e vita,<text:line-break/>Quiete dolce e sempiterna pace.<text:line-break/>Ché,<text:s/>se ben quello io non sarò, che adesso<text:line-break/>Mi sento, onde potria dir forse alcuno<text:line-break/>Ch’io non sia per sentir mai mal né bene ;<text:line-break/><text:soft-page-break/>Io, che cangiato havrò sorte e figura,<text:line-break/>In quel vivrò, che mi darà fortuna<text:line-break/>Viver con quel vigor, che da me vita<text:line-break/>Trarrà sotto altra forma in mezo al grande<text:line-break/>Fascio de gli elementi in qual si voglia<text:line-break/>Di lor che<text:s/>’l corpo estinto si risolva,<text:line-break/>O forse altro animal, che da lui n’esca<text:line-break/>Per gran virtù de le celesti sfere,<text:line-break/>Che danno al tutto ognihor principio e fine.<text:line-break/>Così parlò : né<text:s/>la<text:s/>Cicogna pote<text:line-break/>Dir altro contra a sue vive ragioni.</text:p>
      <text:p text:style-name="P1590">SPACECosì devrebbe contentarsi ognuno<text:line-break/>De la sua sorte, e de la legge eterna,<text:line-break/>Che<text:s/>Natura, e di Dio la voglia impone<text:line-break/>Con egual peso a<text:s/>gli animali tutti :<text:line-break/>E<text:s/>la morte abbracciar con lieto volto<text:line-break/>Come la vita si tien dolce e cara,<text:line-break/>Essendo il fin d’ogni miseria humana<text:line-break/>La morte, e questa vita un rio viaggio ;<text:line-break/>Dal qual l’huom dee bramar ridursi al porto<text:line-break/>De la tranquillità de l’altra vita<text:line-break/>Qual si voglia, che sia per esser poi,<text:line-break/>Poi che nulla di noi perder si puote,<text:line-break/>Che non vivi nel sen de la Natura<text:line-break/>Come a Dio piace ; al cui voler ognuno<text:line-break/>Dee<text:s/>star contento, e far legge a sé<text:s/>stesso<text:line-break/>De la ragion, che dal suo santo senno<text:line-break/>Con dotto mezzo a noi discende e piove.<text:line-break/>Che chi tal vive e more, eterno vive<text:line-break/>Dopo la morte de l’humana vita ;<text:line-break/>E muor vivendo dolcemente in Dio,<text:line-break/>Con cui s’unisce con mirabil modo,<text:line-break/>Quando lascia la terra, e un Dio si rende.</text:p>
      <text:p text:style-name="l"/>
      <text:p text:style-name="l">MSUSSe viver lieto eternamente vuoi<text:line-break/>SPACENon temer quel, che tu fuggir non puoi.</text:p>
      <text:h text:style-name="Titre2" text:outline-level="2">[88.]</text:h>
      <text:p text:style-name="pb">P140</text:p>
      <text:h text:style-name="Titre2" text:outline-level="2">DELLA VOLPE, E LO SPINO.</text:h>
      <text:p text:style-name="P1591">LA Volpe un’alta siepe<text:s/>havea salito,<text:line-break/>SPACEChe intorno circondava un bel giardino,<text:line-break/>SPACEE venendole a<text:s/>caso il piè fallito<text:line-break/>SPACEDiede<text:s/>cadendo in un pungente spino :<text:line-break/>SPACEE sentitosi il piè punto e ferito<text:line-break/>SPACEDi lui si<text:s/>dolse, e del suo rio destino.<text:line-break/>SPACEDicendo che ferita era da<text:s/>lui,<text:line-break/>SPACEA cui ricorse ne i bisogni sui.</text:p>
      <text:p text:style-name="P1592"/>
      <text:soft-page-break/>
      <text:p text:style-name="P1593">Ma rispose lo spin, che non deveva<text:line-break/>SPACEElla cercar d’haver da lui soccorso,<text:line-break/>SPACEChe dar per uso natural soleva<text:line-break/>SPACEA chi s’appressa a<text:s/>lui sempre di morso.<text:line-break/>SPACEChe ricorrer altrove essa poteva,<text:line-break/>SPACEE per altro sentier prender il corso :<text:line-break/>SPACEE non salvarsi da importante affanno<text:line-break/>SPACEIn man di chi non sa se non far danno.</text:p>
      <text:p text:style-name="l"/>
      <text:p text:style-name="l">MNOIStolto è chi d’huom malvaggio aiuto aspetta.</text:p>
      <text:h text:style-name="Titre2" text:outline-level="2">[89.]</text:h>
      <text:p text:style-name="pb">P222</text:p>
      <text:h text:style-name="Titre2" text:outline-level="2">DEL LEONE INNAMORATO,<text:s/>E DEL CONTADINO.</text:h>
      <text:p text:style-name="P1594">PASSANDO un fier Leon per certa villa<text:line-break/>Innamorossi d’una giovinetta<text:line-break/>Figlia d’un Contadin di quel contado :<text:line-break/>E sì forte d’Amor<text:s/>sentì l’ardore,<text:line-break/>Che mai non havea ben giorno né notte<text:line-break/>Pensando sempre a la fanciulla amata.<text:line-break/>Et per più<text:s/>non soffrir la pena acerba<text:line-break/>Prese partito di chiederla al padre,<text:line-break/>Che per sua sposa a lui la concedesse.<text:line-break/>Et così<text:s/>fece con parlar cortese.<text:line-break/>Ma il Contadin, cui strana cosa parve,<text:line-break/>Che d’una fiera divenisse moglie<text:line-break/>La giovinetta sua figliuola, prese<text:line-break/>Partito di<text:s/>sbrigarsi da tai nozze<text:line-break/>In questo modo : et<text:s/>tosto gli<text:s/>rispose.</text:p>
      <text:p text:style-name="P1595">SPACESe vuoi per moglie haver la mia figliuola,<text:line-break/>Che cotanto ami, et<text:s/>mio genero farti,<text:line-break/>Ti convien prima assicurarmi ch’io<text:line-break/>Non sia mai per haver da<text:s/>tua fierezza<text:line-break/>Oltraggio alcuno, et così<text:s/>la fanciulla,<text:line-break/>Che forte<text:s/>teme il tuo superbo aspetto.<text:line-break/>Sì<text:s/>che tratti di bocca i fieri denti,<text:line-break/>E l’ugne delle zampe acute e forti,<text:line-break/>Perché<text:s/>sicuri siam per sempre poi,<text:line-break/>Che tu non voglia,<text:s/>o possa farne oltraggio :<text:line-break/>E vivrem teco poi lieti e sicuri,<text:line-break/>E tu ti goderai con dolce pace<text:line-break/>L’amata<text:s/>sposa a le tue voglie pronta.</text:p>
      <text:p text:style-name="P1596">SPACEUdito ciò il Leon, benché<text:s/>assai dura<text:line-break/>Cotal condition pur le paresse,<text:line-break/>Ma forse ragionevole, concluse<text:line-break/>Alfin tra sé<text:s/>di<text:s/>voler prima i denti<text:line-break/>Perder, e l’ugne, che star vivo senza<text:line-break/>Colei, che più, che<text:s/>’l viver proprio amava.<text:line-break/>Et così<text:s/>contentò che<text:s/>’l Contadino<text:line-break/><text:soft-page-break/>Di sua man propria gli trahesse allhora<text:line-break/>Ad uno ad uno i denti, e l’ugne tutte :<text:line-break/>E poi gli chiese la bramata sposa.</text:p>
      <text:p text:style-name="P1597">SPACEMa il Contadin, che<text:s/>già fatto sicuro<text:line-break/>Era dal gran valor del fier Leone,<text:line-break/>Che non haveva più l’ugne, né<text:s/>i denti,<text:line-break/>Non solo di negargli hebbe ardimento<text:line-break/>La figlia, ch’egli li chiedea per moglie ;<text:line-break/>Ma con un grosso fusto lo percosse<text:line-break/>Si fieramente nel superbo capo,<text:line-break/>Ch’a<text:s/>terra lo mandò stordito, e poi<text:line-break/>In pochi colpi gli levò la vita :<text:line-break/>E sciolto andò<text:s/>da tal impaccio e briga.</text:p>
      <text:p text:style-name="P1598">SPACELa favola in virtù saggia ammonisce<text:line-break/>L’huom forte, che con altri accordo brama,<text:line-break/>A non lasciarsi tor l’armi di mano,<text:line-break/>Od altra cosa, onde sua forza penda :<text:line-break/>Perché puote avenir, che<text:s/>’l suo nimico<text:line-break/>Vedendolo del tutto inerme e privo<text:line-break/>Di quel, che contra lui possente il rese,<text:line-break/>Cangi pensiero di fermar la pace ;<text:line-break/>E con guerra mortal gli mova assalto,<text:line-break/>E lo conduca a l’ultima ruina,<text:line-break/>Senza poter haver da lui contrasto.</text:p>
      <text:p text:style-name="l"/>
      <text:p text:style-name="l">MSUSL’huomo, che brama col nimico pace,<text:line-break/>SPACENon lasci mai quel, che lo rende audace.</text:p>
      <text:h text:style-name="Titre2" text:outline-level="2">[90.]</text:h>
      <text:p text:style-name="pb">P173</text:p>
      <text:h text:style-name="Titre2" text:outline-level="2">DELLA SCROFA, E LA CAGNA.</text:h>
      <text:p text:style-name="P1599">INCONTROSSI la Cagna un giorno a caso<text:line-break/>Con una Scrofa, e lei vedendo tutta<text:line-break/>Lotosa e<text:s/>brutta cominciò con riso<text:line-break/>Prima a schernirla, et<text:s/>poi con voce aperta<text:line-break/>La dileggiava sì, che venne in breve<text:line-break/>Con lei, c’haveva nel suo cor concetto<text:line-break/>Dal lungo motteggiar un fiero sdegno,<text:line-break/>A gran contesa di<text:s/>parole strane.<text:line-break/>Ma crescendo più grave tuttavia<text:line-break/>L’ingiuria, che la Cagna le<text:s/>facea<text:line-break/>Con un parlar, che non havea risposta ;<text:line-break/>La Scrofa d’ira colma non sapendo<text:line-break/>Meglio risponder al parlar villano,<text:line-break/>Che la confonde, minacciosa dice.<text:line-break/>Io ti giuro per Venere o malvagia,<text:line-break/>Che se più dietro vai con tue parole<text:line-break/>Me, che non mai t’offesi, ingiuriando,<text:line-break/>La farem<text:s/>d’altro, che di ciancie alfine:<text:line-break/><text:soft-page-break/>Ch’io ti traffigerò l’invido fianco<text:line-break/>Con questo dente mio pungente e forte,<text:line-break/>Che fia risposta del tuo vano orgoglio.</text:p>
      <text:p text:style-name="P1600">SPACEAllhor la Cagna il giuramento udito<text:line-break/>Sen<text:s/>rise, e via più forte la scherniva<text:line-break/>Dicendo : certo a te ben si conviene<text:line-break/>Tal giuramento d’osservanza degno :<text:line-break/>Poi che giuri per quella immortal Dea,<text:line-break/>Che t’odia sì, che ancora odia coloro,<text:line-break/>E prohibisce a<text:s/>i sacrificii<text:s/>suoi,<text:line-break/>Che de le carni tue<text:s/>vili et<text:s/>impure<text:line-break/>Si faccian pasto : anzi di più<text:s/>gli scaccia<text:line-break/>Dal suo bel Tempio come empi e profani.</text:p>
      <text:p text:style-name="P1601">SPACELa Scrofa udito tal parlar rispose.<text:line-break/>Anzi da questo puoi sciocca avvederti<text:line-break/>Qual conto faccia questa santa<text:s/>Dea<text:line-break/>Di me, che tien per sua divota ancella,<text:line-break/>Et qual mi porti amore, e gran rispetto :<text:line-break/>Poscia che chi giamai si mostra ardito<text:line-break/>D’offender la mia specie in prender cibo<text:line-break/>Da carne<text:s/>tale, come empio e profano<text:line-break/>Da sé discaccia, e sempre l’odia a morte.<text:line-break/>E tu sei morta, e viva in odio a<text:s/>tutti.</text:p>
      <text:p text:style-name="P1602">SPACECosì<text:s/>l’huom saggio, che<text:s/>’l suo biasmo sente<text:line-break/>Da chi col vero il punge et<text:s/>lo molesta,<text:line-break/>Torna in sua lode con risposta honesta<text:line-break/>Quel che di darle infamia appar possente.</text:p>
      <text:p text:style-name="l"/>
      <text:p text:style-name="l">MSUSUn parlar saggio è scudo ad ogni offesa.</text:p>
      <text:h text:style-name="Titre2" text:outline-level="2">[91.]</text:h>
      <text:p text:style-name="pb">P173</text:p>
      <text:h text:style-name="Titre2" text:outline-level="2">DEL TAGLIALEGNA, E MERCURIO.</text:h>
      <text:p text:style-name="P1603">TAGLIAVA legna<text:s/>un Contadino un<text:s/>giorno<text:line-break/>Sopra la riva d’un corrente fiume ;<text:line-break/>E la scure per caso a lui di mano<text:line-break/>Uscita andò di quello insino al fondo :<text:line-break/>Onde il meschin piangea dirottamente<text:line-break/>La sua disgratia sì, ch’a<text:s/>pietà mosse<text:line-break/>Mercurio, che cortese entrò in<text:s/>pensiero<text:line-break/>Di voler aiutarlo allhor<text:s/>allhora :<text:line-break/>E pescando nel fondo a l’aria trasse<text:line-break/>Un’altra scure, ch’era d’oro tutta ;<text:line-break/>Domandando a<text:s/>colui s’era la sua.<text:line-break/>Il leal Contadin rispose il vero,<text:line-break/>Che sua non era :<text:s/>onde Mercurio tosto<text:line-break/>Finse di novo di cercar la sua,<text:line-break/>E ne trasse una fuor di fino argento,<text:line-break/>Domandandogli anchor s’era<text:s/>pur quella,<text:line-break/><text:soft-page-break/>Ch’egli perduta havea ; et<text:s/>ei negando<text:line-break/>Subito il vero<text:s/>come prima disse.<text:line-break/>Finalmente la sua Mercurio trasse<text:line-break/>De l’onda fuor, ch’era di ferro vile :<text:line-break/>E<text:s/>’l Contadino allhor tutto gioioso<text:line-break/>Affermò, ch’era sua quella di ferro ;<text:line-break/>E la prese da lui,<text:s/>con lieto viso<text:line-break/>Rendendogli con dir pien di bontade<text:line-break/>Immense gratie di cotal favore.</text:p>
      <text:p text:style-name="P1604">SPACEMa conosciuto il buon Mercurio a<text:s/>pieno<text:line-break/>La gran sincerità di quel meschino,<text:line-break/>Che di bontà non havea par in terra,<text:line-break/>Quella d’argento appresso, e quella d’oro<text:line-break/>In don gli diede, e<text:s/>’l fé<text:s/>partir contento.<text:line-break/>Ma raccontando un giorno il pover<text:s/>huomo<text:line-break/>A molti amici suoi di quella Villa<text:line-break/>La gran ventura, ch’avenuta gli era,<text:line-break/>Uno di lor, ch’astuto era e sagace,<text:line-break/>Tentò con fraude, s’egli anchor potesse<text:line-break/>Divenir ricco, come quel divenne.<text:line-break/>E già venuto nel medesmo loco<text:line-break/>Per tagliar legna, quel, che il suo compagno<text:line-break/>A caso fece, fece egli con arte<text:line-break/>Di lasciarsi cader allhor la scure<text:line-break/>In mezzo il corso de le rapide onde :<text:line-break/>E finse lagrimar con gran sospiri,<text:line-break/>E gran querele la sua dura sorte.<text:line-break/>Onde Mercurio, che sapea l’inganno<text:line-break/>Del<text:s/>fraudolente, immantenente apparve<text:line-break/>A lui dinanzi ; e finto anch’egli seco<text:line-break/>Di volergli trovar la scure sua,<text:line-break/>Fuor de l’onde una d’or<text:s/>tosto ne trasse,<text:line-break/>Ch’al peso, e a l’occhio era di gran valore,<text:line-break/>Domandando al Villan, s’era la sua.<text:line-break/>Allhor colui tutto ridente e lieto<text:line-break/>Non sì<text:s/>tosto la vide, che mentita<text:line-break/>Mente affermò che quell’istessa, quella<text:line-break/>Quella sola, e non altra era la sua ;<text:line-break/>La sua,<text:s/>che dianzi pur caduta gli era.</text:p>
      <text:p text:style-name="P1605">SPACECompresa allhor Mercurio la bugiarda<text:line-break/>Mente di quel Villano empio e sfacciato,<text:line-break/>Quella d’oro non sol dar non gli volle,<text:line-break/>Ma non essergli pur anchor cortese<text:line-break/>De la sua, che di ferro era nel fiume ;<text:line-break/>E da sé<text:s/>lo scacciò con brutti scherni.</text:p>
      <text:p text:style-name="P1606">SPACECosì il<text:s/>gran Re del cielo esalta spesso<text:line-break/>L’huomo pien di bontade,<text:s/>e ricco il rende ;<text:line-break/>E l’huom malvagio impoverisce, e prende<text:line-break/>Diletto in farlo star sempre depresso.</text:p>
      <text:p text:style-name="l"/>
      <text:p text:style-name="l">MSUSBontà trahe spesso l’huom di ria fortuna ;<text:line-break/>SPACEE nequitia ogni male in lui raduna.</text:p>
      <text:soft-page-break/>
      <text:h text:style-name="Titre2" text:outline-level="2">[92.]</text:h>
      <text:p text:style-name="pb">P77</text:p>
      <text:h text:style-name="Titre2" text:outline-level="2">DELLA<text:s/>CERVIA, ET LA VITE.</text:h>
      <text:p text:style-name="P1607">FUGGENDO i cacciatori entrò la Cervia<text:line-break/>D’una frondosa vite entro una macchia,<text:line-break/>E sotto i rami suoi cheta s’ascose :<text:line-break/>Sì che scorrendo i cacciatori intorno<text:line-break/>Sorte non hebber di poter vederla,<text:line-break/>E per trovarla in altra parte andaro.<text:line-break/>Ella veduto esser homai sicura<text:line-break/>Da le mani di lor, ch’eran lontani,<text:line-break/>A pascer cominciò di<text:s/>quelle foglie :<text:line-break/>E tante in breve ne mangiò, ch’alfine<text:line-break/>La<text:s/>vite ne restò spogliata affatto.<text:line-break/>Onde tornando i cacciatori allhora<text:line-break/>Per quel confine, e non essendo ascosa<text:line-break/>La Cervia più da la spogliata vite,<text:line-break/>La vider tosto : et mentre ella seguiva<text:line-break/>Senza sospetto in ben satiarne il ventre<text:line-break/>La saettar con un pungente strale,<text:line-break/>Che da l’un fianco a l’altro la trafisse.<text:line-break/>Così giungendo di sua vita al<text:s/>fine<text:line-break/>Disse fra sé<text:s/>quell’infelice<text:s/>fiera.<text:line-break/>Ahi quanto di ragion mi vien la Morte<text:line-break/>Spogliando del vigor, che mi reggea,<text:line-break/>Poi ch’io medesma la cagion ne fui,<text:line-break/>Offendendo con mio non picciol danno<text:line-break/>Colei, ch’a<text:s/>l’ombra de le foglie sue<text:line-break/>La cara vita mi salvò pur dianzi :<text:line-break/>Ond’hebbe poi da me sì<text:s/>ingiusto merto.</text:p>
      <text:p text:style-name="P1608">SPACECosì talhor aviene a<text:s/>l’huomo ingrato,<text:line-break/>Che quel, che<text:s/>’l tolse ad empia sorte, offenda :<text:line-break/>Che par che<text:s/>’l giusto Dio merto gli renda,<text:line-break/>Quand’ei nol crede, eguale al suo peccato.</text:p>
      <text:p text:style-name="l"/>
      <text:p text:style-name="l">MSUSNon far oltraggio a<text:s/>chi ti fu cortese ;<text:line-break/>SPACEChe Dio per lui vendicherà l’offese.</text:p>
      <text:h text:style-name="Titre2" text:outline-level="2">[93.]</text:h>
      <text:p text:style-name="pb">P262</text:p>
      <text:h text:style-name="Titre2" text:outline-level="2">DE GLI ARBORI, E DEL PRUNO.</text:h>
      <text:p text:style-name="P1609">VOLEAN d’accordo gli altri arbori tutti<text:line-break/>Che l’Uliva di lor l’imperio havesse :<text:line-break/>Ma quella, che<text:s/>di sua sorte contenta<text:line-break/>Già si viveva una tranquilla vita,<text:line-break/>Non volse acconsentir d’haver tal carco ;<text:line-break/><text:soft-page-break/>E così disse : ben pazza sarei<text:line-break/>S’io, che de le mie frondi e grasse e belle<text:line-break/>Sì, che son<text:s/>care a<text:s/>gli huomini, e a gli Dei<text:line-break/>Ho sol la cura, che lieta mi rende ;<text:line-break/>Volessi abbandonar le cose mie<text:line-break/>Per macerarmi e giorno e notte sempre<text:line-break/>Ne i tristi affanni de l’altrui governo.<text:line-break/>Però ponete, prego, in altra<text:s/>mano<text:line-break/>Di tal fatica l’importante peso.<text:line-break/>Così<text:s/>risolti al Fico se n’andaro<text:line-break/>Per dar a<text:s/>lui di tal honor la soma.<text:line-break/>Et ei rispose lor : mai cangiarei<text:line-break/>La cura, c’ho<text:s/>de’ miei soavi frutti,<text:line-break/>Che vincon di dolcezza il flavo mele,<text:line-break/>E<text:s/>’l nettare, che in ciel gustan gli Dei,<text:line-break/>Per quell’affanno sopra ogni altro amaro,<text:line-break/>Che seco tien d’altrui regger la cura<text:line-break/>Sotto il sembiante d’un pregiato honore.<text:line-break/>Così<text:s/>da lui partendo senza frutto<text:line-break/>Gli arbori colmi di soverchio affanno<text:line-break/>Del trovar chi di ciò togliesse il carco<text:line-break/>Deliberossi di pregar la Vite,<text:line-break/>Che<text:s/>’l Dominio di lor prender volesse.<text:line-break/>Ma quella, che già<text:s/>tutta era d’intorno<text:line-break/>Coperta d’uva ben matura e bella,<text:line-break/>Lor disse : dunque vi credete ch’io,<text:line-break/>Che di tanta ricchezza allegra vivo<text:line-break/>De’ frutti miei con mio grande ornamento,<text:line-break/>Onde il<text:s/>cielo e la terra in pregio m’have,<text:line-break/>Possa sì<text:s/>facilmente al suon piegarmi<text:line-break/>De’ preghi vostri, benché<text:s/>d’honor pieni,<text:line-break/>Ch’io lasci di Natura un tanto dono,<text:line-break/>Che felice mi rende in ogni tempo ;<text:line-break/>Per prender poi così<text:s/>noiosa cura,<text:line-break/>Che non mi lasci un dì viver contenta ?<text:line-break/>Certo io sarei da chi più mi conosce<text:line-break/>Tenuta pazza, se ciò far volessi,<text:line-break/>E lasciar le mie cose irsene a male,<text:line-break/>Attendendo a<text:s/>l’altrui con tanta noia.</text:p>
      <text:p text:style-name="P1610">SPACEGli arbori allhora dal gran<text:s/>tedio stanchi<text:line-break/>Del pregar lungamente indarno altrui,<text:line-break/>Si risolsero<text:s/>alfin d’andar al Pruno,<text:line-break/>E dar a<text:s/>lui questo supremo grado.<text:line-break/>Et ei, che né di sé, né d’altri havea<text:line-break/>Cura, che punto l’annoiasse mai,<text:line-break/>Già tutto gonfio<text:s/>del concesso honore<text:line-break/>Stimando sé<text:s/>maggior di quel, ch’egli era,<text:line-break/>Parlò superbamente in cotal forma.<text:line-break/>Dunque, s’io son Re vostro, a<text:s/>l’ombra mia<text:line-break/>Correte tutti ; e se tardate a farlo<text:line-break/>Qual poco ubidienti a’<text:s/>miei mandati,<text:line-break/>Farò del tronco mio tal fiamma uscire,<text:line-break/><text:soft-page-break/>Che tutti v’arderà senza pietate,<text:line-break/>Sì che ne tremeran malgrado loro<text:line-break/>Le Quercie antiche, e i più sublimi Cedri,<text:line-break/>Che dal Libano monte al Ciel sen vanno.</text:p>
      <text:p text:style-name="P1611">SPACECosì colui, ch’a le sue voglie serve,<text:line-break/>È pronto a ricercar l’altrui governo,<text:line-break/>Senza pensar qual sia l’ufficio suo :<text:line-break/>Né<text:s/>suole ambition di cure altrui<text:line-break/>Mover il cor di chi conosce e vuole<text:line-break/>Far sempre quanto al suo dever conviene.</text:p>
      <text:p text:style-name="l"/>
      <text:p text:style-name="l">MSUSChi tien l’honor, e le sue cose a<text:s/>core<text:line-break/>SPACENon cerca mai de gli altri esser Signore :<text:line-break/>SPACEE brama haver dominio in altri spesso<text:line-break/>SPACEColui, ch’a pena può regger sé<text:s/>stesso.</text:p>
      <text:h text:style-name="Titre2" text:outline-level="2">[94.]</text:h>
      <text:p text:style-name="pb"><text:span text:style-name="T1612">???</text:span></text:p>
      <text:h text:style-name="Titre2" text:outline-level="2">DELLA VOLPE, ET DELLA SIMIA.</text:h>
      <text:p text:style-name="P1613">PUR dianzi havea<text:s/>’l Leon de gli animali<text:line-break/>Tutti per forza conquistato il<text:s/>Regno,<text:line-break/>E come Re de gli altri un bando fece<text:line-break/>Gridar, ch’ogni animal, che senza coda<text:line-break/>Fusse<text:s/>dal suo tener gisse lontano,<text:line-break/>E in esiglio da<text:s/>lui lontan vivesse<text:line-break/>Essendo privo de l’honor, che seco<text:line-break/>Porta la coda, che vergogna asconde.<text:line-break/>Allhor la Volpe impaurita al suono<text:line-break/>Del novo editto si metteva in punto<text:line-break/>D’abbandonar il suo natio paese,<text:line-break/>Quando la Simia di tal fatto accorta<text:line-break/>Le disse : o sciocca, a<text:s/>che ti metti in core<text:line-break/>Di ciò paura, se natura larga<text:line-break/>Ti fu del dono, ond’a<text:s/>me tanto è scarsa ?<text:line-break/>Havendo tu per due<text:s/>coda bastante,<text:line-break/>Ond’io pur non ve n’ho<text:s/>picciolo segno ?<text:line-break/>Onde la Volpe a lei così<text:s/>rispose.<text:line-break/>Conosco troppo il ver,<text:s/>che tu mi dici ;<text:line-break/>E che quanto a ragion m’affanno a torto.<text:line-break/>Ma che so<text:s/>io, che<text:s/>’l Signor nostro altiero<text:line-break/>Me del numero far<text:s/>di quei non voglia,<text:line-break/>Che de la coda non han parte alcuna ?</text:p>
      <text:p text:style-name="P1614">SPACECosì<text:s/>ne mostra l’animale astuto,<text:line-break/>Che chi sotto il Tiran sua vita mena<text:line-break/>È<text:s/>in gran periglio di sentir la pena<text:line-break/>Del fallo anchor, che non ha in mente havuto.</text:p>
      <text:p text:style-name="l"/>
      <text:p text:style-name="l">MSUSChi servo è del Tiran<text:s/>vive in periglio,<text:line-break/>SPACENé li giova innocenza, o<text:s/>buon consiglio.</text:p>
      <text:soft-page-break/>
      <text:h text:style-name="Titre2" text:outline-level="2">[95.]</text:h>
      <text:p text:style-name="pb"><text:span text:style-name="T1615">???</text:span></text:p>
      <text:h text:style-name="Titre2" text:outline-level="2">DEL NIBIO, E DELLO SPARVIERO.</text:h>
      <text:p text:style-name="P1616">IL Nibio e lo Sparvier vennero insieme<text:line-break/>A gran contesa, ognun sé<text:s/>stesso alzando<text:line-break/>Sopra l’altro di pregio, e di valore :<text:line-break/>E non potendo differir tal lite<text:line-break/>Senza il giudicio altrui, restar d’accordo<text:line-break/>Di far l’Aquila in ciò giudice loro.<text:line-break/>Onde esponendo sua ragion ciascuno<text:line-break/>Dinanzi a<text:s/>lei, che decidesse il punto<text:line-break/>De la difficultà fra loro nata,<text:line-break/>L’Aquila disse : Orsù fratelli andate<text:line-break/>A mostrarmi di ciò ragion più chiara<text:line-break/>Con l’opra del<text:s/>valor, che regna<text:s/>in voi.<text:line-break/>Che colui, che tornando a me con prova<text:line-break/>Maggior de le<text:s/>sue forze e del suo grado,<text:line-break/>Men darà indicio con più<text:s/>degno effetto,<text:line-break/>Colui da mia sentenza havrà la lode<text:line-break/>E de la maggioranza, e del valore.<text:line-break/>Così<text:s/>da lei partiti, ognun si mosse<text:line-break/>A quel tentar, che più potea sua forza :<text:line-break/>E dopo breve spatio a lei tornaro<text:line-break/>Ciascun mostrando a<text:s/>lei la preda fatta.<text:line-break/>Onde mostrando il<text:s/>Nibio con gran suono<text:line-break/>D’altera voce un topo, c’havea preso<text:line-break/>In mezo un campo di tagliate biade ;<text:line-break/>E lo Sparvier mostrando una Colomba,<text:line-break/>Che per lo ciel volando a<text:s/>forza ottenne,<text:line-break/>L’Aquila disse. Poi che con l’effetto<text:line-break/>Chiara ciascun di voi fatto m’havete<text:line-break/>Del valor dubbio, onde pendea la lite,<text:line-break/>Mia sentenza sarà, che quanto meno<text:line-break/>De l’altera Colomba il Topo vale,<text:line-break/>Tanto di nobiltate e di virtute<text:line-break/>Nibio vagli<text:s/>tu men de lo Sparviero.<text:line-break/>E quanto più del Topo è<text:s/>la Colomba<text:line-break/>Degna d’honor, cotanto tu Sparviero<text:line-break/>Prevagli al Nibio d’ogni honore e merto.</text:p>
      <text:p text:style-name="P1617">SPACECosì il giusto Signor, che tien in corte<text:line-break/>Diversa gente al suo servitio ; deve<text:line-break/>Sol prezzar più colui, che maggior segno<text:line-break/>Di valor mostra de gli effetti a prova :<text:line-break/>E non colui, che con sembianze vane<text:line-break/>Di cose esterior, che ingombran gli occhi,<text:line-break/>Cerca<text:s/>preporsi alla virtute altrui.</text:p>
      <text:p text:style-name="l"/>
      <text:soft-page-break/>
      <text:p text:style-name="l">MSUSDi ciascun l’opra è del valore il saggio<text:span text:style-name="Appelnotedebasdep."><text:note text:note-class="footnote" text:id="_ftn4"><text:note-citation>5</text:note-citation><text:note-body><text:p text:style-name="Notedebasdepage"><text:span text:style-name="T1618"><text:s/>Var. 1577: L’opra d’ognun, di quel, ch’ei vale, è il saggio.</text:span></text:p></text:note-body></text:note></text:span>.</text:p>
      <text:h text:style-name="Titre2" text:outline-level="2">[96.]</text:h>
      <text:p text:style-name="pb">P172</text:p>
      <text:h text:style-name="Titre2" text:outline-level="2">DEL VESPERTIGLIO, ET DELLA DONNOLA.</text:h>
      <text:p text:style-name="P1619">ERA caduto il Vespertiglio a terra<text:line-break/>Uccel, che per natura odia la luce,<text:line-break/>E senza piume sol di notte vola,<text:line-break/>Onde di Vespertiglio il nome prese,<text:line-break/>Benché<text:s/>Nottola anchora il volgo il chiami,<text:line-break/>Che sol de la Civetta è proprio nome.<text:line-break/>Questi dunque giacendo in terra steso<text:line-break/>Fu<text:s/>preso da la<text:s/>Donnola rapace,<text:line-break/>Che volea divorarlo allhora allhora,<text:line-break/>Sotto pretesto di ragione alcuna,<text:line-break/>Che la movesse giustamente a<text:s/>questo.<text:line-break/>Et mentre ei la pregava humilmente<text:line-break/>Che de la vita gli facesse dono,<text:line-break/>Ella rispose di non poter farlo<text:line-break/>Senza gran fallo, essendo egli nimico<text:line-break/>Di tutti gli altri augei, che intorno vanno,<text:line-break/>De’ quali essa ministra era e soldato.<text:line-break/>Allhora il Vespertiglio<text:s/>le rispose<text:line-break/>Ch’augel non era ; et ciò provava a<text:s/>i segni<text:line-break/>Del proprio corpo senza piume tutto,<text:line-break/>E che del pel del Topo era vestito,<text:line-break/>Con cui conformità per<text:s/>specie havea.<text:line-break/>Udita tal ragion fu astretta allhora<text:line-break/>La Donnola a<text:s/>lasciarlo irsene in<text:s/>pace.</text:p>
      <text:p text:style-name="P1620">SPACEMa sendo un’altra volta a<text:s/>caso incorso<text:line-break/>Nel pericolo stesso in man d’un’altra<text:line-break/>Donnola, che mangiarselo volea ;<text:line-break/>E supplicando a lei, che de la vita<text:line-break/>Don gli facesse ; udì da quella, ch’essa<text:line-break/>Non potea farlo con ragione alcuna,<text:line-break/>Sendo egli un Topo, la cui specie sempre<text:line-break/>De la sua propria fu crudel nimica :<text:line-break/>Onde rispose il Vespertiglio allhora,<text:line-break/>Ch’ella prendea di ciò non lieve errore :<text:line-break/>E l’ale a<text:s/>lei mostrando aperte<text:s/>e larghe,<text:line-break/>Con cui per l’aria si levava a volo<text:line-break/>Specie d’augello esser provava, e mai<text:line-break/>Non essersi<text:s/>alcun Topo in parte alcuna<text:line-break/>Trovato adorno di sì<text:s/>nobil dono.<text:line-break/>La Donnola non seppe<text:s/>allhora quale<text:line-break/>Risposta dargli, et<text:s/>gir lasciollo anch’essa.<text:line-break/>Così due volte d’un periglio stesso<text:line-break/><text:soft-page-break/>Egli si tolse con ragion diversa<text:line-break/>Ogni volta salvandosi la vita.</text:p>
      <text:p text:style-name="P1621">SPACECosì l’huom savio e di prudenza adorno<text:line-break/>Far dee qualunque volta si ritrova<text:line-break/>Del proprio stato in gran periglio posto :<text:line-break/>E secondo il bisogno e l’occorrenza<text:line-break/>Cangiar nell’oprar suo sermone e stile :<text:line-break/>E servirsi hor di questa, hora di quella<text:line-break/>Forma di ragionar, che più<text:s/>ricerca<text:line-break/>La propria occasion di sua salute<text:line-break/>Ne i simili accidenti, e ne i diversi.</text:p>
      <text:p text:style-name="l"/>
      <text:p text:style-name="l">MSUSChi brama di schivar vario periglio,<text:line-break/>SPACEUsi vario parlar, vario consiglio.</text:p>
      <text:h text:style-name="Titre2" text:outline-level="2">[97.]</text:h>
      <text:p text:style-name="pb">P325</text:p>
      <text:h text:style-name="Titre2" text:outline-level="2">DELL’ALLODOLA.</text:h>
      <text:p text:style-name="P1622">L’ALLODOLA è un<text:s/>augel poco maggiore<text:line-break/>Del Passero, et di piuma a<text:s/>lui simile,<text:line-break/>Ma sopra il capo un cappelletto porta<text:line-break/>Di piume, ch’assai vago in vista il<text:s/>rende :<text:line-break/>Questa di far il nido ha<text:s/>per usanza<text:line-break/>Dentro a<text:s/>le biade de gli aperti campi ;<text:line-break/>In cui suol partorir le<text:s/>picciol uova<text:line-break/>De la stagion de l’anno in quella parte,<text:line-break/>Che può bastarle a far prender il volo<text:line-break/>Ai nati figli al cominciar la messe.<text:line-break/>Ma le occorse una volta il farlo in mezo<text:line-break/>D’un campo seminato assai per tempo,<text:line-break/>Sì che l’uova depose a<text:s/>punto allhora,<text:line-break/>Che incominciavan biancheggiar le spiche.<text:line-break/>Onde matura a<text:s/>pieno<text:s/>era la biada<text:line-break/>Quando anchor non haveano il volo appreso<text:line-break/>I pargoletti figli anchora ignudi<text:line-break/>Di quelle penne, onde sian atti al volo.<text:line-break/>Però<text:s/>qualunque volta iva per cibo<text:line-break/>Da<text:s/>lor lontana la provida madre<text:line-break/>Lor avvertiva con pietoso affetto,<text:line-break/>Che se cosa occorresse a lor d’udire,<text:line-break/>Ch’a l’orecchie di lor nova paresse,<text:line-break/>Se la tenesser con gran cura a<text:s/>mente<text:line-break/>Per riferirla al suo ritorno a<text:s/>lei.<text:line-break/>Or<text:s/>del campo il padrone un giorno venne<text:line-break/>Di là passando col figliuolo insieme ;<text:line-break/>E<text:s/>veduto la biada<text:s/>a<text:s/>terra china<text:line-break/>Dal peso andarsi del maturo grano,<text:line-break/>Che de l’aride spiche homai cadea ;<text:line-break/>Disse : vedi figliuol come è matura<text:line-break/><text:soft-page-break/>Già questa biada sì, c’homai si perde ?<text:line-break/>Però diman prima, che nasca il giorno,<text:line-break/>Vattene a<text:s/>ritrovar gli amici nostri<text:line-break/>Di questa Villa, e pregagli in mio nome<text:line-break/>A venir tutti a<text:s/>l’apparir del<text:s/>Sole<text:line-break/>A darci in presto del servitio loro<text:line-break/>In tagliar questa homai matura biada.<text:line-break/>Udito questo i<text:s/>timidi augelletti<text:line-break/>Il riferiro a<text:s/>la lor madre tosto.<text:line-break/>Et ella allhor : nessun timor vi tocchi<text:line-break/>Figli di questo ancor ; che s’ei n’aspetta<text:line-break/>Gli amici, qualche giorno anchor ci vuole<text:line-break/>Prima, che<text:s/>questo campo habbia la messe.</text:p>
      <text:p text:style-name="P1623">SPACEIl giorno dopo andò la<text:s/>madre anchora<text:line-break/>Per procacciarne a i figli esca novella :<text:line-break/>Né apparve in tanto metitore alcuno.<text:line-break/>Ma quando più l’ardor del mezo giorno<text:line-break/>Scaldava i campi, et<text:s/>aspettato indarno<text:line-break/>Gran pezzo haveva gli invitati amici<text:line-break/>A la sua stanza quel padron del<text:s/>campo,<text:line-break/>Alfin col suo figliuol venne in su<text:s/>’l loco<text:line-break/>Per veder se gli amici ivi trovava<text:line-break/>Forse in far l’opra, a ch’ei gli havea pregati.<text:line-break/>E non<text:s/>vedendo esser venuto alcuno,<text:line-break/>Disse al figliuolo :<text:s/>Va’<text:s/>figlio dimane<text:line-break/>E tosto invita ogni parente nostro,<text:line-break/>Che ci servino in ciò<text:s/>de l’opra loro<text:line-break/>Per la mattina del seguente giorno.</text:p>
      <text:p text:style-name="P1624">SPACEGli augelli allhor l’ordine udito havendo<text:line-break/>Tutti tremanti nel ritorno<text:s/>suo<text:line-break/>A la madre ne dier subito aviso.<text:line-break/>Et ella inteso tutto a punto il fatto<text:line-break/>Non vi prendete (dice) alcun pensiero<text:line-break/>Che<text:s/>vi dia noia ; s’altro non udite,<text:line-break/>Che d’aspettar, che vengano i parenti<text:line-break/>A volersi dar noia in<text:s/>questa cura.<text:line-break/>E l’altro giorno a trovar pasto<text:s/>andando<text:line-break/>Di novo gli ammonì che intentamente<text:line-break/>Notasser ciò, che seguitar devea.<text:line-break/>Così<text:s/>quel giorno non comparse alcuno :<text:line-break/>Onde il padron de la matura biada<text:line-break/>Giunto verso la sera in quella parte<text:line-break/>Disse al<text:s/>figliuol : poi che nessun si move<text:line-break/>O de gli amici, o<text:s/>de’ parenti nostri<text:line-break/>A prestarci lor opra in tal bisogno ;<text:line-break/>Fa’<text:s/>che tosto diman, figlio,<text:s/>per tempo<text:line-break/>Qui due messore porti, onde ambidue<text:line-break/>Noi farem cotal opra ad agio nostro,<text:line-break/>Né ad alcun altro havremo obligo alcuno.</text:p>
      <text:p text:style-name="P1625">SPACEIl<text:s/>che sentito i pargoletti figli<text:line-break/>Consapevole poi ne fer la<text:s/>madre,<text:line-break/>Che con gran tema tal novella intese :<text:line-break/><text:soft-page-break/>E disse lor, adesso è<text:s/>’l tempo, figli,<text:line-break/>Di dubitar qualche futuro oltraggio,<text:line-break/>Poi che<text:s/>’l padron di ciò la cura prende :<text:line-break/>Però stanotte ce n’andrem pian piano<text:line-break/>A trovar novo albergo in altra parte,</text:p>
      <text:p text:style-name="P1626">SPACEChe quando l’huom far vuol cosa<text:s/>da vero,<text:line-break/>Non aspetta gli amici,<text:s/>o<text:s/>i suoi parenti :<text:line-break/>Ma pon<text:s/>sé<text:s/>stesso con le voglie ardenti<text:line-break/>A dar debito effetto al suo pensiero.</text:p>
      <text:p text:style-name="l"/>
      <text:p text:style-name="l">MSUSNon aspettar, s’esser servito vuoi,<text:line-break/>SPACEServitio altrui, se tu servir ti puoi.</text:p>
      <text:h text:style-name="Titre2" text:outline-level="2">[98.]</text:h>
      <text:p text:style-name="pb"><text:span text:style-name="T1627">???</text:span></text:p>
      <text:h text:style-name="Titre2" text:outline-level="2">DELL’ASINO, E DEL VITELLO.</text:h>
      <text:p text:style-name="P1628">PASCEANO insieme l’Asino e<text:s/>’l Vitello<text:line-break/>SPACEL’herba novella in un medesmo prato<text:line-break/>SPACETutto di<text:s/>varii<text:s/>fiori ornato e bello :</text:p>
      <text:p text:style-name="P1629">E sentito lontan più<text:s/>d’un soldato<text:line-break/>SPACEAvicinarsi con feroce suono<text:line-break/>SPACEDisse il Vitello : Or vedi un campo armato ;</text:p>
      <text:p text:style-name="P1630">E però parmi,<text:s/>che sarebbe buono<text:line-break/>SPACETorci di questo loco periglioso,<text:line-break/>SPACENé<text:s/>il fulmine aspettar udito il tuono.</text:p>
      <text:p text:style-name="P1631">Onde gli fu da l’Asino risposo :<text:line-break/>SPACETogliti<text:s/>pur di qua tu, che in periglio<text:line-break/>SPACETi trovi ; ch’io di ciò non son pensoso.</text:p>
      <text:p text:style-name="P1632">Ché, se i soldati a<text:s/>te<text:s/>danno di piglio,<text:line-break/>SPACEAl primo tratto nello spiedo andrai ;<text:line-break/>SPACEMa non<text:s/>faran di me simil consiglio.</text:p>
      <text:p text:style-name="P1633">Ché<text:s/>s’io muto padron, non fia giamai<text:line-break/>SPACECh’io muti sorte ; e son presso ad ognuno<text:line-break/>SPACEPer provar<text:s/>sempre egual affanno e guai.</text:p>
      <text:p text:style-name="P1634">Ché<text:s/>de la soma il carico importuno<text:line-break/>SPACEÈ la pena maggior, ch’io provar possa,<text:line-break/>SPACEE sempre è di mia carne ogniun digiuno.</text:p>
      <text:p text:style-name="P1635">Sì<text:s/>ch’io<text:s/>non temo, che mi rompa l’ossa<text:line-break/>SPACEAltri, che del padron il duro legno,<text:line-break/>SPACESia ch’ei si sia ; né temo altra percossa.</text:p>
      <text:p text:style-name="P1636">Così non prende l’huomo savio a<text:s/>sdegno<text:line-break/>SPACEIl cangiar patria, e<text:s/>loco, e ancor Signore,<text:line-break/>SPACEPur che<text:s/>ne stia de la sua sorte al segno,<text:line-break/>Né provi stato del primier peggiore.</text:p>
      <text:p text:style-name="l"/>
      <text:p text:style-name="l">MNOINulla è il loco cangiar con sorte eguale.</text:p>
      <text:soft-page-break/>
      <text:h text:style-name="Titre2" text:outline-level="2">[99.]</text:h>
      <text:p text:style-name="pb"><text:span text:style-name="T1637">PØ</text:span></text:p>
      <text:h text:style-name="Titre2" text:outline-level="2">DEL CONTADINO, E GIOVE.</text:h>
      <text:p text:style-name="P1638">UN bel podere un Contadin da Giove<text:line-break/>Tolse in governo con espresso patto<text:line-break/>Che Giove a<text:s/>sua richiesta ogni stagione<text:line-break/>De l’anno a regger solamente havesse<text:line-break/>Mandando hor vento, hor pioggia, hor caldo, hor gelo,<text:line-break/>Secondo ch’ei da lui chieder saprebbe.<text:line-break/>Così si contentò Giove ubidirlo :<text:line-break/>E tutto l’anno governò a<text:s/>richiesta<text:line-break/>Del Contadino. Or finalmente avenne<text:line-break/>Che né<text:s/>biada, né<text:s/>vin quell’anno colse<text:line-break/>Tanto sterile andò la terra allhora.<text:line-break/>Di che Giove sen<text:s/>rise, e<text:s/>’l Contadino<text:line-break/>Le perdute fatiche in van piangea.<text:line-break/>Chiamollo Giove poscia, e per mostrarli<text:line-break/>Quanto era vana la prudenza sua<text:line-break/>In voler comandar a chi sa<text:s/>il tutto :<text:line-break/>Gli<text:s/>disse. Or su fratel poi c’hai veduto<text:line-break/>Qual utile t’ha<text:s/>dato il tuo consiglio<text:line-break/>In farmi governar l’anno a<text:s/>tuo modo,<text:line-break/>Ara, e semina anchor a<text:s/>modo tuo<text:line-break/>Quest’anno quel poder, c’hai da me preso<text:line-break/>E lascia a me la cura del governo<text:line-break/>De le stagioni del futuro tempo ;<text:line-break/>Che t’avvedrai qual sia<text:s/>’l tuo senno e<text:s/>’l mio.<text:line-break/>Così<text:s/>fece il Villano ; et<text:s/>nel seguente<text:line-break/>Anno la<text:s/>messe andò tanto feconda,<text:line-break/>E la vendemia, e<text:s/>’l resto del raccolto,<text:line-break/>Che vinse di gran lunga ogni speranza,<text:line-break/>Ogni desio di Contadino avaro.<text:line-break/>Da quella volta in poi lasciò il Villano<text:line-break/>Sempre la cura del governo a Giove<text:line-break/>D’ogni stagione, onde si volge l’anno.<text:line-break/>E sempre quello in buona parte prese,<text:line-break/>Che dal parer del suo consiglio venne.</text:p>
      <text:p text:style-name="P1639">SPACECosì devrebbe ognun fidarsi in Dio,<text:line-break/>Né<text:s/>chieder più da lui quello, che questo :<text:line-break/>Ch’ei, cui nostro bisogno è manifesto,<text:line-break/>Quel, che convien, ci dà benigno e pio.</text:p>
      <text:p text:style-name="l"/>
      <text:p text:style-name="l">MSUSLascia di te la cura al Re del Cielo,<text:line-break/>SPACESe vuoi viver contento al caldo, e al gelo.</text:p>
      <text:soft-page-break/>
      <text:h text:style-name="Titre2" text:outline-level="2">[100.]</text:h>
      <text:p text:style-name="pb">P258</text:p>
      <text:h text:style-name="Titre2" text:outline-level="2">DEL LEONE, E<text:s/>’L LUPO, E LA VOLPE.</text:h>
      <text:p text:style-name="l"><text:span text:style-name="T1640">GIACEA</text:span><text:span text:style-name="T1641"><text:s/></text:span><text:span text:style-name="T1642">’L Leon n</text:span><text:span text:style-name="T1643">ella spelonca infermo,</text:span><text:span text:style-name="T1644"><text:line-break/>E tutti a lui, come a</text:span><text:span text:style-name="T1645"><text:s/>com</text:span><text:span text:style-name="T1646">mun Signore,</text:span><text:span text:style-name="T1647"><text:line-break/>Gli animali eran iti a v</text:span><text:span text:style-name="T1648">isitarlo.</text:span><text:span text:style-name="T1649"><text:line-break/>Sol la Volpe mancav</text:span><text:span text:style-name="T1650">a, quando il Lupo</text:span><text:span text:style-name="T1651"><text:line-break/>Con gran malignità cominciò solo</text:span><text:span text:style-name="T1652"><text:line-break/>Ad ac</text:span><text:span text:style-name="T1653">cusarla di superbia e fasto,</text:span><text:span text:style-name="T1654"><text:line-break/>E v</text:span><text:span text:style-name="T1655">erso il suo Signor di poco amore.</text:span><text:span text:style-name="T1656"><text:line-break/>E già sul colmo de l’accuse egli era</text:span><text:span text:style-name="T1657"><text:line-break/>Quando</text:span><text:span text:style-name="T1658"><text:s/>la Volpe già di questo accorta</text:span><text:span text:style-name="T1659"><text:line-break/>S’appresentò dinanzi al fier Leone,</text:span><text:span text:style-name="T1660"><text:line-break/>Che era dal ragionar</text:span><text:span text:style-name="T1661"><text:note text:note-class="footnote" text:id="_ftn5"><text:note-citation>6</text:note-citation><text:note-body><text:p text:style-name="Notedebasdepage"><text:span text:style-name="T1662"><text:s/></text:span><text:span text:style-name="T1663">[NdA]<text:s/></text:span><text:span text:style-name="T1664">Nous</text:span><text:span text:style-name="T1665"><text:s/>corrigeons le texte de 1570 <text:s/>(« per quel ragionar ») selon la leçon de 1577 (« era dal ragionar »</text:span><text:span text:style-name="T1666">) qui supplée le verb</text:span><text:span text:style-name="T1667">e de la proposition relative.</text:span></text:p></text:note-body></text:note></text:span><text:span text:style-name="T1668">, che fatto il Lupo</text:span><text:span text:style-name="T1669"><text:line-break/>Havea contra di lei, con lei sì forte</text:span><text:span text:style-name="T1670"><text:line-break/>Sdegnato, che volea mangiarla viv</text:span><text:span text:style-name="T1671">a.</text:span><text:span text:style-name="T1672"><text:line-break/>Onde l’</text:span><text:span text:style-name="T1673">astuta al meglio che potea</text:span><text:span text:style-name="T1674"><text:line-break/>In sé raccolta, et fatto assai buon v</text:span><text:span text:style-name="T1675">iso,</text:span><text:span text:style-name="T1676"><text:line-break/>Cominciò ragionarli in questa guisa.</text:span><text:span text:style-name="T1677"><text:line-break/>Signor, se</text:span><text:span text:style-name="T1678"><text:s/></text:span><text:span text:style-name="T1679">’l<text:s/></text:span><text:span text:style-name="T1680">mio venir è stato tardo</text:span><text:span text:style-name="T1681"><text:line-break/>A visit</text:span><text:span text:style-name="T1682">arv</text:span><text:span text:style-name="T1683">i, non fu già per altro,</text:span><text:span text:style-name="T1684"><text:line-break/>Che per cagion di quel perfetto amore,</text:span><text:span text:style-name="T1685"><text:line-break/>Onde di tutto cor v’amo, e d</text:span><text:span text:style-name="T1686">esio</text:span><text:span text:style-name="T1687"><text:line-break/>In tutti i modi la salute v</text:span><text:span text:style-name="T1688">ost</text:span><text:span text:style-name="T1689">ra.</text:span><text:span text:style-name="T1690"><text:line-break/>Quinci son gita in molte e v</text:span><text:span text:style-name="T1691">arie parti</text:span><text:span text:style-name="T1692"><text:line-break/>Per ricercar de’ medici il consi</text:span><text:span text:style-name="T1693">glio</text:span><text:span text:style-name="T1694">,</text:span><text:span text:style-name="T1695"><text:line-break/>E tutti ho</text:span><text:span text:style-name="T1696"><text:s/>scorso i Tempii</text:span><text:span text:style-name="T1697"><text:s/>de gli Dei,</text:span><text:span text:style-name="T1698"><text:line-break/>Per haverne di v</text:span><text:span text:style-name="T1699">oi la medi</text:span><text:span text:style-name="T1700">cina ;</text:span><text:span text:style-name="T1701"><text:line-break/>Laqual per buona sorte ho alfin trov</text:span><text:span text:style-name="T1702">ata.</text:span></text:p>
      <text:p text:style-name="P1703">SPACEDisse il Leon, c’havea sommo desio<text:line-break/>Di ricovrar la sanità perduta,<text:line-break/>Dunque qual sia il rimedio hor tosto dimmi.<text:line-break/>Et ella seguitò, Signor la pelle<text:line-break/>Del Lupo tratta a<text:s/>lui sì di<text:s/>recente,<text:line-break/>Ch’egli resti anchor vivo allhor che l’hai<text:line-break/>Posta sul tergo tuo calda, è quel solo<text:line-break/>Rimedio, che può trar di tanto affanno<text:line-break/>Com’io desio<text:s/>la tua real persona.<text:line-break/>Inteso ciò il Leon comanda allhora<text:line-break/>A quegli altri animai, c’havea<text:s/>d’intorno,<text:line-break/>Che poi ch’è facil sì<text:s/>la medicina<text:line-break/>Spogliasser tosto de la pelle il Lupo.<text:line-break/>E tutti immantinente l’ubidiro.<text:line-break/>Così restando il Lupo anchora vivo<text:line-break/>Tutto spogliato de la propria pelle<text:line-break/>L’astuta Volpe motteggiando seco<text:line-break/>Dicea : non ti vergogni in questo loco,<text:line-break/><text:soft-page-break/>E di tanti animali alteri e degni<text:line-break/>A la presenza,<text:s/>e del comun Signore<text:line-break/>Lasciarti veder nudo in questo modo ?<text:line-break/>Va’<text:s/>dunque, e in altra parte ascondi e cela<text:line-break/>Il dorso nudo, e<text:s/>’l tuo villano core<text:line-break/>Pien di malvagità crudele e ria.<text:line-break/>Che così avenir possa a<text:s/>ogni altro tale,<text:line-break/>Che iniquo e discortese accusar tenta<text:line-break/>Con falsitate, e non inteso inganno<text:line-break/>L’innocente in assentia al suo Signore.</text:p>
      <text:p text:style-name="l"/>
      <text:p text:style-name="l">MSUSSpesso sopra chi ’l fa<text:s/>torna l’inganno.</text:p>
      <text:p text:style-name="trailer">IL FIN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" svg:font-family="Times" style:font-family-generic="system" style:font-pitch="variable" svg:panose-1="2 2 6 3 5 4 5 2 3 4"/>
    <style:font-face style:name="Calibri" svg:font-family="Calibri" style:font-family-generic="swiss" style:font-pitch="variable" svg:panose-1="2 15 5 2 2 2 4 3 2 4"/>
    <style:font-face style:name="Garamond" svg:font-family="Garamond" style:font-family-generic="roman" style:font-pitch="variable" svg:panose-1="2 2 4 4 3 3 1 1 8 3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font-size="12pt" style:font-size-asian="12pt" style:font-size-complex="12pt" fo:language="en" fo:country="GB" style:language-asian="en" style:country-asian="GB" fo:hyphenate="false"/>
    </style:style>
    <style:style style:name="Policepardéfaut" style:display-name="Police par défaut" style:family="text"/>
    <style:style style:name="Notedebasdepage" style:display-name="Note de bas de page" style:family="paragraph" style:parent-style-name="Normal">
      <style:text-properties fo:font-size="10pt" style:font-size-asian="10pt" style:font-size-complex="10pt" fo:hyphenate="false"/>
    </style:style>
    <style:style style:name="Titre10" style:display-name="Titre1" style:family="paragraph">
      <style:paragraph-properties fo:keep-together="always" style:text-autospace="none" fo:text-align="center" fo:margin-bottom="0.3333in" fo:line-height="0.25in"/>
      <style:text-properties fo:font-size="14pt" style:font-size-asian="14pt" style:font-size-complex="14pt" fo:language="it" fo:country="IT" style:language-asian="en" style:country-asian="GB" fo:hyphenate="false"/>
    </style:style>
    <style:style style:name="Titredurecueil-ligne1" style:display-name="Titre du recueil - ligne 1" style:family="paragraph" style:next-style-name="Titredurecueil-ligne2">
      <style:paragraph-properties fo:keep-with-next="always" style:text-autospace="none" fo:text-align="center" fo:margin-bottom="0.0833in" fo:line-height="0.25in"/>
      <style:text-properties fo:text-transform="uppercase" fo:font-size="18pt" style:font-size-asian="18pt" style:font-size-complex="14pt" fo:language="it" fo:country="IT" style:language-asian="en" style:country-asian="GB" fo:hyphenate="false"/>
    </style:style>
    <style:style style:name="VersItal" style:display-name="Vers Ital" style:family="paragraph">
      <style:paragraph-properties style:text-autospace="none" fo:line-height="0.1944in" fo:margin-left="0.5in">
        <style:tab-stops>
          <style:tab-stop style:type="left" style:position="0.25in"/>
        </style:tab-stops>
      </style:paragraph-properties>
      <style:text-properties fo:font-style="italic" style:font-style-asian="italic" fo:font-size="12pt" style:font-size-asian="12pt" style:font-size-complex="12pt" fo:language="it" fo:country="IT" style:language-asian="en" style:country-asian="GB" fo:hyphenate="false"/>
    </style:style>
    <style:style style:name="Morale" style:display-name="Morale" style:family="paragraph">
      <style:paragraph-properties fo:keep-together="always" style:text-autospace="none" fo:margin-top="0.1666in" fo:line-height="0.1944in" fo:margin-left="0.25in">
        <style:tab-stops>
          <style:tab-stop style:type="left" style:position="0.25in"/>
        </style:tab-stops>
      </style:paragraph-properties>
      <style:text-properties fo:font-size="12pt" style:font-size-asian="12pt" style:font-size-complex="12pt" fo:language="it" fo:country="IT" style:language-asian="en" style:country-asian="GB" fo:hyphenate="false"/>
    </style:style>
    <style:style style:name="VersItal1LA" style:display-name="Vers Ital 1LA" style:family="paragraph">
      <style:paragraph-properties style:text-autospace="none" fo:margin-top="0.1666in" fo:line-height="0.1944in" fo:margin-left="0.5in">
        <style:tab-stops>
          <style:tab-stop style:type="left" style:position="0.25in"/>
        </style:tab-stops>
      </style:paragraph-properties>
      <style:text-properties fo:font-style="italic" style:font-style-asian="italic" fo:font-size="12pt" style:font-size-asian="12pt" style:font-size-complex="12pt" fo:language="it" fo:country="IT" style:language-asian="en" style:country-asian="GB" fo:hyphenate="false"/>
    </style:style>
    <style:style style:name="Fin" style:display-name="Fin" style:family="paragraph">
      <style:paragraph-properties fo:keep-together="always" style:text-autospace="none" fo:text-align="center" fo:margin-top="0.3333in" fo:line-height="0.1944in"/>
      <style:text-properties fo:font-style="italic" style:font-style-asian="italic" fo:font-size="12pt" style:font-size-asian="12pt" style:font-size-complex="12pt" fo:language="it" fo:country="IT" style:language-asian="en" style:country-asian="GB" fo:hyphenate="false"/>
    </style:style>
    <style:style style:name="NotedebasdepageCar" style:display-name="Note de bas de page Car" style:family="text">
      <style:text-properties fo:language="en" fo:country="GB" style:language-asian="en" style:country-asian="GB"/>
    </style:style>
    <style:style style:name="Appelnotedebasdep." style:display-name="Appel note de bas de p." style:family="text">
      <style:text-properties style:text-position="super 65%"/>
    </style:style>
    <style:style style:name="Titredurecueil-ligne2" style:display-name="Titre du recueil - ligne 2" style:family="paragraph" style:parent-style-name="Titredurecueil-ligne1" style:next-style-name="Titredurecueil-ligne3">
      <style:paragraph-properties fo:margin-bottom="0in"/>
      <style:text-properties fo:font-size="12pt" style:font-size-asian="12pt" style:font-size-complex="10pt" fo:hyphenate="false"/>
    </style:style>
    <style:style style:name="Titredurecueil-ligne3" style:display-name="Titre du recueil - ligne 3" style:family="paragraph" style:parent-style-name="Titredurecueil-ligne1">
      <style:text-properties fo:text-transform="none" fo:font-size="11pt" style:font-size-asian="11pt" fo:hyphenate="false"/>
    </style:style>
    <style:style style:name="StileMoraleSinistro1" style:display-name="Stile Morale + Sinistro:  1" style:family="paragraph" style:parent-style-name="Morale">
      <style:paragraph-properties fo:margin-top="0in" fo:margin-left="0.709in">
        <style:tab-stops>
          <style:tab-stop style:type="left" style:position="-0.209in"/>
        </style:tab-stops>
      </style:paragraph-properties>
      <style:text-properties style:font-size-complex="10pt" fo:hyphenate="false"/>
    </style:style>
    <style:style style:name="Titre2-Titredefable" style:display-name="Titre 2-Titre de fable" style:family="paragraph" style:parent-style-name="Titredurecueil-ligne2">
      <style:paragraph-properties fo:margin-bottom="0.25in"/>
      <style:text-properties fo:hyphenate="false"/>
    </style:style>
    <style:style style:name="Titre2-Titredefable-ligne2" style:display-name="Titre 2 - Titre de fable-ligne 2" style:family="paragraph" style:parent-style-name="Titredurecueil-ligne3">
      <style:paragraph-properties fo:margin-bottom="0.25in"/>
      <style:text-properties fo:hyphenate="false"/>
    </style:style>
    <style:style style:name="VersItalrentré" style:display-name="Vers Ital rentré" style:family="paragraph" style:parent-style-name="VersItal">
      <style:paragraph-properties fo:margin-left="0.75in">
        <style:tab-stops>
          <style:tab-stop style:type="left" style:position="0in"/>
        </style:tab-stops>
      </style:paragraph-properties>
      <style:text-properties fo:hyphenate="false"/>
    </style:style>
    <style:style style:name="Moraleversrentré2" style:display-name="Morale vers rentré 2" style:family="paragraph" style:parent-style-name="Morale">
      <style:paragraph-properties fo:margin-top="0in" fo:line-height="100%"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Moraleversrentré1" style:display-name="Morale vers rentré 1" style:family="paragraph" style:parent-style-name="Morale">
      <style:paragraph-properties fo:margin-left="0.5in">
        <style:tab-stops>
          <style:tab-stop style:type="left" style:position="0in"/>
        </style:tab-stops>
      </style:paragraph-properties>
      <style:text-properties fo:hyphenate="false"/>
    </style:style>
    <style:style style:name="Titre2-Titredefable0" style:display-name="Titre 2 - Titre de fable" style:family="paragraph" style:parent-style-name="Titre2-Titredefable-ligne2">
      <style:text-properties fo:hyphenate="false"/>
    </style:style>
    <style:style style:name="Titre1-Surtitre" style:display-name="Titre 1-Surtitre" style:family="paragraph" style:parent-style-name="Titre2-Titredefable">
      <style:text-properties fo:hyphenate="false"/>
    </style:style>
    <style:style style:name="IndexPerry" style:display-name="Index Perry" style:family="paragraph" style:parent-style-name="Titre2-Titredefable">
      <style:paragraph-properties fo:text-align="end"/>
      <style:text-properties fo:text-transform="none" style:font-size-complex="12pt" fo:hyphenate="false"/>
    </style:style>
    <style:style style:name="Bibliographie" style:display-name="Bibliographie" style:family="paragraph" style:parent-style-name="Normal" style:next-style-name="Normal">
      <style:text-properties style:font-name-asian="MS Mincho" fo:language="fr" fo:country="FR" style:language-asian="zh" style:country-asian="CN" fo:hyphenate="false"/>
    </style:style>
    <style:style style:name="E" style:display-name="§" style:family="paragraph">
      <style:paragraph-properties fo:text-align="justify" fo:text-indent="0.3937in"/>
      <style:text-properties fo:font-size="12pt" style:font-size-asian="12pt" style:font-size-complex="11pt" fo:hyphenate="false"/>
    </style:style>
    <style:style style:name="Car" style:display-name="§ Car" style:family="text">
      <style:text-properties fo:font-size="12pt" style:font-size-asian="12pt" style:font-size-complex="11pt"/>
    </style:style>
    <style:style style:name="Analysebiblio." style:display-name="Analyse biblio." style:family="paragraph" style:parent-style-name="Bibliographie">
      <style:paragraph-properties fo:text-align="justify" fo:margin-left="0.5118in" fo:text-indent="0.118in">
        <style:tab-stops/>
      </style:paragraph-properties>
      <style:text-properties style:font-name="Times" style:font-name-asian="Times New Roman" fo:font-size="9pt" style:font-size-asian="9pt" style:font-size-complex="10pt" fo:hyphenate="false"/>
    </style:style>
    <style:style style:name="Didascaliesentomologiques" style:display-name="Didascalies entomologiques" style:family="paragraph" style:parent-style-name="E">
      <style:paragraph-properties fo:keep-together="always"/>
      <style:text-properties fo:hyphenate="false"/>
    </style:style>
    <style:style style:name="DidascaliesentomologiquesCar" style:display-name="Didascalies entomologiques Car" style:family="text">
      <style:text-properties fo:font-size="12pt" style:font-size-asian="12pt" style:font-size-complex="11pt"/>
    </style:style>
    <style:style style:name="Notesdebasdepage" style:display-name="Notes de bas de page" style:family="paragraph">
      <style:paragraph-properties fo:text-align="justify"/>
      <style:text-properties fo:hyphenate="false"/>
    </style:style>
    <style:style style:name="NotesdebasdepageCar" style:display-name="Notes de bas de page Car" style:family="text"/>
    <style:style style:name="Titredesubdivision" style:display-name="Titre de subdivision" style:family="paragraph">
      <style:paragraph-properties fo:text-align="justify" fo:margin-left="0.3937in">
        <style:tab-stops/>
      </style:paragraph-properties>
      <style:text-properties fo:font-size="12pt" style:font-size-asian="12pt" style:text-underline-type="single" style:text-underline-style="solid" style:text-underline-width="auto" style:text-underline-mode="continuous" style:language-asian="zh" style:country-asian="CN" fo:hyphenate="false"/>
    </style:style>
    <style:style style:name="Titreentomologique" style:display-name="Titre entomologique" style:family="paragraph" style:next-style-name="Didascaliesentomologiques">
      <style:paragraph-properties fo:keep-with-next="always" fo:keep-together="always" fo:border-top="none" fo:border-left="none" fo:border-bottom="0.0069in solid #000000" fo:border-right="none" fo:padding-top="0in" fo:padding-left="0in" fo:padding-bottom="0.0277in" fo:padding-right="0in" style:shadow="none" fo:margin-top="0.25in" fo:margin-bottom="0.1666in" fo:margin-left="1.0902in" fo:margin-right="0.3937in" fo:text-indent="-0.2479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1pt" fo:hyphenate="false"/>
    </style:style>
    <style:style style:name="TitreentomologiqueCar" style:display-name="Titre entomologique Car" style:family="text">
      <style:text-properties fo:font-weight="bold" style:font-weight-asian="bold" fo:font-style="italic" style:font-style-asian="italic" fo:font-size="12pt" style:font-size-asian="12pt" style:font-size-complex="11pt"/>
    </style:style>
    <style:style style:name="Titredelarticle" style:display-name="Titre de l'article" style:family="paragraph" style:parent-style-name="Normal">
      <style:paragraph-properties fo:text-align="center" fo:margin-top="0.0833in" fo:margin-bottom="0.0833in" fo:text-indent="0.1972in"/>
      <style:text-properties style:font-name="Times" style:font-name-asian="Calibri" fo:text-transform="uppercase" fo:font-size="20pt" style:font-size-asian="20pt" style:font-size-complex="20pt" fo:language="fr" fo:country="CH" style:language-asian="en" style:country-asian="US" fo:hyphenate="false"/>
    </style:style>
    <style:style style:name="Sous-titredelarticle" style:display-name="Sous-titre de l'article" style:family="paragraph" style:parent-style-name="Normal" style:auto-update="true">
      <style:paragraph-properties fo:text-align="center" fo:margin-top="0.0833in" fo:margin-bottom="0.0833in" fo:text-indent="0.1972in"/>
      <style:text-properties style:font-name="Times" style:font-name-asian="Calibri" fo:font-size="20pt" style:font-size-asian="20pt" style:font-size-complex="20pt" fo:language="fr" fo:country="CH" style:language-asian="en" style:country-asian="US" fo:hyphenate="false"/>
    </style:style>
    <style:style style:name="MentionCR" style:display-name="Mention CR" style:family="paragraph" style:parent-style-name="Analysebiblio.">
      <style:paragraph-properties fo:keep-with-next="always" fo:keep-together="always" fo:text-indent="-0.118in"/>
      <style:text-properties fo:font-weight="bold" style:font-weight-asian="bold" fo:hyphenate="false"/>
    </style:style>
    <style:style style:name="Biblitération" style:display-name="Biblitération" style:family="paragraph" style:parent-style-name="Bibliographie">
      <style:paragraph-properties fo:text-align="justify" fo:margin-left="0.1972in" fo:text-indent="-0.1972in">
        <style:tab-stops/>
      </style:paragraph-properties>
      <style:text-properties style:font-name="Times" style:font-name-asian="Times New Roman" fo:font-size="11pt" style:font-size-asian="11pt" style:font-size-complex="10pt" fo:language="en" fo:country="GB" fo:hyphenate="false"/>
    </style:style>
    <style:style style:name="Titredenotice" style:display-name="Titre de notice" style:family="paragraph" style:parent-style-name="Normal">
      <style:paragraph-properties fo:text-align="center" fo:margin-top="0.1666in" fo:margin-bottom="0.4166in"/>
      <style:text-properties style:font-name-asian="MS Mincho" fo:font-weight="bold" style:font-weight-asian="bold" style:font-weight-complex="bold" fo:font-variant="small-caps" fo:font-size="18pt" style:font-size-asian="18pt" style:font-size-complex="14pt" fo:language="fr" fo:country="FR" style:language-asian="zh" style:country-asian="CN" fo:hyphenate="false"/>
    </style:style>
    <style:style style:name="Sectiondenotice" style:display-name="Section de notice" style:family="paragraph" style:parent-style-name="Normal">
      <style:paragraph-properties fo:margin-top="0.3333in" fo:margin-bottom="0.1666in"/>
      <style:text-properties style:font-name-asian="MS Mincho" fo:font-variant="small-caps" fo:font-size="14pt" style:font-size-asian="14pt" style:font-size-complex="14pt" fo:language="fr" fo:country="FR" style:language-asian="zh" style:country-asian="CN" fo:hyphenate="false"/>
    </style:style>
    <style:style style:name="Biographie" style:display-name="Biographie" style:family="paragraph" style:parent-style-name="Normal">
      <style:paragraph-properties fo:margin-left="0.1972in" fo:margin-right="0.1972in" fo:text-indent="0.3937in">
        <style:tab-stops/>
      </style:paragraph-properties>
      <style:text-properties style:font-name-asian="MS Mincho" style:font-weight-complex="bold" fo:language="fr" fo:country="FR" style:language-asian="zh" style:country-asian="CN" fo:hyphenate="false"/>
    </style:style>
    <style:style style:name="Subdivisiondenotice" style:display-name="Subdivision de notice" style:family="paragraph" style:parent-style-name="Normal">
      <style:paragraph-properties fo:margin-top="0.1666in" fo:margin-bottom="0.0833in" fo:margin-left="0.3937in">
        <style:tab-stops/>
      </style:paragraph-properties>
      <style:text-properties style:font-name-asian="MS Mincho" fo:font-weight="bold" style:font-weight-asian="bold" style:font-weight-complex="bold" fo:language="fr" fo:country="FR" style:language-asian="zh" style:country-asian="CN" fo:hyphenate="false"/>
    </style:style>
    <style:style style:name="MentionC.R.dansliste" style:display-name="Mention C.R.dans liste" style:family="paragraph" style:parent-style-name="MentionCR">
      <style:paragraph-properties fo:margin-bottom="0.0416in" fo:margin-left="1.693in">
        <style:tab-stops/>
      </style:paragraph-properties>
      <style:text-properties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Paragraphedeliste" style:display-name="Paragraphe de liste" style:family="paragraph" style:parent-style-name="Normal" style:auto-update="true" style:list-style-name="LFO2">
      <style:paragraph-properties fo:text-align="justify" fo:margin-left="0in" fo:text-indent="0in">
        <style:tab-stops>
          <style:tab-stop style:type="left" style:position="0in"/>
        </style:tab-stops>
      </style:paragraph-properties>
      <style:text-properties style:font-name-asian="MS Mincho" fo:language="fr" fo:country="FR" style:language-asian="zh" style:country-asian="CN" fo:hyphenate="false"/>
    </style:style>
    <style:style style:name="Citationintense" style:display-name="Citation intens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asian="MS Mincho" fo:font-weight="bold" style:font-weight-asian="bold" style:font-weight-complex="bold" fo:font-style="italic" style:font-style-asian="italic" style:font-style-complex="italic" fo:color="#4F81BD" fo:language="fr" fo:country="FR" style:language-asian="zh" style:country-asian="CN" fo:hyphenate="false"/>
    </style:style>
    <style:style style:name="CitationintenseCar" style:display-name="Citation intense Car" style:family="text">
      <style:text-properties style:font-name-asian="MS Mincho" fo:font-weight="bold" style:font-weight-asian="bold" style:font-weight-complex="bold" fo:font-style="italic" style:font-style-asian="italic" style:font-style-complex="italic" fo:color="#4F81BD" fo:font-size="12pt" style:font-size-asian="12pt" style:font-size-complex="12pt" style:language-asian="zh" style:country-asian="CN"/>
    </style:style>
    <style:style style:name="Titre1Car" style:display-name="Titre 1 C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language="en" fo:country="GB" style:language-asian="en" style:country-asian="GB"/>
    </style:style>
    <style:style style:name="Titre2Car" style:display-name="Titre 2 Car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GB" style:language-asian="en" style:country-asian="GB"/>
    </style:style>
    <style:style style:name="Titre3Car" style:display-name="Titre 3 Car" style:family="tex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 fo:language="en" fo:country="GB" style:language-asian="en" style:country-asian="GB"/>
    </style:style>
    <style:style style:name="pb" style:display-name="&lt;pb&gt;" style:family="paragraph" style:parent-style-name="IndexPerry">
      <style:text-properties fo:hyphenate="false"/>
    </style:style>
    <style:style style:name="Lienhypertexte" style:display-name="Lien hypertexte" style:family="text">
      <style:text-properties fo:color="#0000FF" style:text-underline-type="single" style:text-underline-style="solid" style:text-underline-width="auto" style:text-underline-mode="continuous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l" style:display-name="&lt;l&gt;" style:family="paragraph" style:parent-style-name="VersItal">
      <style:text-properties fo:font-style="normal" style:font-style-asian="normal" fo:hyphenate="false"/>
    </style:style>
    <style:style style:name="Intertitresbiblio" style:display-name="Intertitres biblio" style:family="paragraph" style:parent-style-name="Bibliographie">
      <style:paragraph-properties fo:text-align="justify" fo:margin-left="0.3944in" fo:text-indent="-0.1972in">
        <style:tab-stops/>
      </style:paragraph-properties>
      <style:text-properties style:font-name="Garamond" style:font-name-asian="Times New Roman" fo:font-size="11pt" style:font-size-asian="11pt" style:font-size-complex="10pt" fo:hyphenate="false"/>
    </style:style>
    <style:style style:name="Corpsdetexte" style:display-name="Corps de texte" style:family="paragraph" style:parent-style-name="Normal">
      <style:paragraph-properties fo:text-align="justify" fo:margin-bottom="0.0833in" fo:line-height="150%" fo:text-indent="0.1652in"/>
      <style:text-properties fo:hyphenate="false"/>
    </style:style>
    <style:style style:name="CorpsdetexteCar" style:display-name="Corps de texte Car" style:family="text">
      <style:text-properties fo:font-size="12pt" style:font-size-asian="12pt" style:font-size-complex="12pt" fo:language="en" fo:country="GB" style:language-asian="en" style:country-asian="GB"/>
    </style:style>
    <style:style style:name="Marquedecommentaire" style:display-name="Marque de commentaire" style:family="tex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10pt" fo:hyphenate="false"/>
    </style:style>
    <style:style style:name="CommentaireCar" style:display-name="Commentaire Car" style:family="text">
      <style:text-properties fo:language="en" fo:country="GB" style:language-asian="en" style:country-asian="GB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>
      <style:text-properties fo:font-weight="bold" style:font-weight-asian="bold" style:font-weight-complex="bold" fo:language="en" fo:country="GB" style:language-asian="en" style:country-asian="GB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>
      <style:text-properties style:font-name="Tahoma" style:font-name-complex="Tahoma" fo:font-size="8pt" style:font-size-asian="8pt" style:font-size-complex="8pt" fo:language="en" fo:country="GB" style:language-asian="en" style:country-asian="GB"/>
    </style:style>
    <style:style style:name="trailer" style:display-name="&lt;trailer&gt;" style:family="paragraph" style:parent-style-name="Fin">
      <style:text-properties fo:hyphenate="false"/>
    </style:style>
    <style:style style:name="byline" style:display-name="&lt;byline&gt;" style:family="paragraph" style:parent-style-name="Sectiondenotice">
      <style:paragraph-properties fo:text-align="end"/>
      <style:text-properties fo:font-size="10pt" style:font-size-asian="10pt" style:font-size-complex="10pt" fo:hyphenate="false"/>
    </style:style>
    <style:style style:name="noindent" style:display-name="&lt;noindent&gt;" style:family="paragraph" style:parent-style-name="Normal">
      <style:text-properties fo:hyphenate="false"/>
    </style:style>
    <style:style style:name="term" style:display-name="term" style:family="paragraph" style:parent-style-name="Normal">
      <style:paragraph-properties fo:margin-top="0.0694in" fo:margin-bottom="0.0694in"/>
      <style:text-properties fo:language="fr" fo:country="FR" style:language-asian="fr" style:country-asian="FR" fo:hyphenate="false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">
        <style:list-level-properties text:space-before="0.9451in" text:min-label-width="0.2361in"/>
        <style:text-properties style:font-name="Wingdings"/>
      </text:list-level-style-bullet>
      <text:list-level-style-bullet text:level="2" text:style-name="WW_CharLFO2LVL2" text:bullet-char="o">
        <style:list-level-properties text:space-before="1.53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.037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53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.037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53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.037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53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.0375in" text:min-label-width="0.25in"/>
        <style:text-properties style:font-name="Wingdings"/>
      </text:list-level-style-bullet>
    </text:list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/>
      </text:list-level-style-number>
      <text:list-level-style-bullet text:level="2" text:style-name="WW_CharLFO1LVL2" text:bullet-char="">
        <style:list-level-properties text:space-before="0.5in" text:min-label-width="0.25in"/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/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/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/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/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/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/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in" fo:margin-left="1in" fo:margin-bottom="0.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ENTO FAVOLE MORALI</dc:title>
    <meta:initial-creator>Balaur Shah</meta:initial-creator>
    <dc:creator>User</dc:creator>
    <meta:creation-date>2018-04-02T20:52:00Z</meta:creation-date>
    <dc:date>2018-04-02T20:52:00Z</dc:date>
    <meta:template xlink:href="Normal.dotm" xlink:type="simple"/>
    <meta:editing-cycles>2</meta:editing-cycles>
    <meta:editing-duration>PT0S</meta:editing-duration>
    <meta:document-statistic meta:page-count="100" meta:paragraph-count="343" meta:word-count="26487" meta:character-count="171824" meta:row-count="1214" meta:non-whitespace-character-count="145680"/>
  </office:meta>
</office:document-meta>
</file>